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19cm"/>
    </style:style>
    <style:style style:name="co2" style:family="table-column">
      <style:table-column-properties fo:break-before="auto" style:column-width="2.14cm"/>
    </style:style>
    <style:style style:name="co3" style:family="table-column">
      <style:table-column-properties fo:break-before="auto" style:column-width="3.288cm"/>
    </style:style>
    <style:style style:name="co4" style:family="table-column">
      <style:table-column-properties fo:break-before="auto" style:column-width="3.671cm"/>
    </style:style>
    <style:style style:name="co5" style:family="table-column">
      <style:table-column-properties fo:break-before="auto" style:column-width="3.478cm"/>
    </style:style>
    <style:style style:name="co6" style:family="table-column">
      <style:table-column-properties fo:break-before="auto" style:column-width="4.217cm"/>
    </style:style>
    <style:style style:name="co7" style:family="table-column">
      <style:table-column-properties fo:break-before="auto" style:column-width="3.069cm"/>
    </style:style>
    <style:style style:name="co8" style:family="table-column">
      <style:table-column-properties fo:break-before="auto" style:column-width="3.205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mapDim</text:p>
          </table:table-cell>
          <table:table-cell office:value-type="string">
            <text:p>learningRate</text:p>
          </table:table-cell>
          <table:table-cell office:value-type="string">
            <text:p>learningRateDecay</text:p>
          </table:table-cell>
          <table:table-cell office:value-type="string">
            <text:p>kernelWidth</text:p>
          </table:table-cell>
          <table:table-cell office:value-type="string">
            <text:p>kernelWidthDecay</text:p>
          </table:table-cell>
          <table:table-cell office:value-type="string">
            <text:p>meanGeneralizationError</text:p>
          </table:table-cell>
          <table:table-cell office:value-type="string">
            <text:p>meanUnlabeledCount</text:p>
          </table:table-cell>
          <table:table-cell office:value-type="string">
            <text:p>%unlabeledCount</text:p>
          </table:table-cell>
          <table:table-cell office:value-type="string">
            <text:p>meanTrainingErro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000000001">
            <text:p>0.000000001</text:p>
          </table:table-cell>
          <table:table-cell office:value-type="float" office:value="0.000000002">
            <text:p>0.000000002</text:p>
          </table:table-cell>
          <table:table-cell office:value-type="float" office:value="0.000000001">
            <text:p>0.000000001</text:p>
          </table:table-cell>
          <table:table-cell office:value-type="float" office:value="32.6666666666667">
            <text:p>32.6666666666667</text:p>
          </table:table-cell>
          <table:table-cell office:value-type="float" office:value="0">
            <text:p>0</text:p>
          </table:table-cell>
          <table:table-cell table:formula="of:=([.G2]/([.A2]*[.A2]))*100" office:value-type="float" office:value="0">
            <text:p>0</text:p>
          </table:table-cell>
          <table:table-cell office:value-type="float" office:value="32.8275862068965">
            <text:p>32.827586206896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50.0000000005">
            <text:p>750.0000000005</text:p>
          </table:table-cell>
          <table:table-cell office:value-type="float" office:value="3.5000000035">
            <text:p>3.5000000035</text:p>
          </table:table-cell>
          <table:table-cell office:value-type="float" office:value="50.0000000005">
            <text:p>50.0000000005</text:p>
          </table:table-cell>
          <table:table-cell office:value-type="float" office:value="14">
            <text:p>14</text:p>
          </table:table-cell>
          <table:table-cell office:value-type="float" office:value="10.7">
            <text:p>10.7</text:p>
          </table:table-cell>
          <table:table-cell table:formula="of:=([.G3]/([.A3]*[.A3]))*100" office:value-type="float" office:value="21.8367346938775">
            <text:p>21.8367346938775</text:p>
          </table:table-cell>
          <table:table-cell office:value-type="float" office:value="2.94252873563219">
            <text:p>2.9425287356321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.5">
            <text:p>2.5</text:p>
          </table:table-cell>
          <table:table-cell office:value-type="float" office:value="375.00000000075">
            <text:p>375.00000000075</text:p>
          </table:table-cell>
          <table:table-cell office:value-type="float" office:value="2.5000000075">
            <text:p>2.5000000075</text:p>
          </table:table-cell>
          <table:table-cell office:value-type="float" office:value="75.00000000025">
            <text:p>75.00000000025</text:p>
          </table:table-cell>
          <table:table-cell office:value-type="float" office:value="20">
            <text:p>20</text:p>
          </table:table-cell>
          <table:table-cell office:value-type="float" office:value="31.8">
            <text:p>31.8</text:p>
          </table:table-cell>
          <table:table-cell table:formula="of:=([.G4]/([.A4]*[.A4]))*100" office:value-type="float" office:value="31.8">
            <text:p>31.8</text:p>
          </table:table-cell>
          <table:table-cell office:value-type="float" office:value="2.09195402298851">
            <text:p>2.0919540229885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.5">
            <text:p>7.5</text:p>
          </table:table-cell>
          <table:table-cell office:value-type="float" office:value="1125.00000000025">
            <text:p>1125.00000000025</text:p>
          </table:table-cell>
          <table:table-cell office:value-type="float" office:value="3.75000000125">
            <text:p>3.75000000125</text:p>
          </table:table-cell>
          <table:table-cell office:value-type="float" office:value="25.00000000075">
            <text:p>25.00000000075</text:p>
          </table:table-cell>
          <table:table-cell office:value-type="float" office:value="7.33333333333333">
            <text:p>7.33333333333333</text:p>
          </table:table-cell>
          <table:table-cell office:value-type="float" office:value="4.86666666666667">
            <text:p>4.86666666666667</text:p>
          </table:table-cell>
          <table:table-cell table:formula="of:=([.G5]/([.A5]*[.A5]))*100" office:value-type="float" office:value="19.4666666666667">
            <text:p>19.4666666666667</text:p>
          </table:table-cell>
          <table:table-cell office:value-type="float" office:value="3.5632183908046">
            <text:p>3.563218390804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.75">
            <text:p>3.75</text:p>
          </table:table-cell>
          <table:table-cell office:value-type="float" office:value="937.500000000375">
            <text:p>937.500000000375</text:p>
          </table:table-cell>
          <table:table-cell office:value-type="float" office:value="5.25000000075">
            <text:p>5.25000000075</text:p>
          </table:table-cell>
          <table:table-cell office:value-type="float" office:value="37.500000000625">
            <text:p>37.500000000625</text:p>
          </table:table-cell>
          <table:table-cell office:value-type="float" office:value="7.33333333333333">
            <text:p>7.33333333333333</text:p>
          </table:table-cell>
          <table:table-cell office:value-type="float" office:value="7.4">
            <text:p>7.4</text:p>
          </table:table-cell>
          <table:table-cell table:formula="of:=([.G6]/([.A6]*[.A6]))*100" office:value-type="float" office:value="20.5555555555556">
            <text:p>20.5555555555556</text:p>
          </table:table-cell>
          <table:table-cell office:value-type="float" office:value="2.94252873563219">
            <text:p>2.9425287356321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.75">
            <text:p>8.75</text:p>
          </table:table-cell>
          <table:table-cell office:value-type="float" office:value="187.500000000875">
            <text:p>187.500000000875</text:p>
          </table:table-cell>
          <table:table-cell office:value-type="float" office:value="4.125000006875">
            <text:p>4.125000006875</text:p>
          </table:table-cell>
          <table:table-cell office:value-type="float" office:value="87.500000000125">
            <text:p>87.500000000125</text:p>
          </table:table-cell>
          <table:table-cell office:value-type="float" office:value="28">
            <text:p>28</text:p>
          </table:table-cell>
          <table:table-cell office:value-type="float" office:value="44">
            <text:p>44</text:p>
          </table:table-cell>
          <table:table-cell table:formula="of:=([.G7]/([.A7]*[.A7]))*100" office:value-type="float" office:value="36.3636363636364">
            <text:p>36.3636363636364</text:p>
          </table:table-cell>
          <table:table-cell office:value-type="float" office:value="1.58620689655172">
            <text:p>1.5862068965517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.25">
            <text:p>1.25</text:p>
          </table:table-cell>
          <table:table-cell office:value-type="float" office:value="1312.50000000013">
            <text:p>1312.50000000013</text:p>
          </table:table-cell>
          <table:table-cell office:value-type="float" office:value="5.000000003">
            <text:p>5.000000003</text:p>
          </table:table-cell>
          <table:table-cell office:value-type="float" office:value="62.500000000375">
            <text:p>62.500000000375</text:p>
          </table:table-cell>
          <table:table-cell office:value-type="float" office:value="13.3333333333333">
            <text:p>13.3333333333333</text:p>
          </table:table-cell>
          <table:table-cell office:value-type="float" office:value="13.8666666666667">
            <text:p>13.8666666666667</text:p>
          </table:table-cell>
          <table:table-cell table:formula="of:=([.G8]/([.A8]*[.A8]))*100" office:value-type="float" office:value="21.6666666666667">
            <text:p>21.6666666666667</text:p>
          </table:table-cell>
          <table:table-cell office:value-type="float" office:value="2.75862068965517">
            <text:p>2.7586206896551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.25">
            <text:p>6.25</text:p>
          </table:table-cell>
          <table:table-cell office:value-type="float" office:value="562.500000000625">
            <text:p>562.500000000625</text:p>
          </table:table-cell>
          <table:table-cell office:value-type="float" office:value="0.375000002625">
            <text:p>0.375000002625</text:p>
          </table:table-cell>
          <table:table-cell office:value-type="float" office:value="12.500000000875">
            <text:p>12.500000000875</text:p>
          </table:table-cell>
          <table:table-cell office:value-type="float" office:value="6.66666666666667">
            <text:p>6.66666666666667</text:p>
          </table:table-cell>
          <table:table-cell office:value-type="float" office:value="2.5">
            <text:p>2.5</text:p>
          </table:table-cell>
          <table:table-cell table:formula="of:=([.G9]/([.A9]*[.A9]))*100" office:value-type="float" office:value="27.7777777777778">
            <text:p>27.7777777777778</text:p>
          </table:table-cell>
          <table:table-cell office:value-type="float" office:value="6.36781609195402">
            <text:p>6.3678160919540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.125">
            <text:p>3.125</text:p>
          </table:table-cell>
          <table:table-cell office:value-type="float" office:value="1406.25000000006">
            <text:p>1406.25000000006</text:p>
          </table:table-cell>
          <table:table-cell office:value-type="float" office:value="1.75000000225">
            <text:p>1.75000000225</text:p>
          </table:table-cell>
          <table:table-cell office:value-type="float" office:value="56.2500000004375">
            <text:p>56.2500000004375</text:p>
          </table:table-cell>
          <table:table-cell office:value-type="float" office:value="10.6666666666667">
            <text:p>10.6666666666667</text:p>
          </table:table-cell>
          <table:table-cell office:value-type="float" office:value="2.66666666666667">
            <text:p>2.66666666666667</text:p>
          </table:table-cell>
          <table:table-cell table:formula="of:=([.G10]/([.A10]*[.A10]))*100" office:value-type="float" office:value="16.6666666666667">
            <text:p>16.6666666666667</text:p>
          </table:table-cell>
          <table:table-cell office:value-type="float" office:value="4.7816091954023">
            <text:p>4.781609195402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.125">
            <text:p>8.125</text:p>
          </table:table-cell>
          <table:table-cell office:value-type="float" office:value="656.250000000563">
            <text:p>656.250000000563</text:p>
          </table:table-cell>
          <table:table-cell office:value-type="float" office:value="8.4375000005625">
            <text:p>8.4375000005625</text:p>
          </table:table-cell>
          <table:table-cell office:value-type="float" office:value="6.2500000009375">
            <text:p>6.2500000009375</text:p>
          </table:table-cell>
          <table:table-cell office:value-type="float" office:value="16">
            <text:p>16</text:p>
          </table:table-cell>
          <table:table-cell office:value-type="float" office:value="21.6">
            <text:p>21.6</text:p>
          </table:table-cell>
          <table:table-cell table:formula="of:=([.G11]/([.A11]*[.A11]))*100" office:value-type="float" office:value="26.6666666666667">
            <text:p>26.6666666666667</text:p>
          </table:table-cell>
          <table:table-cell office:value-type="float" office:value="2.36781609195402">
            <text:p>2.3678160919540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625">
            <text:p>0.625</text:p>
          </table:table-cell>
          <table:table-cell office:value-type="float" office:value="1031.25000000031">
            <text:p>1031.25000000031</text:p>
          </table:table-cell>
          <table:table-cell office:value-type="float" office:value="2.0625000089375">
            <text:p>2.0625000089375</text:p>
          </table:table-cell>
          <table:table-cell office:value-type="float" office:value="31.2500000006875">
            <text:p>31.2500000006875</text:p>
          </table:table-cell>
          <table:table-cell office:value-type="float" office:value="22.6666666666667">
            <text:p>22.6666666666667</text:p>
          </table:table-cell>
          <table:table-cell office:value-type="float" office:value="43.5">
            <text:p>43.5</text:p>
          </table:table-cell>
          <table:table-cell table:formula="of:=([.G12]/([.A12]*[.A12]))*100" office:value-type="float" office:value="35.9504132231405">
            <text:p>35.950413223140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.625">
            <text:p>5.625</text:p>
          </table:table-cell>
          <table:table-cell office:value-type="float" office:value="281.250000000813">
            <text:p>281.250000000813</text:p>
          </table:table-cell>
          <table:table-cell office:value-type="float" office:value="4.125000001875">
            <text:p>4.125000001875</text:p>
          </table:table-cell>
          <table:table-cell office:value-type="float" office:value="81.2500000001875">
            <text:p>81.2500000001875</text:p>
          </table:table-cell>
          <table:table-cell office:value-type="float" office:value="8.66666666666667">
            <text:p>8.66666666666667</text:p>
          </table:table-cell>
          <table:table-cell office:value-type="float" office:value="7.03333333333333">
            <text:p>7.03333333333333</text:p>
          </table:table-cell>
          <table:table-cell table:formula="of:=([.G13]/([.A13]*[.A13]))*100" office:value-type="float" office:value="19.537037037037">
            <text:p>19.537037037037</text:p>
          </table:table-cell>
          <table:table-cell office:value-type="float" office:value="3.26436781609196">
            <text:p>3.2643678160919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.875">
            <text:p>1.875</text:p>
          </table:table-cell>
          <table:table-cell office:value-type="float" office:value="468.750000000687">
            <text:p>468.750000000687</text:p>
          </table:table-cell>
          <table:table-cell office:value-type="float" office:value="2.8125000021875">
            <text:p>2.8125000021875</text:p>
          </table:table-cell>
          <table:table-cell office:value-type="float" office:value="93.7500000000625">
            <text:p>93.7500000000625</text:p>
          </table:table-cell>
          <table:table-cell office:value-type="float" office:value="7.33333333333333">
            <text:p>7.33333333333333</text:p>
          </table:table-cell>
          <table:table-cell office:value-type="float" office:value="4.9">
            <text:p>4.9</text:p>
          </table:table-cell>
          <table:table-cell table:formula="of:=([.G14]/([.A14]*[.A14]))*100" office:value-type="float" office:value="19.6">
            <text:p>19.6</text:p>
          </table:table-cell>
          <table:table-cell office:value-type="float" office:value="3.49425287356322">
            <text:p>3.4942528735632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.875">
            <text:p>6.875</text:p>
          </table:table-cell>
          <table:table-cell office:value-type="float" office:value="1218.75000000019">
            <text:p>1218.75000000019</text:p>
          </table:table-cell>
          <table:table-cell office:value-type="float" office:value="0.625000009375">
            <text:p>0.625000009375</text:p>
          </table:table-cell>
          <table:table-cell office:value-type="float" office:value="43.7500000005625">
            <text:p>43.7500000005625</text:p>
          </table:table-cell>
          <table:table-cell office:value-type="float" office:value="20.6666666666667">
            <text:p>20.6666666666667</text:p>
          </table:table-cell>
          <table:table-cell office:value-type="float" office:value="30.6333333333333">
            <text:p>30.6333333333333</text:p>
          </table:table-cell>
          <table:table-cell table:formula="of:=([.G15]/([.A15]*[.A15]))*100" office:value-type="float" office:value="30.6333333333333">
            <text:p>30.6333333333333</text:p>
          </table:table-cell>
          <table:table-cell office:value-type="float" office:value="2.06896551724138">
            <text:p>2.0689655172413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.375">
            <text:p>4.375</text:p>
          </table:table-cell>
          <table:table-cell office:value-type="float" office:value="93.7500000009375">
            <text:p>93.7500000009375</text:p>
          </table:table-cell>
          <table:table-cell office:value-type="float" office:value="6.5000000015">
            <text:p>6.5000000015</text:p>
          </table:table-cell>
          <table:table-cell office:value-type="float" office:value="18.7500000008125">
            <text:p>18.7500000008125</text:p>
          </table:table-cell>
          <table:table-cell office:value-type="float" office:value="12">
            <text:p>12</text:p>
          </table:table-cell>
          <table:table-cell office:value-type="float" office:value="15.6">
            <text:p>15.6</text:p>
          </table:table-cell>
          <table:table-cell table:formula="of:=([.G16]/([.A16]*[.A16]))*100" office:value-type="float" office:value="24.375">
            <text:p>24.375</text:p>
          </table:table-cell>
          <table:table-cell office:value-type="float" office:value="2.80459770114943">
            <text:p>2.8045977011494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.375">
            <text:p>9.375</text:p>
          </table:table-cell>
          <table:table-cell office:value-type="float" office:value="843.750000000438">
            <text:p>843.750000000438</text:p>
          </table:table-cell>
          <table:table-cell office:value-type="float" office:value="0.9375000020625">
            <text:p>0.9375000020625</text:p>
          </table:table-cell>
          <table:table-cell office:value-type="float" office:value="68.7500000003125">
            <text:p>68.7500000003125</text:p>
          </table:table-cell>
          <table:table-cell office:value-type="float" office:value="11.3333333333333">
            <text:p>11.3333333333333</text:p>
          </table:table-cell>
          <table:table-cell office:value-type="float" office:value="2.6">
            <text:p>2.6</text:p>
          </table:table-cell>
          <table:table-cell table:formula="of:=([.G17]/([.A17]*[.A17]))*100" office:value-type="float" office:value="28.8888888888889">
            <text:p>28.8888888888889</text:p>
          </table:table-cell>
          <table:table-cell office:value-type="float" office:value="7.47126436781609">
            <text:p>7.4712643678160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.6875">
            <text:p>4.6875</text:p>
          </table:table-cell>
          <table:table-cell office:value-type="float" office:value="703.125000000531">
            <text:p>703.125000000531</text:p>
          </table:table-cell>
          <table:table-cell office:value-type="float" office:value="1.96875000103125">
            <text:p>1.96875000103125</text:p>
          </table:table-cell>
          <table:table-cell office:value-type="float" office:value="28.1250000007187">
            <text:p>28.1250000007187</text:p>
          </table:table-cell>
          <table:table-cell office:value-type="float" office:value="5.33333333333333">
            <text:p>5.33333333333333</text:p>
          </table:table-cell>
          <table:table-cell office:value-type="float" office:value="2.36666666666667">
            <text:p>2.36666666666667</text:p>
          </table:table-cell>
          <table:table-cell table:formula="of:=([.G18]/([.A18]*[.A18]))*100" office:value-type="float" office:value="26.2962962962963">
            <text:p>26.2962962962963</text:p>
          </table:table-cell>
          <table:table-cell office:value-type="float" office:value="5.58620689655172">
            <text:p>5.5862068965517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.6875">
            <text:p>9.6875</text:p>
          </table:table-cell>
          <table:table-cell office:value-type="float" office:value="1453.12500000003">
            <text:p>1453.12500000003</text:p>
          </table:table-cell>
          <table:table-cell office:value-type="float" office:value="1.25000000675">
            <text:p>1.25000000675</text:p>
          </table:table-cell>
          <table:table-cell office:value-type="float" office:value="78.1250000002188">
            <text:p>78.1250000002188</text:p>
          </table:table-cell>
          <table:table-cell office:value-type="float" office:value="9.33333333333333">
            <text:p>9.33333333333333</text:p>
          </table:table-cell>
          <table:table-cell office:value-type="float" office:value="13.7333333333333">
            <text:p>13.7333333333333</text:p>
          </table:table-cell>
          <table:table-cell table:formula="of:=([.G19]/([.A19]*[.A19]))*100" office:value-type="float" office:value="21.4583333333333">
            <text:p>21.4583333333333</text:p>
          </table:table-cell>
          <table:table-cell office:value-type="float" office:value="2.62068965517241">
            <text:p>2.6206896551724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.1875">
            <text:p>2.1875</text:p>
          </table:table-cell>
          <table:table-cell office:value-type="float" office:value="328.125000000781">
            <text:p>328.125000000781</text:p>
          </table:table-cell>
          <table:table-cell office:value-type="float" office:value="9.0625000009375">
            <text:p>9.0625000009375</text:p>
          </table:table-cell>
          <table:table-cell office:value-type="float" office:value="53.1250000004687">
            <text:p>53.1250000004687</text:p>
          </table:table-cell>
          <table:table-cell office:value-type="float" office:value="19.3333333333333">
            <text:p>19.3333333333333</text:p>
          </table:table-cell>
          <table:table-cell office:value-type="float" office:value="31.6">
            <text:p>31.6</text:p>
          </table:table-cell>
          <table:table-cell table:formula="of:=([.G20]/([.A20]*[.A20]))*100" office:value-type="float" office:value="31.6">
            <text:p>31.6</text:p>
          </table:table-cell>
          <table:table-cell office:value-type="float" office:value="2.09195402298851">
            <text:p>2.0919540229885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.1875">
            <text:p>7.1875</text:p>
          </table:table-cell>
          <table:table-cell office:value-type="float" office:value="1078.12500000028">
            <text:p>1078.12500000028</text:p>
          </table:table-cell>
          <table:table-cell office:value-type="float" office:value="2.03125000296875">
            <text:p>2.03125000296875</text:p>
          </table:table-cell>
          <table:table-cell office:value-type="float" office:value="3.12500000096875">
            <text:p>3.12500000096875</text:p>
          </table:table-cell>
          <table:table-cell office:value-type="float" office:value="6.66666666666667">
            <text:p>6.66666666666667</text:p>
          </table:table-cell>
          <table:table-cell office:value-type="float" office:value="5.06666666666667">
            <text:p>5.06666666666667</text:p>
          </table:table-cell>
          <table:table-cell table:formula="of:=([.G21]/([.A21]*[.A21]))*100" office:value-type="float" office:value="20.2666666666667">
            <text:p>20.2666666666667</text:p>
          </table:table-cell>
          <table:table-cell office:value-type="float" office:value="3.54022988505747">
            <text:p>3.5402298850574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9375">
            <text:p>0.9375</text:p>
          </table:table-cell>
          <table:table-cell office:value-type="float" office:value="1265.62500000016">
            <text:p>1265.62500000016</text:p>
          </table:table-cell>
          <table:table-cell office:value-type="float" office:value="1.96875000503125">
            <text:p>1.96875000503125</text:p>
          </table:table-cell>
          <table:table-cell office:value-type="float" office:value="15.6250000008438">
            <text:p>15.6250000008438</text:p>
          </table:table-cell>
          <table:table-cell office:value-type="float" office:value="11.3333333333333">
            <text:p>11.3333333333333</text:p>
          </table:table-cell>
          <table:table-cell office:value-type="float" office:value="10.2666666666667">
            <text:p>10.2666666666667</text:p>
          </table:table-cell>
          <table:table-cell table:formula="of:=([.G22]/([.A22]*[.A22]))*100" office:value-type="float" office:value="20.952380952381">
            <text:p>20.952380952381</text:p>
          </table:table-cell>
          <table:table-cell office:value-type="float" office:value="2.96551724137931">
            <text:p>2.9655172413793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.9375">
            <text:p>5.9375</text:p>
          </table:table-cell>
          <table:table-cell office:value-type="float" office:value="515.625000000656">
            <text:p>515.625000000656</text:p>
          </table:table-cell>
          <table:table-cell office:value-type="float" office:value="9.375000002625">
            <text:p>9.375000002625</text:p>
          </table:table-cell>
          <table:table-cell office:value-type="float" office:value="65.6250000003437">
            <text:p>65.6250000003437</text:p>
          </table:table-cell>
          <table:table-cell office:value-type="float" office:value="27.3333333333333">
            <text:p>27.3333333333333</text:p>
          </table:table-cell>
          <table:table-cell office:value-type="float" office:value="58.1">
            <text:p>58.1</text:p>
          </table:table-cell>
          <table:table-cell table:formula="of:=([.G23]/([.A23]*[.A23]))*100" office:value-type="float" office:value="40.3472222222222">
            <text:p>40.3472222222222</text:p>
          </table:table-cell>
          <table:table-cell office:value-type="float" office:value="1.60919540229885">
            <text:p>1.6091954022988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.4375">
            <text:p>3.4375</text:p>
          </table:table-cell>
          <table:table-cell office:value-type="float" office:value="890.625000000406">
            <text:p>890.625000000406</text:p>
          </table:table-cell>
          <table:table-cell office:value-type="float" office:value="0.28125000871875">
            <text:p>0.28125000871875</text:p>
          </table:table-cell>
          <table:table-cell office:value-type="float" office:value="90.6250000000938">
            <text:p>90.6250000000938</text:p>
          </table:table-cell>
          <table:table-cell office:value-type="float" office:value="16">
            <text:p>16</text:p>
          </table:table-cell>
          <table:table-cell office:value-type="float" office:value="20.9">
            <text:p>20.9</text:p>
          </table:table-cell>
          <table:table-cell table:formula="of:=([.G24]/([.A24]*[.A24]))*100" office:value-type="float" office:value="25.8024691358025">
            <text:p>25.8024691358025</text:p>
          </table:table-cell>
          <table:table-cell office:value-type="float" office:value="2.18390804597701">
            <text:p>2.1839080459770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.4375">
            <text:p>8.4375</text:p>
          </table:table-cell>
          <table:table-cell office:value-type="float" office:value="140.625000000906">
            <text:p>140.625000000906</text:p>
          </table:table-cell>
          <table:table-cell office:value-type="float" office:value="2.125000001875">
            <text:p>2.125000001875</text:p>
          </table:table-cell>
          <table:table-cell office:value-type="float" office:value="40.6250000005938">
            <text:p>40.6250000005938</text:p>
          </table:table-cell>
          <table:table-cell office:value-type="float" office:value="5.33333333333333">
            <text:p>5.33333333333333</text:p>
          </table:table-cell>
          <table:table-cell office:value-type="float" office:value="2.56666666666667">
            <text:p>2.56666666666667</text:p>
          </table:table-cell>
          <table:table-cell table:formula="of:=([.G25]/([.A25]*[.A25]))*100" office:value-type="float" office:value="16.0416666666667">
            <text:p>16.0416666666667</text:p>
          </table:table-cell>
          <table:table-cell office:value-type="float" office:value="4.32183908045977">
            <text:p>4.3218390804597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5625">
            <text:p>1.5625</text:p>
          </table:table-cell>
          <table:table-cell office:value-type="float" office:value="796.875000000469">
            <text:p>796.875000000469</text:p>
          </table:table-cell>
          <table:table-cell office:value-type="float" office:value="3.375000000625">
            <text:p>3.375000000625</text:p>
          </table:table-cell>
          <table:table-cell office:value-type="float" office:value="84.3750000001563">
            <text:p>84.3750000001563</text:p>
          </table:table-cell>
          <table:table-cell office:value-type="float" office:value="6">
            <text:p>6</text:p>
          </table:table-cell>
          <table:table-cell office:value-type="float" office:value="2.5">
            <text:p>2.5</text:p>
          </table:table-cell>
          <table:table-cell table:formula="of:=([.G26]/([.A26]*[.A26]))*100" office:value-type="float" office:value="15.625">
            <text:p>15.625</text:p>
          </table:table-cell>
          <table:table-cell office:value-type="float" office:value="4.50574712643678">
            <text:p>4.5057471264367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.5625">
            <text:p>6.5625</text:p>
          </table:table-cell>
          <table:table-cell office:value-type="float" office:value="46.8750000009687">
            <text:p>46.8750000009687</text:p>
          </table:table-cell>
          <table:table-cell office:value-type="float" office:value="3.09375000590625">
            <text:p>3.09375000590625</text:p>
          </table:table-cell>
          <table:table-cell office:value-type="float" office:value="34.3750000006562">
            <text:p>34.3750000006562</text:p>
          </table:table-cell>
          <table:table-cell office:value-type="float" office:value="13.3333333333333">
            <text:p>13.3333333333333</text:p>
          </table:table-cell>
          <table:table-cell office:value-type="float" office:value="24.1666666666667">
            <text:p>24.1666666666667</text:p>
          </table:table-cell>
          <table:table-cell table:formula="of:=([.G27]/([.A27]*[.A27]))*100" office:value-type="float" office:value="29.8353909465021">
            <text:p>29.8353909465021</text:p>
          </table:table-cell>
          <table:table-cell office:value-type="float" office:value="2.64367816091954">
            <text:p>2.6436781609195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.0625">
            <text:p>4.0625</text:p>
          </table:table-cell>
          <table:table-cell office:value-type="float" office:value="1171.87500000022">
            <text:p>1171.87500000022</text:p>
          </table:table-cell>
          <table:table-cell office:value-type="float" office:value="6.53125000446875">
            <text:p>6.53125000446875</text:p>
          </table:table-cell>
          <table:table-cell office:value-type="float" office:value="9.37500000090625">
            <text:p>9.37500000090625</text:p>
          </table:table-cell>
          <table:table-cell office:value-type="float" office:value="24">
            <text:p>24</text:p>
          </table:table-cell>
          <table:table-cell office:value-type="float" office:value="42.5">
            <text:p>42.5</text:p>
          </table:table-cell>
          <table:table-cell table:formula="of:=([.G28]/([.A28]*[.A28]))*100" office:value-type="float" office:value="35.1239669421488">
            <text:p>35.1239669421488</text:p>
          </table:table-cell>
          <table:table-cell office:value-type="float" office:value="1.81609195402299">
            <text:p>1.8160919540229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.0625">
            <text:p>9.0625</text:p>
          </table:table-cell>
          <table:table-cell office:value-type="float" office:value="421.875000000719">
            <text:p>421.875000000719</text:p>
          </table:table-cell>
          <table:table-cell office:value-type="float" office:value="0.5625000054375">
            <text:p>0.5625000054375</text:p>
          </table:table-cell>
          <table:table-cell office:value-type="float" office:value="59.3750000004062">
            <text:p>59.3750000004062</text:p>
          </table:table-cell>
          <table:table-cell office:value-type="float" office:value="9.33333333333333">
            <text:p>9.33333333333333</text:p>
          </table:table-cell>
          <table:table-cell office:value-type="float" office:value="7.73333333333333">
            <text:p>7.73333333333333</text:p>
          </table:table-cell>
          <table:table-cell table:formula="of:=([.G29]/([.A29]*[.A29]))*100" office:value-type="float" office:value="21.4814814814815">
            <text:p>21.4814814814815</text:p>
          </table:table-cell>
          <table:table-cell office:value-type="float" office:value="3.19540229885058">
            <text:p>3.1954022988505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.8125">
            <text:p>2.8125</text:p>
          </table:table-cell>
          <table:table-cell office:value-type="float" office:value="234.375000000844">
            <text:p>234.375000000844</text:p>
          </table:table-cell>
          <table:table-cell office:value-type="float" office:value="1.09375000390625">
            <text:p>1.09375000390625</text:p>
          </table:table-cell>
          <table:table-cell office:value-type="float" office:value="71.8750000002813">
            <text:p>71.8750000002813</text:p>
          </table:table-cell>
          <table:table-cell office:value-type="float" office:value="5.33333333333333">
            <text:p>5.33333333333333</text:p>
          </table:table-cell>
          <table:table-cell office:value-type="float" office:value="4.66666666666667">
            <text:p>4.66666666666667</text:p>
          </table:table-cell>
          <table:table-cell table:formula="of:=([.G30]/([.A30]*[.A30]))*100" office:value-type="float" office:value="18.6666666666667">
            <text:p>18.6666666666667</text:p>
          </table:table-cell>
          <table:table-cell office:value-type="float" office:value="3.77011494252874">
            <text:p>3.7701149425287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.8125">
            <text:p>7.8125</text:p>
          </table:table-cell>
          <table:table-cell office:value-type="float" office:value="984.375000000344">
            <text:p>984.375000000344</text:p>
          </table:table-cell>
          <table:table-cell office:value-type="float" office:value="7.1875000028125">
            <text:p>7.1875000028125</text:p>
          </table:table-cell>
          <table:table-cell office:value-type="float" office:value="21.8750000007812">
            <text:p>21.8750000007812</text:p>
          </table:table-cell>
          <table:table-cell office:value-type="float" office:value="18">
            <text:p>18</text:p>
          </table:table-cell>
          <table:table-cell office:value-type="float" office:value="30.3333333333333">
            <text:p>30.3333333333333</text:p>
          </table:table-cell>
          <table:table-cell table:formula="of:=([.G31]/([.A31]*[.A31]))*100" office:value-type="float" office:value="30.3333333333333">
            <text:p>30.3333333333333</text:p>
          </table:table-cell>
          <table:table-cell office:value-type="float" office:value="2.02298850574713">
            <text:p>2.0229885057471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3125">
            <text:p>0.3125</text:p>
          </table:table-cell>
          <table:table-cell office:value-type="float" office:value="609.375000000594">
            <text:p>609.375000000594</text:p>
          </table:table-cell>
          <table:table-cell office:value-type="float" office:value="3.28125000371875">
            <text:p>3.28125000371875</text:p>
          </table:table-cell>
          <table:table-cell office:value-type="float" office:value="46.8750000005313">
            <text:p>46.8750000005313</text:p>
          </table:table-cell>
          <table:table-cell office:value-type="float" office:value="12.6666666666667">
            <text:p>12.6666666666667</text:p>
          </table:table-cell>
          <table:table-cell office:value-type="float" office:value="10.5">
            <text:p>10.5</text:p>
          </table:table-cell>
          <table:table-cell table:formula="of:=([.G32]/([.A32]*[.A32]))*100" office:value-type="float" office:value="21.4285714285714">
            <text:p>21.4285714285714</text:p>
          </table:table-cell>
          <table:table-cell office:value-type="float" office:value="2.98850574712644">
            <text:p>2.988505747126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.3125">
            <text:p>5.3125</text:p>
          </table:table-cell>
          <table:table-cell office:value-type="float" office:value="1359.37500000009">
            <text:p>1359.37500000009</text:p>
          </table:table-cell>
          <table:table-cell office:value-type="float" office:value="1.9375000000625">
            <text:p>1.9375000000625</text:p>
          </table:table-cell>
          <table:table-cell office:value-type="float" office:value="96.8750000000313">
            <text:p>96.875000000031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f:=([.G33]/([.A33]*[.A33]))*100" office:value-type="float" office:value="25">
            <text:p>25</text:p>
          </table:table-cell>
          <table:table-cell office:value-type="float" office:value="17.2413793103448">
            <text:p>17.24137931034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.65625">
            <text:p>2.65625</text:p>
          </table:table-cell>
          <table:table-cell office:value-type="float" office:value="1054.6875000003">
            <text:p>1054.6875000003</text:p>
          </table:table-cell>
          <table:table-cell office:value-type="float" office:value="1.09375000090625">
            <text:p>1.09375000090625</text:p>
          </table:table-cell>
          <table:table-cell office:value-type="float" office:value="14.0625000008594">
            <text:p>14.0625000008594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f:=([.G34]/([.A34]*[.A34]))*100" office:value-type="float" office:value="25">
            <text:p>25</text:p>
          </table:table-cell>
          <table:table-cell office:value-type="float" office:value="17.3103448275862">
            <text:p>17.310344827586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.65625">
            <text:p>7.65625</text:p>
          </table:table-cell>
          <table:table-cell office:value-type="float" office:value="304.687500000797">
            <text:p>304.687500000797</text:p>
          </table:table-cell>
          <table:table-cell office:value-type="float" office:value="0.328125006671875">
            <text:p>0.328125006671875</text:p>
          </table:table-cell>
          <table:table-cell office:value-type="float" office:value="64.0625000003594">
            <text:p>64.0625000003594</text:p>
          </table:table-cell>
          <table:table-cell office:value-type="float" office:value="7.33333333333333">
            <text:p>7.33333333333333</text:p>
          </table:table-cell>
          <table:table-cell office:value-type="float" office:value="10.3">
            <text:p>10.3</text:p>
          </table:table-cell>
          <table:table-cell table:formula="of:=([.G35]/([.A35]*[.A35]))*100" office:value-type="float" office:value="21.0204081632653">
            <text:p>21.0204081632653</text:p>
          </table:table-cell>
          <table:table-cell office:value-type="float" office:value="2.98850574712644">
            <text:p>2.9885057471264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15625">
            <text:p>0.15625</text:p>
          </table:table-cell>
          <table:table-cell office:value-type="float" office:value="1429.68750000005">
            <text:p>1429.68750000005</text:p>
          </table:table-cell>
          <table:table-cell office:value-type="float" office:value="7.96875000203125">
            <text:p>7.96875000203125</text:p>
          </table:table-cell>
          <table:table-cell office:value-type="float" office:value="89.0625000001094">
            <text:p>89.0625000001094</text:p>
          </table:table-cell>
          <table:table-cell office:value-type="float" office:value="24.6666666666667">
            <text:p>24.6666666666667</text:p>
          </table:table-cell>
          <table:table-cell office:value-type="float" office:value="31.3">
            <text:p>31.3</text:p>
          </table:table-cell>
          <table:table-cell table:formula="of:=([.G36]/([.A36]*[.A36]))*100" office:value-type="float" office:value="31.3">
            <text:p>31.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.15625">
            <text:p>5.15625</text:p>
          </table:table-cell>
          <table:table-cell office:value-type="float" office:value="679.687500000547">
            <text:p>679.687500000547</text:p>
          </table:table-cell>
          <table:table-cell office:value-type="float" office:value="1.48437500351563">
            <text:p>1.48437500351563</text:p>
          </table:table-cell>
          <table:table-cell office:value-type="float" office:value="39.0625000006094">
            <text:p>39.0625000006094</text:p>
          </table:table-cell>
          <table:table-cell office:value-type="float" office:value="4.66666666666667">
            <text:p>4.66666666666667</text:p>
          </table:table-cell>
          <table:table-cell office:value-type="float" office:value="4.6">
            <text:p>4.6</text:p>
          </table:table-cell>
          <table:table-cell table:formula="of:=([.G37]/([.A37]*[.A37]))*100" office:value-type="float" office:value="18.4">
            <text:p>18.4</text:p>
          </table:table-cell>
          <table:table-cell office:value-type="float" office:value="3.5632183908046">
            <text:p>3.563218390804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.40625">
            <text:p>1.40625</text:p>
          </table:table-cell>
          <table:table-cell office:value-type="float" office:value="117.187500000922">
            <text:p>117.187500000922</text:p>
          </table:table-cell>
          <table:table-cell office:value-type="float" office:value="2.53125000346875">
            <text:p>2.53125000346875</text:p>
          </table:table-cell>
          <table:table-cell office:value-type="float" office:value="26.5625000007344">
            <text:p>26.5625000007344</text:p>
          </table:table-cell>
          <table:table-cell office:value-type="float" office:value="7.33333333333333">
            <text:p>7.33333333333333</text:p>
          </table:table-cell>
          <table:table-cell office:value-type="float" office:value="7.43333333333333">
            <text:p>7.43333333333333</text:p>
          </table:table-cell>
          <table:table-cell table:formula="of:=([.G38]/([.A38]*[.A38]))*100" office:value-type="float" office:value="20.6481481481481">
            <text:p>20.6481481481481</text:p>
          </table:table-cell>
          <table:table-cell office:value-type="float" office:value="3.31034482758621">
            <text:p>3.3103448275862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.40625">
            <text:p>6.40625</text:p>
          </table:table-cell>
          <table:table-cell office:value-type="float" office:value="867.187500000422">
            <text:p>867.187500000422</text:p>
          </table:table-cell>
          <table:table-cell office:value-type="float" office:value="10.1406250008594">
            <text:p>10.1406250008594</text:p>
          </table:table-cell>
          <table:table-cell office:value-type="float" office:value="76.5625000002344">
            <text:p>76.5625000002344</text:p>
          </table:table-cell>
          <table:table-cell office:value-type="float" office:value="29.3333333333333">
            <text:p>29.3333333333333</text:p>
          </table:table-cell>
          <table:table-cell office:value-type="float" office:value="43.1">
            <text:p>43.1</text:p>
          </table:table-cell>
          <table:table-cell table:formula="of:=([.G39]/([.A39]*[.A39]))*100" office:value-type="float" office:value="35.6198347107438">
            <text:p>35.6198347107438</text:p>
          </table:table-cell>
          <table:table-cell office:value-type="float" office:value="1.81609195402299">
            <text:p>1.8160919540229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.90625">
            <text:p>3.90625</text:p>
          </table:table-cell>
          <table:table-cell office:value-type="float" office:value="492.187500000672">
            <text:p>492.187500000672</text:p>
          </table:table-cell>
          <table:table-cell office:value-type="float" office:value="1.54687500745313">
            <text:p>1.54687500745313</text:p>
          </table:table-cell>
          <table:table-cell office:value-type="float" office:value="51.5625000004844">
            <text:p>51.5625000004844</text:p>
          </table:table-cell>
          <table:table-cell office:value-type="float" office:value="22.6666666666667">
            <text:p>22.6666666666667</text:p>
          </table:table-cell>
          <table:table-cell office:value-type="float" office:value="21.4666666666667">
            <text:p>21.4666666666667</text:p>
          </table:table-cell>
          <table:table-cell table:formula="of:=([.G40]/([.A40]*[.A40]))*100" office:value-type="float" office:value="26.5020576131687">
            <text:p>26.5020576131687</text:p>
          </table:table-cell>
          <table:table-cell office:value-type="float" office:value="2.29885057471264">
            <text:p>2.2988505747126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.90625">
            <text:p>8.90625</text:p>
          </table:table-cell>
          <table:table-cell office:value-type="float" office:value="1242.18750000017">
            <text:p>1242.18750000017</text:p>
          </table:table-cell>
          <table:table-cell office:value-type="float" office:value="2.6875000013125">
            <text:p>2.6875000013125</text:p>
          </table:table-cell>
          <table:table-cell office:value-type="float" office:value="1.56250000098438">
            <text:p>1.56250000098438</text:p>
          </table:table-cell>
          <table:table-cell office:value-type="float" office:value="8">
            <text:p>8</text:p>
          </table:table-cell>
          <table:table-cell office:value-type="float" office:value="2.56666666666667">
            <text:p>2.56666666666667</text:p>
          </table:table-cell>
          <table:table-cell table:formula="of:=([.G41]/([.A41]*[.A41]))*100" office:value-type="float" office:value="16.0416666666667">
            <text:p>16.0416666666667</text:p>
          </table:table-cell>
          <table:table-cell office:value-type="float" office:value="4.48275862068966">
            <text:p>4.4827586206896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78125">
            <text:p>0.78125</text:p>
          </table:table-cell>
          <table:table-cell office:value-type="float" office:value="398.437500000734">
            <text:p>398.437500000734</text:p>
          </table:table-cell>
          <table:table-cell office:value-type="float" office:value="3.9375000000625">
            <text:p>3.9375000000625</text:p>
          </table:table-cell>
          <table:table-cell office:value-type="float" office:value="70.3125000002969">
            <text:p>70.3125000002969</text:p>
          </table:table-cell>
          <table:table-cell office:value-type="float" office:value="5.33333333333333">
            <text:p>5.33333333333333</text:p>
          </table:table-cell>
          <table:table-cell office:value-type="float" office:value="2.33333333333333">
            <text:p>2.33333333333333</text:p>
          </table:table-cell>
          <table:table-cell table:formula="of:=([.G42]/([.A42]*[.A42]))*100" office:value-type="float" office:value="14.5833333333333">
            <text:p>14.5833333333333</text:p>
          </table:table-cell>
          <table:table-cell office:value-type="float" office:value="4.25287356321839">
            <text:p>4.2528735632183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.78125">
            <text:p>5.78125</text:p>
          </table:table-cell>
          <table:table-cell office:value-type="float" office:value="1148.43750000023">
            <text:p>1148.43750000023</text:p>
          </table:table-cell>
          <table:table-cell office:value-type="float" office:value="4.35937500464063">
            <text:p>4.35937500464063</text:p>
          </table:table-cell>
          <table:table-cell office:value-type="float" office:value="20.3125000007969">
            <text:p>20.3125000007969</text:p>
          </table:table-cell>
          <table:table-cell office:value-type="float" office:value="24">
            <text:p>24</text:p>
          </table:table-cell>
          <table:table-cell office:value-type="float" office:value="21.6666666666667">
            <text:p>21.6666666666667</text:p>
          </table:table-cell>
          <table:table-cell table:formula="of:=([.G43]/([.A43]*[.A43]))*100" office:value-type="float" office:value="26.7489711934156">
            <text:p>26.7489711934156</text:p>
          </table:table-cell>
          <table:table-cell office:value-type="float" office:value="2.09195402298851">
            <text:p>2.0919540229885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.28125">
            <text:p>3.28125</text:p>
          </table:table-cell>
          <table:table-cell office:value-type="float" office:value="23.4375000009844">
            <text:p>23.4375000009844</text:p>
          </table:table-cell>
          <table:table-cell office:value-type="float" office:value="8.8125000031875">
            <text:p>8.8125000031875</text:p>
          </table:table-cell>
          <table:table-cell office:value-type="float" office:value="45.3125000005469">
            <text:p>45.3125000005469</text:p>
          </table:table-cell>
          <table:table-cell office:value-type="float" office:value="26.6666666666667">
            <text:p>26.6666666666667</text:p>
          </table:table-cell>
          <table:table-cell office:value-type="float" office:value="83.1666666666667">
            <text:p>83.1666666666667</text:p>
          </table:table-cell>
          <table:table-cell table:formula="of:=([.G44]/([.A44]*[.A44]))*100" office:value-type="float" office:value="57.7546296296296">
            <text:p>57.7546296296296</text:p>
          </table:table-cell>
          <table:table-cell office:value-type="float" office:value="2.27586206896552">
            <text:p>2.2758620689655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.28125">
            <text:p>8.28125</text:p>
          </table:table-cell>
          <table:table-cell office:value-type="float" office:value="773.437500000484">
            <text:p>773.437500000484</text:p>
          </table:table-cell>
          <table:table-cell office:value-type="float" office:value="1.64062500535938">
            <text:p>1.64062500535938</text:p>
          </table:table-cell>
          <table:table-cell office:value-type="float" office:value="95.3125000000469">
            <text:p>95.3125000000469</text:p>
          </table:table-cell>
          <table:table-cell office:value-type="float" office:value="9.33333333333333">
            <text:p>9.33333333333333</text:p>
          </table:table-cell>
          <table:table-cell office:value-type="float" office:value="10.3666666666667">
            <text:p>10.3666666666667</text:p>
          </table:table-cell>
          <table:table-cell table:formula="of:=([.G45]/([.A45]*[.A45]))*100" office:value-type="float" office:value="21.156462585034">
            <text:p>21.156462585034</text:p>
          </table:table-cell>
          <table:table-cell office:value-type="float" office:value="2.89655172413793">
            <text:p>2.8965517241379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.53125">
            <text:p>4.53125</text:p>
          </table:table-cell>
          <table:table-cell office:value-type="float" office:value="1335.93750000011">
            <text:p>1335.93750000011</text:p>
          </table:table-cell>
          <table:table-cell office:value-type="float" office:value="0.65625000534375">
            <text:p>0.65625000534375</text:p>
          </table:table-cell>
          <table:table-cell office:value-type="float" office:value="82.8125000001719">
            <text:p>82.8125000001719</text:p>
          </table:table-cell>
          <table:table-cell office:value-type="float" office:value="5.33333333333333">
            <text:p>5.33333333333333</text:p>
          </table:table-cell>
          <table:table-cell office:value-type="float" office:value="7.86666666666667">
            <text:p>7.86666666666667</text:p>
          </table:table-cell>
          <table:table-cell table:formula="of:=([.G46]/([.A46]*[.A46]))*100" office:value-type="float" office:value="21.8518518518519">
            <text:p>21.8518518518519</text:p>
          </table:table-cell>
          <table:table-cell office:value-type="float" office:value="3.33333333333333">
            <text:p>3.3333333333333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.53125">
            <text:p>9.53125</text:p>
          </table:table-cell>
          <table:table-cell office:value-type="float" office:value="585.937500000609">
            <text:p>585.937500000609</text:p>
          </table:table-cell>
          <table:table-cell office:value-type="float" office:value="6.70312500429688">
            <text:p>6.70312500429688</text:p>
          </table:table-cell>
          <table:table-cell office:value-type="float" office:value="32.8125000006719">
            <text:p>32.8125000006719</text:p>
          </table:table-cell>
          <table:table-cell office:value-type="float" office:value="27.3333333333333">
            <text:p>27.3333333333333</text:p>
          </table:table-cell>
          <table:table-cell office:value-type="float" office:value="42.2333333333333">
            <text:p>42.2333333333333</text:p>
          </table:table-cell>
          <table:table-cell table:formula="of:=([.G47]/([.A47]*[.A47]))*100" office:value-type="float" office:value="34.9035812672176">
            <text:p>34.9035812672176</text:p>
          </table:table-cell>
          <table:table-cell office:value-type="float" office:value="1.72413793103448">
            <text:p>1.7241379310344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.03125">
            <text:p>2.03125</text:p>
          </table:table-cell>
          <table:table-cell office:value-type="float" office:value="960.937500000359">
            <text:p>960.937500000359</text:p>
          </table:table-cell>
          <table:table-cell office:value-type="float" office:value="2.875000005125">
            <text:p>2.875000005125</text:p>
          </table:table-cell>
          <table:table-cell office:value-type="float" office:value="7.81250000092188">
            <text:p>7.81250000092188</text:p>
          </table:table-cell>
          <table:table-cell office:value-type="float" office:value="9.33333333333333">
            <text:p>9.33333333333333</text:p>
          </table:table-cell>
          <table:table-cell office:value-type="float" office:value="13.2666666666667">
            <text:p>13.2666666666667</text:p>
          </table:table-cell>
          <table:table-cell table:formula="of:=([.G48]/([.A48]*[.A48]))*100" office:value-type="float" office:value="20.7291666666667">
            <text:p>20.7291666666667</text:p>
          </table:table-cell>
          <table:table-cell office:value-type="float" office:value="2.3448275862069">
            <text:p>2.344827586206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.03125">
            <text:p>7.03125</text:p>
          </table:table-cell>
          <table:table-cell office:value-type="float" office:value="210.937500000859">
            <text:p>210.937500000859</text:p>
          </table:table-cell>
          <table:table-cell office:value-type="float" office:value="2.57812500042187">
            <text:p>2.57812500042187</text:p>
          </table:table-cell>
          <table:table-cell office:value-type="float" office:value="57.8125000004219">
            <text:p>57.8125000004219</text:p>
          </table:table-cell>
          <table:table-cell office:value-type="float" office:value="10.6666666666667">
            <text:p>10.6666666666667</text:p>
          </table:table-cell>
          <table:table-cell office:value-type="float" office:value="2.46666666666667">
            <text:p>2.46666666666667</text:p>
          </table:table-cell>
          <table:table-cell table:formula="of:=([.G49]/([.A49]*[.A49]))*100" office:value-type="float" office:value="27.4074074074074">
            <text:p>27.4074074074074</text:p>
          </table:table-cell>
          <table:table-cell office:value-type="float" office:value="6.02298850574713">
            <text:p>6.0229885057471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.34375">
            <text:p>2.34375</text:p>
          </table:table-cell>
          <table:table-cell office:value-type="float" office:value="1195.3125000002">
            <text:p>1195.3125000002</text:p>
          </table:table-cell>
          <table:table-cell office:value-type="float" office:value="0.421875002578125">
            <text:p>0.421875002578125</text:p>
          </table:table-cell>
          <table:table-cell office:value-type="float" office:value="42.1875000005781">
            <text:p>42.1875000005781</text:p>
          </table:table-cell>
          <table:table-cell office:value-type="float" office:value="8">
            <text:p>8</text:p>
          </table:table-cell>
          <table:table-cell office:value-type="float" office:value="2.53333333333333">
            <text:p>2.53333333333333</text:p>
          </table:table-cell>
          <table:table-cell table:formula="of:=([.G50]/([.A50]*[.A50]))*100" office:value-type="float" office:value="28.1481481481481">
            <text:p>28.1481481481481</text:p>
          </table:table-cell>
          <table:table-cell office:value-type="float" office:value="6.32183908045977">
            <text:p>6.3218390804597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.34375">
            <text:p>7.34375</text:p>
          </table:table-cell>
          <table:table-cell office:value-type="float" office:value="445.312500000703">
            <text:p>445.312500000703</text:p>
          </table:table-cell>
          <table:table-cell office:value-type="float" office:value="5.125000002875">
            <text:p>5.125000002875</text:p>
          </table:table-cell>
          <table:table-cell office:value-type="float" office:value="92.1875000000781">
            <text:p>92.1875000000781</text:p>
          </table:table-cell>
          <table:table-cell office:value-type="float" office:value="11.3333333333333">
            <text:p>11.3333333333333</text:p>
          </table:table-cell>
          <table:table-cell office:value-type="float" office:value="14.7666666666667">
            <text:p>14.7666666666667</text:p>
          </table:table-cell>
          <table:table-cell table:formula="of:=([.G51]/([.A51]*[.A51]))*100" office:value-type="float" office:value="23.0729166666667">
            <text:p>23.0729166666667</text:p>
          </table:table-cell>
          <table:table-cell office:value-type="float" office:value="2.39080459770115">
            <text:p>2.3908045977011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.84375">
            <text:p>4.84375</text:p>
          </table:table-cell>
          <table:table-cell office:value-type="float" office:value="820.312500000453">
            <text:p>820.312500000453</text:p>
          </table:table-cell>
          <table:table-cell office:value-type="float" office:value="3.90625000609375">
            <text:p>3.90625000609375</text:p>
          </table:table-cell>
          <table:table-cell office:value-type="float" office:value="67.1875000003281">
            <text:p>67.1875000003281</text:p>
          </table:table-cell>
          <table:table-cell office:value-type="float" office:value="12.6666666666667">
            <text:p>12.6666666666667</text:p>
          </table:table-cell>
          <table:table-cell office:value-type="float" office:value="29.0333333333333">
            <text:p>29.0333333333333</text:p>
          </table:table-cell>
          <table:table-cell table:formula="of:=([.G52]/([.A52]*[.A52]))*100" office:value-type="float" office:value="29.0333333333333">
            <text:p>29.0333333333333</text:p>
          </table:table-cell>
          <table:table-cell office:value-type="float" office:value="1.93103448275862">
            <text:p>1.9310344827586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.84375">
            <text:p>9.84375</text:p>
          </table:table-cell>
          <table:table-cell office:value-type="float" office:value="70.3125000009531">
            <text:p>70.3125000009531</text:p>
          </table:table-cell>
          <table:table-cell office:value-type="float" office:value="4.45312500054687">
            <text:p>4.45312500054687</text:p>
          </table:table-cell>
          <table:table-cell office:value-type="float" office:value="17.1875000008281">
            <text:p>17.1875000008281</text:p>
          </table:table-cell>
          <table:table-cell office:value-type="float" office:value="6.66666666666667">
            <text:p>6.66666666666667</text:p>
          </table:table-cell>
          <table:table-cell office:value-type="float" office:value="4.66666666666667">
            <text:p>4.66666666666667</text:p>
          </table:table-cell>
          <table:table-cell table:formula="of:=([.G53]/([.A53]*[.A53]))*100" office:value-type="float" office:value="18.6666666666667">
            <text:p>18.6666666666667</text:p>
          </table:table-cell>
          <table:table-cell office:value-type="float" office:value="3.81609195402299">
            <text:p>3.8160919540229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.59375">
            <text:p>3.59375</text:p>
          </table:table-cell>
          <table:table-cell office:value-type="float" office:value="632.812500000578">
            <text:p>632.812500000578</text:p>
          </table:table-cell>
          <table:table-cell office:value-type="float" office:value="5.35937500164062">
            <text:p>5.35937500164062</text:p>
          </table:table-cell>
          <table:table-cell office:value-type="float" office:value="4.68750000095313">
            <text:p>4.68750000095313</text:p>
          </table:table-cell>
          <table:table-cell office:value-type="float" office:value="8.66666666666667">
            <text:p>8.66666666666667</text:p>
          </table:table-cell>
          <table:table-cell office:value-type="float" office:value="10.5">
            <text:p>10.5</text:p>
          </table:table-cell>
          <table:table-cell table:formula="of:=([.G54]/([.A54]*[.A54]))*100" office:value-type="float" office:value="21.4285714285714">
            <text:p>21.4285714285714</text:p>
          </table:table-cell>
          <table:table-cell office:value-type="float" office:value="2.89655172413793">
            <text:p>2.8965517241379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.59375">
            <text:p>8.59375</text:p>
          </table:table-cell>
          <table:table-cell office:value-type="float" office:value="1382.81250000008">
            <text:p>1382.81250000008</text:p>
          </table:table-cell>
          <table:table-cell office:value-type="float" office:value="3.1875000088125">
            <text:p>3.1875000088125</text:p>
          </table:table-cell>
          <table:table-cell office:value-type="float" office:value="54.6875000004531">
            <text:p>54.6875000004531</text:p>
          </table:table-cell>
          <table:table-cell office:value-type="float" office:value="26.6666666666667">
            <text:p>26.6666666666667</text:p>
          </table:table-cell>
          <table:table-cell office:value-type="float" office:value="56.5666666666667">
            <text:p>56.5666666666667</text:p>
          </table:table-cell>
          <table:table-cell table:formula="of:=([.G55]/([.A55]*[.A55]))*100" office:value-type="float" office:value="39.2824074074074">
            <text:p>39.2824074074074</text:p>
          </table:table-cell>
          <table:table-cell office:value-type="float" office:value="1.58620689655172">
            <text:p>1.5862068965517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.09375">
            <text:p>1.09375</text:p>
          </table:table-cell>
          <table:table-cell office:value-type="float" office:value="257.812500000828">
            <text:p>257.812500000828</text:p>
          </table:table-cell>
          <table:table-cell office:value-type="float" office:value="4.64062500435938">
            <text:p>4.64062500435938</text:p>
          </table:table-cell>
          <table:table-cell office:value-type="float" office:value="79.6875000002031">
            <text:p>79.6875000002031</text:p>
          </table:table-cell>
          <table:table-cell office:value-type="float" office:value="16">
            <text:p>16</text:p>
          </table:table-cell>
          <table:table-cell office:value-type="float" office:value="21.1666666666667">
            <text:p>21.1666666666667</text:p>
          </table:table-cell>
          <table:table-cell table:formula="of:=([.G56]/([.A56]*[.A56]))*100" office:value-type="float" office:value="26.1316872427984">
            <text:p>26.1316872427984</text:p>
          </table:table-cell>
          <table:table-cell office:value-type="float" office:value="2.04597701149425">
            <text:p>2.0459770114942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.09375">
            <text:p>6.09375</text:p>
          </table:table-cell>
          <table:table-cell office:value-type="float" office:value="1007.81250000033">
            <text:p>1007.81250000033</text:p>
          </table:table-cell>
          <table:table-cell office:value-type="float" office:value="0.0625000039375">
            <text:p>0.0625000039375</text:p>
          </table:table-cell>
          <table:table-cell office:value-type="float" office:value="29.6875000007031">
            <text:p>29.6875000007031</text:p>
          </table:table-cell>
          <table:table-cell office:value-type="float" office:value="5.33333333333333">
            <text:p>5.33333333333333</text:p>
          </table:table-cell>
          <table:table-cell office:value-type="float" office:value="2.63333333333333">
            <text:p>2.63333333333333</text:p>
          </table:table-cell>
          <table:table-cell table:formula="of:=([.G57]/([.A57]*[.A57]))*100" office:value-type="float" office:value="16.4583333333333">
            <text:p>16.4583333333333</text:p>
          </table:table-cell>
          <table:table-cell office:value-type="float" office:value="4.3448275862069">
            <text:p>4.344827586206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.21875">
            <text:p>4.21875</text:p>
          </table:table-cell>
          <table:table-cell office:value-type="float" office:value="351.562500000766">
            <text:p>351.562500000766</text:p>
          </table:table-cell>
          <table:table-cell office:value-type="float" office:value="0.984375002015625">
            <text:p>0.984375002015625</text:p>
          </table:table-cell>
          <table:table-cell office:value-type="float" office:value="98.4375000000156">
            <text:p>98.4375000000156</text:p>
          </table:table-cell>
          <table:table-cell office:value-type="float" office:value="5.33333333333333">
            <text:p>5.33333333333333</text:p>
          </table:table-cell>
          <table:table-cell office:value-type="float" office:value="2.46666666666667">
            <text:p>2.46666666666667</text:p>
          </table:table-cell>
          <table:table-cell table:formula="of:=([.G58]/([.A58]*[.A58]))*100" office:value-type="float" office:value="27.4074074074074">
            <text:p>27.407407407407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.21875">
            <text:p>9.21875</text:p>
          </table:table-cell>
          <table:table-cell office:value-type="float" office:value="1101.56250000027">
            <text:p>1101.56250000027</text:p>
          </table:table-cell>
          <table:table-cell office:value-type="float" office:value="6.625000001375">
            <text:p>6.625000001375</text:p>
          </table:table-cell>
          <table:table-cell office:value-type="float" office:value="48.4375000005156">
            <text:p>48.4375000005156</text:p>
          </table:table-cell>
          <table:table-cell office:value-type="float" office:value="14">
            <text:p>14</text:p>
          </table:table-cell>
          <table:table-cell office:value-type="float" office:value="14.0666666666667">
            <text:p>14.0666666666667</text:p>
          </table:table-cell>
          <table:table-cell table:formula="of:=([.G59]/([.A59]*[.A59]))*100" office:value-type="float" office:value="21.9791666666667">
            <text:p>21.9791666666667</text:p>
          </table:table-cell>
          <table:table-cell office:value-type="float" office:value="2.52873563218391">
            <text:p>2.5287356321839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.71875">
            <text:p>1.71875</text:p>
          </table:table-cell>
          <table:table-cell office:value-type="float" office:value="726.562500000516">
            <text:p>726.562500000516</text:p>
          </table:table-cell>
          <table:table-cell office:value-type="float" office:value="0.859375010140625">
            <text:p>0.859375010140625</text:p>
          </table:table-cell>
          <table:table-cell office:value-type="float" office:value="23.4375000007656">
            <text:p>23.4375000007656</text:p>
          </table:table-cell>
          <table:table-cell office:value-type="float" office:value="28.6666666666667">
            <text:p>28.6666666666667</text:p>
          </table:table-cell>
          <table:table-cell office:value-type="float" office:value="41.8333333333333">
            <text:p>41.8333333333333</text:p>
          </table:table-cell>
          <table:table-cell table:formula="of:=([.G60]/([.A60]*[.A60]))*100" office:value-type="float" office:value="34.5730027548209">
            <text:p>34.5730027548209</text:p>
          </table:table-cell>
          <table:table-cell office:value-type="float" office:value="1.97701149425287">
            <text:p>1.9770114942528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.71875">
            <text:p>6.71875</text:p>
          </table:table-cell>
          <table:table-cell office:value-type="float" office:value="1476.56250000002">
            <text:p>1476.56250000002</text:p>
          </table:table-cell>
          <table:table-cell office:value-type="float" office:value="3.46875000253125">
            <text:p>3.46875000253125</text:p>
          </table:table-cell>
          <table:table-cell office:value-type="float" office:value="73.4375000002656">
            <text:p>73.4375000002656</text:p>
          </table:table-cell>
          <table:table-cell office:value-type="float" office:value="7.33333333333333">
            <text:p>7.33333333333333</text:p>
          </table:table-cell>
          <table:table-cell office:value-type="float" office:value="7.7">
            <text:p>7.7</text:p>
          </table:table-cell>
          <table:table-cell table:formula="of:=([.G61]/([.A61]*[.A61]))*100" office:value-type="float" office:value="21.3888888888889">
            <text:p>21.3888888888889</text:p>
          </table:table-cell>
          <table:table-cell office:value-type="float" office:value="3.14942528735632">
            <text:p>3.1494252873563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46875">
            <text:p>0.46875</text:p>
          </table:table-cell>
          <table:table-cell office:value-type="float" office:value="914.062500000391">
            <text:p>914.062500000391</text:p>
          </table:table-cell>
          <table:table-cell office:value-type="float" office:value="3.51562500148437">
            <text:p>3.51562500148437</text:p>
          </table:table-cell>
          <table:table-cell office:value-type="float" office:value="60.9375000003906">
            <text:p>60.9375000003906</text:p>
          </table:table-cell>
          <table:table-cell office:value-type="float" office:value="6.66666666666667">
            <text:p>6.66666666666667</text:p>
          </table:table-cell>
          <table:table-cell office:value-type="float" office:value="5.33333333333333">
            <text:p>5.33333333333333</text:p>
          </table:table-cell>
          <table:table-cell table:formula="of:=([.G62]/([.A62]*[.A62]))*100" office:value-type="float" office:value="21.3333333333333">
            <text:p>21.3333333333333</text:p>
          </table:table-cell>
          <table:table-cell office:value-type="float" office:value="4.02298850574713">
            <text:p>4.0229885057471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.46875">
            <text:p>5.46875</text:p>
          </table:table-cell>
          <table:table-cell office:value-type="float" office:value="164.062500000891">
            <text:p>164.062500000891</text:p>
          </table:table-cell>
          <table:table-cell office:value-type="float" office:value="2.03125000796875">
            <text:p>2.03125000796875</text:p>
          </table:table-cell>
          <table:table-cell office:value-type="float" office:value="10.9375000008906">
            <text:p>10.9375000008906</text:p>
          </table:table-cell>
          <table:table-cell office:value-type="float" office:value="18">
            <text:p>18</text:p>
          </table:table-cell>
          <table:table-cell office:value-type="float" office:value="31.2">
            <text:p>31.2</text:p>
          </table:table-cell>
          <table:table-cell table:formula="of:=([.G63]/([.A63]*[.A63]))*100" office:value-type="float" office:value="31.2">
            <text:p>31.2</text:p>
          </table:table-cell>
          <table:table-cell office:value-type="float" office:value="1.79310344827586">
            <text:p>1.7931034482758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96875">
            <text:p>2.96875</text:p>
          </table:table-cell>
          <table:table-cell office:value-type="float" office:value="1289.06250000014">
            <text:p>1289.06250000014</text:p>
          </table:table-cell>
          <table:table-cell office:value-type="float" office:value="6.67187500032813">
            <text:p>6.67187500032813</text:p>
          </table:table-cell>
          <table:table-cell office:value-type="float" office:value="35.9375000006406">
            <text:p>35.9375000006406</text:p>
          </table:table-cell>
          <table:table-cell office:value-type="float" office:value="7.33333333333333">
            <text:p>7.33333333333333</text:p>
          </table:table-cell>
          <table:table-cell office:value-type="float" office:value="10.6">
            <text:p>10.6</text:p>
          </table:table-cell>
          <table:table-cell table:formula="of:=([.G64]/([.A64]*[.A64]))*100" office:value-type="float" office:value="21.6326530612245">
            <text:p>21.6326530612245</text:p>
          </table:table-cell>
          <table:table-cell office:value-type="float" office:value="2.87356321839081">
            <text:p>2.873563218390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.96875">
            <text:p>7.96875</text:p>
          </table:table-cell>
          <table:table-cell office:value-type="float" office:value="539.062500000641">
            <text:p>539.062500000641</text:p>
          </table:table-cell>
          <table:table-cell office:value-type="float" office:value="0.90625000109375">
            <text:p>0.90625000109375</text:p>
          </table:table-cell>
          <table:table-cell office:value-type="float" office:value="85.9375000001406">
            <text:p>85.9375000001406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f:=([.G65]/([.A65]*[.A65]))*100" office:value-type="float" office:value="25">
            <text:p>25</text:p>
          </table:table-cell>
          <table:table-cell office:value-type="float" office:value="17.3103448275862">
            <text:p>17.31034482758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.984375">
            <text:p>3.984375</text:p>
          </table:table-cell>
          <table:table-cell office:value-type="float" office:value="1230.46875000018">
            <text:p>1230.46875000018</text:p>
          </table:table-cell>
          <table:table-cell office:value-type="float" office:value="1.67187500032813">
            <text:p>1.67187500032813</text:p>
          </table:table-cell>
          <table:table-cell office:value-type="float" office:value="64.8437500003516">
            <text:p>64.8437500003516</text:p>
          </table:table-cell>
          <table:table-cell office:value-type="float" office:value="17.3333333333333">
            <text:p>17.3333333333333</text:p>
          </table:table-cell>
          <table:table-cell office:value-type="float" office:value="1">
            <text:p>1</text:p>
          </table:table-cell>
          <table:table-cell table:formula="of:=([.G66]/([.A66]*[.A66]))*100" office:value-type="float" office:value="25">
            <text:p>25</text:p>
          </table:table-cell>
          <table:table-cell office:value-type="float" office:value="17.3333333333333">
            <text:p>17.333333333333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.984375">
            <text:p>8.984375</text:p>
          </table:table-cell>
          <table:table-cell office:value-type="float" office:value="480.46875000068">
            <text:p>480.46875000068</text:p>
          </table:table-cell>
          <table:table-cell office:value-type="float" office:value="2.35156250464844">
            <text:p>2.35156250464844</text:p>
          </table:table-cell>
          <table:table-cell office:value-type="float" office:value="14.8437500008516">
            <text:p>14.8437500008516</text:p>
          </table:table-cell>
          <table:table-cell office:value-type="float" office:value="8.66666666666667">
            <text:p>8.66666666666667</text:p>
          </table:table-cell>
          <table:table-cell office:value-type="float" office:value="10.4333333333333">
            <text:p>10.4333333333333</text:p>
          </table:table-cell>
          <table:table-cell table:formula="of:=([.G67]/([.A67]*[.A67]))*100" office:value-type="float" office:value="21.2925170068027">
            <text:p>21.2925170068027</text:p>
          </table:table-cell>
          <table:table-cell office:value-type="float" office:value="2.85057471264368">
            <text:p>2.8505747126436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.484375">
            <text:p>1.484375</text:p>
          </table:table-cell>
          <table:table-cell office:value-type="float" office:value="855.46875000043">
            <text:p>855.46875000043</text:p>
          </table:table-cell>
          <table:table-cell office:value-type="float" office:value="5.85937500414063">
            <text:p>5.85937500414063</text:p>
          </table:table-cell>
          <table:table-cell office:value-type="float" office:value="39.8437500006016">
            <text:p>39.8437500006016</text:p>
          </table:table-cell>
          <table:table-cell office:value-type="float" office:value="18">
            <text:p>18</text:p>
          </table:table-cell>
          <table:table-cell office:value-type="float" office:value="30.6666666666667">
            <text:p>30.6666666666667</text:p>
          </table:table-cell>
          <table:table-cell table:formula="of:=([.G68]/([.A68]*[.A68]))*100" office:value-type="float" office:value="30.6666666666667">
            <text:p>30.6666666666667</text:p>
          </table:table-cell>
          <table:table-cell office:value-type="float" office:value="2.04597701149425">
            <text:p>2.0459770114942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.484375">
            <text:p>6.484375</text:p>
          </table:table-cell>
          <table:table-cell office:value-type="float" office:value="105.46875000093">
            <text:p>105.46875000093</text:p>
          </table:table-cell>
          <table:table-cell office:value-type="float" office:value="0.429687504570313">
            <text:p>0.429687504570313</text:p>
          </table:table-cell>
          <table:table-cell office:value-type="float" office:value="89.8437500001016">
            <text:p>89.8437500001016</text:p>
          </table:table-cell>
          <table:table-cell office:value-type="float" office:value="7.33333333333333">
            <text:p>7.33333333333333</text:p>
          </table:table-cell>
          <table:table-cell office:value-type="float" office:value="4.6">
            <text:p>4.6</text:p>
          </table:table-cell>
          <table:table-cell table:formula="of:=([.G69]/([.A69]*[.A69]))*100" office:value-type="float" office:value="18.4">
            <text:p>18.4</text:p>
          </table:table-cell>
          <table:table-cell office:value-type="float" office:value="3.72413793103448">
            <text:p>3.7241379310344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234375">
            <text:p>0.234375</text:p>
          </table:table-cell>
          <table:table-cell office:value-type="float" office:value="667.968750000555">
            <text:p>667.968750000555</text:p>
          </table:table-cell>
          <table:table-cell office:value-type="float" office:value="1.26562500473438">
            <text:p>1.26562500473438</text:p>
          </table:table-cell>
          <table:table-cell office:value-type="float" office:value="77.3437500002266">
            <text:p>77.3437500002266</text:p>
          </table:table-cell>
          <table:table-cell office:value-type="float" office:value="7.33333333333333">
            <text:p>7.33333333333333</text:p>
          </table:table-cell>
          <table:table-cell office:value-type="float" office:value="6.76666666666667">
            <text:p>6.76666666666667</text:p>
          </table:table-cell>
          <table:table-cell table:formula="of:=([.G70]/([.A70]*[.A70]))*100" office:value-type="float" office:value="18.7962962962963">
            <text:p>18.7962962962963</text:p>
          </table:table-cell>
          <table:table-cell office:value-type="float" office:value="2.89655172413793">
            <text:p>2.8965517241379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.234375">
            <text:p>5.234375</text:p>
          </table:table-cell>
          <table:table-cell office:value-type="float" office:value="1417.96875000005">
            <text:p>1417.96875000005</text:p>
          </table:table-cell>
          <table:table-cell office:value-type="float" office:value="7.82031250317969">
            <text:p>7.82031250317969</text:p>
          </table:table-cell>
          <table:table-cell office:value-type="float" office:value="27.3437500007266">
            <text:p>27.3437500007266</text:p>
          </table:table-cell>
          <table:table-cell office:value-type="float" office:value="22">
            <text:p>22</text:p>
          </table:table-cell>
          <table:table-cell office:value-type="float" office:value="41.9333333333333">
            <text:p>41.9333333333333</text:p>
          </table:table-cell>
          <table:table-cell table:formula="of:=([.G71]/([.A71]*[.A71]))*100" office:value-type="float" office:value="34.6556473829201">
            <text:p>34.6556473829201</text:p>
          </table:table-cell>
          <table:table-cell office:value-type="float" office:value="1.70114942528736">
            <text:p>1.7011494252873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.734375">
            <text:p>2.734375</text:p>
          </table:table-cell>
          <table:table-cell office:value-type="float" office:value="292.968750000805">
            <text:p>292.968750000805</text:p>
          </table:table-cell>
          <table:table-cell office:value-type="float" office:value="3.6875000043125">
            <text:p>3.6875000043125</text:p>
          </table:table-cell>
          <table:table-cell office:value-type="float" office:value="2.34375000097656">
            <text:p>2.34375000097656</text:p>
          </table:table-cell>
          <table:table-cell office:value-type="float" office:value="14.6666666666667">
            <text:p>14.6666666666667</text:p>
          </table:table-cell>
          <table:table-cell office:value-type="float" office:value="14.7">
            <text:p>14.7</text:p>
          </table:table-cell>
          <table:table-cell table:formula="of:=([.G72]/([.A72]*[.A72]))*100" office:value-type="float" office:value="22.96875">
            <text:p>22.96875</text:p>
          </table:table-cell>
          <table:table-cell office:value-type="float" office:value="2.57471264367816">
            <text:p>2.5747126436781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.734375">
            <text:p>7.734375</text:p>
          </table:table-cell>
          <table:table-cell office:value-type="float" office:value="1042.9687500003">
            <text:p>1042.9687500003</text:p>
          </table:table-cell>
          <table:table-cell office:value-type="float" office:value="2.88281250011719">
            <text:p>2.88281250011719</text:p>
          </table:table-cell>
          <table:table-cell office:value-type="float" office:value="52.3437500004766">
            <text:p>52.3437500004766</text:p>
          </table:table-cell>
          <table:table-cell office:value-type="float" office:value="6.66666666666667">
            <text:p>6.66666666666667</text:p>
          </table:table-cell>
          <table:table-cell office:value-type="float" office:value="2.43333333333333">
            <text:p>2.43333333333333</text:p>
          </table:table-cell>
          <table:table-cell table:formula="of:=([.G73]/([.A73]*[.A73]))*100" office:value-type="float" office:value="27.037037037037">
            <text:p>27.037037037037</text:p>
          </table:table-cell>
          <table:table-cell office:value-type="float" office:value="5.74712643678161">
            <text:p>5.7471264367816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.109375">
            <text:p>2.109375</text:p>
          </table:table-cell>
          <table:table-cell office:value-type="float" office:value="199.218750000867">
            <text:p>199.218750000867</text:p>
          </table:table-cell>
          <table:table-cell office:value-type="float" office:value="2.59375000140625">
            <text:p>2.59375000140625</text:p>
          </table:table-cell>
          <table:table-cell office:value-type="float" office:value="21.0937500007891">
            <text:p>21.0937500007891</text:p>
          </table:table-cell>
          <table:table-cell office:value-type="float" office:value="10">
            <text:p>10</text:p>
          </table:table-cell>
          <table:table-cell office:value-type="float" office:value="2.56666666666667">
            <text:p>2.56666666666667</text:p>
          </table:table-cell>
          <table:table-cell table:formula="of:=([.G74]/([.A74]*[.A74]))*100" office:value-type="float" office:value="16.0416666666667">
            <text:p>16.0416666666667</text:p>
          </table:table-cell>
          <table:table-cell office:value-type="float" office:value="4.18390804597701">
            <text:p>4.1839080459770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.109375">
            <text:p>7.109375</text:p>
          </table:table-cell>
          <table:table-cell office:value-type="float" office:value="949.218750000367">
            <text:p>949.218750000367</text:p>
          </table:table-cell>
          <table:table-cell office:value-type="float" office:value="1.33593750766406">
            <text:p>1.33593750766406</text:p>
          </table:table-cell>
          <table:table-cell office:value-type="float" office:value="71.0937500002891">
            <text:p>71.0937500002891</text:p>
          </table:table-cell>
          <table:table-cell office:value-type="float" office:value="14">
            <text:p>14</text:p>
          </table:table-cell>
          <table:table-cell office:value-type="float" office:value="21.1333333333333">
            <text:p>21.1333333333333</text:p>
          </table:table-cell>
          <table:table-cell table:formula="of:=([.G75]/([.A75]*[.A75]))*100" office:value-type="float" office:value="26.0905349794239">
            <text:p>26.0905349794239</text:p>
          </table:table-cell>
          <table:table-cell office:value-type="float" office:value="2.22988505747126">
            <text:p>2.2298850574712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.609375">
            <text:p>4.609375</text:p>
          </table:table-cell>
          <table:table-cell office:value-type="float" office:value="574.218750000617">
            <text:p>574.218750000617</text:p>
          </table:table-cell>
          <table:table-cell office:value-type="float" office:value="10.7812500012188">
            <text:p>10.7812500012188</text:p>
          </table:table-cell>
          <table:table-cell office:value-type="float" office:value="96.0937500000391">
            <text:p>96.0937500000391</text:p>
          </table:table-cell>
          <table:table-cell office:value-type="float" office:value="26.6666666666667">
            <text:p>26.6666666666667</text:p>
          </table:table-cell>
          <table:table-cell office:value-type="float" office:value="57.4">
            <text:p>57.4</text:p>
          </table:table-cell>
          <table:table-cell table:formula="of:=([.G76]/([.A76]*[.A76]))*100" office:value-type="float" office:value="39.8611111111111">
            <text:p>39.8611111111111</text:p>
          </table:table-cell>
          <table:table-cell office:value-type="float" office:value="1.40229885057471">
            <text:p>1.4022988505747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.609375">
            <text:p>9.609375</text:p>
          </table:table-cell>
          <table:table-cell office:value-type="float" office:value="1324.21875000012">
            <text:p>1324.21875000012</text:p>
          </table:table-cell>
          <table:table-cell office:value-type="float" office:value="2.78906250421094">
            <text:p>2.78906250421094</text:p>
          </table:table-cell>
          <table:table-cell office:value-type="float" office:value="46.0937500005391">
            <text:p>46.0937500005391</text:p>
          </table:table-cell>
          <table:table-cell office:value-type="float" office:value="9.33333333333333">
            <text:p>9.33333333333333</text:p>
          </table:table-cell>
          <table:table-cell office:value-type="float" office:value="10.1333333333333">
            <text:p>10.1333333333333</text:p>
          </table:table-cell>
          <table:table-cell table:formula="of:=([.G77]/([.A77]*[.A77]))*100" office:value-type="float" office:value="20.6802721088435">
            <text:p>20.6802721088435</text:p>
          </table:table-cell>
          <table:table-cell office:value-type="float" office:value="3.03448275862069">
            <text:p>3.0344827586206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.359375">
            <text:p>3.359375</text:p>
          </table:table-cell>
          <table:table-cell office:value-type="float" office:value="761.718750000492">
            <text:p>761.718750000492</text:p>
          </table:table-cell>
          <table:table-cell office:value-type="float" office:value="1.36718750363281">
            <text:p>1.36718750363281</text:p>
          </table:table-cell>
          <table:table-cell office:value-type="float" office:value="33.5937500006641">
            <text:p>33.5937500006641</text:p>
          </table:table-cell>
          <table:table-cell office:value-type="float" office:value="4.66666666666667">
            <text:p>4.66666666666667</text:p>
          </table:table-cell>
          <table:table-cell office:value-type="float" office:value="4.8">
            <text:p>4.8</text:p>
          </table:table-cell>
          <table:table-cell table:formula="of:=([.G78]/([.A78]*[.A78]))*100" office:value-type="float" office:value="19.2">
            <text:p>19.2</text:p>
          </table:table-cell>
          <table:table-cell office:value-type="float" office:value="3.63218390804598">
            <text:p>3.6321839080459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.359375">
            <text:p>8.359375</text:p>
          </table:table-cell>
          <table:table-cell office:value-type="float" office:value="11.7187500009922">
            <text:p>11.7187500009922</text:p>
          </table:table-cell>
          <table:table-cell office:value-type="float" office:value="7.73437500226563">
            <text:p>7.73437500226563</text:p>
          </table:table-cell>
          <table:table-cell office:value-type="float" office:value="83.5937500001641">
            <text:p>83.5937500001641</text:p>
          </table:table-cell>
          <table:table-cell office:value-type="float" office:value="10.6666666666667">
            <text:p>10.6666666666667</text:p>
          </table:table-cell>
          <table:table-cell office:value-type="float" office:value="70.7333333333333">
            <text:p>70.7333333333333</text:p>
          </table:table-cell>
          <table:table-cell table:formula="of:=([.G79]/([.A79]*[.A79]))*100" office:value-type="float" office:value="70.7333333333333">
            <text:p>70.7333333333333</text:p>
          </table:table-cell>
          <table:table-cell office:value-type="float" office:value="2.91954022988506">
            <text:p>2.9195402298850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859375">
            <text:p>0.859375</text:p>
          </table:table-cell>
          <table:table-cell office:value-type="float" office:value="1136.71875000024">
            <text:p>1136.71875000024</text:p>
          </table:table-cell>
          <table:table-cell office:value-type="float" office:value="0.1875000078125">
            <text:p>0.1875000078125</text:p>
          </table:table-cell>
          <table:table-cell office:value-type="float" office:value="58.5937500004141">
            <text:p>58.5937500004141</text:p>
          </table:table-cell>
          <table:table-cell office:value-type="float" office:value="13.3333333333333">
            <text:p>13.3333333333333</text:p>
          </table:table-cell>
          <table:table-cell office:value-type="float" office:value="13.6">
            <text:p>13.6</text:p>
          </table:table-cell>
          <table:table-cell table:formula="of:=([.G80]/([.A80]*[.A80]))*100" office:value-type="float" office:value="21.25">
            <text:p>21.25</text:p>
          </table:table-cell>
          <table:table-cell office:value-type="float" office:value="2.52873563218391">
            <text:p>2.5287356321839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.859375">
            <text:p>5.859375</text:p>
          </table:table-cell>
          <table:table-cell office:value-type="float" office:value="386.718750000742">
            <text:p>386.718750000742</text:p>
          </table:table-cell>
          <table:table-cell office:value-type="float" office:value="1.57031250142969">
            <text:p>1.57031250142969</text:p>
          </table:table-cell>
          <table:table-cell office:value-type="float" office:value="8.59375000091406">
            <text:p>8.59375000091406</text:p>
          </table:table-cell>
          <table:table-cell office:value-type="float" office:value="7.33333333333333">
            <text:p>7.33333333333333</text:p>
          </table:table-cell>
          <table:table-cell office:value-type="float" office:value="2.6">
            <text:p>2.6</text:p>
          </table:table-cell>
          <table:table-cell table:formula="of:=([.G81]/([.A81]*[.A81]))*100" office:value-type="float" office:value="28.8888888888889">
            <text:p>28.8888888888889</text:p>
          </table:table-cell>
          <table:table-cell office:value-type="float" office:value="6.82758620689655">
            <text:p>6.8275862068965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171875">
            <text:p>1.171875</text:p>
          </table:table-cell>
          <table:table-cell office:value-type="float" office:value="996.093750000336">
            <text:p>996.093750000336</text:p>
          </table:table-cell>
          <table:table-cell office:value-type="float" office:value="1.47656250152344">
            <text:p>1.47656250152344</text:p>
          </table:table-cell>
          <table:table-cell office:value-type="float" office:value="92.9687500000703">
            <text:p>92.9687500000703</text:p>
          </table:table-cell>
          <table:table-cell office:value-type="float" office:value="5.33333333333333">
            <text:p>5.33333333333333</text:p>
          </table:table-cell>
          <table:table-cell office:value-type="float" office:value="2.23333333333333">
            <text:p>2.23333333333333</text:p>
          </table:table-cell>
          <table:table-cell table:formula="of:=([.G82]/([.A82]*[.A82]))*100" office:value-type="float" office:value="24.8148148148148">
            <text:p>24.8148148148148</text:p>
          </table:table-cell>
          <table:table-cell office:value-type="float" office:value="4.7816091954023">
            <text:p>4.781609195402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.171875">
            <text:p>6.171875</text:p>
          </table:table-cell>
          <table:table-cell office:value-type="float" office:value="246.093750000836">
            <text:p>246.093750000836</text:p>
          </table:table-cell>
          <table:table-cell office:value-type="float" office:value="7.9375000000625">
            <text:p>7.9375000000625</text:p>
          </table:table-cell>
          <table:table-cell office:value-type="float" office:value="42.9687500005703">
            <text:p>42.9687500005703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formula="of:=([.G83]/([.A83]*[.A83]))*100" office:value-type="float" office:value="23.4375">
            <text:p>23.4375</text:p>
          </table:table-cell>
          <table:table-cell office:value-type="float" office:value="2.48275862068966">
            <text:p>2.4827586206896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.671875">
            <text:p>3.671875</text:p>
          </table:table-cell>
          <table:table-cell office:value-type="float" office:value="1371.09375000009">
            <text:p>1371.09375000009</text:p>
          </table:table-cell>
          <table:table-cell office:value-type="float" office:value="2.66406250833594">
            <text:p>2.66406250833594</text:p>
          </table:table-cell>
          <table:table-cell office:value-type="float" office:value="17.9687500008203">
            <text:p>17.9687500008203</text:p>
          </table:table-cell>
          <table:table-cell office:value-type="float" office:value="28">
            <text:p>28</text:p>
          </table:table-cell>
          <table:table-cell office:value-type="float" office:value="40.5333333333333">
            <text:p>40.5333333333333</text:p>
          </table:table-cell>
          <table:table-cell table:formula="of:=([.G84]/([.A84]*[.A84]))*100" office:value-type="float" office:value="33.4986225895317">
            <text:p>33.4986225895317</text:p>
          </table:table-cell>
          <table:table-cell office:value-type="float" office:value="1.63218390804598">
            <text:p>1.6321839080459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.671875">
            <text:p>8.671875</text:p>
          </table:table-cell>
          <table:table-cell office:value-type="float" office:value="621.093750000586">
            <text:p>621.093750000586</text:p>
          </table:table-cell>
          <table:table-cell office:value-type="float" office:value="4.45312500154687">
            <text:p>4.45312500154687</text:p>
          </table:table-cell>
          <table:table-cell office:value-type="float" office:value="67.9687500003203">
            <text:p>67.9687500003203</text:p>
          </table:table-cell>
          <table:table-cell office:value-type="float" office:value="7.33333333333333">
            <text:p>7.33333333333333</text:p>
          </table:table-cell>
          <table:table-cell office:value-type="float" office:value="6.63333333333333">
            <text:p>6.63333333333333</text:p>
          </table:table-cell>
          <table:table-cell table:formula="of:=([.G85]/([.A85]*[.A85]))*100" office:value-type="float" office:value="18.4259259259259">
            <text:p>18.4259259259259</text:p>
          </table:table-cell>
          <table:table-cell office:value-type="float" office:value="3.2183908045977">
            <text:p>3.218390804597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.921875">
            <text:p>4.921875</text:p>
          </table:table-cell>
          <table:table-cell office:value-type="float" office:value="58.5937500009609">
            <text:p>58.5937500009609</text:p>
          </table:table-cell>
          <table:table-cell office:value-type="float" office:value="4.32031250267969">
            <text:p>4.32031250267969</text:p>
          </table:table-cell>
          <table:table-cell office:value-type="float" office:value="55.4687500004453">
            <text:p>55.4687500004453</text:p>
          </table:table-cell>
          <table:table-cell office:value-type="float" office:value="9.33333333333333">
            <text:p>9.33333333333333</text:p>
          </table:table-cell>
          <table:table-cell office:value-type="float" office:value="10.6666666666667">
            <text:p>10.6666666666667</text:p>
          </table:table-cell>
          <table:table-cell table:formula="of:=([.G86]/([.A86]*[.A86]))*100" office:value-type="float" office:value="21.7687074829932">
            <text:p>21.7687074829932</text:p>
          </table:table-cell>
          <table:table-cell office:value-type="float" office:value="3.01149425287356">
            <text:p>3.0114942528735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.921875">
            <text:p>9.921875</text:p>
          </table:table-cell>
          <table:table-cell office:value-type="float" office:value="808.593750000461">
            <text:p>808.593750000461</text:p>
          </table:table-cell>
          <table:table-cell office:value-type="float" office:value="1.40625001059375">
            <text:p>1.40625001059375</text:p>
          </table:table-cell>
          <table:table-cell office:value-type="float" office:value="5.46875000094531">
            <text:p>5.46875000094531</text:p>
          </table:table-cell>
          <table:table-cell office:value-type="float" office:value="34">
            <text:p>34</text:p>
          </table:table-cell>
          <table:table-cell office:value-type="float" office:value="56.4666666666667">
            <text:p>56.4666666666667</text:p>
          </table:table-cell>
          <table:table-cell table:formula="of:=([.G87]/([.A87]*[.A87]))*100" office:value-type="float" office:value="39.212962962963">
            <text:p>39.212962962963</text:p>
          </table:table-cell>
          <table:table-cell office:value-type="float" office:value="1.60919540229885">
            <text:p>1.6091954022988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.421875">
            <text:p>2.421875</text:p>
          </table:table-cell>
          <table:table-cell office:value-type="float" office:value="433.593750000711">
            <text:p>433.593750000711</text:p>
          </table:table-cell>
          <table:table-cell office:value-type="float" office:value="7.80468750119531">
            <text:p>7.80468750119531</text:p>
          </table:table-cell>
          <table:table-cell office:value-type="float" office:value="30.4687500006953">
            <text:p>30.4687500006953</text:p>
          </table:table-cell>
          <table:table-cell office:value-type="float" office:value="18.6666666666667">
            <text:p>18.6666666666667</text:p>
          </table:table-cell>
          <table:table-cell office:value-type="float" office:value="21.2333333333333">
            <text:p>21.2333333333333</text:p>
          </table:table-cell>
          <table:table-cell table:formula="of:=([.G88]/([.A88]*[.A88]))*100" office:value-type="float" office:value="26.2139917695473">
            <text:p>26.2139917695473</text:p>
          </table:table-cell>
          <table:table-cell office:value-type="float" office:value="2.32183908045977">
            <text:p>2.3218390804597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.421875">
            <text:p>7.421875</text:p>
          </table:table-cell>
          <table:table-cell office:value-type="float" office:value="1183.59375000021">
            <text:p>1183.59375000021</text:p>
          </table:table-cell>
          <table:table-cell office:value-type="float" office:value="1.46875000253125">
            <text:p>1.46875000253125</text:p>
          </table:table-cell>
          <table:table-cell office:value-type="float" office:value="80.4687500001953">
            <text:p>80.4687500001953</text:p>
          </table:table-cell>
          <table:table-cell office:value-type="float" office:value="7.33333333333333">
            <text:p>7.33333333333333</text:p>
          </table:table-cell>
          <table:table-cell office:value-type="float" office:value="2.66666666666667">
            <text:p>2.66666666666667</text:p>
          </table:table-cell>
          <table:table-cell table:formula="of:=([.G89]/([.A89]*[.A89]))*100" office:value-type="float" office:value="16.6666666666667">
            <text:p>16.6666666666667</text:p>
          </table:table-cell>
          <table:table-cell office:value-type="float" office:value="4.62068965517241">
            <text:p>4.6206896551724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.046875">
            <text:p>3.046875</text:p>
          </table:table-cell>
          <table:table-cell office:value-type="float" office:value="527.343750000648">
            <text:p>527.343750000648</text:p>
          </table:table-cell>
          <table:table-cell office:value-type="float" office:value="0.21875000378125">
            <text:p>0.21875000378125</text:p>
          </table:table-cell>
          <table:table-cell office:value-type="float" office:value="49.2187500005078">
            <text:p>49.2187500005078</text:p>
          </table:table-cell>
          <table:table-cell office:value-type="float" office:value="3.33333333333333">
            <text:p>3.33333333333333</text:p>
          </table:table-cell>
          <table:table-cell office:value-type="float" office:value="2.56666666666667">
            <text:p>2.56666666666667</text:p>
          </table:table-cell>
          <table:table-cell table:formula="of:=([.G90]/([.A90]*[.A90]))*100" office:value-type="float" office:value="16.0416666666667">
            <text:p>16.0416666666667</text:p>
          </table:table-cell>
          <table:table-cell office:value-type="float" office:value="4.36781609195402">
            <text:p>4.3678160919540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.046875">
            <text:p>8.046875</text:p>
          </table:table-cell>
          <table:table-cell office:value-type="float" office:value="1277.34375000015">
            <text:p>1277.34375000015</text:p>
          </table:table-cell>
          <table:table-cell office:value-type="float" office:value="4.99218750400781">
            <text:p>4.99218750400781</text:p>
          </table:table-cell>
          <table:table-cell office:value-type="float" office:value="99.2187500000078">
            <text:p>99.2187500000078</text:p>
          </table:table-cell>
          <table:table-cell office:value-type="float" office:value="14.6666666666667">
            <text:p>14.6666666666667</text:p>
          </table:table-cell>
          <table:table-cell office:value-type="float" office:value="20.6333333333333">
            <text:p>20.6333333333333</text:p>
          </table:table-cell>
          <table:table-cell table:formula="of:=([.G91]/([.A91]*[.A91]))*100" office:value-type="float" office:value="25.4732510288066">
            <text:p>25.4732510288066</text:p>
          </table:table-cell>
          <table:table-cell office:value-type="float" office:value="2.41379310344828">
            <text:p>2.4137931034482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546875">
            <text:p>0.546875</text:p>
          </table:table-cell>
          <table:table-cell office:value-type="float" office:value="152.343750000898">
            <text:p>152.343750000898</text:p>
          </table:table-cell>
          <table:table-cell office:value-type="float" office:value="3.35156250764844">
            <text:p>3.35156250764844</text:p>
          </table:table-cell>
          <table:table-cell office:value-type="float" office:value="74.2187500002578">
            <text:p>74.2187500002578</text:p>
          </table:table-cell>
          <table:table-cell office:value-type="float" office:value="26">
            <text:p>26</text:p>
          </table:table-cell>
          <table:table-cell office:value-type="float" office:value="44.9666666666667">
            <text:p>44.9666666666667</text:p>
          </table:table-cell>
          <table:table-cell table:formula="of:=([.G92]/([.A92]*[.A92]))*100" office:value-type="float" office:value="37.1625344352617">
            <text:p>37.1625344352617</text:p>
          </table:table-cell>
          <table:table-cell office:value-type="float" office:value="1.79310344827586">
            <text:p>1.7931034482758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.546875">
            <text:p>5.546875</text:p>
          </table:table-cell>
          <table:table-cell office:value-type="float" office:value="902.343750000398">
            <text:p>902.343750000398</text:p>
          </table:table-cell>
          <table:table-cell office:value-type="float" office:value="4.82812500117188">
            <text:p>4.82812500117188</text:p>
          </table:table-cell>
          <table:table-cell office:value-type="float" office:value="24.2187500007578">
            <text:p>24.2187500007578</text:p>
          </table:table-cell>
          <table:table-cell office:value-type="float" office:value="4.66666666666667">
            <text:p>4.66666666666667</text:p>
          </table:table-cell>
          <table:table-cell office:value-type="float" office:value="7.36666666666667">
            <text:p>7.36666666666667</text:p>
          </table:table-cell>
          <table:table-cell table:formula="of:=([.G93]/([.A93]*[.A93]))*100" office:value-type="float" office:value="20.462962962963">
            <text:p>20.462962962963</text:p>
          </table:table-cell>
          <table:table-cell office:value-type="float" office:value="2.94252873563219">
            <text:p>2.9425287356321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.796875">
            <text:p>1.796875</text:p>
          </table:table-cell>
          <table:table-cell office:value-type="float" office:value="1464.84375000002">
            <text:p>1464.84375000002</text:p>
          </table:table-cell>
          <table:table-cell office:value-type="float" office:value="4.64843750035156">
            <text:p>4.64843750035156</text:p>
          </table:table-cell>
          <table:table-cell office:value-type="float" office:value="11.7187500008828">
            <text:p>11.7187500008828</text:p>
          </table:table-cell>
          <table:table-cell office:value-type="float" office:value="7.33333333333333">
            <text:p>7.33333333333333</text:p>
          </table:table-cell>
          <table:table-cell office:value-type="float" office:value="4.83333333333333">
            <text:p>4.83333333333333</text:p>
          </table:table-cell>
          <table:table-cell table:formula="of:=([.G94]/([.A94]*[.A94]))*100" office:value-type="float" office:value="19.3333333333333">
            <text:p>19.3333333333333</text:p>
          </table:table-cell>
          <table:table-cell office:value-type="float" office:value="3.58620689655173">
            <text:p>3.5862068965517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.796875">
            <text:p>6.796875</text:p>
          </table:table-cell>
          <table:table-cell office:value-type="float" office:value="714.843750000523">
            <text:p>714.843750000523</text:p>
          </table:table-cell>
          <table:table-cell office:value-type="float" office:value="4.29687500570313">
            <text:p>4.29687500570313</text:p>
          </table:table-cell>
          <table:table-cell office:value-type="float" office:value="61.7187500003828">
            <text:p>61.7187500003828</text:p>
          </table:table-cell>
          <table:table-cell office:value-type="float" office:value="20">
            <text:p>20</text:p>
          </table:table-cell>
          <table:table-cell office:value-type="float" office:value="30.6666666666667">
            <text:p>30.6666666666667</text:p>
          </table:table-cell>
          <table:table-cell table:formula="of:=([.G95]/([.A95]*[.A95]))*100" office:value-type="float" office:value="30.6666666666667">
            <text:p>30.6666666666667</text:p>
          </table:table-cell>
          <table:table-cell office:value-type="float" office:value="2.32183908045977">
            <text:p>2.3218390804597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.296875">
            <text:p>4.296875</text:p>
          </table:table-cell>
          <table:table-cell office:value-type="float" office:value="1089.84375000027">
            <text:p>1089.84375000027</text:p>
          </table:table-cell>
          <table:table-cell office:value-type="float" office:value="5.4375000025625">
            <text:p>5.4375000025625</text:p>
          </table:table-cell>
          <table:table-cell office:value-type="float" office:value="86.7187500001328">
            <text:p>86.7187500001328</text:p>
          </table:table-cell>
          <table:table-cell office:value-type="float" office:value="14">
            <text:p>14</text:p>
          </table:table-cell>
          <table:table-cell office:value-type="float" office:value="13.7333333333333">
            <text:p>13.7333333333333</text:p>
          </table:table-cell>
          <table:table-cell table:formula="of:=([.G96]/([.A96]*[.A96]))*100" office:value-type="float" office:value="21.4583333333333">
            <text:p>21.4583333333333</text:p>
          </table:table-cell>
          <table:table-cell office:value-type="float" office:value="2.48275862068966">
            <text:p>2.4827586206896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.296875">
            <text:p>9.296875</text:p>
          </table:table-cell>
          <table:table-cell office:value-type="float" office:value="339.843750000773">
            <text:p>339.843750000773</text:p>
          </table:table-cell>
          <table:table-cell office:value-type="float" office:value="0.539062502460938">
            <text:p>0.539062502460938</text:p>
          </table:table-cell>
          <table:table-cell office:value-type="float" office:value="36.7187500006328">
            <text:p>36.7187500006328</text:p>
          </table:table-cell>
          <table:table-cell office:value-type="float" office:value="9.33333333333333">
            <text:p>9.33333333333333</text:p>
          </table:table-cell>
          <table:table-cell office:value-type="float" office:value="2.53333333333333">
            <text:p>2.53333333333333</text:p>
          </table:table-cell>
          <table:table-cell table:formula="of:=([.G97]/([.A97]*[.A97]))*100" office:value-type="float" office:value="28.1481481481481">
            <text:p>28.1481481481481</text:p>
          </table:table-cell>
          <table:table-cell office:value-type="float" office:value="6.41379310344828">
            <text:p>6.413793103448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328125">
            <text:p>1.328125</text:p>
          </table:table-cell>
          <table:table-cell office:value-type="float" office:value="597.656250000602">
            <text:p>597.656250000602</text:p>
          </table:table-cell>
          <table:table-cell office:value-type="float" office:value="0.703125001296875">
            <text:p>0.703125001296875</text:p>
          </table:table-cell>
          <table:table-cell office:value-type="float" office:value="50.7812500004922">
            <text:p>50.7812500004922</text:p>
          </table:table-cell>
          <table:table-cell office:value-type="float" office:value="17.3333333333333">
            <text:p>17.3333333333333</text:p>
          </table:table-cell>
          <table:table-cell office:value-type="float" office:value="1">
            <text:p>1</text:p>
          </table:table-cell>
          <table:table-cell table:formula="of:=([.G98]/([.A98]*[.A98]))*100" office:value-type="float" office:value="25">
            <text:p>25</text:p>
          </table:table-cell>
          <table:table-cell office:value-type="float" office:value="17.3563218390805">
            <text:p>17.356321839080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.328125">
            <text:p>6.328125</text:p>
          </table:table-cell>
          <table:table-cell office:value-type="float" office:value="1347.6562500001">
            <text:p>1347.6562500001</text:p>
          </table:table-cell>
          <table:table-cell office:value-type="float" office:value="5.96093750103906">
            <text:p>5.96093750103906</text:p>
          </table:table-cell>
          <table:table-cell office:value-type="float" office:value="0.781250000992187">
            <text:p>0.781250000992187</text:p>
          </table:table-cell>
          <table:table-cell office:value-type="float" office:value="10">
            <text:p>10</text:p>
          </table:table-cell>
          <table:table-cell office:value-type="float" office:value="10.5">
            <text:p>10.5</text:p>
          </table:table-cell>
          <table:table-cell table:formula="of:=([.G99]/([.A99]*[.A99]))*100" office:value-type="float" office:value="21.4285714285714">
            <text:p>21.4285714285714</text:p>
          </table:table-cell>
          <table:table-cell office:value-type="float" office:value="2.75862068965517">
            <text:p>2.7586206896551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.828125">
            <text:p>3.828125</text:p>
          </table:table-cell>
          <table:table-cell office:value-type="float" office:value="222.656250000852">
            <text:p>222.656250000852</text:p>
          </table:table-cell>
          <table:table-cell office:value-type="float" office:value="1.01562500898438">
            <text:p>1.01562500898438</text:p>
          </table:table-cell>
          <table:table-cell office:value-type="float" office:value="25.7812500007422">
            <text:p>25.7812500007422</text:p>
          </table:table-cell>
          <table:table-cell office:value-type="float" office:value="17.3333333333333">
            <text:p>17.3333333333333</text:p>
          </table:table-cell>
          <table:table-cell office:value-type="float" office:value="30.4666666666667">
            <text:p>30.4666666666667</text:p>
          </table:table-cell>
          <table:table-cell table:formula="of:=([.G100]/([.A100]*[.A100]))*100" office:value-type="float" office:value="30.4666666666667">
            <text:p>30.466666666666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.828125">
            <text:p>8.828125</text:p>
          </table:table-cell>
          <table:table-cell office:value-type="float" office:value="972.656250000352">
            <text:p>972.656250000352</text:p>
          </table:table-cell>
          <table:table-cell office:value-type="float" office:value="3.00781250199219">
            <text:p>3.00781250199219</text:p>
          </table:table-cell>
          <table:table-cell office:value-type="float" office:value="75.7812500002422">
            <text:p>75.7812500002422</text:p>
          </table:table-cell>
          <table:table-cell office:value-type="float" office:value="7.33333333333333">
            <text:p>7.33333333333333</text:p>
          </table:table-cell>
          <table:table-cell office:value-type="float" office:value="4.96666666666667">
            <text:p>4.96666666666667</text:p>
          </table:table-cell>
          <table:table-cell table:formula="of:=([.G101]/([.A101]*[.A101]))*100" office:value-type="float" office:value="19.8666666666667">
            <text:p>19.8666666666667</text:p>
          </table:table-cell>
          <table:table-cell office:value-type="float" office:value="3.47126436781609">
            <text:p>3.4712643678160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.578125">
            <text:p>2.578125</text:p>
          </table:table-cell>
          <table:table-cell office:value-type="float" office:value="1160.15625000023">
            <text:p>1160.15625000023</text:p>
          </table:table-cell>
          <table:table-cell office:value-type="float" office:value="4.35937500164063">
            <text:p>4.35937500164063</text:p>
          </table:table-cell>
          <table:table-cell office:value-type="float" office:value="88.2812500001172">
            <text:p>88.2812500001172</text:p>
          </table:table-cell>
          <table:table-cell office:value-type="float" office:value="7.33333333333333">
            <text:p>7.33333333333333</text:p>
          </table:table-cell>
          <table:table-cell office:value-type="float" office:value="7.9">
            <text:p>7.9</text:p>
          </table:table-cell>
          <table:table-cell table:formula="of:=([.G102]/([.A102]*[.A102]))*100" office:value-type="float" office:value="21.9444444444444">
            <text:p>21.9444444444444</text:p>
          </table:table-cell>
          <table:table-cell office:value-type="float" office:value="3.42528735632184">
            <text:p>3.4252873563218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.578125">
            <text:p>7.578125</text:p>
          </table:table-cell>
          <table:table-cell office:value-type="float" office:value="410.156250000727">
            <text:p>410.156250000727</text:p>
          </table:table-cell>
          <table:table-cell office:value-type="float" office:value="2.49218750850781">
            <text:p>2.49218750850781</text:p>
          </table:table-cell>
          <table:table-cell office:value-type="float" office:value="38.2812500006172">
            <text:p>38.2812500006172</text:p>
          </table:table-cell>
          <table:table-cell office:value-type="float" office:value="22">
            <text:p>22</text:p>
          </table:table-cell>
          <table:table-cell office:value-type="float" office:value="43.0333333333333">
            <text:p>43.0333333333333</text:p>
          </table:table-cell>
          <table:table-cell table:formula="of:=([.G103]/([.A103]*[.A103]))*100" office:value-type="float" office:value="35.564738292011">
            <text:p>35.564738292011</text:p>
          </table:table-cell>
          <table:table-cell office:value-type="float" office:value="1.63218390804598">
            <text:p>1.6321839080459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78125">
            <text:p>0.078125</text:p>
          </table:table-cell>
          <table:table-cell office:value-type="float" office:value="785.156250000477">
            <text:p>785.156250000477</text:p>
          </table:table-cell>
          <table:table-cell office:value-type="float" office:value="8.78906250021094">
            <text:p>8.78906250021094</text:p>
          </table:table-cell>
          <table:table-cell office:value-type="float" office:value="13.2812500008672">
            <text:p>13.2812500008672</text:p>
          </table:table-cell>
          <table:table-cell office:value-type="float" office:value="18.6666666666667">
            <text:p>18.6666666666667</text:p>
          </table:table-cell>
          <table:table-cell office:value-type="float" office:value="29.4333333333333">
            <text:p>29.4333333333333</text:p>
          </table:table-cell>
          <table:table-cell table:formula="of:=([.G104]/([.A104]*[.A104]))*100" office:value-type="float" office:value="36.3374485596708">
            <text:p>36.3374485596708</text:p>
          </table:table-cell>
          <table:table-cell office:value-type="float" office:value="2.75862068965517">
            <text:p>2.7586206896551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.078125">
            <text:p>5.078125</text:p>
          </table:table-cell>
          <table:table-cell office:value-type="float" office:value="35.1562500009766">
            <text:p>35.1562500009766</text:p>
          </table:table-cell>
          <table:table-cell office:value-type="float" office:value="1.90625000209375">
            <text:p>1.90625000209375</text:p>
          </table:table-cell>
          <table:table-cell office:value-type="float" office:value="63.2812500003672">
            <text:p>63.2812500003672</text:p>
          </table:table-cell>
          <table:table-cell office:value-type="float" office:value="7.33333333333333">
            <text:p>7.33333333333333</text:p>
          </table:table-cell>
          <table:table-cell office:value-type="float" office:value="3.06666666666667">
            <text:p>3.06666666666667</text:p>
          </table:table-cell>
          <table:table-cell table:formula="of:=([.G105]/([.A105]*[.A105]))*100" office:value-type="float" office:value="19.1666666666667">
            <text:p>19.1666666666667</text:p>
          </table:table-cell>
          <table:table-cell office:value-type="float" office:value="4.50574712643678">
            <text:p>4.5057471264367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.453125">
            <text:p>4.453125</text:p>
          </table:table-cell>
          <table:table-cell office:value-type="float" office:value="878.906250000414">
            <text:p>878.906250000414</text:p>
          </table:table-cell>
          <table:table-cell office:value-type="float" office:value="0.65625000334375">
            <text:p>0.65625000334375</text:p>
          </table:table-cell>
          <table:table-cell office:value-type="float" office:value="7.03125000092969">
            <text:p>7.03125000092969</text:p>
          </table:table-cell>
          <table:table-cell office:value-type="float" office:value="6">
            <text:p>6</text:p>
          </table:table-cell>
          <table:table-cell office:value-type="float" office:value="2.7">
            <text:p>2.7</text:p>
          </table:table-cell>
          <table:table-cell table:formula="of:=([.G106]/([.A106]*[.A106]))*100" office:value-type="float" office:value="16.875">
            <text:p>16.875</text:p>
          </table:table-cell>
          <table:table-cell office:value-type="float" office:value="4.06896551724138">
            <text:p>4.0689655172413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.453125">
            <text:p>9.453125</text:p>
          </table:table-cell>
          <table:table-cell office:value-type="float" office:value="128.906250000914">
            <text:p>128.906250000914</text:p>
          </table:table-cell>
          <table:table-cell office:value-type="float" office:value="5.97656250302344">
            <text:p>5.97656250302344</text:p>
          </table:table-cell>
          <table:table-cell office:value-type="float" office:value="57.0312500004297">
            <text:p>57.0312500004297</text:p>
          </table:table-cell>
          <table:table-cell office:value-type="float" office:value="8">
            <text:p>8</text:p>
          </table:table-cell>
          <table:table-cell office:value-type="float" office:value="34.8666666666667">
            <text:p>34.8666666666667</text:p>
          </table:table-cell>
          <table:table-cell table:formula="of:=([.G107]/([.A107]*[.A107]))*100" office:value-type="float" office:value="43.0452674897119">
            <text:p>43.0452674897119</text:p>
          </table:table-cell>
          <table:table-cell office:value-type="float" office:value="2.68965517241379">
            <text:p>2.6896551724137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.953125">
            <text:p>1.953125</text:p>
          </table:table-cell>
          <table:table-cell office:value-type="float" office:value="1253.90625000016">
            <text:p>1253.90625000016</text:p>
          </table:table-cell>
          <table:table-cell office:value-type="float" office:value="4.96875000703125">
            <text:p>4.96875000703125</text:p>
          </table:table-cell>
          <table:table-cell office:value-type="float" office:value="82.0312500001797">
            <text:p>82.0312500001797</text:p>
          </table:table-cell>
          <table:table-cell office:value-type="float" office:value="32.6666666666667">
            <text:p>32.6666666666667</text:p>
          </table:table-cell>
          <table:table-cell office:value-type="float" office:value="56.7333333333333">
            <text:p>56.7333333333333</text:p>
          </table:table-cell>
          <table:table-cell table:formula="of:=([.G108]/([.A108]*[.A108]))*100" office:value-type="float" office:value="39.3981481481482">
            <text:p>39.3981481481482</text:p>
          </table:table-cell>
          <table:table-cell office:value-type="float" office:value="1.40229885057471">
            <text:p>1.4022988505747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.953125">
            <text:p>6.953125</text:p>
          </table:table-cell>
          <table:table-cell office:value-type="float" office:value="503.906250000664">
            <text:p>503.906250000664</text:p>
          </table:table-cell>
          <table:table-cell office:value-type="float" office:value="6.39843750060156">
            <text:p>6.39843750060156</text:p>
          </table:table-cell>
          <table:table-cell office:value-type="float" office:value="32.0312500006797">
            <text:p>32.0312500006797</text:p>
          </table:table-cell>
          <table:table-cell office:value-type="float" office:value="10">
            <text:p>10</text:p>
          </table:table-cell>
          <table:table-cell office:value-type="float" office:value="10.4333333333333">
            <text:p>10.4333333333333</text:p>
          </table:table-cell>
          <table:table-cell table:formula="of:=([.G109]/([.A109]*[.A109]))*100" office:value-type="float" office:value="21.2925170068027">
            <text:p>21.2925170068027</text:p>
          </table:table-cell>
          <table:table-cell office:value-type="float" office:value="2.87356321839081">
            <text:p>2.8735632183908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703125">
            <text:p>0.703125</text:p>
          </table:table-cell>
          <table:table-cell office:value-type="float" office:value="316.406250000789">
            <text:p>316.406250000789</text:p>
          </table:table-cell>
          <table:table-cell office:value-type="float" office:value="4.73437500126563">
            <text:p>4.73437500126563</text:p>
          </table:table-cell>
          <table:table-cell office:value-type="float" office:value="44.5312500005547">
            <text:p>44.5312500005547</text:p>
          </table:table-cell>
          <table:table-cell office:value-type="float" office:value="7.33333333333333">
            <text:p>7.33333333333333</text:p>
          </table:table-cell>
          <table:table-cell office:value-type="float" office:value="7.36666666666667">
            <text:p>7.36666666666667</text:p>
          </table:table-cell>
          <table:table-cell table:formula="of:=([.G110]/([.A110]*[.A110]))*100" office:value-type="float" office:value="20.462962962963">
            <text:p>20.462962962963</text:p>
          </table:table-cell>
          <table:table-cell office:value-type="float" office:value="3.37931034482759">
            <text:p>3.3793103448275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.703125">
            <text:p>5.703125</text:p>
          </table:table-cell>
          <table:table-cell office:value-type="float" office:value="1066.40625000029">
            <text:p>1066.40625000029</text:p>
          </table:table-cell>
          <table:table-cell office:value-type="float" office:value="3.17968750782031">
            <text:p>3.17968750782031</text:p>
          </table:table-cell>
          <table:table-cell office:value-type="float" office:value="94.5312500000547">
            <text:p>94.5312500000547</text:p>
          </table:table-cell>
          <table:table-cell office:value-type="float" office:value="24">
            <text:p>24</text:p>
          </table:table-cell>
          <table:table-cell office:value-type="float" office:value="43.2666666666667">
            <text:p>43.2666666666667</text:p>
          </table:table-cell>
          <table:table-cell table:formula="of:=([.G111]/([.A111]*[.A111]))*100" office:value-type="float" office:value="35.7575757575758">
            <text:p>35.7575757575758</text:p>
          </table:table-cell>
          <table:table-cell office:value-type="float" office:value="1.72413793103448">
            <text:p>1.7241379310344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.203125">
            <text:p>3.203125</text:p>
          </table:table-cell>
          <table:table-cell office:value-type="float" office:value="691.406250000539">
            <text:p>691.406250000539</text:p>
          </table:table-cell>
          <table:table-cell office:value-type="float" office:value="4.3125000036875">
            <text:p>4.3125000036875</text:p>
          </table:table-cell>
          <table:table-cell office:value-type="float" office:value="69.5312500003047">
            <text:p>69.5312500003047</text:p>
          </table:table-cell>
          <table:table-cell office:value-type="float" office:value="12.6666666666667">
            <text:p>12.6666666666667</text:p>
          </table:table-cell>
          <table:table-cell office:value-type="float" office:value="14.9">
            <text:p>14.9</text:p>
          </table:table-cell>
          <table:table-cell table:formula="of:=([.G112]/([.A112]*[.A112]))*100" office:value-type="float" office:value="23.28125">
            <text:p>23.28125</text:p>
          </table:table-cell>
          <table:table-cell office:value-type="float" office:value="2.59770114942529">
            <text:p>2.5977011494252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.203125">
            <text:p>8.203125</text:p>
          </table:table-cell>
          <table:table-cell office:value-type="float" office:value="1441.40625000004">
            <text:p>1441.40625000004</text:p>
          </table:table-cell>
          <table:table-cell office:value-type="float" office:value="0.117187502882813">
            <text:p>0.117187502882813</text:p>
          </table:table-cell>
          <table:table-cell office:value-type="float" office:value="19.5312500008047">
            <text:p>19.5312500008047</text:p>
          </table:table-cell>
          <table:table-cell office:value-type="float" office:value="6.66666666666667">
            <text:p>6.66666666666667</text:p>
          </table:table-cell>
          <table:table-cell office:value-type="float" office:value="2.33333333333333">
            <text:p>2.33333333333333</text:p>
          </table:table-cell>
          <table:table-cell table:formula="of:=([.G113]/([.A113]*[.A113]))*100" office:value-type="float" office:value="25.9259259259259">
            <text:p>25.9259259259259</text:p>
          </table:table-cell>
          <table:table-cell office:value-type="float" office:value="5.90804597701149">
            <text:p>5.9080459770114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.515625">
            <text:p>3.515625</text:p>
          </table:table-cell>
          <table:table-cell office:value-type="float" office:value="175.781250000883">
            <text:p>175.781250000883</text:p>
          </table:table-cell>
          <table:table-cell office:value-type="float" office:value="2.83593750016406">
            <text:p>2.83593750016406</text:p>
          </table:table-cell>
          <table:table-cell office:value-type="float" office:value="78.9062500002109">
            <text:p>78.9062500002109</text:p>
          </table:table-cell>
          <table:table-cell office:value-type="float" office:value="8">
            <text:p>8</text:p>
          </table:table-cell>
          <table:table-cell office:value-type="float" office:value="2.53333333333333">
            <text:p>2.53333333333333</text:p>
          </table:table-cell>
          <table:table-cell table:formula="of:=([.G114]/([.A114]*[.A114]))*100" office:value-type="float" office:value="28.1481481481481">
            <text:p>28.1481481481481</text:p>
          </table:table-cell>
          <table:table-cell office:value-type="float" office:value="6.52873563218391">
            <text:p>6.5287356321839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.515625">
            <text:p>8.515625</text:p>
          </table:table-cell>
          <table:table-cell office:value-type="float" office:value="925.781250000383">
            <text:p>925.781250000383</text:p>
          </table:table-cell>
          <table:table-cell office:value-type="float" office:value="3.5625000044375">
            <text:p>3.5625000044375</text:p>
          </table:table-cell>
          <table:table-cell office:value-type="float" office:value="28.9062500007109">
            <text:p>28.9062500007109</text:p>
          </table:table-cell>
          <table:table-cell office:value-type="float" office:value="12.6666666666667">
            <text:p>12.6666666666667</text:p>
          </table:table-cell>
          <table:table-cell office:value-type="float" office:value="13.9">
            <text:p>13.9</text:p>
          </table:table-cell>
          <table:table-cell table:formula="of:=([.G115]/([.A115]*[.A115]))*100" office:value-type="float" office:value="21.71875">
            <text:p>21.71875</text:p>
          </table:table-cell>
          <table:table-cell office:value-type="float" office:value="2.4367816091954">
            <text:p>2.436781609195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.015625">
            <text:p>1.015625</text:p>
          </table:table-cell>
          <table:table-cell office:value-type="float" office:value="550.781250000633">
            <text:p>550.781250000633</text:p>
          </table:table-cell>
          <table:table-cell office:value-type="float" office:value="6.95312500304688">
            <text:p>6.95312500304688</text:p>
          </table:table-cell>
          <table:table-cell office:value-type="float" office:value="3.90625000096094">
            <text:p>3.90625000096094</text:p>
          </table:table-cell>
          <table:table-cell office:value-type="float" office:value="25.3333333333333">
            <text:p>25.3333333333333</text:p>
          </table:table-cell>
          <table:table-cell office:value-type="float" office:value="29.9">
            <text:p>29.9</text:p>
          </table:table-cell>
          <table:table-cell table:formula="of:=([.G116]/([.A116]*[.A116]))*100" office:value-type="float" office:value="29.9">
            <text:p>29.9</text:p>
          </table:table-cell>
          <table:table-cell office:value-type="float" office:value="2.06896551724138">
            <text:p>2.0689655172413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.015625">
            <text:p>6.015625</text:p>
          </table:table-cell>
          <table:table-cell office:value-type="float" office:value="1300.78125000013">
            <text:p>1300.78125000013</text:p>
          </table:table-cell>
          <table:table-cell office:value-type="float" office:value="0.976562504023438">
            <text:p>0.976562504023438</text:p>
          </table:table-cell>
          <table:table-cell office:value-type="float" office:value="53.9062500004609">
            <text:p>53.9062500004609</text:p>
          </table:table-cell>
          <table:table-cell office:value-type="float" office:value="6.66666666666667">
            <text:p>6.66666666666667</text:p>
          </table:table-cell>
          <table:table-cell office:value-type="float" office:value="5.03333333333333">
            <text:p>5.03333333333333</text:p>
          </table:table-cell>
          <table:table-cell table:formula="of:=([.G117]/([.A117]*[.A117]))*100" office:value-type="float" office:value="20.1333333333333">
            <text:p>20.1333333333333</text:p>
          </table:table-cell>
          <table:table-cell office:value-type="float" office:value="3.54022988505747">
            <text:p>3.5402298850574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.265625">
            <text:p>2.265625</text:p>
          </table:table-cell>
          <table:table-cell office:value-type="float" office:value="1113.28125000026">
            <text:p>1113.28125000026</text:p>
          </table:table-cell>
          <table:table-cell office:value-type="float" office:value="0.421875005578125">
            <text:p>0.421875005578125</text:p>
          </table:table-cell>
          <table:table-cell office:value-type="float" office:value="66.4062500003359">
            <text:p>66.4062500003359</text:p>
          </table:table-cell>
          <table:table-cell office:value-type="float" office:value="8.66666666666667">
            <text:p>8.66666666666667</text:p>
          </table:table-cell>
          <table:table-cell office:value-type="float" office:value="7.26666666666667">
            <text:p>7.26666666666667</text:p>
          </table:table-cell>
          <table:table-cell table:formula="of:=([.G118]/([.A118]*[.A118]))*100" office:value-type="float" office:value="20.1851851851852">
            <text:p>20.1851851851852</text:p>
          </table:table-cell>
          <table:table-cell office:value-type="float" office:value="3.03448275862069">
            <text:p>3.0344827586206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.265625">
            <text:p>7.265625</text:p>
          </table:table-cell>
          <table:table-cell office:value-type="float" office:value="363.281250000758">
            <text:p>363.281250000758</text:p>
          </table:table-cell>
          <table:table-cell office:value-type="float" office:value="6.27343750472656">
            <text:p>6.27343750472656</text:p>
          </table:table-cell>
          <table:table-cell office:value-type="float" office:value="16.4062500008359">
            <text:p>16.4062500008359</text:p>
          </table:table-cell>
          <table:table-cell office:value-type="float" office:value="16.6666666666667">
            <text:p>16.6666666666667</text:p>
          </table:table-cell>
          <table:table-cell office:value-type="float" office:value="42.8333333333333">
            <text:p>42.8333333333333</text:p>
          </table:table-cell>
          <table:table-cell table:formula="of:=([.G119]/([.A119]*[.A119]))*100" office:value-type="float" office:value="35.3994490358127">
            <text:p>35.3994490358127</text:p>
          </table:table-cell>
          <table:table-cell office:value-type="float" office:value="1.97701149425287">
            <text:p>1.9770114942528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.765625">
            <text:p>4.765625</text:p>
          </table:table-cell>
          <table:table-cell office:value-type="float" office:value="1488.28125000001">
            <text:p>1488.28125000001</text:p>
          </table:table-cell>
          <table:table-cell office:value-type="float" office:value="2.88281250611719">
            <text:p>2.88281250611719</text:p>
          </table:table-cell>
          <table:table-cell office:value-type="float" office:value="41.4062500005859">
            <text:p>41.4062500005859</text:p>
          </table:table-cell>
          <table:table-cell office:value-type="float" office:value="16.6666666666667">
            <text:p>16.6666666666667</text:p>
          </table:table-cell>
          <table:table-cell office:value-type="float" office:value="20.6333333333333">
            <text:p>20.6333333333333</text:p>
          </table:table-cell>
          <table:table-cell table:formula="of:=([.G120]/([.A120]*[.A120]))*100" office:value-type="float" office:value="25.4732510288066">
            <text:p>25.4732510288066</text:p>
          </table:table-cell>
          <table:table-cell office:value-type="float" office:value="2.3448275862069">
            <text:p>2.344827586206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.765625">
            <text:p>9.765625</text:p>
          </table:table-cell>
          <table:table-cell office:value-type="float" office:value="738.281250000508">
            <text:p>738.281250000508</text:p>
          </table:table-cell>
          <table:table-cell office:value-type="float" office:value="3.28125000071875">
            <text:p>3.28125000071875</text:p>
          </table:table-cell>
          <table:table-cell office:value-type="float" office:value="91.4062500000859">
            <text:p>91.4062500000859</text:p>
          </table:table-cell>
          <table:table-cell office:value-type="float" office:value="6.66666666666667">
            <text:p>6.66666666666667</text:p>
          </table:table-cell>
          <table:table-cell office:value-type="float" office:value="2.7">
            <text:p>2.7</text:p>
          </table:table-cell>
          <table:table-cell table:formula="of:=([.G121]/([.A121]*[.A121]))*100" office:value-type="float" office:value="16.875">
            <text:p>16.875</text:p>
          </table:table-cell>
          <table:table-cell office:value-type="float" office:value="3.95402298850575">
            <text:p>3.9540229885057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390625">
            <text:p>0.390625</text:p>
          </table:table-cell>
          <table:table-cell office:value-type="float" office:value="1394.53125000007">
            <text:p>1394.53125000007</text:p>
          </table:table-cell>
          <table:table-cell office:value-type="float" office:value="1.52343750147656">
            <text:p>1.52343750147656</text:p>
          </table:table-cell>
          <table:table-cell office:value-type="float" office:value="35.1562500006484">
            <text:p>35.156250000648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([.G122]/([.A122]*[.A122]))*100" office:value-type="float" office:value="22.2222222222222">
            <text:p>22.2222222222222</text:p>
          </table:table-cell>
          <table:table-cell office:value-type="float" office:value="3.33333333333333">
            <text:p>3.3333333333333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.390625">
            <text:p>5.390625</text:p>
          </table:table-cell>
          <table:table-cell office:value-type="float" office:value="644.53125000057">
            <text:p>644.53125000057</text:p>
          </table:table-cell>
          <table:table-cell office:value-type="float" office:value="0.0625000079375">
            <text:p>0.0625000079375</text:p>
          </table:table-cell>
          <table:table-cell office:value-type="float" office:value="85.1562500001484">
            <text:p>85.1562500001484</text:p>
          </table:table-cell>
          <table:table-cell office:value-type="float" office:value="15.3333333333333">
            <text:p>15.3333333333333</text:p>
          </table:table-cell>
          <table:table-cell office:value-type="float" office:value="14.6">
            <text:p>14.6</text:p>
          </table:table-cell>
          <table:table-cell table:formula="of:=([.G123]/([.A123]*[.A123]))*100" office:value-type="float" office:value="22.8125">
            <text:p>22.8125</text:p>
          </table:table-cell>
          <table:table-cell office:value-type="float" office:value="2.48275862068966">
            <text:p>2.4827586206896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.890625">
            <text:p>2.890625</text:p>
          </table:table-cell>
          <table:table-cell office:value-type="float" office:value="1019.53125000032">
            <text:p>1019.53125000032</text:p>
          </table:table-cell>
          <table:table-cell office:value-type="float" office:value="8.33593750266406">
            <text:p>8.33593750266406</text:p>
          </table:table-cell>
          <table:table-cell office:value-type="float" office:value="60.1562500003984">
            <text:p>60.1562500003984</text:p>
          </table:table-cell>
          <table:table-cell office:value-type="float" office:value="27.3333333333333">
            <text:p>27.3333333333333</text:p>
          </table:table-cell>
          <table:table-cell office:value-type="float" office:value="42.1666666666667">
            <text:p>42.1666666666667</text:p>
          </table:table-cell>
          <table:table-cell table:formula="of:=([.G124]/([.A124]*[.A124]))*100" office:value-type="float" office:value="34.8484848484848">
            <text:p>34.8484848484848</text:p>
          </table:table-cell>
          <table:table-cell office:value-type="float" office:value="1.9080459770115">
            <text:p>1.908045977011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.890625">
            <text:p>7.890625</text:p>
          </table:table-cell>
          <table:table-cell office:value-type="float" office:value="269.53125000082">
            <text:p>269.53125000082</text:p>
          </table:table-cell>
          <table:table-cell office:value-type="float" office:value="1.54687500445313">
            <text:p>1.54687500445313</text:p>
          </table:table-cell>
          <table:table-cell office:value-type="float" office:value="10.1562500008984">
            <text:p>10.1562500008984</text:p>
          </table:table-cell>
          <table:table-cell office:value-type="float" office:value="6.66666666666667">
            <text:p>6.66666666666667</text:p>
          </table:table-cell>
          <table:table-cell office:value-type="float" office:value="7.06666666666667">
            <text:p>7.06666666666667</text:p>
          </table:table-cell>
          <table:table-cell table:formula="of:=([.G125]/([.A125]*[.A125]))*100" office:value-type="float" office:value="19.6296296296296">
            <text:p>19.6296296296296</text:p>
          </table:table-cell>
          <table:table-cell office:value-type="float" office:value="3.03448275862069">
            <text:p>3.0344827586206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.140625">
            <text:p>4.140625</text:p>
          </table:table-cell>
          <table:table-cell office:value-type="float" office:value="457.031250000695">
            <text:p>457.031250000695</text:p>
          </table:table-cell>
          <table:table-cell office:value-type="float" office:value="1.91406250308594">
            <text:p>1.91406250308594</text:p>
          </table:table-cell>
          <table:table-cell office:value-type="float" office:value="22.6562500007734">
            <text:p>22.6562500007734</text:p>
          </table:table-cell>
          <table:table-cell office:value-type="float" office:value="6.66666666666667">
            <text:p>6.66666666666667</text:p>
          </table:table-cell>
          <table:table-cell office:value-type="float" office:value="4.96666666666667">
            <text:p>4.96666666666667</text:p>
          </table:table-cell>
          <table:table-cell table:formula="of:=([.G126]/([.A126]*[.A126]))*100" office:value-type="float" office:value="19.8666666666667">
            <text:p>19.8666666666667</text:p>
          </table:table-cell>
          <table:table-cell office:value-type="float" office:value="3.74712643678161">
            <text:p>3.7471264367816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.140625">
            <text:p>9.140625</text:p>
          </table:table-cell>
          <table:table-cell office:value-type="float" office:value="1207.0312500002">
            <text:p>1207.0312500002</text:p>
          </table:table-cell>
          <table:table-cell office:value-type="float" office:value="8.82812500117188">
            <text:p>8.82812500117188</text:p>
          </table:table-cell>
          <table:table-cell office:value-type="float" office:value="72.6562500002734">
            <text:p>72.6562500002734</text:p>
          </table:table-cell>
          <table:table-cell office:value-type="float" office:value="18">
            <text:p>18</text:p>
          </table:table-cell>
          <table:table-cell office:value-type="float" office:value="30.5">
            <text:p>30.5</text:p>
          </table:table-cell>
          <table:table-cell table:formula="of:=([.G127]/([.A127]*[.A127]))*100" office:value-type="float" office:value="30.5">
            <text:p>30.5</text:p>
          </table:table-cell>
          <table:table-cell office:value-type="float" office:value="1.95402298850575">
            <text:p>1.9540229885057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.640625">
            <text:p>1.640625</text:p>
          </table:table-cell>
          <table:table-cell office:value-type="float" office:value="82.0312500009453">
            <text:p>82.0312500009453</text:p>
          </table:table-cell>
          <table:table-cell office:value-type="float" office:value="0.929687506070313">
            <text:p>0.929687506070313</text:p>
          </table:table-cell>
          <table:table-cell office:value-type="float" office:value="97.6562500000234">
            <text:p>97.6562500000234</text:p>
          </table:table-cell>
          <table:table-cell office:value-type="float" office:value="10.6666666666667">
            <text:p>10.6666666666667</text:p>
          </table:table-cell>
          <table:table-cell office:value-type="float" office:value="10.9333333333333">
            <text:p>10.9333333333333</text:p>
          </table:table-cell>
          <table:table-cell table:formula="of:=([.G128]/([.A128]*[.A128]))*100" office:value-type="float" office:value="22.312925170068">
            <text:p>22.312925170068</text:p>
          </table:table-cell>
          <table:table-cell office:value-type="float" office:value="2.82758620689655">
            <text:p>2.827586206896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.640625">
            <text:p>6.640625</text:p>
          </table:table-cell>
          <table:table-cell office:value-type="float" office:value="832.031250000445">
            <text:p>832.031250000445</text:p>
          </table:table-cell>
          <table:table-cell office:value-type="float" office:value="1.26562500073438">
            <text:p>1.26562500073438</text:p>
          </table:table-cell>
          <table:table-cell office:value-type="float" office:value="47.6562500005234">
            <text:p>47.6562500005234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f:=([.G129]/([.A129]*[.A129]))*100" office:value-type="float" office:value="25">
            <text:p>25</text:p>
          </table:table-cell>
          <table:table-cell office:value-type="float" office:value="17.1264367816092">
            <text:p>17.12643678160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.3203125">
            <text:p>3.3203125</text:p>
          </table:table-cell>
          <table:table-cell office:value-type="float" office:value="439.453125000707">
            <text:p>439.453125000707</text:p>
          </table:table-cell>
          <table:table-cell office:value-type="float" office:value="0.382812501617187">
            <text:p>0.382812501617187</text:p>
          </table:table-cell>
          <table:table-cell office:value-type="float" office:value="90.2343750000977">
            <text:p>90.2343750000977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f:=([.G130]/([.A130]*[.A130]))*100" office:value-type="float" office:value="25">
            <text:p>25</text:p>
          </table:table-cell>
          <table:table-cell office:value-type="float" office:value="17.3333333333333">
            <text:p>17.333333333333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.3203125">
            <text:p>8.3203125</text:p>
          </table:table-cell>
          <table:table-cell office:value-type="float" office:value="1189.45312500021">
            <text:p>1189.45312500021</text:p>
          </table:table-cell>
          <table:table-cell office:value-type="float" office:value="4.83984375216016">
            <text:p>4.83984375216016</text:p>
          </table:table-cell>
          <table:table-cell office:value-type="float" office:value="40.2343750005977">
            <text:p>40.2343750005977</text:p>
          </table:table-cell>
          <table:table-cell office:value-type="float" office:value="8.66666666666667">
            <text:p>8.66666666666667</text:p>
          </table:table-cell>
          <table:table-cell office:value-type="float" office:value="10.3">
            <text:p>10.3</text:p>
          </table:table-cell>
          <table:table-cell table:formula="of:=([.G131]/([.A131]*[.A131]))*100" office:value-type="float" office:value="21.0204081632653">
            <text:p>21.0204081632653</text:p>
          </table:table-cell>
          <table:table-cell office:value-type="float" office:value="3.08045977011494">
            <text:p>3.0804597701149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203125">
            <text:p>0.8203125</text:p>
          </table:table-cell>
          <table:table-cell office:value-type="float" office:value="64.453125000957">
            <text:p>64.453125000957</text:p>
          </table:table-cell>
          <table:table-cell office:value-type="float" office:value="4.41406250558594">
            <text:p>4.41406250558594</text:p>
          </table:table-cell>
          <table:table-cell office:value-type="float" office:value="15.2343750008477">
            <text:p>15.2343750008477</text:p>
          </table:table-cell>
          <table:table-cell office:value-type="float" office:value="22">
            <text:p>22</text:p>
          </table:table-cell>
          <table:table-cell office:value-type="float" office:value="34.7666666666667">
            <text:p>34.7666666666667</text:p>
          </table:table-cell>
          <table:table-cell table:formula="of:=([.G132]/([.A132]*[.A132]))*100" office:value-type="float" office:value="34.7666666666667">
            <text:p>34.7666666666667</text:p>
          </table:table-cell>
          <table:table-cell office:value-type="float" office:value="2.04597701149425">
            <text:p>2.0459770114942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.8203125">
            <text:p>5.8203125</text:p>
          </table:table-cell>
          <table:table-cell office:value-type="float" office:value="814.453125000457">
            <text:p>814.453125000457</text:p>
          </table:table-cell>
          <table:table-cell office:value-type="float" office:value="4.70703125029297">
            <text:p>4.70703125029297</text:p>
          </table:table-cell>
          <table:table-cell office:value-type="float" office:value="65.2343750003477">
            <text:p>65.2343750003477</text:p>
          </table:table-cell>
          <table:table-cell office:value-type="float" office:value="6">
            <text:p>6</text:p>
          </table:table-cell>
          <table:table-cell office:value-type="float" office:value="4.8">
            <text:p>4.8</text:p>
          </table:table-cell>
          <table:table-cell table:formula="of:=([.G133]/([.A133]*[.A133]))*100" office:value-type="float" office:value="19.2">
            <text:p>19.2</text:p>
          </table:table-cell>
          <table:table-cell office:value-type="float" office:value="3.67816091954023">
            <text:p>3.6781609195402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.0703125">
            <text:p>2.0703125</text:p>
          </table:table-cell>
          <table:table-cell office:value-type="float" office:value="1376.95312500008">
            <text:p>1376.95312500008</text:p>
          </table:table-cell>
          <table:table-cell office:value-type="float" office:value="4.89843750110156">
            <text:p>4.89843750110156</text:p>
          </table:table-cell>
          <table:table-cell office:value-type="float" office:value="52.7343750004727">
            <text:p>52.7343750004727</text:p>
          </table:table-cell>
          <table:table-cell office:value-type="float" office:value="8.66666666666667">
            <text:p>8.66666666666667</text:p>
          </table:table-cell>
          <table:table-cell office:value-type="float" office:value="7.56666666666667">
            <text:p>7.56666666666667</text:p>
          </table:table-cell>
          <table:table-cell table:formula="of:=([.G134]/([.A134]*[.A134]))*100" office:value-type="float" office:value="21.0185185185185">
            <text:p>21.0185185185185</text:p>
          </table:table-cell>
          <table:table-cell office:value-type="float" office:value="3.14942528735632">
            <text:p>3.1494252873563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.0703125">
            <text:p>7.0703125</text:p>
          </table:table-cell>
          <table:table-cell office:value-type="float" office:value="626.953125000582">
            <text:p>626.953125000582</text:p>
          </table:table-cell>
          <table:table-cell office:value-type="float" office:value="3.48046875751953">
            <text:p>3.48046875751953</text:p>
          </table:table-cell>
          <table:table-cell office:value-type="float" office:value="2.73437500097266">
            <text:p>2.73437500097266</text:p>
          </table:table-cell>
          <table:table-cell office:value-type="float" office:value="19.3333333333333">
            <text:p>19.3333333333333</text:p>
          </table:table-cell>
          <table:table-cell office:value-type="float" office:value="42.2333333333333">
            <text:p>42.2333333333333</text:p>
          </table:table-cell>
          <table:table-cell table:formula="of:=([.G135]/([.A135]*[.A135]))*100" office:value-type="float" office:value="34.9035812672176">
            <text:p>34.9035812672176</text:p>
          </table:table-cell>
          <table:table-cell office:value-type="float" office:value="1.88505747126437">
            <text:p>1.8850574712643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.5703125">
            <text:p>4.5703125</text:p>
          </table:table-cell>
          <table:table-cell office:value-type="float" office:value="1001.95312500033">
            <text:p>1001.95312500033</text:p>
          </table:table-cell>
          <table:table-cell office:value-type="float" office:value="4.53125000346875">
            <text:p>4.53125000346875</text:p>
          </table:table-cell>
          <table:table-cell office:value-type="float" office:value="27.7343750007227">
            <text:p>27.7343750007227</text:p>
          </table:table-cell>
          <table:table-cell office:value-type="float" office:value="7.33333333333333">
            <text:p>7.33333333333333</text:p>
          </table:table-cell>
          <table:table-cell office:value-type="float" office:value="14.1">
            <text:p>14.1</text:p>
          </table:table-cell>
          <table:table-cell table:formula="of:=([.G136]/([.A136]*[.A136]))*100" office:value-type="float" office:value="22.03125">
            <text:p>22.03125</text:p>
          </table:table-cell>
          <table:table-cell office:value-type="float" office:value="2.4367816091954">
            <text:p>2.436781609195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.5703125">
            <text:p>9.5703125</text:p>
          </table:table-cell>
          <table:table-cell office:value-type="float" office:value="251.953125000832">
            <text:p>251.953125000832</text:p>
          </table:table-cell>
          <table:table-cell office:value-type="float" office:value="0.199218752800781">
            <text:p>0.199218752800781</text:p>
          </table:table-cell>
          <table:table-cell office:value-type="float" office:value="77.7343750002227">
            <text:p>77.7343750002227</text:p>
          </table:table-cell>
          <table:table-cell office:value-type="float" office:value="8">
            <text:p>8</text:p>
          </table:table-cell>
          <table:table-cell office:value-type="float" office:value="2.5">
            <text:p>2.5</text:p>
          </table:table-cell>
          <table:table-cell table:formula="of:=([.G137]/([.A137]*[.A137]))*100" office:value-type="float" office:value="27.7777777777778">
            <text:p>27.7777777777778</text:p>
          </table:table-cell>
          <table:table-cell office:value-type="float" office:value="6.22988505747126">
            <text:p>6.2298850574712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1953125">
            <text:p>0.1953125</text:p>
          </table:table-cell>
          <table:table-cell office:value-type="float" office:value="1095.70312500027">
            <text:p>1095.70312500027</text:p>
          </table:table-cell>
          <table:table-cell office:value-type="float" office:value="1.01562500298438">
            <text:p>1.01562500298438</text:p>
          </table:table-cell>
          <table:table-cell office:value-type="float" office:value="46.4843750005352">
            <text:p>46.4843750005352</text:p>
          </table:table-cell>
          <table:table-cell office:value-type="float" office:value="6">
            <text:p>6</text:p>
          </table:table-cell>
          <table:table-cell office:value-type="float" office:value="2.6">
            <text:p>2.6</text:p>
          </table:table-cell>
          <table:table-cell table:formula="of:=([.G138]/([.A138]*[.A138]))*100" office:value-type="float" office:value="16.25">
            <text:p>16.25</text:p>
          </table:table-cell>
          <table:table-cell office:value-type="float" office:value="3.37931034482759">
            <text:p>3.3793103448275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.1953125">
            <text:p>5.1953125</text:p>
          </table:table-cell>
          <table:table-cell office:value-type="float" office:value="345.70312500077">
            <text:p>345.70312500077</text:p>
          </table:table-cell>
          <table:table-cell office:value-type="float" office:value="6.78515625221484">
            <text:p>6.78515625221484</text:p>
          </table:table-cell>
          <table:table-cell office:value-type="float" office:value="96.4843750000352">
            <text:p>96.4843750000352</text:p>
          </table:table-cell>
          <table:table-cell office:value-type="float" office:value="17.3333333333333">
            <text:p>17.3333333333333</text:p>
          </table:table-cell>
          <table:table-cell office:value-type="float" office:value="21.8">
            <text:p>21.8</text:p>
          </table:table-cell>
          <table:table-cell table:formula="of:=([.G139]/([.A139]*[.A139]))*100" office:value-type="float" office:value="26.9135802469136">
            <text:p>26.9135802469136</text:p>
          </table:table-cell>
          <table:table-cell office:value-type="float" office:value="2.22988505747126">
            <text:p>2.2298850574712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.6953125">
            <text:p>2.6953125</text:p>
          </table:table-cell>
          <table:table-cell office:value-type="float" office:value="1470.70312500002">
            <text:p>1470.70312500002</text:p>
          </table:table-cell>
          <table:table-cell office:value-type="float" office:value="0.0429687609570313">
            <text:p>0.0429687609570313</text:p>
          </table:table-cell>
          <table:table-cell office:value-type="float" office:value="71.4843750002852">
            <text:p>71.4843750002852</text:p>
          </table:table-cell>
          <table:table-cell office:value-type="float" office:value="23.3333333333333">
            <text:p>23.3333333333333</text:p>
          </table:table-cell>
          <table:table-cell office:value-type="float" office:value="42.1333333333333">
            <text:p>42.1333333333333</text:p>
          </table:table-cell>
          <table:table-cell table:formula="of:=([.G140]/([.A140]*[.A140]))*100" office:value-type="float" office:value="34.8209366391185">
            <text:p>34.8209366391185</text:p>
          </table:table-cell>
          <table:table-cell office:value-type="float" office:value="1.6551724137931">
            <text:p>1.655172413793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.6953125">
            <text:p>7.6953125</text:p>
          </table:table-cell>
          <table:table-cell office:value-type="float" office:value="720.70312500052">
            <text:p>720.70312500052</text:p>
          </table:table-cell>
          <table:table-cell office:value-type="float" office:value="3.02343750297656">
            <text:p>3.02343750297656</text:p>
          </table:table-cell>
          <table:table-cell office:value-type="float" office:value="21.4843750007852">
            <text:p>21.4843750007852</text:p>
          </table:table-cell>
          <table:table-cell office:value-type="float" office:value="7.33333333333333">
            <text:p>7.33333333333333</text:p>
          </table:table-cell>
          <table:table-cell office:value-type="float" office:value="7.53333333333333">
            <text:p>7.53333333333333</text:p>
          </table:table-cell>
          <table:table-cell table:formula="of:=([.G141]/([.A141]*[.A141]))*100" office:value-type="float" office:value="20.9259259259259">
            <text:p>20.9259259259259</text:p>
          </table:table-cell>
          <table:table-cell office:value-type="float" office:value="3.03448275862069">
            <text:p>3.0344827586206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.9453125">
            <text:p>3.9453125</text:p>
          </table:table-cell>
          <table:table-cell office:value-type="float" office:value="158.203125000895">
            <text:p>158.203125000895</text:p>
          </table:table-cell>
          <table:table-cell office:value-type="float" office:value="3.14453125185547">
            <text:p>3.14453125185547</text:p>
          </table:table-cell>
          <table:table-cell office:value-type="float" office:value="8.98437500091016">
            <text:p>8.98437500091016</text:p>
          </table:table-cell>
          <table:table-cell office:value-type="float" office:value="7.33333333333333">
            <text:p>7.33333333333333</text:p>
          </table:table-cell>
          <table:table-cell office:value-type="float" office:value="4.83333333333333">
            <text:p>4.83333333333333</text:p>
          </table:table-cell>
          <table:table-cell table:formula="of:=([.G142]/([.A142]*[.A142]))*100" office:value-type="float" office:value="19.3333333333333">
            <text:p>19.3333333333333</text:p>
          </table:table-cell>
          <table:table-cell office:value-type="float" office:value="3.51724137931035">
            <text:p>3.5172413793103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.9453125">
            <text:p>8.9453125</text:p>
          </table:table-cell>
          <table:table-cell office:value-type="float" office:value="908.203125000395">
            <text:p>908.203125000395</text:p>
          </table:table-cell>
          <table:table-cell office:value-type="float" office:value="1.28906250871094">
            <text:p>1.28906250871094</text:p>
          </table:table-cell>
          <table:table-cell office:value-type="float" office:value="58.9843750004102">
            <text:p>58.9843750004102</text:p>
          </table:table-cell>
          <table:table-cell office:value-type="float" office:value="22">
            <text:p>22</text:p>
          </table:table-cell>
          <table:table-cell office:value-type="float" office:value="30.6666666666667">
            <text:p>30.6666666666667</text:p>
          </table:table-cell>
          <table:table-cell table:formula="of:=([.G143]/([.A143]*[.A143]))*100" office:value-type="float" office:value="30.6666666666667">
            <text:p>30.6666666666667</text:p>
          </table:table-cell>
          <table:table-cell office:value-type="float" office:value="1.9080459770115">
            <text:p>1.908045977011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.4453125">
            <text:p>1.4453125</text:p>
          </table:table-cell>
          <table:table-cell office:value-type="float" office:value="533.203125000644">
            <text:p>533.203125000644</text:p>
          </table:table-cell>
          <table:table-cell office:value-type="float" office:value="7.03125000096875">
            <text:p>7.03125000096875</text:p>
          </table:table-cell>
          <table:table-cell office:value-type="float" office:value="83.9843750001602">
            <text:p>83.9843750001602</text:p>
          </table:table-cell>
          <table:table-cell office:value-type="float" office:value="16">
            <text:p>16</text:p>
          </table:table-cell>
          <table:table-cell office:value-type="float" office:value="14.5666666666667">
            <text:p>14.5666666666667</text:p>
          </table:table-cell>
          <table:table-cell table:formula="of:=([.G144]/([.A144]*[.A144]))*100" office:value-type="float" office:value="22.7604166666667">
            <text:p>22.7604166666667</text:p>
          </table:table-cell>
          <table:table-cell office:value-type="float" office:value="2.55172413793104">
            <text:p>2.5517241379310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.4453125">
            <text:p>6.4453125</text:p>
          </table:table-cell>
          <table:table-cell office:value-type="float" office:value="1283.20312500014">
            <text:p>1283.20312500014</text:p>
          </table:table-cell>
          <table:table-cell office:value-type="float" office:value="1.13671875186328">
            <text:p>1.13671875186328</text:p>
          </table:table-cell>
          <table:table-cell office:value-type="float" office:value="33.9843750006602">
            <text:p>33.9843750006602</text:p>
          </table:table-cell>
          <table:table-cell office:value-type="float" office:value="13.3333333333333">
            <text:p>13.3333333333333</text:p>
          </table:table-cell>
          <table:table-cell office:value-type="float" office:value="2.5">
            <text:p>2.5</text:p>
          </table:table-cell>
          <table:table-cell table:formula="of:=([.G145]/([.A145]*[.A145]))*100" office:value-type="float" office:value="27.7777777777778">
            <text:p>27.7777777777778</text:p>
          </table:table-cell>
          <table:table-cell office:value-type="float" office:value="6.02298850574713">
            <text:p>6.0229885057471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7578125">
            <text:p>1.7578125</text:p>
          </table:table-cell>
          <table:table-cell office:value-type="float" office:value="298.828125000801">
            <text:p>298.828125000801</text:p>
          </table:table-cell>
          <table:table-cell office:value-type="float" office:value="1.79296875120703">
            <text:p>1.79296875120703</text:p>
          </table:table-cell>
          <table:table-cell office:value-type="float" office:value="68.3593750003164">
            <text:p>68.3593750003164</text:p>
          </table:table-cell>
          <table:table-cell office:value-type="float" office:value="8">
            <text:p>8</text:p>
          </table:table-cell>
          <table:table-cell office:value-type="float" office:value="2.5">
            <text:p>2.5</text:p>
          </table:table-cell>
          <table:table-cell table:formula="of:=([.G146]/([.A146]*[.A146]))*100" office:value-type="float" office:value="27.7777777777778">
            <text:p>27.7777777777778</text:p>
          </table:table-cell>
          <table:table-cell office:value-type="float" office:value="6.27586206896552">
            <text:p>6.2758620689655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.7578125">
            <text:p>6.7578125</text:p>
          </table:table-cell>
          <table:table-cell office:value-type="float" office:value="1048.8281250003">
            <text:p>1048.8281250003</text:p>
          </table:table-cell>
          <table:table-cell office:value-type="float" office:value="0.78125000721875">
            <text:p>0.78125000721875</text:p>
          </table:table-cell>
          <table:table-cell office:value-type="float" office:value="18.3593750008164">
            <text:p>18.3593750008164</text:p>
          </table:table-cell>
          <table:table-cell office:value-type="float" office:value="9.33333333333333">
            <text:p>9.33333333333333</text:p>
          </table:table-cell>
          <table:table-cell office:value-type="float" office:value="14.4666666666667">
            <text:p>14.4666666666667</text:p>
          </table:table-cell>
          <table:table-cell table:formula="of:=([.G147]/([.A147]*[.A147]))*100" office:value-type="float" office:value="22.6041666666667">
            <text:p>22.6041666666667</text:p>
          </table:table-cell>
          <table:table-cell office:value-type="float" office:value="2.25287356321839">
            <text:p>2.2528735632183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.2578125">
            <text:p>4.2578125</text:p>
          </table:table-cell>
          <table:table-cell office:value-type="float" office:value="673.828125000551">
            <text:p>673.828125000551</text:p>
          </table:table-cell>
          <table:table-cell office:value-type="float" office:value="9.32421875167578">
            <text:p>9.32421875167578</text:p>
          </table:table-cell>
          <table:table-cell office:value-type="float" office:value="43.3593750005664">
            <text:p>43.3593750005664</text:p>
          </table:table-cell>
          <table:table-cell office:value-type="float" office:value="24">
            <text:p>24</text:p>
          </table:table-cell>
          <table:table-cell office:value-type="float" office:value="42.6333333333333">
            <text:p>42.6333333333333</text:p>
          </table:table-cell>
          <table:table-cell table:formula="of:=([.G148]/([.A148]*[.A148]))*100" office:value-type="float" office:value="35.2341597796143">
            <text:p>35.2341597796143</text:p>
          </table:table-cell>
          <table:table-cell office:value-type="float" office:value="1.79310344827586">
            <text:p>1.7931034482758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.2578125">
            <text:p>9.2578125</text:p>
          </table:table-cell>
          <table:table-cell office:value-type="float" office:value="1423.82812500005">
            <text:p>1423.82812500005</text:p>
          </table:table-cell>
          <table:table-cell office:value-type="float" office:value="2.08593750391406">
            <text:p>2.08593750391406</text:p>
          </table:table-cell>
          <table:table-cell office:value-type="float" office:value="93.3593750000664">
            <text:p>93.3593750000664</text:p>
          </table:table-cell>
          <table:table-cell office:value-type="float" office:value="7.33333333333333">
            <text:p>7.33333333333333</text:p>
          </table:table-cell>
          <table:table-cell office:value-type="float" office:value="7.83333333333333">
            <text:p>7.83333333333333</text:p>
          </table:table-cell>
          <table:table-cell table:formula="of:=([.G149]/([.A149]*[.A149]))*100" office:value-type="float" office:value="21.7592592592593">
            <text:p>21.7592592592593</text:p>
          </table:table-cell>
          <table:table-cell office:value-type="float" office:value="3.26436781609196">
            <text:p>3.2643678160919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.0078125">
            <text:p>3.0078125</text:p>
          </table:table-cell>
          <table:table-cell office:value-type="float" office:value="861.328125000426">
            <text:p>861.328125000426</text:p>
          </table:table-cell>
          <table:table-cell office:value-type="float" office:value="3.30859375369141">
            <text:p>3.30859375369141</text:p>
          </table:table-cell>
          <table:table-cell office:value-type="float" office:value="80.8593750001914">
            <text:p>80.8593750001914</text:p>
          </table:table-cell>
          <table:table-cell office:value-type="float" office:value="8.66666666666667">
            <text:p>8.66666666666667</text:p>
          </table:table-cell>
          <table:table-cell office:value-type="float" office:value="10.8333333333333">
            <text:p>10.8333333333333</text:p>
          </table:table-cell>
          <table:table-cell table:formula="of:=([.G150]/([.A150]*[.A150]))*100" office:value-type="float" office:value="22.108843537415">
            <text:p>22.108843537415</text:p>
          </table:table-cell>
          <table:table-cell office:value-type="float" office:value="2.85057471264368">
            <text:p>2.8505747126436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.0078125">
            <text:p>8.0078125</text:p>
          </table:table-cell>
          <table:table-cell office:value-type="float" office:value="111.328125000926">
            <text:p>111.328125000926</text:p>
          </table:table-cell>
          <table:table-cell office:value-type="float" office:value="11.6718750003281">
            <text:p>11.6718750003281</text:p>
          </table:table-cell>
          <table:table-cell office:value-type="float" office:value="30.8593750006914">
            <text:p>30.8593750006914</text:p>
          </table:table-cell>
          <table:table-cell office:value-type="float" office:value="12.6666666666667">
            <text:p>12.6666666666667</text:p>
          </table:table-cell>
          <table:table-cell office:value-type="float" office:value="99.6">
            <text:p>99.6</text:p>
          </table:table-cell>
          <table:table-cell table:formula="of:=([.G151]/([.A151]*[.A151]))*100" office:value-type="float" office:value="69.1666666666667">
            <text:p>69.1666666666667</text:p>
          </table:table-cell>
          <table:table-cell office:value-type="float" office:value="2.75862068965517">
            <text:p>2.7586206896551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5078125">
            <text:p>0.5078125</text:p>
          </table:table-cell>
          <table:table-cell office:value-type="float" office:value="1236.32812500018">
            <text:p>1236.32812500018</text:p>
          </table:table-cell>
          <table:table-cell office:value-type="float" office:value="2.00390625699609">
            <text:p>2.00390625699609</text:p>
          </table:table-cell>
          <table:table-cell office:value-type="float" office:value="5.85937500094141">
            <text:p>5.85937500094141</text:p>
          </table:table-cell>
          <table:table-cell office:value-type="float" office:value="11.3333333333333">
            <text:p>11.3333333333333</text:p>
          </table:table-cell>
          <table:table-cell office:value-type="float" office:value="21.2666666666667">
            <text:p>21.2666666666667</text:p>
          </table:table-cell>
          <table:table-cell table:formula="of:=([.G152]/([.A152]*[.A152]))*100" office:value-type="float" office:value="26.2551440329218">
            <text:p>26.2551440329218</text:p>
          </table:table-cell>
          <table:table-cell office:value-type="float" office:value="2.41379310344828">
            <text:p>2.4137931034482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.5078125">
            <text:p>5.5078125</text:p>
          </table:table-cell>
          <table:table-cell office:value-type="float" office:value="486.328125000676">
            <text:p>486.328125000676</text:p>
          </table:table-cell>
          <table:table-cell office:value-type="float" office:value="2.89062500110937">
            <text:p>2.89062500110937</text:p>
          </table:table-cell>
          <table:table-cell office:value-type="float" office:value="55.8593750004414">
            <text:p>55.8593750004414</text:p>
          </table:table-cell>
          <table:table-cell office:value-type="float" office:value="8">
            <text:p>8</text:p>
          </table:table-cell>
          <table:table-cell office:value-type="float" office:value="2.63333333333333">
            <text:p>2.63333333333333</text:p>
          </table:table-cell>
          <table:table-cell table:formula="of:=([.G153]/([.A153]*[.A153]))*100" office:value-type="float" office:value="16.4583333333333">
            <text:p>16.4583333333333</text:p>
          </table:table-cell>
          <table:table-cell office:value-type="float" office:value="4.66666666666667">
            <text:p>4.6666666666666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.8828125">
            <text:p>4.8828125</text:p>
          </table:table-cell>
          <table:table-cell office:value-type="float" office:value="1142.57812500024">
            <text:p>1142.57812500024</text:p>
          </table:table-cell>
          <table:table-cell office:value-type="float" office:value="3.64062500035938">
            <text:p>3.64062500035938</text:p>
          </table:table-cell>
          <table:table-cell office:value-type="float" office:value="24.6093750007539">
            <text:p>24.6093750007539</text:p>
          </table:table-cell>
          <table:table-cell office:value-type="float" office:value="6">
            <text:p>6</text:p>
          </table:table-cell>
          <table:table-cell office:value-type="float" office:value="2.53333333333333">
            <text:p>2.53333333333333</text:p>
          </table:table-cell>
          <table:table-cell table:formula="of:=([.G154]/([.A154]*[.A154]))*100" office:value-type="float" office:value="15.8333333333333">
            <text:p>15.8333333333333</text:p>
          </table:table-cell>
          <table:table-cell office:value-type="float" office:value="4.36781609195403">
            <text:p>4.3678160919540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.8828125">
            <text:p>9.8828125</text:p>
          </table:table-cell>
          <table:table-cell office:value-type="float" office:value="392.578125000738">
            <text:p>392.578125000738</text:p>
          </table:table-cell>
          <table:table-cell office:value-type="float" office:value="3.69140625530859">
            <text:p>3.69140625530859</text:p>
          </table:table-cell>
          <table:table-cell office:value-type="float" office:value="74.6093750002539">
            <text:p>74.6093750002539</text:p>
          </table:table-cell>
          <table:table-cell office:value-type="float" office:value="14.6666666666667">
            <text:p>14.6666666666667</text:p>
          </table:table-cell>
          <table:table-cell office:value-type="float" office:value="21.0333333333333">
            <text:p>21.0333333333333</text:p>
          </table:table-cell>
          <table:table-cell table:formula="of:=([.G155]/([.A155]*[.A155]))*100" office:value-type="float" office:value="25.9670781893004">
            <text:p>25.9670781893004</text:p>
          </table:table-cell>
          <table:table-cell office:value-type="float" office:value="2.32183908045977">
            <text:p>2.3218390804597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.3828125">
            <text:p>2.3828125</text:p>
          </table:table-cell>
          <table:table-cell office:value-type="float" office:value="767.578125000488">
            <text:p>767.578125000488</text:p>
          </table:table-cell>
          <table:table-cell office:value-type="float" office:value="7.26171875373828">
            <text:p>7.26171875373828</text:p>
          </table:table-cell>
          <table:table-cell office:value-type="float" office:value="99.6093750000039">
            <text:p>99.6093750000039</text:p>
          </table:table-cell>
          <table:table-cell office:value-type="float" office:value="29.3333333333333">
            <text:p>29.3333333333333</text:p>
          </table:table-cell>
          <table:table-cell office:value-type="float" office:value="42.2">
            <text:p>42.2</text:p>
          </table:table-cell>
          <table:table-cell table:formula="of:=([.G156]/([.A156]*[.A156]))*100" office:value-type="float" office:value="34.8760330578512">
            <text:p>34.8760330578512</text:p>
          </table:table-cell>
          <table:table-cell office:value-type="float" office:value="1.86206896551724">
            <text:p>1.8620689655172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.3828125">
            <text:p>7.3828125</text:p>
          </table:table-cell>
          <table:table-cell office:value-type="float" office:value="17.5781250009883">
            <text:p>17.5781250009883</text:p>
          </table:table-cell>
          <table:table-cell office:value-type="float" office:value="0.960937505039063">
            <text:p>0.960937505039063</text:p>
          </table:table-cell>
          <table:table-cell office:value-type="float" office:value="49.6093750005039">
            <text:p>49.6093750005039</text:p>
          </table:table-cell>
          <table:table-cell office:value-type="float" office:value="9.33333333333333">
            <text:p>9.33333333333333</text:p>
          </table:table-cell>
          <table:table-cell office:value-type="float" office:value="7.43333333333333">
            <text:p>7.43333333333333</text:p>
          </table:table-cell>
          <table:table-cell table:formula="of:=([.G157]/([.A157]*[.A157]))*100" office:value-type="float" office:value="20.6481481481481">
            <text:p>20.6481481481481</text:p>
          </table:table-cell>
          <table:table-cell office:value-type="float" office:value="3.54022988505747">
            <text:p>3.5402298850574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.1328125">
            <text:p>1.1328125</text:p>
          </table:table-cell>
          <table:table-cell office:value-type="float" office:value="580.078125000613">
            <text:p>580.078125000613</text:p>
          </table:table-cell>
          <table:table-cell office:value-type="float" office:value="0.175781254824219">
            <text:p>0.175781254824219</text:p>
          </table:table-cell>
          <table:table-cell office:value-type="float" office:value="37.1093750006289">
            <text:p>37.1093750006289</text:p>
          </table:table-cell>
          <table:table-cell office:value-type="float" office:value="8">
            <text:p>8</text:p>
          </table:table-cell>
          <table:table-cell office:value-type="float" office:value="5.3">
            <text:p>5.3</text:p>
          </table:table-cell>
          <table:table-cell table:formula="of:=([.G158]/([.A158]*[.A158]))*100" office:value-type="float" office:value="21.2">
            <text:p>21.2</text:p>
          </table:table-cell>
          <table:table-cell office:value-type="float" office:value="3.74712643678161">
            <text:p>3.7471264367816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.1328125">
            <text:p>6.1328125</text:p>
          </table:table-cell>
          <table:table-cell office:value-type="float" office:value="1330.07812500011">
            <text:p>1330.07812500011</text:p>
          </table:table-cell>
          <table:table-cell office:value-type="float" office:value="5.35156250464844">
            <text:p>5.35156250464844</text:p>
          </table:table-cell>
          <table:table-cell office:value-type="float" office:value="87.1093750001289">
            <text:p>87.1093750001289</text:p>
          </table:table-cell>
          <table:table-cell office:value-type="float" office:value="20.6666666666667">
            <text:p>20.6666666666667</text:p>
          </table:table-cell>
          <table:table-cell office:value-type="float" office:value="31.1">
            <text:p>31.1</text:p>
          </table:table-cell>
          <table:table-cell table:formula="of:=([.G159]/([.A159]*[.A159]))*100" office:value-type="float" office:value="31.1">
            <text:p>31.1</text:p>
          </table:table-cell>
          <table:table-cell office:value-type="float" office:value="2.18390804597701">
            <text:p>2.1839080459770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.6328125">
            <text:p>3.6328125</text:p>
          </table:table-cell>
          <table:table-cell office:value-type="float" office:value="205.078125000863">
            <text:p>205.078125000863</text:p>
          </table:table-cell>
          <table:table-cell office:value-type="float" office:value="1.99609375500391">
            <text:p>1.99609375500391</text:p>
          </table:table-cell>
          <table:table-cell office:value-type="float" office:value="62.1093750003789">
            <text:p>62.1093750003789</text:p>
          </table:table-cell>
          <table:table-cell office:value-type="float" office:value="12">
            <text:p>12</text:p>
          </table:table-cell>
          <table:table-cell office:value-type="float" office:value="10.7">
            <text:p>10.7</text:p>
          </table:table-cell>
          <table:table-cell table:formula="of:=([.G160]/([.A160]*[.A160]))*100" office:value-type="float" office:value="21.8367346938775">
            <text:p>21.8367346938775</text:p>
          </table:table-cell>
          <table:table-cell office:value-type="float" office:value="2.59770114942529">
            <text:p>2.597701149425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.6328125">
            <text:p>8.6328125</text:p>
          </table:table-cell>
          <table:table-cell office:value-type="float" office:value="955.078125000363">
            <text:p>955.078125000363</text:p>
          </table:table-cell>
          <table:table-cell office:value-type="float" office:value="1.57031250042969">
            <text:p>1.57031250042969</text:p>
          </table:table-cell>
          <table:table-cell office:value-type="float" office:value="12.1093750008789">
            <text:p>12.1093750008789</text:p>
          </table:table-cell>
          <table:table-cell office:value-type="float" office:value="34.6666666666667">
            <text:p>34.6666666666667</text:p>
          </table:table-cell>
          <table:table-cell office:value-type="float" office:value="0.133333333333333">
            <text:p>0.133333333333333</text:p>
          </table:table-cell>
          <table:table-cell table:formula="of:=([.G161]/([.A161]*[.A161]))*100" office:value-type="float" office:value="3.33333333333333">
            <text:p>3.33333333333333</text:p>
          </table:table-cell>
          <table:table-cell office:value-type="float" office:value="32.5287356321839">
            <text:p>32.528735632183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6640625">
            <text:p>0.6640625</text:p>
          </table:table-cell>
          <table:table-cell office:value-type="float" office:value="1494.140625">
            <text:p>1494.140625</text:p>
          </table:table-cell>
          <table:table-cell office:value-type="float" office:value="2.21484375078516">
            <text:p>2.21484375078516</text:p>
          </table:table-cell>
          <table:table-cell office:value-type="float" office:value="76.1718750002383">
            <text:p>76.171875000238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([.G162]/([.A162]*[.A162]))*100" office:value-type="float" office:value="22.2222222222222">
            <text:p>22.2222222222222</text:p>
          </table:table-cell>
          <table:table-cell office:value-type="float" office:value="3.33333333333333">
            <text:p>3.3333333333333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.6640625">
            <text:p>5.6640625</text:p>
          </table:table-cell>
          <table:table-cell office:value-type="float" office:value="744.140625000504">
            <text:p>744.140625000504</text:p>
          </table:table-cell>
          <table:table-cell office:value-type="float" office:value="1.90625000609375">
            <text:p>1.90625000609375</text:p>
          </table:table-cell>
          <table:table-cell office:value-type="float" office:value="26.1718750007383">
            <text:p>26.1718750007383</text:p>
          </table:table-cell>
          <table:table-cell office:value-type="float" office:value="10">
            <text:p>10</text:p>
          </table:table-cell>
          <table:table-cell office:value-type="float" office:value="14.3">
            <text:p>14.3</text:p>
          </table:table-cell>
          <table:table-cell table:formula="of:=([.G163]/([.A163]*[.A163]))*100" office:value-type="float" office:value="22.34375">
            <text:p>22.34375</text:p>
          </table:table-cell>
          <table:table-cell office:value-type="float" office:value="2.64367816091954">
            <text:p>2.6436781609195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.1640625">
            <text:p>3.1640625</text:p>
          </table:table-cell>
          <table:table-cell office:value-type="float" office:value="1119.14062500025">
            <text:p>1119.14062500025</text:p>
          </table:table-cell>
          <table:table-cell office:value-type="float" office:value="9.88281250011719">
            <text:p>9.88281250011719</text:p>
          </table:table-cell>
          <table:table-cell office:value-type="float" office:value="1.17187500098828">
            <text:p>1.17187500098828</text:p>
          </table:table-cell>
          <table:table-cell office:value-type="float" office:value="25.3333333333333">
            <text:p>25.3333333333333</text:p>
          </table:table-cell>
          <table:table-cell office:value-type="float" office:value="30.1333333333333">
            <text:p>30.1333333333333</text:p>
          </table:table-cell>
          <table:table-cell table:formula="of:=([.G164]/([.A164]*[.A164]))*100" office:value-type="float" office:value="30.1333333333333">
            <text:p>30.1333333333333</text:p>
          </table:table-cell>
          <table:table-cell office:value-type="float" office:value="2.32183908045977">
            <text:p>2.3218390804597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.1640625">
            <text:p>8.1640625</text:p>
          </table:table-cell>
          <table:table-cell office:value-type="float" office:value="369.140625000754">
            <text:p>369.140625000754</text:p>
          </table:table-cell>
          <table:table-cell office:value-type="float" office:value="2.44140625255859">
            <text:p>2.44140625255859</text:p>
          </table:table-cell>
          <table:table-cell office:value-type="float" office:value="51.1718750004883">
            <text:p>51.1718750004883</text:p>
          </table:table-cell>
          <table:table-cell office:value-type="float" office:value="8.66666666666667">
            <text:p>8.66666666666667</text:p>
          </table:table-cell>
          <table:table-cell office:value-type="float" office:value="4.93333333333333">
            <text:p>4.93333333333333</text:p>
          </table:table-cell>
          <table:table-cell table:formula="of:=([.G165]/([.A165]*[.A165]))*100" office:value-type="float" office:value="19.7333333333333">
            <text:p>19.7333333333333</text:p>
          </table:table-cell>
          <table:table-cell office:value-type="float" office:value="3.40229885057471">
            <text:p>3.4022988505747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.4140625">
            <text:p>4.4140625</text:p>
          </table:table-cell>
          <table:table-cell office:value-type="float" office:value="556.640625000629">
            <text:p>556.640625000629</text:p>
          </table:table-cell>
          <table:table-cell office:value-type="float" office:value="2.17968750382031">
            <text:p>2.17968750382031</text:p>
          </table:table-cell>
          <table:table-cell office:value-type="float" office:value="63.6718750003633">
            <text:p>63.6718750003633</text:p>
          </table:table-cell>
          <table:table-cell office:value-type="float" office:value="6">
            <text:p>6</text:p>
          </table:table-cell>
          <table:table-cell office:value-type="float" office:value="7.46666666666667">
            <text:p>7.46666666666667</text:p>
          </table:table-cell>
          <table:table-cell table:formula="of:=([.G166]/([.A166]*[.A166]))*100" office:value-type="float" office:value="20.7407407407407">
            <text:p>20.7407407407407</text:p>
          </table:table-cell>
          <table:table-cell office:value-type="float" office:value="3.17241379310345">
            <text:p>3.1724137931034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.4140625">
            <text:p>9.4140625</text:p>
          </table:table-cell>
          <table:table-cell office:value-type="float" office:value="1306.64062500013">
            <text:p>1306.64062500013</text:p>
          </table:table-cell>
          <table:table-cell office:value-type="float" office:value="9.49609375150391">
            <text:p>9.49609375150391</text:p>
          </table:table-cell>
          <table:table-cell office:value-type="float" office:value="13.6718750008633">
            <text:p>13.6718750008633</text:p>
          </table:table-cell>
          <table:table-cell office:value-type="float" office:value="19.3333333333333">
            <text:p>19.3333333333333</text:p>
          </table:table-cell>
          <table:table-cell office:value-type="float" office:value="42.2">
            <text:p>42.2</text:p>
          </table:table-cell>
          <table:table-cell table:formula="of:=([.G167]/([.A167]*[.A167]))*100" office:value-type="float" office:value="34.8760330578512">
            <text:p>34.8760330578512</text:p>
          </table:table-cell>
          <table:table-cell office:value-type="float" office:value="1.81609195402299">
            <text:p>1.8160919540229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.9140625">
            <text:p>1.9140625</text:p>
          </table:table-cell>
          <table:table-cell office:value-type="float" office:value="181.640625000879">
            <text:p>181.640625000879</text:p>
          </table:table-cell>
          <table:table-cell office:value-type="float" office:value="1.01953125798047">
            <text:p>1.01953125798047</text:p>
          </table:table-cell>
          <table:table-cell office:value-type="float" office:value="38.6718750006133">
            <text:p>38.6718750006133</text:p>
          </table:table-cell>
          <table:table-cell office:value-type="float" office:value="14.6666666666667">
            <text:p>14.6666666666667</text:p>
          </table:table-cell>
          <table:table-cell office:value-type="float" office:value="20.5333333333333">
            <text:p>20.5333333333333</text:p>
          </table:table-cell>
          <table:table-cell table:formula="of:=([.G168]/([.A168]*[.A168]))*100" office:value-type="float" office:value="25.3497942386831">
            <text:p>25.3497942386831</text:p>
          </table:table-cell>
          <table:table-cell office:value-type="float" office:value="2.06896551724138">
            <text:p>2.0689655172413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.9140625">
            <text:p>6.9140625</text:p>
          </table:table-cell>
          <table:table-cell office:value-type="float" office:value="931.640625000379">
            <text:p>931.640625000379</text:p>
          </table:table-cell>
          <table:table-cell office:value-type="float" office:value="2.45312500154687">
            <text:p>2.45312500154687</text:p>
          </table:table-cell>
          <table:table-cell office:value-type="float" office:value="88.6718750001133">
            <text:p>88.6718750001133</text:p>
          </table:table-cell>
          <table:table-cell office:value-type="float" office:value="4.66666666666667">
            <text:p>4.66666666666667</text:p>
          </table:table-cell>
          <table:table-cell office:value-type="float" office:value="2.6">
            <text:p>2.6</text:p>
          </table:table-cell>
          <table:table-cell table:formula="of:=([.G169]/([.A169]*[.A169]))*100" office:value-type="float" office:value="16.25">
            <text:p>16.25</text:p>
          </table:table-cell>
          <table:table-cell office:value-type="float" office:value="4.02298850574713">
            <text:p>4.022988505747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.5390625">
            <text:p>2.5390625</text:p>
          </table:table-cell>
          <table:table-cell office:value-type="float" office:value="87.8906250009414">
            <text:p>87.8906250009414</text:p>
          </table:table-cell>
          <table:table-cell office:value-type="float" office:value="3.20312500079687">
            <text:p>3.20312500079687</text:p>
          </table:table-cell>
          <table:table-cell office:value-type="float" office:value="32.4218750006758">
            <text:p>32.4218750006758</text:p>
          </table:table-cell>
          <table:table-cell office:value-type="float" office:value="8.66666666666667">
            <text:p>8.66666666666667</text:p>
          </table:table-cell>
          <table:table-cell office:value-type="float" office:value="2.8">
            <text:p>2.8</text:p>
          </table:table-cell>
          <table:table-cell table:formula="of:=([.G170]/([.A170]*[.A170]))*100" office:value-type="float" office:value="17.5">
            <text:p>17.5</text:p>
          </table:table-cell>
          <table:table-cell office:value-type="float" office:value="4.62068965517242">
            <text:p>4.6206896551724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.5390625">
            <text:p>7.5390625</text:p>
          </table:table-cell>
          <table:table-cell office:value-type="float" office:value="837.890625000441">
            <text:p>837.890625000441</text:p>
          </table:table-cell>
          <table:table-cell office:value-type="float" office:value="2.70703125629297">
            <text:p>2.70703125629297</text:p>
          </table:table-cell>
          <table:table-cell office:value-type="float" office:value="82.4218750001758">
            <text:p>82.4218750001758</text:p>
          </table:table-cell>
          <table:table-cell office:value-type="float" office:value="15.3333333333333">
            <text:p>15.3333333333333</text:p>
          </table:table-cell>
          <table:table-cell office:value-type="float" office:value="21.4">
            <text:p>21.4</text:p>
          </table:table-cell>
          <table:table-cell table:formula="of:=([.G171]/([.A171]*[.A171]))*100" office:value-type="float" office:value="26.4197530864197">
            <text:p>26.4197530864197</text:p>
          </table:table-cell>
          <table:table-cell office:value-type="float" office:value="2.55172413793104">
            <text:p>2.5517241379310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390625">
            <text:p>0.0390625</text:p>
          </table:table-cell>
          <table:table-cell office:value-type="float" office:value="462.890625000691">
            <text:p>462.890625000691</text:p>
          </table:table-cell>
          <table:table-cell office:value-type="float" office:value="6.60937500539063">
            <text:p>6.60937500539063</text:p>
          </table:table-cell>
          <table:table-cell office:value-type="float" office:value="57.4218750004258">
            <text:p>57.4218750004258</text:p>
          </table:table-cell>
          <table:table-cell office:value-type="float" office:value="22.6666666666667">
            <text:p>22.6666666666667</text:p>
          </table:table-cell>
          <table:table-cell office:value-type="float" office:value="85.4333333333333">
            <text:p>85.4333333333333</text:p>
          </table:table-cell>
          <table:table-cell table:formula="of:=([.G172]/([.A172]*[.A172]))*100" office:value-type="float" office:value="59.3287037037037">
            <text:p>59.3287037037037</text:p>
          </table:table-cell>
          <table:table-cell office:value-type="float" office:value="2.55172413793104">
            <text:p>2.5517241379310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.0390625">
            <text:p>5.0390625</text:p>
          </table:table-cell>
          <table:table-cell office:value-type="float" office:value="1212.89062500019">
            <text:p>1212.89062500019</text:p>
          </table:table-cell>
          <table:table-cell office:value-type="float" office:value="0.355468756644531">
            <text:p>0.355468756644531</text:p>
          </table:table-cell>
          <table:table-cell office:value-type="float" office:value="7.42187500092578">
            <text:p>7.42187500092578</text:p>
          </table:table-cell>
          <table:table-cell office:value-type="float" office:value="10.6666666666667">
            <text:p>10.6666666666667</text:p>
          </table:table-cell>
          <table:table-cell office:value-type="float" office:value="9.66666666666667">
            <text:p>9.66666666666667</text:p>
          </table:table-cell>
          <table:table-cell table:formula="of:=([.G173]/([.A173]*[.A173]))*100" office:value-type="float" office:value="19.7278911564626">
            <text:p>19.7278911564626</text:p>
          </table:table-cell>
          <table:table-cell office:value-type="float" office:value="2.96551724137931">
            <text:p>2.9655172413793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.2890625">
            <text:p>1.2890625</text:p>
          </table:table-cell>
          <table:table-cell office:value-type="float" office:value="1025.39062500032">
            <text:p>1025.39062500032</text:p>
          </table:table-cell>
          <table:table-cell office:value-type="float" office:value="1.05468750494531">
            <text:p>1.05468750494531</text:p>
          </table:table-cell>
          <table:table-cell office:value-type="float" office:value="19.9218750008008">
            <text:p>19.9218750008008</text:p>
          </table:table-cell>
          <table:table-cell office:value-type="float" office:value="8">
            <text:p>8</text:p>
          </table:table-cell>
          <table:table-cell office:value-type="float" office:value="7.23333333333333">
            <text:p>7.23333333333333</text:p>
          </table:table-cell>
          <table:table-cell table:formula="of:=([.G174]/([.A174]*[.A174]))*100" office:value-type="float" office:value="20.0925925925926">
            <text:p>20.0925925925926</text:p>
          </table:table-cell>
          <table:table-cell office:value-type="float" office:value="3.10344827586207">
            <text:p>3.1034482758620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.2890625">
            <text:p>6.2890625</text:p>
          </table:table-cell>
          <table:table-cell office:value-type="float" office:value="275.390625000816">
            <text:p>275.390625000816</text:p>
          </table:table-cell>
          <table:table-cell office:value-type="float" office:value="7.43359375356641">
            <text:p>7.43359375356641</text:p>
          </table:table-cell>
          <table:table-cell office:value-type="float" office:value="69.9218750003008">
            <text:p>69.9218750003008</text:p>
          </table:table-cell>
          <table:table-cell office:value-type="float" office:value="25.3333333333333">
            <text:p>25.3333333333333</text:p>
          </table:table-cell>
          <table:table-cell office:value-type="float" office:value="43.8333333333333">
            <text:p>43.8333333333333</text:p>
          </table:table-cell>
          <table:table-cell table:formula="of:=([.G175]/([.A175]*[.A175]))*100" office:value-type="float" office:value="36.2258953168044">
            <text:p>36.2258953168044</text:p>
          </table:table-cell>
          <table:table-cell office:value-type="float" office:value="1.79310344827586">
            <text:p>1.7931034482758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.7890625">
            <text:p>3.7890625</text:p>
          </table:table-cell>
          <table:table-cell office:value-type="float" office:value="1400.39062500007">
            <text:p>1400.39062500007</text:p>
          </table:table-cell>
          <table:table-cell office:value-type="float" office:value="3.40625000459375">
            <text:p>3.40625000459375</text:p>
          </table:table-cell>
          <table:table-cell office:value-type="float" office:value="94.9218750000508">
            <text:p>94.9218750000508</text:p>
          </table:table-cell>
          <table:table-cell office:value-type="float" office:value="12">
            <text:p>12</text:p>
          </table:table-cell>
          <table:table-cell office:value-type="float" office:value="13.7666666666667">
            <text:p>13.7666666666667</text:p>
          </table:table-cell>
          <table:table-cell table:formula="of:=([.G176]/([.A176]*[.A176]))*100" office:value-type="float" office:value="21.5104166666667">
            <text:p>21.5104166666667</text:p>
          </table:table-cell>
          <table:table-cell office:value-type="float" office:value="2.4367816091954">
            <text:p>2.436781609195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.7890625">
            <text:p>8.7890625</text:p>
          </table:table-cell>
          <table:table-cell office:value-type="float" office:value="650.390625000566">
            <text:p>650.390625000566</text:p>
          </table:table-cell>
          <table:table-cell office:value-type="float" office:value="2.77734375022266">
            <text:p>2.77734375022266</text:p>
          </table:table-cell>
          <table:table-cell office:value-type="float" office:value="44.9218750005508">
            <text:p>44.9218750005508</text:p>
          </table:table-cell>
          <table:table-cell office:value-type="float" office:value="8">
            <text:p>8</text:p>
          </table:table-cell>
          <table:table-cell office:value-type="float" office:value="2.5">
            <text:p>2.5</text:p>
          </table:table-cell>
          <table:table-cell table:formula="of:=([.G177]/([.A177]*[.A177]))*100" office:value-type="float" office:value="27.7777777777778">
            <text:p>27.7777777777778</text:p>
          </table:table-cell>
          <table:table-cell office:value-type="float" office:value="6.25287356321839">
            <text:p>6.2528735632183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.1015625">
            <text:p>4.1015625</text:p>
          </table:table-cell>
          <table:table-cell office:value-type="float" office:value="791.015625000473">
            <text:p>791.015625000473</text:p>
          </table:table-cell>
          <table:table-cell office:value-type="float" office:value="0.246093752753906">
            <text:p>0.246093752753906</text:p>
          </table:table-cell>
          <table:table-cell office:value-type="float" office:value="54.296875000457">
            <text:p>54.296875000457</text:p>
          </table:table-cell>
          <table:table-cell office:value-type="float" office:value="6">
            <text:p>6</text:p>
          </table:table-cell>
          <table:table-cell office:value-type="float" office:value="2.43333333333333">
            <text:p>2.43333333333333</text:p>
          </table:table-cell>
          <table:table-cell table:formula="of:=([.G178]/([.A178]*[.A178]))*100" office:value-type="float" office:value="27.037037037037">
            <text:p>27.037037037037</text:p>
          </table:table-cell>
          <table:table-cell office:value-type="float" office:value="5.95402298850575">
            <text:p>5.9540229885057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.1015625">
            <text:p>9.1015625</text:p>
          </table:table-cell>
          <table:table-cell office:value-type="float" office:value="41.0156250009727">
            <text:p>41.0156250009727</text:p>
          </table:table-cell>
          <table:table-cell office:value-type="float" office:value="4.65625000334375">
            <text:p>4.65625000334375</text:p>
          </table:table-cell>
          <table:table-cell office:value-type="float" office:value="4.29687500095703">
            <text:p>4.29687500095703</text:p>
          </table:table-cell>
          <table:table-cell office:value-type="float" office:value="12.6666666666667">
            <text:p>12.6666666666667</text:p>
          </table:table-cell>
          <table:table-cell office:value-type="float" office:value="17.6">
            <text:p>17.6</text:p>
          </table:table-cell>
          <table:table-cell table:formula="of:=([.G179]/([.A179]*[.A179]))*100" office:value-type="float" office:value="27.5">
            <text:p>27.5</text:p>
          </table:table-cell>
          <table:table-cell office:value-type="float" office:value="2.52873563218391">
            <text:p>2.5287356321839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.6015625">
            <text:p>1.6015625</text:p>
          </table:table-cell>
          <table:table-cell office:value-type="float" office:value="1166.01562500022">
            <text:p>1166.01562500022</text:p>
          </table:table-cell>
          <table:table-cell office:value-type="float" office:value="3.32031250667969">
            <text:p>3.32031250667969</text:p>
          </table:table-cell>
          <table:table-cell office:value-type="float" office:value="29.296875000707">
            <text:p>29.296875000707</text:p>
          </table:table-cell>
          <table:table-cell office:value-type="float" office:value="14.6666666666667">
            <text:p>14.6666666666667</text:p>
          </table:table-cell>
          <table:table-cell office:value-type="float" office:value="30.1">
            <text:p>30.1</text:p>
          </table:table-cell>
          <table:table-cell table:formula="of:=([.G180]/([.A180]*[.A180]))*100" office:value-type="float" office:value="30.1">
            <text:p>30.1</text:p>
          </table:table-cell>
          <table:table-cell office:value-type="float" office:value="1.95402298850575">
            <text:p>1.9540229885057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.6015625">
            <text:p>6.6015625</text:p>
          </table:table-cell>
          <table:table-cell office:value-type="float" office:value="416.015625000723">
            <text:p>416.015625000723</text:p>
          </table:table-cell>
          <table:table-cell office:value-type="float" office:value="4.16015625083984">
            <text:p>4.16015625083984</text:p>
          </table:table-cell>
          <table:table-cell office:value-type="float" office:value="79.296875000207">
            <text:p>79.296875000207</text:p>
          </table:table-cell>
          <table:table-cell office:value-type="float" office:value="7.33333333333333">
            <text:p>7.33333333333333</text:p>
          </table:table-cell>
          <table:table-cell office:value-type="float" office:value="4.63333333333333">
            <text:p>4.63333333333333</text:p>
          </table:table-cell>
          <table:table-cell table:formula="of:=([.G181]/([.A181]*[.A181]))*100" office:value-type="float" office:value="18.5333333333333">
            <text:p>18.5333333333333</text:p>
          </table:table-cell>
          <table:table-cell office:value-type="float" office:value="3.72413793103448">
            <text:p>3.7241379310344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3515625">
            <text:p>0.3515625</text:p>
          </table:table-cell>
          <table:table-cell office:value-type="float" office:value="228.515625000848">
            <text:p>228.515625000848</text:p>
          </table:table-cell>
          <table:table-cell office:value-type="float" office:value="6.69921875030078">
            <text:p>6.69921875030078</text:p>
          </table:table-cell>
          <table:table-cell office:value-type="float" office:value="91.796875000082">
            <text:p>91.796875000082</text:p>
          </table:table-cell>
          <table:table-cell office:value-type="float" office:value="8.66666666666667">
            <text:p>8.66666666666667</text:p>
          </table:table-cell>
          <table:table-cell office:value-type="float" office:value="11.3">
            <text:p>11.3</text:p>
          </table:table-cell>
          <table:table-cell table:formula="of:=([.G182]/([.A182]*[.A182]))*100" office:value-type="float" office:value="23.0612244897959">
            <text:p>23.0612244897959</text:p>
          </table:table-cell>
          <table:table-cell office:value-type="float" office:value="2.80459770114943">
            <text:p>2.8045977011494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.3515625">
            <text:p>5.3515625</text:p>
          </table:table-cell>
          <table:table-cell office:value-type="float" office:value="978.515625000348">
            <text:p>978.515625000348</text:p>
          </table:table-cell>
          <table:table-cell office:value-type="float" office:value="5.48437500651563">
            <text:p>5.48437500651563</text:p>
          </table:table-cell>
          <table:table-cell office:value-type="float" office:value="41.796875000582">
            <text:p>41.796875000582</text:p>
          </table:table-cell>
          <table:table-cell office:value-type="float" office:value="29.3333333333333">
            <text:p>29.3333333333333</text:p>
          </table:table-cell>
          <table:table-cell office:value-type="float" office:value="57.0333333333333">
            <text:p>57.0333333333333</text:p>
          </table:table-cell>
          <table:table-cell table:formula="of:=([.G183]/([.A183]*[.A183]))*100" office:value-type="float" office:value="39.6064814814815">
            <text:p>39.6064814814815</text:p>
          </table:table-cell>
          <table:table-cell office:value-type="float" office:value="1.35632183908046">
            <text:p>1.3563218390804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.8515625">
            <text:p>2.8515625</text:p>
          </table:table-cell>
          <table:table-cell office:value-type="float" office:value="603.515625000598">
            <text:p>603.515625000598</text:p>
          </table:table-cell>
          <table:table-cell office:value-type="float" office:value="6.36328125263672">
            <text:p>6.36328125263672</text:p>
          </table:table-cell>
          <table:table-cell office:value-type="float" office:value="16.796875000832">
            <text:p>16.796875000832</text:p>
          </table:table-cell>
          <table:table-cell office:value-type="float" office:value="12.6666666666667">
            <text:p>12.6666666666667</text:p>
          </table:table-cell>
          <table:table-cell office:value-type="float" office:value="21.5">
            <text:p>21.5</text:p>
          </table:table-cell>
          <table:table-cell table:formula="of:=([.G184]/([.A184]*[.A184]))*100" office:value-type="float" office:value="26.5432098765432">
            <text:p>26.5432098765432</text:p>
          </table:table-cell>
          <table:table-cell office:value-type="float" office:value="2.06896551724138">
            <text:p>2.0689655172413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.8515625">
            <text:p>7.8515625</text:p>
          </table:table-cell>
          <table:table-cell office:value-type="float" office:value="1353.5156250001">
            <text:p>1353.5156250001</text:p>
          </table:table-cell>
          <table:table-cell office:value-type="float" office:value="0.828125003171875">
            <text:p>0.828125003171875</text:p>
          </table:table-cell>
          <table:table-cell office:value-type="float" office:value="66.796875000332">
            <text:p>66.796875000332</text:p>
          </table:table-cell>
          <table:table-cell office:value-type="float" office:value="4">
            <text:p>4</text:p>
          </table:table-cell>
          <table:table-cell office:value-type="float" office:value="2.73333333333333">
            <text:p>2.73333333333333</text:p>
          </table:table-cell>
          <table:table-cell table:formula="of:=([.G185]/([.A185]*[.A185]))*100" office:value-type="float" office:value="17.0833333333333">
            <text:p>17.0833333333333</text:p>
          </table:table-cell>
          <table:table-cell office:value-type="float" office:value="4.04597701149426">
            <text:p>4.0459770114942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.2265625">
            <text:p>2.2265625</text:p>
          </table:table-cell>
          <table:table-cell office:value-type="float" office:value="697.265625000535">
            <text:p>697.265625000535</text:p>
          </table:table-cell>
          <table:table-cell office:value-type="float" office:value="1.57812500242188">
            <text:p>1.57812500242188</text:p>
          </table:table-cell>
          <table:table-cell office:value-type="float" office:value="10.5468750008945">
            <text:p>10.5468750008945</text:p>
          </table:table-cell>
          <table:table-cell office:value-type="float" office:value="4.66666666666667">
            <text:p>4.66666666666667</text:p>
          </table:table-cell>
          <table:table-cell office:value-type="float" office:value="2.43333333333333">
            <text:p>2.43333333333333</text:p>
          </table:table-cell>
          <table:table-cell table:formula="of:=([.G186]/([.A186]*[.A186]))*100" office:value-type="float" office:value="15.2083333333333">
            <text:p>15.2083333333333</text:p>
          </table:table-cell>
          <table:table-cell office:value-type="float" office:value="4.3448275862069">
            <text:p>4.344827586206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.2265625">
            <text:p>7.2265625</text:p>
          </table:table-cell>
          <table:table-cell office:value-type="float" office:value="1447.26562500004">
            <text:p>1447.26562500004</text:p>
          </table:table-cell>
          <table:table-cell office:value-type="float" office:value="8.05078125094922">
            <text:p>8.05078125094922</text:p>
          </table:table-cell>
          <table:table-cell office:value-type="float" office:value="60.5468750003945">
            <text:p>60.5468750003945</text:p>
          </table:table-cell>
          <table:table-cell office:value-type="float" office:value="18">
            <text:p>18</text:p>
          </table:table-cell>
          <table:table-cell office:value-type="float" office:value="20.6666666666667">
            <text:p>20.6666666666667</text:p>
          </table:table-cell>
          <table:table-cell table:formula="of:=([.G187]/([.A187]*[.A187]))*100" office:value-type="float" office:value="25.5144032921811">
            <text:p>25.5144032921811</text:p>
          </table:table-cell>
          <table:table-cell office:value-type="float" office:value="2.20689655172414">
            <text:p>2.2068965517241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.7265625">
            <text:p>4.7265625</text:p>
          </table:table-cell>
          <table:table-cell office:value-type="float" office:value="322.265625000785">
            <text:p>322.265625000785</text:p>
          </table:table-cell>
          <table:table-cell office:value-type="float" office:value="1.58984375941016">
            <text:p>1.58984375941016</text:p>
          </table:table-cell>
          <table:table-cell office:value-type="float" office:value="85.5468750001445">
            <text:p>85.5468750001445</text:p>
          </table:table-cell>
          <table:table-cell office:value-type="float" office:value="25.3333333333333">
            <text:p>25.3333333333333</text:p>
          </table:table-cell>
          <table:table-cell office:value-type="float" office:value="43.4">
            <text:p>43.4</text:p>
          </table:table-cell>
          <table:table-cell table:formula="of:=([.G188]/([.A188]*[.A188]))*100" office:value-type="float" office:value="35.8677685950413">
            <text:p>35.8677685950413</text:p>
          </table:table-cell>
          <table:table-cell office:value-type="float" office:value="1.83908045977012">
            <text:p>1.8390804597701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.7265625">
            <text:p>9.7265625</text:p>
          </table:table-cell>
          <table:table-cell office:value-type="float" office:value="1072.26562500029">
            <text:p>1072.26562500029</text:p>
          </table:table-cell>
          <table:table-cell office:value-type="float" office:value="3.86718750213281">
            <text:p>3.86718750213281</text:p>
          </table:table-cell>
          <table:table-cell office:value-type="float" office:value="35.5468750006445">
            <text:p>35.5468750006445</text:p>
          </table:table-cell>
          <table:table-cell office:value-type="float" office:value="6">
            <text:p>6</text:p>
          </table:table-cell>
          <table:table-cell office:value-type="float" office:value="7.4">
            <text:p>7.4</text:p>
          </table:table-cell>
          <table:table-cell table:formula="of:=([.G189]/([.A189]*[.A189]))*100" office:value-type="float" office:value="20.5555555555556">
            <text:p>20.5555555555556</text:p>
          </table:table-cell>
          <table:table-cell office:value-type="float" office:value="3.24137931034483">
            <text:p>3.2413793103448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.4765625">
            <text:p>3.4765625</text:p>
          </table:table-cell>
          <table:table-cell office:value-type="float" office:value="1259.76562500016">
            <text:p>1259.76562500016</text:p>
          </table:table-cell>
          <table:table-cell office:value-type="float" office:value="2.59765625240234">
            <text:p>2.59765625240234</text:p>
          </table:table-cell>
          <table:table-cell office:value-type="float" office:value="48.0468750005195">
            <text:p>48.0468750005195</text:p>
          </table:table-cell>
          <table:table-cell office:value-type="float" office:value="6">
            <text:p>6</text:p>
          </table:table-cell>
          <table:table-cell office:value-type="float" office:value="4.56666666666667">
            <text:p>4.56666666666667</text:p>
          </table:table-cell>
          <table:table-cell table:formula="of:=([.G190]/([.A190]*[.A190]))*100" office:value-type="float" office:value="18.2666666666667">
            <text:p>18.2666666666667</text:p>
          </table:table-cell>
          <table:table-cell office:value-type="float" office:value="3.26436781609196">
            <text:p>3.2643678160919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.4765625">
            <text:p>8.4765625</text:p>
          </table:table-cell>
          <table:table-cell office:value-type="float" office:value="509.76562500066">
            <text:p>509.76562500066</text:p>
          </table:table-cell>
          <table:table-cell office:value-type="float" office:value="0.195312509804688">
            <text:p>0.195312509804688</text:p>
          </table:table-cell>
          <table:table-cell office:value-type="float" office:value="98.0468750000195">
            <text:p>98.0468750000195</text:p>
          </table:table-cell>
          <table:table-cell office:value-type="float" office:value="18">
            <text:p>18</text:p>
          </table:table-cell>
          <table:table-cell office:value-type="float" office:value="30.1666666666667">
            <text:p>30.1666666666667</text:p>
          </table:table-cell>
          <table:table-cell table:formula="of:=([.G191]/([.A191]*[.A191]))*100" office:value-type="float" office:value="30.1666666666667">
            <text:p>30.1666666666667</text:p>
          </table:table-cell>
          <table:table-cell office:value-type="float" office:value="2.06896551724138">
            <text:p>2.0689655172413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9765625">
            <text:p>0.9765625</text:p>
          </table:table-cell>
          <table:table-cell office:value-type="float" office:value="884.76562500041">
            <text:p>884.76562500041</text:p>
          </table:table-cell>
          <table:table-cell office:value-type="float" office:value="5.38671875161328">
            <text:p>5.38671875161328</text:p>
          </table:table-cell>
          <table:table-cell office:value-type="float" office:value="73.0468750002695">
            <text:p>73.0468750002695</text:p>
          </table:table-cell>
          <table:table-cell office:value-type="float" office:value="10.6666666666667">
            <text:p>10.6666666666667</text:p>
          </table:table-cell>
          <table:table-cell office:value-type="float" office:value="10.1333333333333">
            <text:p>10.1333333333333</text:p>
          </table:table-cell>
          <table:table-cell table:formula="of:=([.G192]/([.A192]*[.A192]))*100" office:value-type="float" office:value="20.6802721088435">
            <text:p>20.6802721088435</text:p>
          </table:table-cell>
          <table:table-cell office:value-type="float" office:value="2.91954022988506">
            <text:p>2.919540229885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.9765625">
            <text:p>5.9765625</text:p>
          </table:table-cell>
          <table:table-cell office:value-type="float" office:value="134.76562500091">
            <text:p>134.76562500091</text:p>
          </table:table-cell>
          <table:table-cell office:value-type="float" office:value="0.539062501460938">
            <text:p>0.539062501460938</text:p>
          </table:table-cell>
          <table:table-cell office:value-type="float" office:value="23.0468750007695">
            <text:p>23.0468750007695</text:p>
          </table:table-cell>
          <table:table-cell office:value-type="float" office:value="16.6666666666667">
            <text:p>16.6666666666667</text:p>
          </table:table-cell>
          <table:table-cell office:value-type="float" office:value="1">
            <text:p>1</text:p>
          </table:table-cell>
          <table:table-cell table:formula="of:=([.G193]/([.A193]*[.A193]))*100" office:value-type="float" office:value="25">
            <text:p>25</text:p>
          </table:table-cell>
          <table:table-cell office:value-type="float" office:value="17.4252873563218">
            <text:p>17.42528735632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9921875">
            <text:p>1.9921875</text:p>
          </table:table-cell>
          <table:table-cell office:value-type="float" office:value="896.484375000402">
            <text:p>896.484375000402</text:p>
          </table:table-cell>
          <table:table-cell office:value-type="float" office:value="1.80468750019531">
            <text:p>1.80468750019531</text:p>
          </table:table-cell>
          <table:table-cell office:value-type="float" office:value="25.3906250007461">
            <text:p>25.3906250007461</text:p>
          </table:table-cell>
          <table:table-cell office:value-type="float" office:value="17.3333333333333">
            <text:p>17.3333333333333</text:p>
          </table:table-cell>
          <table:table-cell office:value-type="float" office:value="1">
            <text:p>1</text:p>
          </table:table-cell>
          <table:table-cell table:formula="of:=([.G194]/([.A194]*[.A194]))*100" office:value-type="float" office:value="25">
            <text:p>25</text:p>
          </table:table-cell>
          <table:table-cell office:value-type="float" office:value="17.2873563218391">
            <text:p>17.287356321839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.9921875">
            <text:p>6.9921875</text:p>
          </table:table-cell>
          <table:table-cell office:value-type="float" office:value="146.484375000902">
            <text:p>146.484375000902</text:p>
          </table:table-cell>
          <table:table-cell office:value-type="float" office:value="2.81640625418359">
            <text:p>2.81640625418359</text:p>
          </table:table-cell>
          <table:table-cell office:value-type="float" office:value="75.3906250002461">
            <text:p>75.3906250002461</text:p>
          </table:table-cell>
          <table:table-cell office:value-type="float" office:value="8.66666666666667">
            <text:p>8.66666666666667</text:p>
          </table:table-cell>
          <table:table-cell office:value-type="float" office:value="10.2">
            <text:p>10.2</text:p>
          </table:table-cell>
          <table:table-cell table:formula="of:=([.G195]/([.A195]*[.A195]))*100" office:value-type="float" office:value="20.8163265306122">
            <text:p>20.8163265306122</text:p>
          </table:table-cell>
          <table:table-cell office:value-type="float" office:value="3.03448275862069">
            <text:p>3.0344827586206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.4921875">
            <text:p>4.4921875</text:p>
          </table:table-cell>
          <table:table-cell office:value-type="float" office:value="1271.48437500015">
            <text:p>1271.48437500015</text:p>
          </table:table-cell>
          <table:table-cell office:value-type="float" office:value="6.52343750347656">
            <text:p>6.52343750347656</text:p>
          </table:table-cell>
          <table:table-cell office:value-type="float" office:value="50.3906250004961">
            <text:p>50.3906250004961</text:p>
          </table:table-cell>
          <table:table-cell office:value-type="float" office:value="22">
            <text:p>22</text:p>
          </table:table-cell>
          <table:table-cell office:value-type="float" office:value="30.1">
            <text:p>30.1</text:p>
          </table:table-cell>
          <table:table-cell table:formula="of:=([.G196]/([.A196]*[.A196]))*100" office:value-type="float" office:value="30.1">
            <text:p>30.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.4921875">
            <text:p>9.4921875</text:p>
          </table:table-cell>
          <table:table-cell office:value-type="float" office:value="521.484375000652">
            <text:p>521.484375000652</text:p>
          </table:table-cell>
          <table:table-cell office:value-type="float" office:value="0.761718754238281">
            <text:p>0.761718754238281</text:p>
          </table:table-cell>
          <table:table-cell office:value-type="float" office:value="0.390625000996094">
            <text:p>0.390625000996094</text:p>
          </table:table-cell>
          <table:table-cell office:value-type="float" office:value="7.33333333333333">
            <text:p>7.33333333333333</text:p>
          </table:table-cell>
          <table:table-cell office:value-type="float" office:value="4.93333333333333">
            <text:p>4.93333333333333</text:p>
          </table:table-cell>
          <table:table-cell table:formula="of:=([.G197]/([.A197]*[.A197]))*100" office:value-type="float" office:value="19.7333333333333">
            <text:p>19.7333333333333</text:p>
          </table:table-cell>
          <table:table-cell office:value-type="float" office:value="3.77011494252874">
            <text:p>3.7701149425287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.2421875">
            <text:p>3.2421875</text:p>
          </table:table-cell>
          <table:table-cell office:value-type="float" office:value="333.984375000777">
            <text:p>333.984375000777</text:p>
          </table:table-cell>
          <table:table-cell office:value-type="float" office:value="0.164062505835938">
            <text:p>0.164062505835938</text:p>
          </table:table-cell>
          <table:table-cell office:value-type="float" office:value="12.8906250008711">
            <text:p>12.8906250008711</text:p>
          </table:table-cell>
          <table:table-cell office:value-type="float" office:value="6.66666666666667">
            <text:p>6.66666666666667</text:p>
          </table:table-cell>
          <table:table-cell office:value-type="float" office:value="7.5">
            <text:p>7.5</text:p>
          </table:table-cell>
          <table:table-cell table:formula="of:=([.G198]/([.A198]*[.A198]))*100" office:value-type="float" office:value="20.8333333333333">
            <text:p>20.8333333333333</text:p>
          </table:table-cell>
          <table:table-cell office:value-type="float" office:value="3.24137931034483">
            <text:p>3.2413793103448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.2421875">
            <text:p>8.2421875</text:p>
          </table:table-cell>
          <table:table-cell office:value-type="float" office:value="1083.98437500028">
            <text:p>1083.98437500028</text:p>
          </table:table-cell>
          <table:table-cell office:value-type="float" office:value="5.80078125519922">
            <text:p>5.80078125519922</text:p>
          </table:table-cell>
          <table:table-cell office:value-type="float" office:value="62.8906250003711">
            <text:p>62.8906250003711</text:p>
          </table:table-cell>
          <table:table-cell office:value-type="float" office:value="25.3333333333333">
            <text:p>25.3333333333333</text:p>
          </table:table-cell>
          <table:table-cell office:value-type="float" office:value="42.2666666666667">
            <text:p>42.2666666666667</text:p>
          </table:table-cell>
          <table:table-cell table:formula="of:=([.G199]/([.A199]*[.A199]))*100" office:value-type="float" office:value="34.931129476584">
            <text:p>34.931129476584</text:p>
          </table:table-cell>
          <table:table-cell office:value-type="float" office:value="1.97701149425287">
            <text:p>1.9770114942528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7421875">
            <text:p>0.7421875</text:p>
          </table:table-cell>
          <table:table-cell office:value-type="float" office:value="708.984375000527">
            <text:p>708.984375000527</text:p>
          </table:table-cell>
          <table:table-cell office:value-type="float" office:value="2.21875000578125">
            <text:p>2.21875000578125</text:p>
          </table:table-cell>
          <table:table-cell office:value-type="float" office:value="87.8906250001211">
            <text:p>87.8906250001211</text:p>
          </table:table-cell>
          <table:table-cell office:value-type="float" office:value="13.3333333333333">
            <text:p>13.3333333333333</text:p>
          </table:table-cell>
          <table:table-cell office:value-type="float" office:value="15.0666666666667">
            <text:p>15.0666666666667</text:p>
          </table:table-cell>
          <table:table-cell table:formula="of:=([.G200]/([.A200]*[.A200]))*100" office:value-type="float" office:value="23.5416666666667">
            <text:p>23.5416666666667</text:p>
          </table:table-cell>
          <table:table-cell office:value-type="float" office:value="2.3448275862069">
            <text:p>2.344827586206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.7421875">
            <text:p>5.7421875</text:p>
          </table:table-cell>
          <table:table-cell office:value-type="float" office:value="1458.98437500003">
            <text:p>1458.98437500003</text:p>
          </table:table-cell>
          <table:table-cell office:value-type="float" office:value="2.33203125066797">
            <text:p>2.33203125066797</text:p>
          </table:table-cell>
          <table:table-cell office:value-type="float" office:value="37.8906250006211">
            <text:p>37.8906250006211</text:p>
          </table:table-cell>
          <table:table-cell office:value-type="float" office:value="8">
            <text:p>8</text:p>
          </table:table-cell>
          <table:table-cell office:value-type="float" office:value="2.46666666666667">
            <text:p>2.46666666666667</text:p>
          </table:table-cell>
          <table:table-cell table:formula="of:=([.G201]/([.A201]*[.A201]))*100" office:value-type="float" office:value="27.4074074074074">
            <text:p>27.4074074074074</text:p>
          </table:table-cell>
          <table:table-cell office:value-type="float" office:value="5.90804597701149">
            <text:p>5.9080459770114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.8671875">
            <text:p>3.8671875</text:p>
          </table:table-cell>
          <table:table-cell office:value-type="float" office:value="615.23437500059">
            <text:p>615.23437500059</text:p>
          </table:table-cell>
          <table:table-cell office:value-type="float" office:value="2.35937500164062">
            <text:p>2.35937500164062</text:p>
          </table:table-cell>
          <table:table-cell office:value-type="float" office:value="81.6406250001836">
            <text:p>81.6406250001836</text:p>
          </table:table-cell>
          <table:table-cell office:value-type="float" office:value="6">
            <text:p>6</text:p>
          </table:table-cell>
          <table:table-cell office:value-type="float" office:value="2.53333333333333">
            <text:p>2.53333333333333</text:p>
          </table:table-cell>
          <table:table-cell table:formula="of:=([.G202]/([.A202]*[.A202]))*100" office:value-type="float" office:value="15.8333333333333">
            <text:p>15.8333333333333</text:p>
          </table:table-cell>
          <table:table-cell office:value-type="float" office:value="4.41379310344828">
            <text:p>4.4137931034482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.8671875">
            <text:p>8.8671875</text:p>
          </table:table-cell>
          <table:table-cell office:value-type="float" office:value="1365.23437500009">
            <text:p>1365.23437500009</text:p>
          </table:table-cell>
          <table:table-cell office:value-type="float" office:value="0.808593758191406">
            <text:p>0.808593758191406</text:p>
          </table:table-cell>
          <table:table-cell office:value-type="float" office:value="31.6406250006836">
            <text:p>31.6406250006836</text:p>
          </table:table-cell>
          <table:table-cell office:value-type="float" office:value="17.3333333333333">
            <text:p>17.3333333333333</text:p>
          </table:table-cell>
          <table:table-cell office:value-type="float" office:value="21.4666666666667">
            <text:p>21.4666666666667</text:p>
          </table:table-cell>
          <table:table-cell table:formula="of:=([.G203]/([.A203]*[.A203]))*100" office:value-type="float" office:value="26.5020576131687">
            <text:p>26.5020576131687</text:p>
          </table:table-cell>
          <table:table-cell office:value-type="float" office:value="2.22988505747127">
            <text:p>2.2298850574712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.3671875">
            <text:p>1.3671875</text:p>
          </table:table-cell>
          <table:table-cell office:value-type="float" office:value="240.23437500084">
            <text:p>240.23437500084</text:p>
          </table:table-cell>
          <table:table-cell office:value-type="float" office:value="10.0781250019219">
            <text:p>10.0781250019219</text:p>
          </table:table-cell>
          <table:table-cell office:value-type="float" office:value="6.64062500093359">
            <text:p>6.64062500093359</text:p>
          </table:table-cell>
          <table:table-cell office:value-type="float" office:value="24">
            <text:p>24</text:p>
          </table:table-cell>
          <table:table-cell office:value-type="float" office:value="58.9333333333333">
            <text:p>58.9333333333333</text:p>
          </table:table-cell>
          <table:table-cell table:formula="of:=([.G204]/([.A204]*[.A204]))*100" office:value-type="float" office:value="40.9259259259259">
            <text:p>40.9259259259259</text:p>
          </table:table-cell>
          <table:table-cell office:value-type="float" office:value="1.40229885057471">
            <text:p>1.4022988505747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.3671875">
            <text:p>6.3671875</text:p>
          </table:table-cell>
          <table:table-cell office:value-type="float" office:value="990.23437500034">
            <text:p>990.23437500034</text:p>
          </table:table-cell>
          <table:table-cell office:value-type="float" office:value="2.37890625462109">
            <text:p>2.37890625462109</text:p>
          </table:table-cell>
          <table:table-cell office:value-type="float" office:value="56.6406250004336">
            <text:p>56.6406250004336</text:p>
          </table:table-cell>
          <table:table-cell office:value-type="float" office:value="6">
            <text:p>6</text:p>
          </table:table-cell>
          <table:table-cell office:value-type="float" office:value="10.1333333333333">
            <text:p>10.1333333333333</text:p>
          </table:table-cell>
          <table:table-cell table:formula="of:=([.G205]/([.A205]*[.A205]))*100" office:value-type="float" office:value="20.6802721088435">
            <text:p>20.6802721088435</text:p>
          </table:table-cell>
          <table:table-cell office:value-type="float" office:value="3.05747126436782">
            <text:p>3.0574712643678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1171875">
            <text:p>0.1171875</text:p>
          </table:table-cell>
          <table:table-cell office:value-type="float" office:value="1177.73437500022">
            <text:p>1177.73437500022</text:p>
          </table:table-cell>
          <table:table-cell office:value-type="float" office:value="2.32421875267578">
            <text:p>2.32421875267578</text:p>
          </table:table-cell>
          <table:table-cell office:value-type="float" office:value="69.1406250003086">
            <text:p>69.1406250003086</text:p>
          </table:table-cell>
          <table:table-cell office:value-type="float" office:value="10">
            <text:p>10</text:p>
          </table:table-cell>
          <table:table-cell office:value-type="float" office:value="5.86666666666667">
            <text:p>5.86666666666667</text:p>
          </table:table-cell>
          <table:table-cell table:formula="of:=([.G206]/([.A206]*[.A206]))*100" office:value-type="float" office:value="23.4666666666667">
            <text:p>23.4666666666667</text:p>
          </table:table-cell>
          <table:table-cell office:value-type="float" office:value="4.04597701149426">
            <text:p>4.0459770114942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.1171875">
            <text:p>5.1171875</text:p>
          </table:table-cell>
          <table:table-cell office:value-type="float" office:value="427.734375000715">
            <text:p>427.734375000715</text:p>
          </table:table-cell>
          <table:table-cell office:value-type="float" office:value="9.64843750035156">
            <text:p>9.64843750035156</text:p>
          </table:table-cell>
          <table:table-cell office:value-type="float" office:value="19.1406250008086">
            <text:p>19.1406250008086</text:p>
          </table:table-cell>
          <table:table-cell office:value-type="float" office:value="18">
            <text:p>18</text:p>
          </table:table-cell>
          <table:table-cell office:value-type="float" office:value="30.7">
            <text:p>30.7</text:p>
          </table:table-cell>
          <table:table-cell table:formula="of:=([.G207]/([.A207]*[.A207]))*100" office:value-type="float" office:value="30.7">
            <text:p>30.7</text:p>
          </table:table-cell>
          <table:table-cell office:value-type="float" office:value="2.04597701149425">
            <text:p>2.0459770114942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.6171875">
            <text:p>2.6171875</text:p>
          </table:table-cell>
          <table:table-cell office:value-type="float" office:value="802.734375000465">
            <text:p>802.734375000465</text:p>
          </table:table-cell>
          <table:table-cell office:value-type="float" office:value="1.71875000628125">
            <text:p>1.71875000628125</text:p>
          </table:table-cell>
          <table:table-cell office:value-type="float" office:value="44.1406250005586">
            <text:p>44.1406250005586</text:p>
          </table:table-cell>
          <table:table-cell office:value-type="float" office:value="11.3333333333333">
            <text:p>11.3333333333333</text:p>
          </table:table-cell>
          <table:table-cell office:value-type="float" office:value="14.5">
            <text:p>14.5</text:p>
          </table:table-cell>
          <table:table-cell table:formula="of:=([.G208]/([.A208]*[.A208]))*100" office:value-type="float" office:value="22.65625">
            <text:p>22.65625</text:p>
          </table:table-cell>
          <table:table-cell office:value-type="float" office:value="2.75862068965517">
            <text:p>2.7586206896551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.6171875">
            <text:p>7.6171875</text:p>
          </table:table-cell>
          <table:table-cell office:value-type="float" office:value="52.7343750009648">
            <text:p>52.7343750009648</text:p>
          </table:table-cell>
          <table:table-cell office:value-type="float" office:value="2.14453125085547">
            <text:p>2.14453125085547</text:p>
          </table:table-cell>
          <table:table-cell office:value-type="float" office:value="94.1406250000586">
            <text:p>94.1406250000586</text:p>
          </table:table-cell>
          <table:table-cell office:value-type="float" office:value="6">
            <text:p>6</text:p>
          </table:table-cell>
          <table:table-cell office:value-type="float" office:value="2.36666666666667">
            <text:p>2.36666666666667</text:p>
          </table:table-cell>
          <table:table-cell table:formula="of:=([.G209]/([.A209]*[.A209]))*100" office:value-type="float" office:value="26.2962962962963">
            <text:p>26.2962962962963</text:p>
          </table:table-cell>
          <table:table-cell office:value-type="float" office:value="6.04597701149425">
            <text:p>6.0459770114942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.9296875">
            <text:p>2.9296875</text:p>
          </table:table-cell>
          <table:table-cell office:value-type="float" office:value="1318.35937500012">
            <text:p>1318.35937500012</text:p>
          </table:table-cell>
          <table:table-cell office:value-type="float" office:value="0.925781252074219">
            <text:p>0.925781252074219</text:p>
          </table:table-cell>
          <table:table-cell office:value-type="float" office:value="3.51562500096484">
            <text:p>3.51562500096484</text:p>
          </table:table-cell>
          <table:table-cell office:value-type="float" office:value="8.66666666666667">
            <text:p>8.66666666666667</text:p>
          </table:table-cell>
          <table:table-cell office:value-type="float" office:value="2.56666666666667">
            <text:p>2.56666666666667</text:p>
          </table:table-cell>
          <table:table-cell table:formula="of:=([.G210]/([.A210]*[.A210]))*100" office:value-type="float" office:value="28.5185185185185">
            <text:p>28.5185185185185</text:p>
          </table:table-cell>
          <table:table-cell office:value-type="float" office:value="6.52873563218391">
            <text:p>6.5287356321839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.9296875">
            <text:p>7.9296875</text:p>
          </table:table-cell>
          <table:table-cell office:value-type="float" office:value="568.359375000621">
            <text:p>568.359375000621</text:p>
          </table:table-cell>
          <table:table-cell office:value-type="float" office:value="6.46875000153125">
            <text:p>6.46875000153125</text:p>
          </table:table-cell>
          <table:table-cell office:value-type="float" office:value="53.5156250004648">
            <text:p>53.5156250004648</text:p>
          </table:table-cell>
          <table:table-cell office:value-type="float" office:value="11.3333333333333">
            <text:p>11.3333333333333</text:p>
          </table:table-cell>
          <table:table-cell office:value-type="float" office:value="14.4">
            <text:p>14.4</text:p>
          </table:table-cell>
          <table:table-cell table:formula="of:=([.G211]/([.A211]*[.A211]))*100" office:value-type="float" office:value="22.5">
            <text:p>22.5</text:p>
          </table:table-cell>
          <table:table-cell office:value-type="float" office:value="2.66666666666667">
            <text:p>2.6666666666666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4296875">
            <text:p>0.4296875</text:p>
          </table:table-cell>
          <table:table-cell office:value-type="float" office:value="943.359375000371">
            <text:p>943.359375000371</text:p>
          </table:table-cell>
          <table:table-cell office:value-type="float" office:value="0.644531260355469">
            <text:p>0.644531260355469</text:p>
          </table:table-cell>
          <table:table-cell office:value-type="float" office:value="78.5156250002148">
            <text:p>78.5156250002148</text:p>
          </table:table-cell>
          <table:table-cell office:value-type="float" office:value="26.6666666666667">
            <text:p>26.6666666666667</text:p>
          </table:table-cell>
          <table:table-cell office:value-type="float" office:value="43.4666666666667">
            <text:p>43.4666666666667</text:p>
          </table:table-cell>
          <table:table-cell table:formula="of:=([.G212]/([.A212]*[.A212]))*100" office:value-type="float" office:value="35.9228650137741">
            <text:p>35.9228650137741</text:p>
          </table:table-cell>
          <table:table-cell office:value-type="float" office:value="2.09195402298851">
            <text:p>2.0919540229885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.4296875">
            <text:p>5.4296875</text:p>
          </table:table-cell>
          <table:table-cell office:value-type="float" office:value="193.359375000871">
            <text:p>193.359375000871</text:p>
          </table:table-cell>
          <table:table-cell office:value-type="float" office:value="3.35156250264844">
            <text:p>3.35156250264844</text:p>
          </table:table-cell>
          <table:table-cell office:value-type="float" office:value="28.5156250007148">
            <text:p>28.5156250007148</text:p>
          </table:table-cell>
          <table:table-cell office:value-type="float" office:value="7.33333333333333">
            <text:p>7.33333333333333</text:p>
          </table:table-cell>
          <table:table-cell office:value-type="float" office:value="7.03333333333333">
            <text:p>7.03333333333333</text:p>
          </table:table-cell>
          <table:table-cell table:formula="of:=([.G213]/([.A213]*[.A213]))*100" office:value-type="float" office:value="19.537037037037">
            <text:p>19.537037037037</text:p>
          </table:table-cell>
          <table:table-cell office:value-type="float" office:value="3.1264367816092">
            <text:p>3.126436781609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.6796875">
            <text:p>1.6796875</text:p>
          </table:table-cell>
          <table:table-cell office:value-type="float" office:value="380.859375000746">
            <text:p>380.859375000746</text:p>
          </table:table-cell>
          <table:table-cell office:value-type="float" office:value="4.78515625221484">
            <text:p>4.78515625221484</text:p>
          </table:table-cell>
          <table:table-cell office:value-type="float" office:value="41.0156250005898">
            <text:p>41.0156250005898</text:p>
          </table:table-cell>
          <table:table-cell office:value-type="float" office:value="12.6666666666667">
            <text:p>12.6666666666667</text:p>
          </table:table-cell>
          <table:table-cell office:value-type="float" office:value="10.3666666666667">
            <text:p>10.3666666666667</text:p>
          </table:table-cell>
          <table:table-cell table:formula="of:=([.G214]/([.A214]*[.A214]))*100" office:value-type="float" office:value="21.156462585034">
            <text:p>21.156462585034</text:p>
          </table:table-cell>
          <table:table-cell office:value-type="float" office:value="2.91954022988506">
            <text:p>2.9195402298850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.6796875">
            <text:p>6.6796875</text:p>
          </table:table-cell>
          <table:table-cell office:value-type="float" office:value="1130.85937500025">
            <text:p>1130.85937500025</text:p>
          </table:table-cell>
          <table:table-cell office:value-type="float" office:value="2.20312500979687">
            <text:p>2.20312500979687</text:p>
          </table:table-cell>
          <table:table-cell office:value-type="float" office:value="91.0156250000899">
            <text:p>91.0156250000899</text:p>
          </table:table-cell>
          <table:table-cell office:value-type="float" office:value="25.3333333333333">
            <text:p>25.3333333333333</text:p>
          </table:table-cell>
          <table:table-cell office:value-type="float" office:value="55.2333333333333">
            <text:p>55.2333333333333</text:p>
          </table:table-cell>
          <table:table-cell table:formula="of:=([.G215]/([.A215]*[.A215]))*100" office:value-type="float" office:value="38.3564814814815">
            <text:p>38.3564814814815</text:p>
          </table:table-cell>
          <table:table-cell office:value-type="float" office:value="1.31034482758621">
            <text:p>1.3103448275862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.1796875">
            <text:p>4.1796875</text:p>
          </table:table-cell>
          <table:table-cell office:value-type="float" office:value="5.85937500099609">
            <text:p>5.85937500099609</text:p>
          </table:table-cell>
          <table:table-cell office:value-type="float" office:value="8.40234375059766">
            <text:p>8.40234375059766</text:p>
          </table:table-cell>
          <table:table-cell office:value-type="float" office:value="66.0156250003398">
            <text:p>66.0156250003398</text:p>
          </table:table-cell>
          <table:table-cell office:value-type="float" office:value="10.6666666666667">
            <text:p>10.6666666666667</text:p>
          </table:table-cell>
          <table:table-cell office:value-type="float" office:value="63.4333333333333">
            <text:p>63.4333333333333</text:p>
          </table:table-cell>
          <table:table-cell table:formula="of:=([.G216]/([.A216]*[.A216]))*100" office:value-type="float" office:value="78.3127572016461">
            <text:p>78.3127572016461</text:p>
          </table:table-cell>
          <table:table-cell office:value-type="float" office:value="7.93103448275862">
            <text:p>7.9310344827586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.1796875">
            <text:p>9.1796875</text:p>
          </table:table-cell>
          <table:table-cell office:value-type="float" office:value="755.859375000496">
            <text:p>755.859375000496</text:p>
          </table:table-cell>
          <table:table-cell office:value-type="float" office:value="1.73437500226563">
            <text:p>1.73437500226563</text:p>
          </table:table-cell>
          <table:table-cell office:value-type="float" office:value="16.0156250008398">
            <text:p>16.0156250008398</text:p>
          </table:table-cell>
          <table:table-cell office:value-type="float" office:value="6">
            <text:p>6</text:p>
          </table:table-cell>
          <table:table-cell office:value-type="float" office:value="2.63333333333333">
            <text:p>2.63333333333333</text:p>
          </table:table-cell>
          <table:table-cell table:formula="of:=([.G217]/([.A217]*[.A217]))*100" office:value-type="float" office:value="16.4583333333333">
            <text:p>16.4583333333333</text:p>
          </table:table-cell>
          <table:table-cell office:value-type="float" office:value="4.41379310344828">
            <text:p>4.4137931034482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0546875">
            <text:p>1.0546875</text:p>
          </table:table-cell>
          <table:table-cell office:value-type="float" office:value="99.6093750009336">
            <text:p>99.6093750009336</text:p>
          </table:table-cell>
          <table:table-cell office:value-type="float" office:value="0.984375003015625">
            <text:p>0.984375003015625</text:p>
          </table:table-cell>
          <table:table-cell office:value-type="float" office:value="59.7656250004023">
            <text:p>59.7656250004023</text:p>
          </table:table-cell>
          <table:table-cell office:value-type="float" office:value="7.33333333333333">
            <text:p>7.33333333333333</text:p>
          </table:table-cell>
          <table:table-cell office:value-type="float" office:value="2.73333333333333">
            <text:p>2.73333333333333</text:p>
          </table:table-cell>
          <table:table-cell table:formula="of:=([.G218]/([.A218]*[.A218]))*100" office:value-type="float" office:value="17.0833333333333">
            <text:p>17.0833333333333</text:p>
          </table:table-cell>
          <table:table-cell office:value-type="float" office:value="3.9080459770115">
            <text:p>3.908045977011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.0546875">
            <text:p>6.0546875</text:p>
          </table:table-cell>
          <table:table-cell office:value-type="float" office:value="849.609375000434">
            <text:p>849.609375000434</text:p>
          </table:table-cell>
          <table:table-cell office:value-type="float" office:value="6.71484375228516">
            <text:p>6.71484375228516</text:p>
          </table:table-cell>
          <table:table-cell office:value-type="float" office:value="9.76562500090234">
            <text:p>9.76562500090234</text:p>
          </table:table-cell>
          <table:table-cell office:value-type="float" office:value="20.6666666666667">
            <text:p>20.6666666666667</text:p>
          </table:table-cell>
          <table:table-cell office:value-type="float" office:value="21.4">
            <text:p>21.4</text:p>
          </table:table-cell>
          <table:table-cell table:formula="of:=([.G219]/([.A219]*[.A219]))*100" office:value-type="float" office:value="26.4197530864197">
            <text:p>26.4197530864197</text:p>
          </table:table-cell>
          <table:table-cell office:value-type="float" office:value="2.39080459770115">
            <text:p>2.3908045977011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.5546875">
            <text:p>3.5546875</text:p>
          </table:table-cell>
          <table:table-cell office:value-type="float" office:value="474.609375000684">
            <text:p>474.609375000684</text:p>
          </table:table-cell>
          <table:table-cell office:value-type="float" office:value="5.45703125554297">
            <text:p>5.45703125554297</text:p>
          </table:table-cell>
          <table:table-cell office:value-type="float" office:value="34.7656250006523">
            <text:p>34.7656250006523</text:p>
          </table:table-cell>
          <table:table-cell office:value-type="float" office:value="23.3333333333333">
            <text:p>23.3333333333333</text:p>
          </table:table-cell>
          <table:table-cell office:value-type="float" office:value="44.1666666666667">
            <text:p>44.1666666666667</text:p>
          </table:table-cell>
          <table:table-cell table:formula="of:=([.G220]/([.A220]*[.A220]))*100" office:value-type="float" office:value="36.5013774104683">
            <text:p>36.5013774104683</text:p>
          </table:table-cell>
          <table:table-cell office:value-type="float" office:value="1.72413793103448">
            <text:p>1.7241379310344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.5546875">
            <text:p>8.5546875</text:p>
          </table:table-cell>
          <table:table-cell office:value-type="float" office:value="1224.60937500018">
            <text:p>1224.60937500018</text:p>
          </table:table-cell>
          <table:table-cell office:value-type="float" office:value="5.97656250002344">
            <text:p>5.97656250002344</text:p>
          </table:table-cell>
          <table:table-cell office:value-type="float" office:value="84.7656250001523">
            <text:p>84.7656250001523</text:p>
          </table:table-cell>
          <table:table-cell office:value-type="float" office:value="7.33333333333333">
            <text:p>7.33333333333333</text:p>
          </table:table-cell>
          <table:table-cell office:value-type="float" office:value="7.06666666666667">
            <text:p>7.06666666666667</text:p>
          </table:table-cell>
          <table:table-cell table:formula="of:=([.G221]/([.A221]*[.A221]))*100" office:value-type="float" office:value="19.6296296296296">
            <text:p>19.6296296296296</text:p>
          </table:table-cell>
          <table:table-cell office:value-type="float" office:value="2.96551724137931">
            <text:p>2.9655172413793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.8046875">
            <text:p>4.8046875</text:p>
          </table:table-cell>
          <table:table-cell office:value-type="float" office:value="1037.10937500031">
            <text:p>1037.10937500031</text:p>
          </table:table-cell>
          <table:table-cell office:value-type="float" office:value="4.35546875064453">
            <text:p>4.35546875064453</text:p>
          </table:table-cell>
          <table:table-cell office:value-type="float" office:value="97.2656250000273">
            <text:p>97.2656250000273</text:p>
          </table:table-cell>
          <table:table-cell office:value-type="float" office:value="7.33333333333333">
            <text:p>7.33333333333333</text:p>
          </table:table-cell>
          <table:table-cell office:value-type="float" office:value="4.8">
            <text:p>4.8</text:p>
          </table:table-cell>
          <table:table-cell table:formula="of:=([.G222]/([.A222]*[.A222]))*100" office:value-type="float" office:value="19.2">
            <text:p>19.2</text:p>
          </table:table-cell>
          <table:table-cell office:value-type="float" office:value="3.42528735632184">
            <text:p>3.4252873563218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.8046875">
            <text:p>9.8046875</text:p>
          </table:table-cell>
          <table:table-cell office:value-type="float" office:value="287.109375000809">
            <text:p>287.109375000809</text:p>
          </table:table-cell>
          <table:table-cell office:value-type="float" office:value="3.71093750628906">
            <text:p>3.71093750628906</text:p>
          </table:table-cell>
          <table:table-cell office:value-type="float" office:value="47.2656250005273">
            <text:p>47.2656250005273</text:p>
          </table:table-cell>
          <table:table-cell office:value-type="float" office:value="17.3333333333333">
            <text:p>17.3333333333333</text:p>
          </table:table-cell>
          <table:table-cell office:value-type="float" office:value="30.6">
            <text:p>30.6</text:p>
          </table:table-cell>
          <table:table-cell table:formula="of:=([.G223]/([.A223]*[.A223]))*100" office:value-type="float" office:value="30.6">
            <text:p>30.6</text:p>
          </table:table-cell>
          <table:table-cell office:value-type="float" office:value="2.50574712643678">
            <text:p>2.5057471264367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.3046875">
            <text:p>2.3046875</text:p>
          </table:table-cell>
          <table:table-cell office:value-type="float" office:value="1412.10937500006">
            <text:p>1412.10937500006</text:p>
          </table:table-cell>
          <table:table-cell office:value-type="float" office:value="4.96875000303125">
            <text:p>4.96875000303125</text:p>
          </table:table-cell>
          <table:table-cell office:value-type="float" office:value="22.2656250007773">
            <text:p>22.2656250007773</text:p>
          </table:table-cell>
          <table:table-cell office:value-type="float" office:value="10.6666666666667">
            <text:p>10.6666666666667</text:p>
          </table:table-cell>
          <table:table-cell office:value-type="float" office:value="14.3666666666667">
            <text:p>14.3666666666667</text:p>
          </table:table-cell>
          <table:table-cell table:formula="of:=([.G224]/([.A224]*[.A224]))*100" office:value-type="float" office:value="22.4479166666667">
            <text:p>22.4479166666667</text:p>
          </table:table-cell>
          <table:table-cell office:value-type="float" office:value="2.3448275862069">
            <text:p>2.344827586206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.3046875">
            <text:p>7.3046875</text:p>
          </table:table-cell>
          <table:table-cell office:value-type="float" office:value="662.109375000559">
            <text:p>662.109375000559</text:p>
          </table:table-cell>
          <table:table-cell office:value-type="float" office:value="0.363281252636719">
            <text:p>0.363281252636719</text:p>
          </table:table-cell>
          <table:table-cell office:value-type="float" office:value="72.2656250002773">
            <text:p>72.2656250002773</text:p>
          </table:table-cell>
          <table:table-cell office:value-type="float" office:value="12">
            <text:p>12</text:p>
          </table:table-cell>
          <table:table-cell office:value-type="float" office:value="2.7">
            <text:p>2.7</text:p>
          </table:table-cell>
          <table:table-cell table:formula="of:=([.G225]/([.A225]*[.A225]))*100" office:value-type="float" office:value="30">
            <text:p>30</text:p>
          </table:table-cell>
          <table:table-cell office:value-type="float" office:value="7.37931034482759">
            <text:p>7.379310344827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.6484375">
            <text:p>4.6484375</text:p>
          </table:table-cell>
          <table:table-cell office:value-type="float" office:value="263.671875000824">
            <text:p>263.671875000824</text:p>
          </table:table-cell>
          <table:table-cell office:value-type="float" office:value="0.835937501164063">
            <text:p>0.835937501164063</text:p>
          </table:table-cell>
          <table:table-cell office:value-type="float" office:value="39.4531250006055">
            <text:p>39.4531250006055</text:p>
          </table:table-cell>
          <table:table-cell office:value-type="float" office:value="17.3333333333333">
            <text:p>17.3333333333333</text:p>
          </table:table-cell>
          <table:table-cell office:value-type="float" office:value="1">
            <text:p>1</text:p>
          </table:table-cell>
          <table:table-cell table:formula="of:=([.G226]/([.A226]*[.A226]))*100" office:value-type="float" office:value="25">
            <text:p>25</text:p>
          </table:table-cell>
          <table:table-cell office:value-type="float" office:value="17.3333333333333">
            <text:p>17.333333333333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.6484375">
            <text:p>9.6484375</text:p>
          </table:table-cell>
          <table:table-cell office:value-type="float" office:value="1013.67187500032">
            <text:p>1013.67187500032</text:p>
          </table:table-cell>
          <table:table-cell office:value-type="float" office:value="6.42578125057422">
            <text:p>6.42578125057422</text:p>
          </table:table-cell>
          <table:table-cell office:value-type="float" office:value="89.4531250001055">
            <text:p>89.4531250001055</text:p>
          </table:table-cell>
          <table:table-cell office:value-type="float" office:value="10.6666666666667">
            <text:p>10.6666666666667</text:p>
          </table:table-cell>
          <table:table-cell office:value-type="float" office:value="10.2">
            <text:p>10.2</text:p>
          </table:table-cell>
          <table:table-cell table:formula="of:=([.G227]/([.A227]*[.A227]))*100" office:value-type="float" office:value="20.8163265306122">
            <text:p>20.8163265306122</text:p>
          </table:table-cell>
          <table:table-cell office:value-type="float" office:value="2.89655172413793">
            <text:p>2.8965517241379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.1484375">
            <text:p>2.1484375</text:p>
          </table:table-cell>
          <table:table-cell office:value-type="float" office:value="638.671875000574">
            <text:p>638.671875000574</text:p>
          </table:table-cell>
          <table:table-cell office:value-type="float" office:value="1.67968750832031">
            <text:p>1.67968750832031</text:p>
          </table:table-cell>
          <table:table-cell office:value-type="float" office:value="64.4531250003555">
            <text:p>64.4531250003555</text:p>
          </table:table-cell>
          <table:table-cell office:value-type="float" office:value="20">
            <text:p>20</text:p>
          </table:table-cell>
          <table:table-cell office:value-type="float" office:value="31.4666666666667">
            <text:p>31.4666666666667</text:p>
          </table:table-cell>
          <table:table-cell table:formula="of:=([.G228]/([.A228]*[.A228]))*100" office:value-type="float" office:value="31.4666666666667">
            <text:p>31.4666666666667</text:p>
          </table:table-cell>
          <table:table-cell office:value-type="float" office:value="2.06896551724138">
            <text:p>2.0689655172413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.1484375">
            <text:p>7.1484375</text:p>
          </table:table-cell>
          <table:table-cell office:value-type="float" office:value="1388.67187500007">
            <text:p>1388.67187500007</text:p>
          </table:table-cell>
          <table:table-cell office:value-type="float" office:value="3.33984375166016">
            <text:p>3.33984375166016</text:p>
          </table:table-cell>
          <table:table-cell office:value-type="float" office:value="14.4531250008555">
            <text:p>14.4531250008555</text:p>
          </table:table-cell>
          <table:table-cell office:value-type="float" office:value="7.33333333333333">
            <text:p>7.33333333333333</text:p>
          </table:table-cell>
          <table:table-cell office:value-type="float" office:value="5.13333333333333">
            <text:p>5.13333333333333</text:p>
          </table:table-cell>
          <table:table-cell table:formula="of:=([.G229]/([.A229]*[.A229]))*100" office:value-type="float" office:value="20.5333333333333">
            <text:p>20.5333333333333</text:p>
          </table:table-cell>
          <table:table-cell office:value-type="float" office:value="3.60919540229885">
            <text:p>3.6091954022988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984375">
            <text:p>0.8984375</text:p>
          </table:table-cell>
          <table:table-cell office:value-type="float" office:value="826.171875000449">
            <text:p>826.171875000449</text:p>
          </table:table-cell>
          <table:table-cell office:value-type="float" office:value="3.25781250274219">
            <text:p>3.25781250274219</text:p>
          </table:table-cell>
          <table:table-cell office:value-type="float" office:value="1.95312500098047">
            <text:p>1.95312500098047</text:p>
          </table:table-cell>
          <table:table-cell office:value-type="float" office:value="8">
            <text:p>8</text:p>
          </table:table-cell>
          <table:table-cell office:value-type="float" office:value="7.3">
            <text:p>7.3</text:p>
          </table:table-cell>
          <table:table-cell table:formula="of:=([.G230]/([.A230]*[.A230]))*100" office:value-type="float" office:value="20.2777777777778">
            <text:p>20.2777777777778</text:p>
          </table:table-cell>
          <table:table-cell office:value-type="float" office:value="3.2183908045977">
            <text:p>3.218390804597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.8984375">
            <text:p>5.8984375</text:p>
          </table:table-cell>
          <table:table-cell office:value-type="float" office:value="76.1718750009492">
            <text:p>76.1718750009492</text:p>
          </table:table-cell>
          <table:table-cell office:value-type="float" office:value="0.472656260527344">
            <text:p>0.472656260527344</text:p>
          </table:table-cell>
          <table:table-cell office:value-type="float" office:value="51.9531250004805">
            <text:p>51.9531250004805</text:p>
          </table:table-cell>
          <table:table-cell office:value-type="float" office:value="21.3333333333333">
            <text:p>21.3333333333333</text:p>
          </table:table-cell>
          <table:table-cell office:value-type="float" office:value="45.4333333333333">
            <text:p>45.4333333333333</text:p>
          </table:table-cell>
          <table:table-cell table:formula="of:=([.G231]/([.A231]*[.A231]))*100" office:value-type="float" office:value="37.5482093663912">
            <text:p>37.5482093663912</text:p>
          </table:table-cell>
          <table:table-cell office:value-type="float" office:value="1.83908045977012">
            <text:p>1.8390804597701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.3984375">
            <text:p>3.3984375</text:p>
          </table:table-cell>
          <table:table-cell office:value-type="float" office:value="1201.1718750002">
            <text:p>1201.1718750002</text:p>
          </table:table-cell>
          <table:table-cell office:value-type="float" office:value="7.13671875186328">
            <text:p>7.13671875186328</text:p>
          </table:table-cell>
          <table:table-cell office:value-type="float" office:value="76.9531250002305">
            <text:p>76.9531250002305</text:p>
          </table:table-cell>
          <table:table-cell office:value-type="float" office:value="13.3333333333333">
            <text:p>13.3333333333333</text:p>
          </table:table-cell>
          <table:table-cell office:value-type="float" office:value="20.3666666666667">
            <text:p>20.3666666666667</text:p>
          </table:table-cell>
          <table:table-cell table:formula="of:=([.G232]/([.A232]*[.A232]))*100" office:value-type="float" office:value="25.1440329218107">
            <text:p>25.1440329218107</text:p>
          </table:table-cell>
          <table:table-cell office:value-type="float" office:value="2.16091954022989">
            <text:p>2.1609195402298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.3984375">
            <text:p>8.3984375</text:p>
          </table:table-cell>
          <table:table-cell office:value-type="float" office:value="451.171875000699">
            <text:p>451.171875000699</text:p>
          </table:table-cell>
          <table:table-cell office:value-type="float" office:value="1.17187500282813">
            <text:p>1.17187500282813</text:p>
          </table:table-cell>
          <table:table-cell office:value-type="float" office:value="26.9531250007305">
            <text:p>26.9531250007305</text:p>
          </table:table-cell>
          <table:table-cell office:value-type="float" office:value="6.66666666666667">
            <text:p>6.66666666666667</text:p>
          </table:table-cell>
          <table:table-cell office:value-type="float" office:value="2.36666666666667">
            <text:p>2.36666666666667</text:p>
          </table:table-cell>
          <table:table-cell table:formula="of:=([.G233]/([.A233]*[.A233]))*100" office:value-type="float" office:value="14.7916666666667">
            <text:p>14.7916666666667</text:p>
          </table:table-cell>
          <table:table-cell office:value-type="float" office:value="4.50574712643678">
            <text:p>4.5057471264367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5234375">
            <text:p>1.5234375</text:p>
          </table:table-cell>
          <table:table-cell office:value-type="float" office:value="1294.92187500014">
            <text:p>1294.92187500014</text:p>
          </table:table-cell>
          <table:table-cell office:value-type="float" office:value="0.421875003578125">
            <text:p>0.421875003578125</text:p>
          </table:table-cell>
          <table:table-cell office:value-type="float" office:value="95.703125000043">
            <text:p>95.703125000043</text:p>
          </table:table-cell>
          <table:table-cell office:value-type="float" office:value="6.66666666666667">
            <text:p>6.66666666666667</text:p>
          </table:table-cell>
          <table:table-cell office:value-type="float" office:value="2.66666666666667">
            <text:p>2.66666666666667</text:p>
          </table:table-cell>
          <table:table-cell table:formula="of:=([.G234]/([.A234]*[.A234]))*100" office:value-type="float" office:value="16.6666666666667">
            <text:p>16.6666666666667</text:p>
          </table:table-cell>
          <table:table-cell office:value-type="float" office:value="4.36781609195403">
            <text:p>4.3678160919540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.5234375">
            <text:p>6.5234375</text:p>
          </table:table-cell>
          <table:table-cell office:value-type="float" office:value="544.921875000637">
            <text:p>544.921875000637</text:p>
          </table:table-cell>
          <table:table-cell office:value-type="float" office:value="5.44921875355078">
            <text:p>5.44921875355078</text:p>
          </table:table-cell>
          <table:table-cell office:value-type="float" office:value="45.703125000543">
            <text:p>45.703125000543</text:p>
          </table:table-cell>
          <table:table-cell office:value-type="float" office:value="18.6666666666667">
            <text:p>18.6666666666667</text:p>
          </table:table-cell>
          <table:table-cell office:value-type="float" office:value="21.4">
            <text:p>21.4</text:p>
          </table:table-cell>
          <table:table-cell table:formula="of:=([.G235]/([.A235]*[.A235]))*100" office:value-type="float" office:value="26.4197530864197">
            <text:p>26.4197530864197</text:p>
          </table:table-cell>
          <table:table-cell office:value-type="float" office:value="2.18390804597701">
            <text:p>2.1839080459770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.0234375">
            <text:p>4.0234375</text:p>
          </table:table-cell>
          <table:table-cell office:value-type="float" office:value="919.921875000387">
            <text:p>919.921875000387</text:p>
          </table:table-cell>
          <table:table-cell office:value-type="float" office:value="4.26562500773438">
            <text:p>4.26562500773438</text:p>
          </table:table-cell>
          <table:table-cell office:value-type="float" office:value="20.703125000793">
            <text:p>20.703125000793</text:p>
          </table:table-cell>
          <table:table-cell office:value-type="float" office:value="28.6666666666667">
            <text:p>28.6666666666667</text:p>
          </table:table-cell>
          <table:table-cell office:value-type="float" office:value="56.8333333333333">
            <text:p>56.8333333333333</text:p>
          </table:table-cell>
          <table:table-cell table:formula="of:=([.G236]/([.A236]*[.A236]))*100" office:value-type="float" office:value="39.4675925925926">
            <text:p>39.4675925925926</text:p>
          </table:table-cell>
          <table:table-cell office:value-type="float" office:value="1.58620689655172">
            <text:p>1.5862068965517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.0234375">
            <text:p>9.0234375</text:p>
          </table:table-cell>
          <table:table-cell office:value-type="float" office:value="169.921875000887">
            <text:p>169.921875000887</text:p>
          </table:table-cell>
          <table:table-cell office:value-type="float" office:value="5.98828125101172">
            <text:p>5.98828125101172</text:p>
          </table:table-cell>
          <table:table-cell office:value-type="float" office:value="70.703125000293">
            <text:p>70.703125000293</text:p>
          </table:table-cell>
          <table:table-cell office:value-type="float" office:value="5.33333333333333">
            <text:p>5.33333333333333</text:p>
          </table:table-cell>
          <table:table-cell office:value-type="float" office:value="17.9">
            <text:p>17.9</text:p>
          </table:table-cell>
          <table:table-cell table:formula="of:=([.G237]/([.A237]*[.A237]))*100" office:value-type="float" office:value="36.530612244898">
            <text:p>36.530612244898</text:p>
          </table:table-cell>
          <table:table-cell office:value-type="float" office:value="3.35632183908046">
            <text:p>3.3563218390804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.7734375">
            <text:p>2.7734375</text:p>
          </table:table-cell>
          <table:table-cell office:value-type="float" office:value="732.421875000512">
            <text:p>732.421875000512</text:p>
          </table:table-cell>
          <table:table-cell office:value-type="float" office:value="4.90234375009766">
            <text:p>4.90234375009766</text:p>
          </table:table-cell>
          <table:table-cell office:value-type="float" office:value="58.203125000418">
            <text:p>58.203125000418</text:p>
          </table:table-cell>
          <table:table-cell office:value-type="float" office:value="5.33333333333333">
            <text:p>5.33333333333333</text:p>
          </table:table-cell>
          <table:table-cell office:value-type="float" office:value="5.13333333333333">
            <text:p>5.13333333333333</text:p>
          </table:table-cell>
          <table:table-cell table:formula="of:=([.G238]/([.A238]*[.A238]))*100" office:value-type="float" office:value="20.5333333333333">
            <text:p>20.5333333333333</text:p>
          </table:table-cell>
          <table:table-cell office:value-type="float" office:value="3.47126436781609">
            <text:p>3.4712643678160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.7734375">
            <text:p>7.7734375</text:p>
          </table:table-cell>
          <table:table-cell office:value-type="float" office:value="1482.42187500001">
            <text:p>1482.42187500001</text:p>
          </table:table-cell>
          <table:table-cell office:value-type="float" office:value="4.80468750519531">
            <text:p>4.80468750519531</text:p>
          </table:table-cell>
          <table:table-cell office:value-type="float" office:value="8.20312500091797">
            <text:p>8.20312500091797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table:formula="of:=([.G239]/([.A239]*[.A239]))*100" office:value-type="float" office:value="30">
            <text:p>30</text:p>
          </table:table-cell>
          <table:table-cell office:value-type="float" office:value="2.11494252873563">
            <text:p>2.1149425287356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2734375">
            <text:p>0.2734375</text:p>
          </table:table-cell>
          <table:table-cell office:value-type="float" office:value="357.421875000762">
            <text:p>357.421875000762</text:p>
          </table:table-cell>
          <table:table-cell office:value-type="float" office:value="5.84375000215625">
            <text:p>5.84375000215625</text:p>
          </table:table-cell>
          <table:table-cell office:value-type="float" office:value="33.203125000668">
            <text:p>33.203125000668</text:p>
          </table:table-cell>
          <table:table-cell office:value-type="float" office:value="13.3333333333333">
            <text:p>13.3333333333333</text:p>
          </table:table-cell>
          <table:table-cell office:value-type="float" office:value="14.7">
            <text:p>14.7</text:p>
          </table:table-cell>
          <table:table-cell table:formula="of:=([.G240]/([.A240]*[.A240]))*100" office:value-type="float" office:value="22.96875">
            <text:p>22.96875</text:p>
          </table:table-cell>
          <table:table-cell office:value-type="float" office:value="2.39080459770115">
            <text:p>2.3908045977011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.2734375">
            <text:p>5.2734375</text:p>
          </table:table-cell>
          <table:table-cell office:value-type="float" office:value="1107.42187500026">
            <text:p>1107.42187500026</text:p>
          </table:table-cell>
          <table:table-cell office:value-type="float" office:value="0.691406252308594">
            <text:p>0.691406252308594</text:p>
          </table:table-cell>
          <table:table-cell office:value-type="float" office:value="83.203125000168">
            <text:p>83.203125000168</text:p>
          </table:table-cell>
          <table:table-cell office:value-type="float" office:value="8.66666666666667">
            <text:p>8.66666666666667</text:p>
          </table:table-cell>
          <table:table-cell office:value-type="float" office:value="2.5">
            <text:p>2.5</text:p>
          </table:table-cell>
          <table:table-cell table:formula="of:=([.G241]/([.A241]*[.A241]))*100" office:value-type="float" office:value="27.7777777777778">
            <text:p>27.7777777777778</text:p>
          </table:table-cell>
          <table:table-cell office:value-type="float" office:value="6.22988505747126">
            <text:p>6.2298850574712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5859375">
            <text:p>0.5859375</text:p>
          </table:table-cell>
          <table:table-cell office:value-type="float" office:value="498.046875000668">
            <text:p>498.046875000668</text:p>
          </table:table-cell>
          <table:table-cell office:value-type="float" office:value="2.28515625071484">
            <text:p>2.28515625071484</text:p>
          </table:table-cell>
          <table:table-cell office:value-type="float" office:value="17.5781250008242">
            <text:p>17.578125000824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([.G242]/([.A242]*[.A242]))*100" office:value-type="float" office:value="22.2222222222222">
            <text:p>22.2222222222222</text:p>
          </table:table-cell>
          <table:table-cell office:value-type="float" office:value="3.49425287356322">
            <text:p>3.4942528735632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.5859375">
            <text:p>5.5859375</text:p>
          </table:table-cell>
          <table:table-cell office:value-type="float" office:value="1248.04687500017">
            <text:p>1248.04687500017</text:p>
          </table:table-cell>
          <table:table-cell office:value-type="float" office:value="2.09375000590625">
            <text:p>2.09375000590625</text:p>
          </table:table-cell>
          <table:table-cell office:value-type="float" office:value="67.5781250003242">
            <text:p>67.5781250003242</text:p>
          </table:table-cell>
          <table:table-cell office:value-type="float" office:value="10.6666666666667">
            <text:p>10.6666666666667</text:p>
          </table:table-cell>
          <table:table-cell office:value-type="float" office:value="14.1333333333333">
            <text:p>14.1333333333333</text:p>
          </table:table-cell>
          <table:table-cell table:formula="of:=([.G243]/([.A243]*[.A243]))*100" office:value-type="float" office:value="22.0833333333333">
            <text:p>22.0833333333333</text:p>
          </table:table-cell>
          <table:table-cell office:value-type="float" office:value="2.27586206896552">
            <text:p>2.2758620689655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.0859375">
            <text:p>3.0859375</text:p>
          </table:table-cell>
          <table:table-cell office:value-type="float" office:value="123.046875000918">
            <text:p>123.046875000918</text:p>
          </table:table-cell>
          <table:table-cell office:value-type="float" office:value="5.11718750488281">
            <text:p>5.11718750488281</text:p>
          </table:table-cell>
          <table:table-cell office:value-type="float" office:value="92.5781250000742">
            <text:p>92.5781250000742</text:p>
          </table:table-cell>
          <table:table-cell office:value-type="float" office:value="22">
            <text:p>22</text:p>
          </table:table-cell>
          <table:table-cell office:value-type="float" office:value="30.9333333333333">
            <text:p>30.9333333333333</text:p>
          </table:table-cell>
          <table:table-cell table:formula="of:=([.G244]/([.A244]*[.A244]))*100" office:value-type="float" office:value="30.9333333333333">
            <text:p>30.933333333333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.0859375">
            <text:p>8.0859375</text:p>
          </table:table-cell>
          <table:table-cell office:value-type="float" office:value="873.046875000418">
            <text:p>873.046875000418</text:p>
          </table:table-cell>
          <table:table-cell office:value-type="float" office:value="0.0585937549414062">
            <text:p>0.0585937549414062</text:p>
          </table:table-cell>
          <table:table-cell office:value-type="float" office:value="42.5781250005742">
            <text:p>42.578125000574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([.G245]/([.A245]*[.A245]))*100" office:value-type="float" office:value="20">
            <text:p>20</text:p>
          </table:table-cell>
          <table:table-cell office:value-type="float" office:value="3.42528735632184">
            <text:p>3.4252873563218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.3359375">
            <text:p>4.3359375</text:p>
          </table:table-cell>
          <table:table-cell office:value-type="float" office:value="1435.54687500004">
            <text:p>1435.54687500004</text:p>
          </table:table-cell>
          <table:table-cell office:value-type="float" office:value="0.820312505179687">
            <text:p>0.820312505179687</text:p>
          </table:table-cell>
          <table:table-cell office:value-type="float" office:value="30.0781250006992">
            <text:p>30.0781250006992</text:p>
          </table:table-cell>
          <table:table-cell office:value-type="float" office:value="6.66666666666667">
            <text:p>6.66666666666667</text:p>
          </table:table-cell>
          <table:table-cell office:value-type="float" office:value="7.7">
            <text:p>7.7</text:p>
          </table:table-cell>
          <table:table-cell table:formula="of:=([.G246]/([.A246]*[.A246]))*100" office:value-type="float" office:value="21.3888888888889">
            <text:p>21.3888888888889</text:p>
          </table:table-cell>
          <table:table-cell office:value-type="float" office:value="3.05747126436782">
            <text:p>3.0574712643678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.3359375">
            <text:p>9.3359375</text:p>
          </table:table-cell>
          <table:table-cell office:value-type="float" office:value="685.546875000543">
            <text:p>685.546875000543</text:p>
          </table:table-cell>
          <table:table-cell office:value-type="float" office:value="7.00390625399609">
            <text:p>7.00390625399609</text:p>
          </table:table-cell>
          <table:table-cell office:value-type="float" office:value="80.0781250001992">
            <text:p>80.0781250001992</text:p>
          </table:table-cell>
          <table:table-cell office:value-type="float" office:value="29.3333333333333">
            <text:p>29.3333333333333</text:p>
          </table:table-cell>
          <table:table-cell office:value-type="float" office:value="43.3666666666667">
            <text:p>43.3666666666667</text:p>
          </table:table-cell>
          <table:table-cell table:formula="of:=([.G247]/([.A247]*[.A247]))*100" office:value-type="float" office:value="35.8402203856749">
            <text:p>35.8402203856749</text:p>
          </table:table-cell>
          <table:table-cell office:value-type="float" office:value="1.72413793103448">
            <text:p>1.7241379310344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.8359375">
            <text:p>1.8359375</text:p>
          </table:table-cell>
          <table:table-cell office:value-type="float" office:value="1060.54687500029">
            <text:p>1060.54687500029</text:p>
          </table:table-cell>
          <table:table-cell office:value-type="float" office:value="3.48046875551953">
            <text:p>3.48046875551953</text:p>
          </table:table-cell>
          <table:table-cell office:value-type="float" office:value="55.0781250004492">
            <text:p>55.0781250004492</text:p>
          </table:table-cell>
          <table:table-cell office:value-type="float" office:value="16">
            <text:p>16</text:p>
          </table:table-cell>
          <table:table-cell office:value-type="float" office:value="21.7">
            <text:p>21.7</text:p>
          </table:table-cell>
          <table:table-cell table:formula="of:=([.G248]/([.A248]*[.A248]))*100" office:value-type="float" office:value="26.7901234567901">
            <text:p>26.7901234567901</text:p>
          </table:table-cell>
          <table:table-cell office:value-type="float" office:value="2.32183908045977">
            <text:p>2.3218390804597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.8359375">
            <text:p>6.8359375</text:p>
          </table:table-cell>
          <table:table-cell office:value-type="float" office:value="310.546875000793">
            <text:p>310.546875000793</text:p>
          </table:table-cell>
          <table:table-cell office:value-type="float" office:value="3.54687500045312">
            <text:p>3.54687500045312</text:p>
          </table:table-cell>
          <table:table-cell office:value-type="float" office:value="5.07812500094922">
            <text:p>5.07812500094922</text:p>
          </table:table-cell>
          <table:table-cell office:value-type="float" office:value="7.33333333333333">
            <text:p>7.33333333333333</text:p>
          </table:table-cell>
          <table:table-cell office:value-type="float" office:value="2.56666666666667">
            <text:p>2.56666666666667</text:p>
          </table:table-cell>
          <table:table-cell table:formula="of:=([.G249]/([.A249]*[.A249]))*100" office:value-type="float" office:value="16.0416666666667">
            <text:p>16.0416666666667</text:p>
          </table:table-cell>
          <table:table-cell office:value-type="float" office:value="4.25287356321839">
            <text:p>4.2528735632183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.7109375">
            <text:p>3.7109375</text:p>
          </table:table-cell>
          <table:table-cell office:value-type="float" office:value="966.796875000355">
            <text:p>966.796875000355</text:p>
          </table:table-cell>
          <table:table-cell office:value-type="float" office:value="2.09765625090234">
            <text:p>2.09765625090234</text:p>
          </table:table-cell>
          <table:table-cell office:value-type="float" office:value="73.8281250002617">
            <text:p>73.8281250002617</text:p>
          </table:table-cell>
          <table:table-cell office:value-type="float" office:value="8">
            <text:p>8</text:p>
          </table:table-cell>
          <table:table-cell office:value-type="float" office:value="2.46666666666667">
            <text:p>2.46666666666667</text:p>
          </table:table-cell>
          <table:table-cell table:formula="of:=([.G250]/([.A250]*[.A250]))*100" office:value-type="float" office:value="27.4074074074074">
            <text:p>27.4074074074074</text:p>
          </table:table-cell>
          <table:table-cell office:value-type="float" office:value="6.02298850574713">
            <text:p>6.0229885057471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.7109375">
            <text:p>8.7109375</text:p>
          </table:table-cell>
          <table:table-cell office:value-type="float" office:value="216.796875000855">
            <text:p>216.796875000855</text:p>
          </table:table-cell>
          <table:table-cell office:value-type="float" office:value="1.59375000640625">
            <text:p>1.59375000640625</text:p>
          </table:table-cell>
          <table:table-cell office:value-type="float" office:value="23.8281250007617">
            <text:p>23.8281250007617</text:p>
          </table:table-cell>
          <table:table-cell office:value-type="float" office:value="14">
            <text:p>14</text:p>
          </table:table-cell>
          <table:table-cell office:value-type="float" office:value="14.5666666666667">
            <text:p>14.5666666666667</text:p>
          </table:table-cell>
          <table:table-cell table:formula="of:=([.G251]/([.A251]*[.A251]))*100" office:value-type="float" office:value="22.7604166666667">
            <text:p>22.7604166666667</text:p>
          </table:table-cell>
          <table:table-cell office:value-type="float" office:value="2.48275862068966">
            <text:p>2.4827586206896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.2109375">
            <text:p>1.2109375</text:p>
          </table:table-cell>
          <table:table-cell office:value-type="float" office:value="1341.79687500011">
            <text:p>1341.79687500011</text:p>
          </table:table-cell>
          <table:table-cell office:value-type="float" office:value="10.4414062505586">
            <text:p>10.4414062505586</text:p>
          </table:table-cell>
          <table:table-cell office:value-type="float" office:value="48.8281250005117">
            <text:p>48.8281250005117</text:p>
          </table:table-cell>
          <table:table-cell office:value-type="float" office:value="20.6666666666667">
            <text:p>20.6666666666667</text:p>
          </table:table-cell>
          <table:table-cell office:value-type="float" office:value="41.9666666666667">
            <text:p>41.9666666666667</text:p>
          </table:table-cell>
          <table:table-cell table:formula="of:=([.G252]/([.A252]*[.A252]))*100" office:value-type="float" office:value="34.6831955922865">
            <text:p>34.6831955922865</text:p>
          </table:table-cell>
          <table:table-cell office:value-type="float" office:value="2.02298850574713">
            <text:p>2.0229885057471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.2109375">
            <text:p>6.2109375</text:p>
          </table:table-cell>
          <table:table-cell office:value-type="float" office:value="591.796875000606">
            <text:p>591.796875000606</text:p>
          </table:table-cell>
          <table:table-cell office:value-type="float" office:value="2.69531250330469">
            <text:p>2.69531250330469</text:p>
          </table:table-cell>
          <table:table-cell office:value-type="float" office:value="98.8281250000117">
            <text:p>98.8281250000117</text:p>
          </table:table-cell>
          <table:table-cell office:value-type="float" office:value="4">
            <text:p>4</text:p>
          </table:table-cell>
          <table:table-cell office:value-type="float" office:value="7.7">
            <text:p>7.7</text:p>
          </table:table-cell>
          <table:table-cell table:formula="of:=([.G253]/([.A253]*[.A253]))*100" office:value-type="float" office:value="21.3888888888889">
            <text:p>21.3888888888889</text:p>
          </table:table-cell>
          <table:table-cell office:value-type="float" office:value="3.05747126436782">
            <text:p>3.0574712643678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.4609375">
            <text:p>2.4609375</text:p>
          </table:table-cell>
          <table:table-cell office:value-type="float" office:value="29.2968750009805">
            <text:p>29.2968750009805</text:p>
          </table:table-cell>
          <table:table-cell office:value-type="float" office:value="1.62109375337891">
            <text:p>1.62109375337891</text:p>
          </table:table-cell>
          <table:table-cell office:value-type="float" office:value="86.3281250001367">
            <text:p>86.3281250001367</text:p>
          </table:table-cell>
          <table:table-cell office:value-type="float" office:value="8">
            <text:p>8</text:p>
          </table:table-cell>
          <table:table-cell office:value-type="float" office:value="4.63333333333333">
            <text:p>4.63333333333333</text:p>
          </table:table-cell>
          <table:table-cell table:formula="of:=([.G254]/([.A254]*[.A254]))*100" office:value-type="float" office:value="18.5333333333333">
            <text:p>18.5333333333333</text:p>
          </table:table-cell>
          <table:table-cell office:value-type="float" office:value="3.72413793103448">
            <text:p>3.7241379310344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.4609375">
            <text:p>7.4609375</text:p>
          </table:table-cell>
          <table:table-cell office:value-type="float" office:value="779.29687500048">
            <text:p>779.29687500048</text:p>
          </table:table-cell>
          <table:table-cell office:value-type="float" office:value="8.24218750175781">
            <text:p>8.24218750175781</text:p>
          </table:table-cell>
          <table:table-cell office:value-type="float" office:value="36.3281250006367">
            <text:p>36.3281250006367</text:p>
          </table:table-cell>
          <table:table-cell office:value-type="float" office:value="21.3333333333333">
            <text:p>21.3333333333333</text:p>
          </table:table-cell>
          <table:table-cell office:value-type="float" office:value="30.7666666666667">
            <text:p>30.7666666666667</text:p>
          </table:table-cell>
          <table:table-cell table:formula="of:=([.G255]/([.A255]*[.A255]))*100" office:value-type="float" office:value="30.7666666666667">
            <text:p>30.7666666666667</text:p>
          </table:table-cell>
          <table:table-cell office:value-type="float" office:value="1.81609195402299">
            <text:p>1.8160919540229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.9609375">
            <text:p>4.9609375</text:p>
          </table:table-cell>
          <table:table-cell office:value-type="float" office:value="404.29687500073">
            <text:p>404.29687500073</text:p>
          </table:table-cell>
          <table:table-cell office:value-type="float" office:value="0.519531256480469">
            <text:p>0.519531256480469</text:p>
          </table:table-cell>
          <table:table-cell office:value-type="float" office:value="11.3281250008867">
            <text:p>11.3281250008867</text:p>
          </table:table-cell>
          <table:table-cell office:value-type="float" office:value="10">
            <text:p>10</text:p>
          </table:table-cell>
          <table:table-cell office:value-type="float" office:value="10.6333333333333">
            <text:p>10.6333333333333</text:p>
          </table:table-cell>
          <table:table-cell table:formula="of:=([.G256]/([.A256]*[.A256]))*100" office:value-type="float" office:value="21.7006802721088">
            <text:p>21.7006802721088</text:p>
          </table:table-cell>
          <table:table-cell office:value-type="float" office:value="2.94252873563219">
            <text:p>2.942528735632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.9609375">
            <text:p>9.9609375</text:p>
          </table:table-cell>
          <table:table-cell office:value-type="float" office:value="1154.29687500023">
            <text:p>1154.29687500023</text:p>
          </table:table-cell>
          <table:table-cell office:value-type="float" office:value="1.14843750085156">
            <text:p>1.14843750085156</text:p>
          </table:table-cell>
          <table:table-cell office:value-type="float" office:value="61.3281250003867">
            <text:p>61.3281250003867</text:p>
          </table:table-cell>
          <table:table-cell office:value-type="float" office:value="22">
            <text:p>22</text:p>
          </table:table-cell>
          <table:table-cell office:value-type="float" office:value="0.1">
            <text:p>0.1</text:p>
          </table:table-cell>
          <table:table-cell table:formula="of:=([.G257]/([.A257]*[.A257]))*100" office:value-type="float" office:value="2.5">
            <text:p>2.5</text:p>
          </table:table-cell>
          <table:table-cell office:value-type="float" office:value="21.2413793103448">
            <text:p>21.24137931034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.98046875">
            <text:p>4.98046875</text:p>
          </table:table-cell>
          <table:table-cell office:value-type="float" office:value="1016.60156250032">
            <text:p>1016.60156250032</text:p>
          </table:table-cell>
          <table:table-cell office:value-type="float" office:value="0.589843751410156">
            <text:p>0.589843751410156</text:p>
          </table:table-cell>
          <table:table-cell office:value-type="float" office:value="77.9296875002207">
            <text:p>77.9296875002207</text:p>
          </table:table-cell>
          <table:table-cell office:value-type="float" office:value="17.3333333333333">
            <text:p>17.3333333333333</text:p>
          </table:table-cell>
          <table:table-cell office:value-type="float" office:value="1">
            <text:p>1</text:p>
          </table:table-cell>
          <table:table-cell table:formula="of:=([.G258]/([.A258]*[.A258]))*100" office:value-type="float" office:value="25">
            <text:p>25</text:p>
          </table:table-cell>
          <table:table-cell office:value-type="float" office:value="17.3103448275862">
            <text:p>17.310344827586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.98046875">
            <text:p>9.98046875</text:p>
          </table:table-cell>
          <table:table-cell office:value-type="float" office:value="266.601562500822">
            <text:p>266.601562500822</text:p>
          </table:table-cell>
          <table:table-cell office:value-type="float" office:value="5.56445312643555">
            <text:p>5.56445312643555</text:p>
          </table:table-cell>
          <table:table-cell office:value-type="float" office:value="27.9296875007207">
            <text:p>27.9296875007207</text:p>
          </table:table-cell>
          <table:table-cell office:value-type="float" office:value="6.66666666666667">
            <text:p>6.66666666666667</text:p>
          </table:table-cell>
          <table:table-cell office:value-type="float" office:value="10.2666666666667">
            <text:p>10.2666666666667</text:p>
          </table:table-cell>
          <table:table-cell table:formula="of:=([.G259]/([.A259]*[.A259]))*100" office:value-type="float" office:value="20.952380952381">
            <text:p>20.952380952381</text:p>
          </table:table-cell>
          <table:table-cell office:value-type="float" office:value="2.87356321839081">
            <text:p>2.8735632183908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.48046875">
            <text:p>2.48046875</text:p>
          </table:table-cell>
          <table:table-cell office:value-type="float" office:value="1391.60156250007">
            <text:p>1391.60156250007</text:p>
          </table:table-cell>
          <table:table-cell office:value-type="float" office:value="0.449218759550781">
            <text:p>0.449218759550781</text:p>
          </table:table-cell>
          <table:table-cell office:value-type="float" office:value="2.9296875009707">
            <text:p>2.9296875009707</text:p>
          </table:table-cell>
          <table:table-cell office:value-type="float" office:value="20">
            <text:p>20</text:p>
          </table:table-cell>
          <table:table-cell office:value-type="float" office:value="29.6666666666667">
            <text:p>29.6666666666667</text:p>
          </table:table-cell>
          <table:table-cell table:formula="of:=([.G260]/([.A260]*[.A260]))*100" office:value-type="float" office:value="29.6666666666667">
            <text:p>29.6666666666667</text:p>
          </table:table-cell>
          <table:table-cell office:value-type="float" office:value="1.83908045977012">
            <text:p>1.8390804597701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.48046875">
            <text:p>7.48046875</text:p>
          </table:table-cell>
          <table:table-cell office:value-type="float" office:value="641.601562500572">
            <text:p>641.601562500572</text:p>
          </table:table-cell>
          <table:table-cell office:value-type="float" office:value="2.72460937727539">
            <text:p>2.72460937727539</text:p>
          </table:table-cell>
          <table:table-cell office:value-type="float" office:value="52.9296875004707">
            <text:p>52.9296875004707</text:p>
          </table:table-cell>
          <table:table-cell office:value-type="float" office:value="8">
            <text:p>8</text:p>
          </table:table-cell>
          <table:table-cell office:value-type="float" office:value="4.8">
            <text:p>4.8</text:p>
          </table:table-cell>
          <table:table-cell table:formula="of:=([.G261]/([.A261]*[.A261]))*100" office:value-type="float" office:value="19.2">
            <text:p>19.2</text:p>
          </table:table-cell>
          <table:table-cell office:value-type="float" office:value="3.49425287356322">
            <text:p>3.494252873563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.23046875">
            <text:p>1.23046875</text:p>
          </table:table-cell>
          <table:table-cell office:value-type="float" office:value="79.1015625009473">
            <text:p>79.1015625009473</text:p>
          </table:table-cell>
          <table:table-cell office:value-type="float" office:value="4.01953125198047">
            <text:p>4.01953125198047</text:p>
          </table:table-cell>
          <table:table-cell office:value-type="float" office:value="65.4296875003457">
            <text:p>65.4296875003457</text:p>
          </table:table-cell>
          <table:table-cell office:value-type="float" office:value="6.66666666666667">
            <text:p>6.66666666666667</text:p>
          </table:table-cell>
          <table:table-cell office:value-type="float" office:value="7.13333333333333">
            <text:p>7.13333333333333</text:p>
          </table:table-cell>
          <table:table-cell table:formula="of:=([.G262]/([.A262]*[.A262]))*100" office:value-type="float" office:value="19.8148148148148">
            <text:p>19.8148148148148</text:p>
          </table:table-cell>
          <table:table-cell office:value-type="float" office:value="3.54022988505747">
            <text:p>3.5402298850574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.23046875">
            <text:p>6.23046875</text:p>
          </table:table-cell>
          <table:table-cell office:value-type="float" office:value="829.101562500447">
            <text:p>829.101562500447</text:p>
          </table:table-cell>
          <table:table-cell office:value-type="float" office:value="1.86914063413086">
            <text:p>1.86914063413086</text:p>
          </table:table-cell>
          <table:table-cell office:value-type="float" office:value="15.4296875008457">
            <text:p>15.4296875008457</text:p>
          </table:table-cell>
          <table:table-cell office:value-type="float" office:value="26">
            <text:p>26</text:p>
          </table:table-cell>
          <table:table-cell office:value-type="float" office:value="41.9666666666667">
            <text:p>41.9666666666667</text:p>
          </table:table-cell>
          <table:table-cell table:formula="of:=([.G263]/([.A263]*[.A263]))*100" office:value-type="float" office:value="34.6831955922865">
            <text:p>34.6831955922865</text:p>
          </table:table-cell>
          <table:table-cell office:value-type="float" office:value="1.60919540229885">
            <text:p>1.6091954022988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.73046875">
            <text:p>3.73046875</text:p>
          </table:table-cell>
          <table:table-cell office:value-type="float" office:value="454.101562500697">
            <text:p>454.101562500697</text:p>
          </table:table-cell>
          <table:table-cell office:value-type="float" office:value="7.35937500064063">
            <text:p>7.35937500064063</text:p>
          </table:table-cell>
          <table:table-cell office:value-type="float" office:value="40.4296875005957">
            <text:p>40.4296875005957</text:p>
          </table:table-cell>
          <table:table-cell office:value-type="float" office:value="10.6666666666667">
            <text:p>10.6666666666667</text:p>
          </table:table-cell>
          <table:table-cell office:value-type="float" office:value="15.0333333333333">
            <text:p>15.0333333333333</text:p>
          </table:table-cell>
          <table:table-cell table:formula="of:=([.G264]/([.A264]*[.A264]))*100" office:value-type="float" office:value="23.4895833333333">
            <text:p>23.4895833333333</text:p>
          </table:table-cell>
          <table:table-cell office:value-type="float" office:value="2.3448275862069">
            <text:p>2.344827586206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.73046875">
            <text:p>8.73046875</text:p>
          </table:table-cell>
          <table:table-cell office:value-type="float" office:value="1204.1015625002">
            <text:p>1204.1015625002</text:p>
          </table:table-cell>
          <table:table-cell office:value-type="float" office:value="1.25976562674023">
            <text:p>1.25976562674023</text:p>
          </table:table-cell>
          <table:table-cell office:value-type="float" office:value="90.4296875000957">
            <text:p>90.4296875000957</text:p>
          </table:table-cell>
          <table:table-cell office:value-type="float" office:value="5.33333333333333">
            <text:p>5.33333333333333</text:p>
          </table:table-cell>
          <table:table-cell office:value-type="float" office:value="2.46666666666667">
            <text:p>2.46666666666667</text:p>
          </table:table-cell>
          <table:table-cell table:formula="of:=([.G265]/([.A265]*[.A265]))*100" office:value-type="float" office:value="27.4074074074074">
            <text:p>27.4074074074074</text:p>
          </table:table-cell>
          <table:table-cell office:value-type="float" office:value="6.06896551724138">
            <text:p>6.0689655172413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85546875">
            <text:p>1.85546875</text:p>
          </table:table-cell>
          <table:table-cell office:value-type="float" office:value="547.851562500635">
            <text:p>547.851562500635</text:p>
          </table:table-cell>
          <table:table-cell office:value-type="float" office:value="0.929687503070313">
            <text:p>0.929687503070313</text:p>
          </table:table-cell>
          <table:table-cell office:value-type="float" office:value="34.1796875006582">
            <text:p>34.1796875006582</text:p>
          </table:table-cell>
          <table:table-cell office:value-type="float" office:value="10.6666666666667">
            <text:p>10.6666666666667</text:p>
          </table:table-cell>
          <table:table-cell office:value-type="float" office:value="2.73333333333333">
            <text:p>2.73333333333333</text:p>
          </table:table-cell>
          <table:table-cell table:formula="of:=([.G266]/([.A266]*[.A266]))*100" office:value-type="float" office:value="17.0833333333333">
            <text:p>17.0833333333333</text:p>
          </table:table-cell>
          <table:table-cell office:value-type="float" office:value="4.68965517241379">
            <text:p>4.6896551724137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.85546875">
            <text:p>6.85546875</text:p>
          </table:table-cell>
          <table:table-cell office:value-type="float" office:value="1297.85156250013">
            <text:p>1297.85156250013</text:p>
          </table:table-cell>
          <table:table-cell office:value-type="float" office:value="6.5917968774082">
            <text:p>6.5917968774082</text:p>
          </table:table-cell>
          <table:table-cell office:value-type="float" office:value="84.1796875001582">
            <text:p>84.1796875001582</text:p>
          </table:table-cell>
          <table:table-cell office:value-type="float" office:value="15.3333333333333">
            <text:p>15.3333333333333</text:p>
          </table:table-cell>
          <table:table-cell office:value-type="float" office:value="20.6">
            <text:p>20.6</text:p>
          </table:table-cell>
          <table:table-cell table:formula="of:=([.G267]/([.A267]*[.A267]))*100" office:value-type="float" office:value="25.4320987654321">
            <text:p>25.4320987654321</text:p>
          </table:table-cell>
          <table:table-cell office:value-type="float" office:value="2.32183908045977">
            <text:p>2.3218390804597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.35546875">
            <text:p>4.35546875</text:p>
          </table:table-cell>
          <table:table-cell office:value-type="float" office:value="172.851562500885">
            <text:p>172.851562500885</text:p>
          </table:table-cell>
          <table:table-cell office:value-type="float" office:value="5.30664063069336">
            <text:p>5.30664063069336</text:p>
          </table:table-cell>
          <table:table-cell office:value-type="float" office:value="59.1796875004082">
            <text:p>59.1796875004082</text:p>
          </table:table-cell>
          <table:table-cell office:value-type="float" office:value="19.3333333333333">
            <text:p>19.3333333333333</text:p>
          </table:table-cell>
          <table:table-cell office:value-type="float" office:value="45">
            <text:p>45</text:p>
          </table:table-cell>
          <table:table-cell table:formula="of:=([.G268]/([.A268]*[.A268]))*100" office:value-type="float" office:value="37.1900826446281">
            <text:p>37.1900826446281</text:p>
          </table:table-cell>
          <table:table-cell office:value-type="float" office:value="1.74712643678161">
            <text:p>1.7471264367816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.35546875">
            <text:p>9.35546875</text:p>
          </table:table-cell>
          <table:table-cell office:value-type="float" office:value="922.851562500385">
            <text:p>922.851562500385</text:p>
          </table:table-cell>
          <table:table-cell office:value-type="float" office:value="5.89453125010547">
            <text:p>5.89453125010547</text:p>
          </table:table-cell>
          <table:table-cell office:value-type="float" office:value="9.1796875009082">
            <text:p>9.1796875009082</text:p>
          </table:table-cell>
          <table:table-cell office:value-type="float" office:value="8.66666666666667">
            <text:p>8.66666666666667</text:p>
          </table:table-cell>
          <table:table-cell office:value-type="float" office:value="8">
            <text:p>8</text:p>
          </table:table-cell>
          <table:table-cell table:formula="of:=([.G269]/([.A269]*[.A269]))*100" office:value-type="float" office:value="22.2222222222222">
            <text:p>22.2222222222222</text:p>
          </table:table-cell>
          <table:table-cell office:value-type="float" office:value="3.01149425287356">
            <text:p>3.0114942528735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.10546875">
            <text:p>3.10546875</text:p>
          </table:table-cell>
          <table:table-cell office:value-type="float" office:value="1485.35156250001">
            <text:p>1485.35156250001</text:p>
          </table:table-cell>
          <table:table-cell office:value-type="float" office:value="4.28710937571289">
            <text:p>4.28710937571289</text:p>
          </table:table-cell>
          <table:table-cell office:value-type="float" office:value="21.6796875007832">
            <text:p>21.6796875007832</text:p>
          </table:table-cell>
          <table:table-cell office:value-type="float" office:value="7.33333333333333">
            <text:p>7.33333333333333</text:p>
          </table:table-cell>
          <table:table-cell office:value-type="float" office:value="4.9">
            <text:p>4.9</text:p>
          </table:table-cell>
          <table:table-cell table:formula="of:=([.G270]/([.A270]*[.A270]))*100" office:value-type="float" office:value="19.6">
            <text:p>19.6</text:p>
          </table:table-cell>
          <table:table-cell office:value-type="float" office:value="3.49425287356322">
            <text:p>3.4942528735632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.10546875">
            <text:p>8.10546875</text:p>
          </table:table-cell>
          <table:table-cell office:value-type="float" office:value="735.35156250051">
            <text:p>735.35156250051</text:p>
          </table:table-cell>
          <table:table-cell office:value-type="float" office:value="3.57421875642578">
            <text:p>3.57421875642578</text:p>
          </table:table-cell>
          <table:table-cell office:value-type="float" office:value="71.6796875002832">
            <text:p>71.6796875002832</text:p>
          </table:table-cell>
          <table:table-cell office:value-type="float" office:value="20.6666666666667">
            <text:p>20.6666666666667</text:p>
          </table:table-cell>
          <table:table-cell office:value-type="float" office:value="30.4">
            <text:p>30.4</text:p>
          </table:table-cell>
          <table:table-cell table:formula="of:=([.G271]/([.A271]*[.A271]))*100" office:value-type="float" office:value="30.4">
            <text:p>30.4</text:p>
          </table:table-cell>
          <table:table-cell office:value-type="float" office:value="2.06896551724138">
            <text:p>2.0689655172413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60546875">
            <text:p>0.60546875</text:p>
          </table:table-cell>
          <table:table-cell office:value-type="float" office:value="1110.35156250026">
            <text:p>1110.35156250026</text:p>
          </table:table-cell>
          <table:table-cell office:value-type="float" office:value="4.85937500314062">
            <text:p>4.85937500314062</text:p>
          </table:table-cell>
          <table:table-cell office:value-type="float" office:value="96.6796875000332">
            <text:p>96.6796875000332</text:p>
          </table:table-cell>
          <table:table-cell office:value-type="float" office:value="14.6666666666667">
            <text:p>14.6666666666667</text:p>
          </table:table-cell>
          <table:table-cell office:value-type="float" office:value="13.8666666666667">
            <text:p>13.8666666666667</text:p>
          </table:table-cell>
          <table:table-cell table:formula="of:=([.G272]/([.A272]*[.A272]))*100" office:value-type="float" office:value="21.6666666666667">
            <text:p>21.6666666666667</text:p>
          </table:table-cell>
          <table:table-cell office:value-type="float" office:value="2.48275862068966">
            <text:p>2.4827586206896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.60546875">
            <text:p>5.60546875</text:p>
          </table:table-cell>
          <table:table-cell office:value-type="float" office:value="360.35156250076">
            <text:p>360.35156250076</text:p>
          </table:table-cell>
          <table:table-cell office:value-type="float" office:value="0.322265627677734">
            <text:p>0.322265627677734</text:p>
          </table:table-cell>
          <table:table-cell office:value-type="float" office:value="46.6796875005332">
            <text:p>46.6796875005332</text:p>
          </table:table-cell>
          <table:table-cell office:value-type="float" office:value="8">
            <text:p>8</text:p>
          </table:table-cell>
          <table:table-cell office:value-type="float" office:value="2.5">
            <text:p>2.5</text:p>
          </table:table-cell>
          <table:table-cell table:formula="of:=([.G273]/([.A273]*[.A273]))*100" office:value-type="float" office:value="27.7777777777778">
            <text:p>27.7777777777778</text:p>
          </table:table-cell>
          <table:table-cell office:value-type="float" office:value="6.16091954022988">
            <text:p>6.1609195402298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29296875">
            <text:p>0.29296875</text:p>
          </table:table-cell>
          <table:table-cell office:value-type="float" office:value="1250.97656250017">
            <text:p>1250.97656250017</text:p>
          </table:table-cell>
          <table:table-cell office:value-type="float" office:value="2.66601562533398">
            <text:p>2.66601562533398</text:p>
          </table:table-cell>
          <table:table-cell office:value-type="float" office:value="56.0546875004395">
            <text:p>56.0546875004395</text:p>
          </table:table-cell>
          <table:table-cell office:value-type="float" office:value="4">
            <text:p>4</text:p>
          </table:table-cell>
          <table:table-cell office:value-type="float" office:value="2.03333333333333">
            <text:p>2.03333333333333</text:p>
          </table:table-cell>
          <table:table-cell table:formula="of:=([.G274]/([.A274]*[.A274]))*100" office:value-type="float" office:value="22.5925925925926">
            <text:p>22.5925925925926</text:p>
          </table:table-cell>
          <table:table-cell office:value-type="float" office:value="3.44827586206897">
            <text:p>3.4482758620689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.29296875">
            <text:p>5.29296875</text:p>
          </table:table-cell>
          <table:table-cell office:value-type="float" office:value="500.976562500666">
            <text:p>500.976562500666</text:p>
          </table:table-cell>
          <table:table-cell office:value-type="float" office:value="3.10937500489063">
            <text:p>3.10937500489063</text:p>
          </table:table-cell>
          <table:table-cell office:value-type="float" office:value="6.05468750093945">
            <text:p>6.05468750093945</text:p>
          </table:table-cell>
          <table:table-cell office:value-type="float" office:value="14">
            <text:p>14</text:p>
          </table:table-cell>
          <table:table-cell office:value-type="float" office:value="14.2">
            <text:p>14.2</text:p>
          </table:table-cell>
          <table:table-cell table:formula="of:=([.G275]/([.A275]*[.A275]))*100" office:value-type="float" office:value="22.1875">
            <text:p>22.1875</text:p>
          </table:table-cell>
          <table:table-cell office:value-type="float" office:value="2.36781609195402">
            <text:p>2.3678160919540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.79296875">
            <text:p>2.79296875</text:p>
          </table:table-cell>
          <table:table-cell office:value-type="float" office:value="875.976562500416">
            <text:p>875.976562500416</text:p>
          </table:table-cell>
          <table:table-cell office:value-type="float" office:value="6.38671875361328">
            <text:p>6.38671875361328</text:p>
          </table:table-cell>
          <table:table-cell office:value-type="float" office:value="31.0546875006895">
            <text:p>31.0546875006895</text:p>
          </table:table-cell>
          <table:table-cell office:value-type="float" office:value="16">
            <text:p>16</text:p>
          </table:table-cell>
          <table:table-cell office:value-type="float" office:value="31.0666666666667">
            <text:p>31.0666666666667</text:p>
          </table:table-cell>
          <table:table-cell table:formula="of:=([.G276]/([.A276]*[.A276]))*100" office:value-type="float" office:value="31.0666666666667">
            <text:p>31.0666666666667</text:p>
          </table:table-cell>
          <table:table-cell office:value-type="float" office:value="1.95402298850575">
            <text:p>1.9540229885057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.79296875">
            <text:p>7.79296875</text:p>
          </table:table-cell>
          <table:table-cell office:value-type="float" office:value="125.976562500916">
            <text:p>125.976562500916</text:p>
          </table:table-cell>
          <table:table-cell office:value-type="float" office:value="0.693359379306641">
            <text:p>0.693359379306641</text:p>
          </table:table-cell>
          <table:table-cell office:value-type="float" office:value="81.0546875001895">
            <text:p>81.0546875001895</text:p>
          </table:table-cell>
          <table:table-cell office:value-type="float" office:value="6">
            <text:p>6</text:p>
          </table:table-cell>
          <table:table-cell office:value-type="float" office:value="4.66666666666667">
            <text:p>4.66666666666667</text:p>
          </table:table-cell>
          <table:table-cell table:formula="of:=([.G277]/([.A277]*[.A277]))*100" office:value-type="float" office:value="18.6666666666667">
            <text:p>18.6666666666667</text:p>
          </table:table-cell>
          <table:table-cell office:value-type="float" office:value="3.67816091954023">
            <text:p>3.6781609195402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.04296875">
            <text:p>4.04296875</text:p>
          </table:table-cell>
          <table:table-cell office:value-type="float" office:value="688.476562500541">
            <text:p>688.476562500541</text:p>
          </table:table-cell>
          <table:table-cell office:value-type="float" office:value="0.0957031319042969">
            <text:p>0.0957031319042969</text:p>
          </table:table-cell>
          <table:table-cell office:value-type="float" office:value="93.5546875000645">
            <text:p>93.5546875000645</text:p>
          </table:table-cell>
          <table:table-cell office:value-type="float" office:value="10.6666666666667">
            <text:p>10.6666666666667</text:p>
          </table:table-cell>
          <table:table-cell office:value-type="float" office:value="10.7">
            <text:p>10.7</text:p>
          </table:table-cell>
          <table:table-cell table:formula="of:=([.G278]/([.A278]*[.A278]))*100" office:value-type="float" office:value="21.8367346938775">
            <text:p>21.8367346938775</text:p>
          </table:table-cell>
          <table:table-cell office:value-type="float" office:value="2.96551724137931">
            <text:p>2.9655172413793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.04296875">
            <text:p>9.04296875</text:p>
          </table:table-cell>
          <table:table-cell office:value-type="float" office:value="1438.47656250004">
            <text:p>1438.47656250004</text:p>
          </table:table-cell>
          <table:table-cell office:value-type="float" office:value="6.16406250583594">
            <text:p>6.16406250583594</text:p>
          </table:table-cell>
          <table:table-cell office:value-type="float" office:value="43.5546875005644">
            <text:p>43.5546875005644</text:p>
          </table:table-cell>
          <table:table-cell office:value-type="float" office:value="28.6666666666667">
            <text:p>28.6666666666667</text:p>
          </table:table-cell>
          <table:table-cell office:value-type="float" office:value="55.9333333333333">
            <text:p>55.9333333333333</text:p>
          </table:table-cell>
          <table:table-cell table:formula="of:=([.G279]/([.A279]*[.A279]))*100" office:value-type="float" office:value="38.8425925925926">
            <text:p>38.8425925925926</text:p>
          </table:table-cell>
          <table:table-cell office:value-type="float" office:value="1.54022988505747">
            <text:p>1.5402298850574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.54296875">
            <text:p>1.54296875</text:p>
          </table:table-cell>
          <table:table-cell office:value-type="float" office:value="313.476562500791">
            <text:p>313.476562500791</text:p>
          </table:table-cell>
          <table:table-cell office:value-type="float" office:value="2.37304688162695">
            <text:p>2.37304688162695</text:p>
          </table:table-cell>
          <table:table-cell office:value-type="float" office:value="18.5546875008145">
            <text:p>18.5546875008145</text:p>
          </table:table-cell>
          <table:table-cell office:value-type="float" office:value="16.6666666666667">
            <text:p>16.6666666666667</text:p>
          </table:table-cell>
          <table:table-cell office:value-type="float" office:value="21">
            <text:p>21</text:p>
          </table:table-cell>
          <table:table-cell table:formula="of:=([.G280]/([.A280]*[.A280]))*100" office:value-type="float" office:value="25.9259259259259">
            <text:p>25.9259259259259</text:p>
          </table:table-cell>
          <table:table-cell office:value-type="float" office:value="2.13793103448276">
            <text:p>2.1379310344827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.54296875">
            <text:p>6.54296875</text:p>
          </table:table-cell>
          <table:table-cell office:value-type="float" office:value="1063.47656250029">
            <text:p>1063.47656250029</text:p>
          </table:table-cell>
          <table:table-cell office:value-type="float" office:value="3.05468750094531">
            <text:p>3.05468750094531</text:p>
          </table:table-cell>
          <table:table-cell office:value-type="float" office:value="68.5546875003145">
            <text:p>68.5546875003145</text:p>
          </table:table-cell>
          <table:table-cell office:value-type="float" office:value="7.33333333333333">
            <text:p>7.33333333333333</text:p>
          </table:table-cell>
          <table:table-cell office:value-type="float" office:value="2.53333333333333">
            <text:p>2.53333333333333</text:p>
          </table:table-cell>
          <table:table-cell table:formula="of:=([.G281]/([.A281]*[.A281]))*100" office:value-type="float" office:value="15.8333333333333">
            <text:p>15.8333333333333</text:p>
          </table:table-cell>
          <table:table-cell office:value-type="float" office:value="4.68965517241379">
            <text:p>4.6896551724137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.41796875">
            <text:p>3.41796875</text:p>
          </table:table-cell>
          <table:table-cell office:value-type="float" office:value="219.726562500853">
            <text:p>219.726562500853</text:p>
          </table:table-cell>
          <table:table-cell office:value-type="float" office:value="2.30468750169531">
            <text:p>2.30468750169531</text:p>
          </table:table-cell>
          <table:table-cell office:value-type="float" office:value="12.304687500877">
            <text:p>12.304687500877</text:p>
          </table:table-cell>
          <table:table-cell office:value-type="float" office:value="6.66666666666667">
            <text:p>6.66666666666667</text:p>
          </table:table-cell>
          <table:table-cell office:value-type="float" office:value="2.5">
            <text:p>2.5</text:p>
          </table:table-cell>
          <table:table-cell table:formula="of:=([.G282]/([.A282]*[.A282]))*100" office:value-type="float" office:value="15.625">
            <text:p>15.625</text:p>
          </table:table-cell>
          <table:table-cell office:value-type="float" office:value="4.50574712643678">
            <text:p>4.5057471264367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.41796875">
            <text:p>8.41796875</text:p>
          </table:table-cell>
          <table:table-cell office:value-type="float" office:value="969.726562500354">
            <text:p>969.726562500354</text:p>
          </table:table-cell>
          <table:table-cell office:value-type="float" office:value="0.685546883314453">
            <text:p>0.685546883314453</text:p>
          </table:table-cell>
          <table:table-cell office:value-type="float" office:value="62.304687500377">
            <text:p>62.304687500377</text:p>
          </table:table-cell>
          <table:table-cell office:value-type="float" office:value="15.3333333333333">
            <text:p>15.3333333333333</text:p>
          </table:table-cell>
          <table:table-cell office:value-type="float" office:value="21.5666666666667">
            <text:p>21.5666666666667</text:p>
          </table:table-cell>
          <table:table-cell table:formula="of:=([.G283]/([.A283]*[.A283]))*100" office:value-type="float" office:value="26.6255144032922">
            <text:p>26.6255144032922</text:p>
          </table:table-cell>
          <table:table-cell office:value-type="float" office:value="2.32183908045977">
            <text:p>2.3218390804597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91796875">
            <text:p>0.91796875</text:p>
          </table:table-cell>
          <table:table-cell office:value-type="float" office:value="594.726562500604">
            <text:p>594.726562500604</text:p>
          </table:table-cell>
          <table:table-cell office:value-type="float" office:value="9.08789062691211">
            <text:p>9.08789062691211</text:p>
          </table:table-cell>
          <table:table-cell office:value-type="float" office:value="87.304687500127">
            <text:p>87.304687500127</text:p>
          </table:table-cell>
          <table:table-cell office:value-type="float" office:value="25.3333333333333">
            <text:p>25.3333333333333</text:p>
          </table:table-cell>
          <table:table-cell office:value-type="float" office:value="41.2333333333333">
            <text:p>41.2333333333333</text:p>
          </table:table-cell>
          <table:table-cell table:formula="of:=([.G284]/([.A284]*[.A284]))*100" office:value-type="float" office:value="34.0771349862259">
            <text:p>34.0771349862259</text:p>
          </table:table-cell>
          <table:table-cell office:value-type="float" office:value="1.63218390804598">
            <text:p>1.6321839080459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.91796875">
            <text:p>5.91796875</text:p>
          </table:table-cell>
          <table:table-cell office:value-type="float" office:value="1344.7265625001">
            <text:p>1344.7265625001</text:p>
          </table:table-cell>
          <table:table-cell office:value-type="float" office:value="1.95703125404297">
            <text:p>1.95703125404297</text:p>
          </table:table-cell>
          <table:table-cell office:value-type="float" office:value="37.3046875006269">
            <text:p>37.3046875006269</text:p>
          </table:table-cell>
          <table:table-cell office:value-type="float" office:value="8">
            <text:p>8</text:p>
          </table:table-cell>
          <table:table-cell office:value-type="float" office:value="7.33333333333333">
            <text:p>7.33333333333333</text:p>
          </table:table-cell>
          <table:table-cell table:formula="of:=([.G285]/([.A285]*[.A285]))*100" office:value-type="float" office:value="20.3703703703704">
            <text:p>20.3703703703704</text:p>
          </table:table-cell>
          <table:table-cell office:value-type="float" office:value="3.19540229885058">
            <text:p>3.1954022988505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.16796875">
            <text:p>2.16796875</text:p>
          </table:table-cell>
          <table:table-cell office:value-type="float" office:value="782.226562500479">
            <text:p>782.226562500479</text:p>
          </table:table-cell>
          <table:table-cell office:value-type="float" office:value="2.25585937774414">
            <text:p>2.25585937774414</text:p>
          </table:table-cell>
          <table:table-cell office:value-type="float" office:value="49.804687500502">
            <text:p>49.804687500502</text:p>
          </table:table-cell>
          <table:table-cell office:value-type="float" office:value="4.66666666666667">
            <text:p>4.66666666666667</text:p>
          </table:table-cell>
          <table:table-cell office:value-type="float" office:value="4.76666666666667">
            <text:p>4.76666666666667</text:p>
          </table:table-cell>
          <table:table-cell table:formula="of:=([.G286]/([.A286]*[.A286]))*100" office:value-type="float" office:value="19.0666666666667">
            <text:p>19.0666666666667</text:p>
          </table:table-cell>
          <table:table-cell office:value-type="float" office:value="3.47126436781609">
            <text:p>3.4712643678160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.16796875">
            <text:p>7.16796875</text:p>
          </table:table-cell>
          <table:table-cell office:value-type="float" office:value="32.2265625009785">
            <text:p>32.2265625009785</text:p>
          </table:table-cell>
          <table:table-cell office:value-type="float" office:value="9.51171875048828">
            <text:p>9.51171875048828</text:p>
          </table:table-cell>
          <table:table-cell office:value-type="float" office:value="99.804687500002">
            <text:p>99.804687500002</text:p>
          </table:table-cell>
          <table:table-cell office:value-type="float" office:value="18">
            <text:p>18</text:p>
          </table:table-cell>
          <table:table-cell office:value-type="float" office:value="53.3666666666667">
            <text:p>53.3666666666667</text:p>
          </table:table-cell>
          <table:table-cell table:formula="of:=([.G287]/([.A287]*[.A287]))*100" office:value-type="float" office:value="53.3666666666667">
            <text:p>53.3666666666667</text:p>
          </table:table-cell>
          <table:table-cell office:value-type="float" office:value="2.18390804597701">
            <text:p>2.1839080459770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.66796875">
            <text:p>4.66796875</text:p>
          </table:table-cell>
          <table:table-cell office:value-type="float" office:value="1157.22656250023">
            <text:p>1157.22656250023</text:p>
          </table:table-cell>
          <table:table-cell office:value-type="float" office:value="1.4082031305918">
            <text:p>1.4082031305918</text:p>
          </table:table-cell>
          <table:table-cell office:value-type="float" office:value="74.804687500252">
            <text:p>74.804687500252</text:p>
          </table:table-cell>
          <table:table-cell office:value-type="float" office:value="6.66666666666667">
            <text:p>6.66666666666667</text:p>
          </table:table-cell>
          <table:table-cell office:value-type="float" office:value="10.7333333333333">
            <text:p>10.7333333333333</text:p>
          </table:table-cell>
          <table:table-cell table:formula="of:=([.G288]/([.A288]*[.A288]))*100" office:value-type="float" office:value="21.9047619047619">
            <text:p>21.9047619047619</text:p>
          </table:table-cell>
          <table:table-cell office:value-type="float" office:value="2.98850574712644">
            <text:p>2.988505747126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.66796875">
            <text:p>9.66796875</text:p>
          </table:table-cell>
          <table:table-cell office:value-type="float" office:value="407.226562500729">
            <text:p>407.226562500729</text:p>
          </table:table-cell>
          <table:table-cell office:value-type="float" office:value="1.40234375059766">
            <text:p>1.40234375059766</text:p>
          </table:table-cell>
          <table:table-cell office:value-type="float" office:value="24.804687500752">
            <text:p>24.804687500752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f:=([.G289]/([.A289]*[.A289]))*100" office:value-type="float" office:value="25">
            <text:p>25</text:p>
          </table:table-cell>
          <table:table-cell office:value-type="float" office:value="17.448275862069">
            <text:p>17.44827586206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.32421875">
            <text:p>2.32421875</text:p>
          </table:table-cell>
          <table:table-cell office:value-type="float" office:value="149.4140625009">
            <text:p>149.4140625009</text:p>
          </table:table-cell>
          <table:table-cell office:value-type="float" office:value="2.33789062566211">
            <text:p>2.33789062566211</text:p>
          </table:table-cell>
          <table:table-cell office:value-type="float" office:value="88.8671875001113">
            <text:p>88.8671875001113</text:p>
          </table:table-cell>
          <table:table-cell office:value-type="float" office:value="8">
            <text:p>8</text:p>
          </table:table-cell>
          <table:table-cell office:value-type="float" office:value="2.6">
            <text:p>2.6</text:p>
          </table:table-cell>
          <table:table-cell table:formula="of:=([.G290]/([.A290]*[.A290]))*100" office:value-type="float" office:value="28.8888888888889">
            <text:p>28.8888888888889</text:p>
          </table:table-cell>
          <table:table-cell office:value-type="float" office:value="6.50574712643678">
            <text:p>6.5057471264367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.32421875">
            <text:p>7.32421875</text:p>
          </table:table-cell>
          <table:table-cell office:value-type="float" office:value="899.4140625004">
            <text:p>899.4140625004</text:p>
          </table:table-cell>
          <table:table-cell office:value-type="float" office:value="2.23437500576563">
            <text:p>2.23437500576563</text:p>
          </table:table-cell>
          <table:table-cell office:value-type="float" office:value="38.8671875006113">
            <text:p>38.8671875006113</text:p>
          </table:table-cell>
          <table:table-cell office:value-type="float" office:value="12.6666666666667">
            <text:p>12.6666666666667</text:p>
          </table:table-cell>
          <table:table-cell office:value-type="float" office:value="14.5">
            <text:p>14.5</text:p>
          </table:table-cell>
          <table:table-cell table:formula="of:=([.G291]/([.A291]*[.A291]))*100" office:value-type="float" office:value="22.65625">
            <text:p>22.65625</text:p>
          </table:table-cell>
          <table:table-cell office:value-type="float" office:value="2.48275862068966">
            <text:p>2.4827586206896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.82421875">
            <text:p>4.82421875</text:p>
          </table:table-cell>
          <table:table-cell office:value-type="float" office:value="524.41406250065">
            <text:p>524.41406250065</text:p>
          </table:table-cell>
          <table:table-cell office:value-type="float" office:value="5.29296875470703">
            <text:p>5.29296875470703</text:p>
          </table:table-cell>
          <table:table-cell office:value-type="float" office:value="13.8671875008613">
            <text:p>13.8671875008613</text:p>
          </table:table-cell>
          <table:table-cell office:value-type="float" office:value="17.3333333333333">
            <text:p>17.3333333333333</text:p>
          </table:table-cell>
          <table:table-cell office:value-type="float" office:value="30">
            <text:p>30</text:p>
          </table:table-cell>
          <table:table-cell table:formula="of:=([.G292]/([.A292]*[.A292]))*100" office:value-type="float" office:value="30">
            <text:p>30</text:p>
          </table:table-cell>
          <table:table-cell office:value-type="float" office:value="1.95402298850575">
            <text:p>1.9540229885057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.82421875">
            <text:p>9.82421875</text:p>
          </table:table-cell>
          <table:table-cell office:value-type="float" office:value="1274.41406250015">
            <text:p>1274.41406250015</text:p>
          </table:table-cell>
          <table:table-cell office:value-type="float" office:value="0.146484379853516">
            <text:p>0.146484379853516</text:p>
          </table:table-cell>
          <table:table-cell office:value-type="float" office:value="63.8671875003613">
            <text:p>63.8671875003613</text:p>
          </table:table-cell>
          <table:table-cell office:value-type="float" office:value="7.33333333333333">
            <text:p>7.33333333333333</text:p>
          </table:table-cell>
          <table:table-cell office:value-type="float" office:value="4.9">
            <text:p>4.9</text:p>
          </table:table-cell>
          <table:table-cell table:formula="of:=([.G293]/([.A293]*[.A293]))*100" office:value-type="float" office:value="19.6">
            <text:p>19.6</text:p>
          </table:table-cell>
          <table:table-cell office:value-type="float" office:value="3.58620689655173">
            <text:p>3.5862068965517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.57421875">
            <text:p>3.57421875</text:p>
          </table:table-cell>
          <table:table-cell office:value-type="float" office:value="1086.91406250028">
            <text:p>1086.91406250028</text:p>
          </table:table-cell>
          <table:table-cell office:value-type="float" office:value="0.925781255074219">
            <text:p>0.925781255074219</text:p>
          </table:table-cell>
          <table:table-cell office:value-type="float" office:value="51.3671875004863">
            <text:p>51.3671875004863</text:p>
          </table:table-cell>
          <table:table-cell office:value-type="float" office:value="7.33333333333333">
            <text:p>7.33333333333333</text:p>
          </table:table-cell>
          <table:table-cell office:value-type="float" office:value="7.4">
            <text:p>7.4</text:p>
          </table:table-cell>
          <table:table-cell table:formula="of:=([.G294]/([.A294]*[.A294]))*100" office:value-type="float" office:value="20.5555555555556">
            <text:p>20.5555555555556</text:p>
          </table:table-cell>
          <table:table-cell office:value-type="float" office:value="3.05747126436782">
            <text:p>3.0574712643678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.57421875">
            <text:p>8.57421875</text:p>
          </table:table-cell>
          <table:table-cell office:value-type="float" office:value="336.914062500775">
            <text:p>336.914062500775</text:p>
          </table:table-cell>
          <table:table-cell office:value-type="float" office:value="7.19726562880273">
            <text:p>7.19726562880273</text:p>
          </table:table-cell>
          <table:table-cell office:value-type="float" office:value="1.36718750098633">
            <text:p>1.36718750098633</text:p>
          </table:table-cell>
          <table:table-cell office:value-type="float" office:value="26">
            <text:p>26</text:p>
          </table:table-cell>
          <table:table-cell office:value-type="float" office:value="44.1">
            <text:p>44.1</text:p>
          </table:table-cell>
          <table:table-cell table:formula="of:=([.G295]/([.A295]*[.A295]))*100" office:value-type="float" office:value="36.4462809917355">
            <text:p>36.446280991735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.07421875">
            <text:p>1.07421875</text:p>
          </table:table-cell>
          <table:table-cell office:value-type="float" office:value="1461.91406250003">
            <text:p>1461.91406250003</text:p>
          </table:table-cell>
          <table:table-cell office:value-type="float" office:value="3.63867188036133">
            <text:p>3.63867188036133</text:p>
          </table:table-cell>
          <table:table-cell office:value-type="float" office:value="26.3671875007363">
            <text:p>26.3671875007363</text:p>
          </table:table-cell>
          <table:table-cell office:value-type="float" office:value="18.6666666666667">
            <text:p>18.6666666666667</text:p>
          </table:table-cell>
          <table:table-cell office:value-type="float" office:value="21.7">
            <text:p>21.7</text:p>
          </table:table-cell>
          <table:table-cell table:formula="of:=([.G296]/([.A296]*[.A296]))*100" office:value-type="float" office:value="26.7901234567901">
            <text:p>26.7901234567901</text:p>
          </table:table-cell>
          <table:table-cell office:value-type="float" office:value="2.32183908045977">
            <text:p>2.3218390804597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.07421875">
            <text:p>6.07421875</text:p>
          </table:table-cell>
          <table:table-cell office:value-type="float" office:value="711.914062500525">
            <text:p>711.914062500525</text:p>
          </table:table-cell>
          <table:table-cell office:value-type="float" office:value="3.61718750038281">
            <text:p>3.61718750038281</text:p>
          </table:table-cell>
          <table:table-cell office:value-type="float" office:value="76.3671875002363">
            <text:p>76.3671875002363</text:p>
          </table:table-cell>
          <table:table-cell office:value-type="float" office:value="6.66666666666667">
            <text:p>6.66666666666667</text:p>
          </table:table-cell>
          <table:table-cell office:value-type="float" office:value="2.6">
            <text:p>2.6</text:p>
          </table:table-cell>
          <table:table-cell table:formula="of:=([.G297]/([.A297]*[.A297]))*100" office:value-type="float" office:value="16.25">
            <text:p>16.25</text:p>
          </table:table-cell>
          <table:table-cell office:value-type="float" office:value="4.45977011494253">
            <text:p>4.4597701149425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.19921875">
            <text:p>4.19921875</text:p>
          </table:table-cell>
          <table:table-cell office:value-type="float" office:value="1368.16406250009">
            <text:p>1368.16406250009</text:p>
          </table:table-cell>
          <table:table-cell office:value-type="float" office:value="2.86718750113281">
            <text:p>2.86718750113281</text:p>
          </table:table-cell>
          <table:table-cell office:value-type="float" office:value="45.1171875005488">
            <text:p>45.1171875005488</text:p>
          </table:table-cell>
          <table:table-cell office:value-type="float" office:value="6.66666666666667">
            <text:p>6.66666666666667</text:p>
          </table:table-cell>
          <table:table-cell office:value-type="float" office:value="2.7">
            <text:p>2.7</text:p>
          </table:table-cell>
          <table:table-cell table:formula="of:=([.G298]/([.A298]*[.A298]))*100" office:value-type="float" office:value="16.875">
            <text:p>16.875</text:p>
          </table:table-cell>
          <table:table-cell office:value-type="float" office:value="4.04597701149425">
            <text:p>4.0459770114942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.19921875">
            <text:p>9.19921875</text:p>
          </table:table-cell>
          <table:table-cell office:value-type="float" office:value="618.164062500588">
            <text:p>618.164062500588</text:p>
          </table:table-cell>
          <table:table-cell office:value-type="float" office:value="1.95117188204883">
            <text:p>1.95117188204883</text:p>
          </table:table-cell>
          <table:table-cell office:value-type="float" office:value="95.1171875000489">
            <text:p>95.1171875000489</text:p>
          </table:table-cell>
          <table:table-cell office:value-type="float" office:value="16.6666666666667">
            <text:p>16.6666666666667</text:p>
          </table:table-cell>
          <table:table-cell office:value-type="float" office:value="21.7">
            <text:p>21.7</text:p>
          </table:table-cell>
          <table:table-cell table:formula="of:=([.G299]/([.A299]*[.A299]))*100" office:value-type="float" office:value="26.7901234567901">
            <text:p>26.7901234567901</text:p>
          </table:table-cell>
          <table:table-cell office:value-type="float" office:value="2.25287356321839">
            <text:p>2.2528735632183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.69921875">
            <text:p>1.69921875</text:p>
          </table:table-cell>
          <table:table-cell office:value-type="float" office:value="993.164062500338">
            <text:p>993.164062500338</text:p>
          </table:table-cell>
          <table:table-cell office:value-type="float" office:value="11.6015625003984">
            <text:p>11.6015625003984</text:p>
          </table:table-cell>
          <table:table-cell office:value-type="float" office:value="70.1171875002988">
            <text:p>70.1171875002988</text:p>
          </table:table-cell>
          <table:table-cell office:value-type="float" office:value="29.3333333333333">
            <text:p>29.3333333333333</text:p>
          </table:table-cell>
          <table:table-cell office:value-type="float" office:value="57">
            <text:p>57</text:p>
          </table:table-cell>
          <table:table-cell table:formula="of:=([.G300]/([.A300]*[.A300]))*100" office:value-type="float" office:value="39.5833333333333">
            <text:p>39.5833333333333</text:p>
          </table:table-cell>
          <table:table-cell office:value-type="float" office:value="1.40229885057471">
            <text:p>1.4022988505747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.69921875">
            <text:p>6.69921875</text:p>
          </table:table-cell>
          <table:table-cell office:value-type="float" office:value="243.164062500838">
            <text:p>243.164062500838</text:p>
          </table:table-cell>
          <table:table-cell office:value-type="float" office:value="3.26757812873242">
            <text:p>3.26757812873242</text:p>
          </table:table-cell>
          <table:table-cell office:value-type="float" office:value="20.1171875007988">
            <text:p>20.1171875007988</text:p>
          </table:table-cell>
          <table:table-cell office:value-type="float" office:value="8.66666666666667">
            <text:p>8.66666666666667</text:p>
          </table:table-cell>
          <table:table-cell office:value-type="float" office:value="10.2666666666667">
            <text:p>10.2666666666667</text:p>
          </table:table-cell>
          <table:table-cell table:formula="of:=([.G301]/([.A301]*[.A301]))*100" office:value-type="float" office:value="20.952380952381">
            <text:p>20.952380952381</text:p>
          </table:table-cell>
          <table:table-cell office:value-type="float" office:value="2.91954022988506">
            <text:p>2.9195402298850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44921875">
            <text:p>0.44921875</text:p>
          </table:table-cell>
          <table:table-cell office:value-type="float" office:value="430.664062500713">
            <text:p>430.664062500713</text:p>
          </table:table-cell>
          <table:table-cell office:value-type="float" office:value="2.05078125394922">
            <text:p>2.05078125394922</text:p>
          </table:table-cell>
          <table:table-cell office:value-type="float" office:value="7.61718750092383">
            <text:p>7.61718750092383</text:p>
          </table:table-cell>
          <table:table-cell office:value-type="float" office:value="8.66666666666667">
            <text:p>8.66666666666667</text:p>
          </table:table-cell>
          <table:table-cell office:value-type="float" office:value="6.83333333333333">
            <text:p>6.83333333333333</text:p>
          </table:table-cell>
          <table:table-cell table:formula="of:=([.G302]/([.A302]*[.A302]))*100" office:value-type="float" office:value="18.9814814814815">
            <text:p>18.9814814814815</text:p>
          </table:table-cell>
          <table:table-cell office:value-type="float" office:value="2.94252873563219">
            <text:p>2.9425287356321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.44921875">
            <text:p>5.44921875</text:p>
          </table:table-cell>
          <table:table-cell office:value-type="float" office:value="1180.66406250021">
            <text:p>1180.66406250021</text:p>
          </table:table-cell>
          <table:table-cell office:value-type="float" office:value="9.25976562674023">
            <text:p>9.25976562674023</text:p>
          </table:table-cell>
          <table:table-cell office:value-type="float" office:value="57.6171875004238">
            <text:p>57.6171875004238</text:p>
          </table:table-cell>
          <table:table-cell office:value-type="float" office:value="22">
            <text:p>22</text:p>
          </table:table-cell>
          <table:table-cell office:value-type="float" office:value="42.8333333333333">
            <text:p>42.8333333333333</text:p>
          </table:table-cell>
          <table:table-cell table:formula="of:=([.G303]/([.A303]*[.A303]))*100" office:value-type="float" office:value="35.3994490358127">
            <text:p>35.3994490358127</text:p>
          </table:table-cell>
          <table:table-cell office:value-type="float" office:value="1.72413793103448">
            <text:p>1.7241379310344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.94921875">
            <text:p>2.94921875</text:p>
          </table:table-cell>
          <table:table-cell office:value-type="float" office:value="55.6640625009629">
            <text:p>55.6640625009629</text:p>
          </table:table-cell>
          <table:table-cell office:value-type="float" office:value="0.734375007265625">
            <text:p>0.734375007265625</text:p>
          </table:table-cell>
          <table:table-cell office:value-type="float" office:value="82.6171875001738">
            <text:p>82.6171875001738</text:p>
          </table:table-cell>
          <table:table-cell office:value-type="float" office:value="9.33333333333333">
            <text:p>9.33333333333333</text:p>
          </table:table-cell>
          <table:table-cell office:value-type="float" office:value="15.1">
            <text:p>15.1</text:p>
          </table:table-cell>
          <table:table-cell table:formula="of:=([.G304]/([.A304]*[.A304]))*100" office:value-type="float" office:value="23.59375">
            <text:p>23.59375</text:p>
          </table:table-cell>
          <table:table-cell office:value-type="float" office:value="2.39080459770115">
            <text:p>2.3908045977011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.94921875">
            <text:p>7.94921875</text:p>
          </table:table-cell>
          <table:table-cell office:value-type="float" office:value="805.664062500463">
            <text:p>805.664062500463</text:p>
          </table:table-cell>
          <table:table-cell office:value-type="float" office:value="1.77539062622461">
            <text:p>1.77539062622461</text:p>
          </table:table-cell>
          <table:table-cell office:value-type="float" office:value="32.6171875006738">
            <text:p>32.6171875006738</text:p>
          </table:table-cell>
          <table:table-cell office:value-type="float" office:value="8.66666666666667">
            <text:p>8.66666666666667</text:p>
          </table:table-cell>
          <table:table-cell office:value-type="float" office:value="2.46666666666667">
            <text:p>2.46666666666667</text:p>
          </table:table-cell>
          <table:table-cell table:formula="of:=([.G305]/([.A305]*[.A305]))*100" office:value-type="float" office:value="27.4074074074074">
            <text:p>27.407407407407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.63671875">
            <text:p>2.63671875</text:p>
          </table:table-cell>
          <table:table-cell office:value-type="float" office:value="571.289062500619">
            <text:p>571.289062500619</text:p>
          </table:table-cell>
          <table:table-cell office:value-type="float" office:value="1.30664062669336">
            <text:p>1.30664062669336</text:p>
          </table:table-cell>
          <table:table-cell office:value-type="float" office:value="66.9921875003301">
            <text:p>66.9921875003301</text:p>
          </table:table-cell>
          <table:table-cell office:value-type="float" office:value="6">
            <text:p>6</text:p>
          </table:table-cell>
          <table:table-cell office:value-type="float" office:value="2.4">
            <text:p>2.4</text:p>
          </table:table-cell>
          <table:table-cell table:formula="of:=([.G306]/([.A306]*[.A306]))*100" office:value-type="float" office:value="26.6666666666667">
            <text:p>26.6666666666667</text:p>
          </table:table-cell>
          <table:table-cell office:value-type="float" office:value="5.77011494252874">
            <text:p>5.7701149425287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.63671875">
            <text:p>7.63671875</text:p>
          </table:table-cell>
          <table:table-cell office:value-type="float" office:value="1321.28906250012">
            <text:p>1321.28906250012</text:p>
          </table:table-cell>
          <table:table-cell office:value-type="float" office:value="7.48437500051563">
            <text:p>7.48437500051563</text:p>
          </table:table-cell>
          <table:table-cell office:value-type="float" office:value="16.9921875008301">
            <text:p>16.9921875008301</text:p>
          </table:table-cell>
          <table:table-cell office:value-type="float" office:value="10.6666666666667">
            <text:p>10.6666666666667</text:p>
          </table:table-cell>
          <table:table-cell office:value-type="float" office:value="14.7">
            <text:p>14.7</text:p>
          </table:table-cell>
          <table:table-cell table:formula="of:=([.G307]/([.A307]*[.A307]))*100" office:value-type="float" office:value="22.96875">
            <text:p>22.96875</text:p>
          </table:table-cell>
          <table:table-cell office:value-type="float" office:value="2.73563218390805">
            <text:p>2.7356321839080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13671875">
            <text:p>0.13671875</text:p>
          </table:table-cell>
          <table:table-cell office:value-type="float" office:value="196.289062500869">
            <text:p>196.289062500869</text:p>
          </table:table-cell>
          <table:table-cell office:value-type="float" office:value="1.85546875814453">
            <text:p>1.85546875814453</text:p>
          </table:table-cell>
          <table:table-cell office:value-type="float" office:value="41.9921875005801">
            <text:p>41.9921875005801</text:p>
          </table:table-cell>
          <table:table-cell office:value-type="float" office:value="16">
            <text:p>16</text:p>
          </table:table-cell>
          <table:table-cell office:value-type="float" office:value="43.8">
            <text:p>43.8</text:p>
          </table:table-cell>
          <table:table-cell table:formula="of:=([.G308]/([.A308]*[.A308]))*100" office:value-type="float" office:value="43.8">
            <text:p>43.8</text:p>
          </table:table-cell>
          <table:table-cell office:value-type="float" office:value="2.98850574712644">
            <text:p>2.9885057471264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.13671875">
            <text:p>5.13671875</text:p>
          </table:table-cell>
          <table:table-cell office:value-type="float" office:value="946.289062500369">
            <text:p>946.289062500369</text:p>
          </table:table-cell>
          <table:table-cell office:value-type="float" office:value="3.42773437657227">
            <text:p>3.42773437657227</text:p>
          </table:table-cell>
          <table:table-cell office:value-type="float" office:value="91.9921875000801">
            <text:p>91.9921875000801</text:p>
          </table:table-cell>
          <table:table-cell office:value-type="float" office:value="6">
            <text:p>6</text:p>
          </table:table-cell>
          <table:table-cell office:value-type="float" office:value="5.16666666666667">
            <text:p>5.16666666666667</text:p>
          </table:table-cell>
          <table:table-cell table:formula="of:=([.G309]/([.A309]*[.A309]))*100" office:value-type="float" office:value="20.6666666666667">
            <text:p>20.6666666666667</text:p>
          </table:table-cell>
          <table:table-cell office:value-type="float" office:value="3.5632183908046">
            <text:p>3.563218390804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.38671875">
            <text:p>1.38671875</text:p>
          </table:table-cell>
          <table:table-cell office:value-type="float" office:value="1133.78906250024">
            <text:p>1133.78906250024</text:p>
          </table:table-cell>
          <table:table-cell office:value-type="float" office:value="3.92382812807617">
            <text:p>3.92382812807617</text:p>
          </table:table-cell>
          <table:table-cell office:value-type="float" office:value="79.4921875002051">
            <text:p>79.4921875002051</text:p>
          </table:table-cell>
          <table:table-cell office:value-type="float" office:value="8">
            <text:p>8</text:p>
          </table:table-cell>
          <table:table-cell office:value-type="float" office:value="9.66666666666667">
            <text:p>9.66666666666667</text:p>
          </table:table-cell>
          <table:table-cell table:formula="of:=([.G310]/([.A310]*[.A310]))*100" office:value-type="float" office:value="19.7278911564626">
            <text:p>19.7278911564626</text:p>
          </table:table-cell>
          <table:table-cell office:value-type="float" office:value="2.7816091954023">
            <text:p>2.781609195402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.38671875">
            <text:p>6.38671875</text:p>
          </table:table-cell>
          <table:table-cell office:value-type="float" office:value="383.789062500744">
            <text:p>383.789062500744</text:p>
          </table:table-cell>
          <table:table-cell office:value-type="float" office:value="0.726562511273438">
            <text:p>0.726562511273438</text:p>
          </table:table-cell>
          <table:table-cell office:value-type="float" office:value="29.4921875007051">
            <text:p>29.4921875007051</text:p>
          </table:table-cell>
          <table:table-cell office:value-type="float" office:value="30">
            <text:p>30</text:p>
          </table:table-cell>
          <table:table-cell office:value-type="float" office:value="57.1666666666667">
            <text:p>57.1666666666667</text:p>
          </table:table-cell>
          <table:table-cell table:formula="of:=([.G311]/([.A311]*[.A311]))*100" office:value-type="float" office:value="39.6990740740741">
            <text:p>39.6990740740741</text:p>
          </table:table-cell>
          <table:table-cell office:value-type="float" office:value="1.47126436781609">
            <text:p>1.4712643678160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.88671875">
            <text:p>3.88671875</text:p>
          </table:table-cell>
          <table:table-cell office:value-type="float" office:value="758.789062500494">
            <text:p>758.789062500494</text:p>
          </table:table-cell>
          <table:table-cell office:value-type="float" office:value="7.29492187670508">
            <text:p>7.29492187670508</text:p>
          </table:table-cell>
          <table:table-cell office:value-type="float" office:value="4.49218750095508">
            <text:p>4.49218750095508</text:p>
          </table:table-cell>
          <table:table-cell office:value-type="float" office:value="14">
            <text:p>14</text:p>
          </table:table-cell>
          <table:table-cell office:value-type="float" office:value="21.0333333333333">
            <text:p>21.0333333333333</text:p>
          </table:table-cell>
          <table:table-cell table:formula="of:=([.G312]/([.A312]*[.A312]))*100" office:value-type="float" office:value="25.9670781893004">
            <text:p>25.9670781893004</text:p>
          </table:table-cell>
          <table:table-cell office:value-type="float" office:value="2.29885057471264">
            <text:p>2.2988505747126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.88671875">
            <text:p>8.88671875</text:p>
          </table:table-cell>
          <table:table-cell office:value-type="float" office:value="8.78906250099414">
            <text:p>8.78906250099414</text:p>
          </table:table-cell>
          <table:table-cell office:value-type="float" office:value="1.24218750275781">
            <text:p>1.24218750275781</text:p>
          </table:table-cell>
          <table:table-cell office:value-type="float" office:value="54.4921875004551">
            <text:p>54.4921875004551</text:p>
          </table:table-cell>
          <table:table-cell office:value-type="float" office:value="6">
            <text:p>6</text:p>
          </table:table-cell>
          <table:table-cell office:value-type="float" office:value="3.43333333333333">
            <text:p>3.43333333333333</text:p>
          </table:table-cell>
          <table:table-cell table:formula="of:=([.G313]/([.A313]*[.A313]))*100" office:value-type="float" office:value="21.4583333333333">
            <text:p>21.4583333333333</text:p>
          </table:table-cell>
          <table:table-cell office:value-type="float" office:value="5.47126436781609">
            <text:p>5.4712643678160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76171875">
            <text:p>0.76171875</text:p>
          </table:table-cell>
          <table:table-cell office:value-type="float" office:value="852.539062500432">
            <text:p>852.539062500432</text:p>
          </table:table-cell>
          <table:table-cell office:value-type="float" office:value="0.369140627630859">
            <text:p>0.369140627630859</text:p>
          </table:table-cell>
          <table:table-cell office:value-type="float" office:value="23.2421875007676">
            <text:p>23.2421875007676</text:p>
          </table:table-cell>
          <table:table-cell office:value-type="float" office:value="4">
            <text:p>4</text:p>
          </table:table-cell>
          <table:table-cell office:value-type="float" office:value="2.03333333333333">
            <text:p>2.03333333333333</text:p>
          </table:table-cell>
          <table:table-cell table:formula="of:=([.G314]/([.A314]*[.A314]))*100" office:value-type="float" office:value="22.5925925925926">
            <text:p>22.5925925925926</text:p>
          </table:table-cell>
          <table:table-cell office:value-type="float" office:value="3.51724137931035">
            <text:p>3.5172413793103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.76171875">
            <text:p>5.76171875</text:p>
          </table:table-cell>
          <table:table-cell office:value-type="float" office:value="102.539062500932">
            <text:p>102.539062500932</text:p>
          </table:table-cell>
          <table:table-cell office:value-type="float" office:value="4.98437500301563">
            <text:p>4.98437500301563</text:p>
          </table:table-cell>
          <table:table-cell office:value-type="float" office:value="73.2421875002676">
            <text:p>73.2421875002676</text:p>
          </table:table-cell>
          <table:table-cell office:value-type="float" office:value="12">
            <text:p>12</text:p>
          </table:table-cell>
          <table:table-cell office:value-type="float" office:value="15.2">
            <text:p>15.2</text:p>
          </table:table-cell>
          <table:table-cell table:formula="of:=([.G315]/([.A315]*[.A315]))*100" office:value-type="float" office:value="23.75">
            <text:p>23.75</text:p>
          </table:table-cell>
          <table:table-cell office:value-type="float" office:value="2.91954022988506">
            <text:p>2.9195402298850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.26171875">
            <text:p>3.26171875</text:p>
          </table:table-cell>
          <table:table-cell office:value-type="float" office:value="1227.53906250018">
            <text:p>1227.53906250018</text:p>
          </table:table-cell>
          <table:table-cell office:value-type="float" office:value="4.10351563189649">
            <text:p>4.10351563189649</text:p>
          </table:table-cell>
          <table:table-cell office:value-type="float" office:value="98.2421875000176">
            <text:p>98.2421875000176</text:p>
          </table:table-cell>
          <table:table-cell office:value-type="float" office:value="28">
            <text:p>28</text:p>
          </table:table-cell>
          <table:table-cell office:value-type="float" office:value="41.9333333333333">
            <text:p>41.9333333333333</text:p>
          </table:table-cell>
          <table:table-cell table:formula="of:=([.G316]/([.A316]*[.A316]))*100" office:value-type="float" office:value="34.6556473829201">
            <text:p>34.6556473829201</text:p>
          </table:table-cell>
          <table:table-cell office:value-type="float" office:value="1.74712643678161">
            <text:p>1.7471264367816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.26171875">
            <text:p>8.26171875</text:p>
          </table:table-cell>
          <table:table-cell office:value-type="float" office:value="477.539062500682">
            <text:p>477.539062500682</text:p>
          </table:table-cell>
          <table:table-cell office:value-type="float" office:value="5.23828125076172">
            <text:p>5.23828125076172</text:p>
          </table:table-cell>
          <table:table-cell office:value-type="float" office:value="48.2421875005176">
            <text:p>48.2421875005176</text:p>
          </table:table-cell>
          <table:table-cell office:value-type="float" office:value="11.3333333333333">
            <text:p>11.3333333333333</text:p>
          </table:table-cell>
          <table:table-cell office:value-type="float" office:value="6.93333333333333">
            <text:p>6.93333333333333</text:p>
          </table:table-cell>
          <table:table-cell table:formula="of:=([.G317]/([.A317]*[.A317]))*100" office:value-type="float" office:value="19.2592592592593">
            <text:p>19.2592592592593</text:p>
          </table:table-cell>
          <table:table-cell office:value-type="float" office:value="3.05747126436782">
            <text:p>3.0574712643678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.51171875">
            <text:p>4.51171875</text:p>
          </table:table-cell>
          <table:table-cell office:value-type="float" office:value="290.039062500807">
            <text:p>290.039062500807</text:p>
          </table:table-cell>
          <table:table-cell office:value-type="float" office:value="4.99023437500977">
            <text:p>4.99023437500977</text:p>
          </table:table-cell>
          <table:table-cell office:value-type="float" office:value="35.7421875006426">
            <text:p>35.7421875006426</text:p>
          </table:table-cell>
          <table:table-cell office:value-type="float" office:value="6.66666666666667">
            <text:p>6.66666666666667</text:p>
          </table:table-cell>
          <table:table-cell office:value-type="float" office:value="4.96666666666667">
            <text:p>4.96666666666667</text:p>
          </table:table-cell>
          <table:table-cell table:formula="of:=([.G318]/([.A318]*[.A318]))*100" office:value-type="float" office:value="19.8666666666667">
            <text:p>19.8666666666667</text:p>
          </table:table-cell>
          <table:table-cell office:value-type="float" office:value="3.63218390804598">
            <text:p>3.6321839080459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.51171875">
            <text:p>9.51171875</text:p>
          </table:table-cell>
          <table:table-cell office:value-type="float" office:value="1040.03906250031">
            <text:p>1040.03906250031</text:p>
          </table:table-cell>
          <table:table-cell office:value-type="float" office:value="4.98046875501953">
            <text:p>4.98046875501953</text:p>
          </table:table-cell>
          <table:table-cell office:value-type="float" office:value="85.7421875001426">
            <text:p>85.7421875001426</text:p>
          </table:table-cell>
          <table:table-cell office:value-type="float" office:value="17.3333333333333">
            <text:p>17.3333333333333</text:p>
          </table:table-cell>
          <table:table-cell office:value-type="float" office:value="29.9">
            <text:p>29.9</text:p>
          </table:table-cell>
          <table:table-cell table:formula="of:=([.G319]/([.A319]*[.A319]))*100" office:value-type="float" office:value="29.9">
            <text:p>29.9</text:p>
          </table:table-cell>
          <table:table-cell office:value-type="float" office:value="2.13793103448276">
            <text:p>2.1379310344827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01171875">
            <text:p>2.01171875</text:p>
          </table:table-cell>
          <table:table-cell office:value-type="float" office:value="665.039062500557">
            <text:p>665.039062500557</text:p>
          </table:table-cell>
          <table:table-cell office:value-type="float" office:value="5.23632812676367">
            <text:p>5.23632812676367</text:p>
          </table:table-cell>
          <table:table-cell office:value-type="float" office:value="60.7421875003926">
            <text:p>60.7421875003926</text:p>
          </table:table-cell>
          <table:table-cell office:value-type="float" office:value="9.33333333333333">
            <text:p>9.33333333333333</text:p>
          </table:table-cell>
          <table:table-cell office:value-type="float" office:value="10.2666666666667">
            <text:p>10.2666666666667</text:p>
          </table:table-cell>
          <table:table-cell table:formula="of:=([.G320]/([.A320]*[.A320]))*100" office:value-type="float" office:value="20.952380952381">
            <text:p>20.952380952381</text:p>
          </table:table-cell>
          <table:table-cell office:value-type="float" office:value="2.87356321839081">
            <text:p>2.873563218390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.01171875">
            <text:p>7.01171875</text:p>
          </table:table-cell>
          <table:table-cell office:value-type="float" office:value="1415.03906250006">
            <text:p>1415.03906250006</text:p>
          </table:table-cell>
          <table:table-cell office:value-type="float" office:value="0.496093751503906">
            <text:p>0.496093751503906</text:p>
          </table:table-cell>
          <table:table-cell office:value-type="float" office:value="10.7421875008926">
            <text:p>10.7421875008926</text:p>
          </table:table-cell>
          <table:table-cell office:value-type="float" office:value="16.6666666666667">
            <text:p>16.6666666666667</text:p>
          </table:table-cell>
          <table:table-cell office:value-type="float" office:value="1">
            <text:p>1</text:p>
          </table:table-cell>
          <table:table-cell table:formula="of:=([.G321]/([.A321]*[.A321]))*100" office:value-type="float" office:value="25">
            <text:p>25</text:p>
          </table:table-cell>
          <table:table-cell office:value-type="float" office:value="17.2183908045977">
            <text:p>17.21839080459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99609375">
            <text:p>0.99609375</text:p>
          </table:table-cell>
          <table:table-cell office:value-type="float" office:value="747.070312500502">
            <text:p>747.070312500502</text:p>
          </table:table-cell>
          <table:table-cell office:value-type="float" office:value="1.23046875076953">
            <text:p>1.23046875076953</text:p>
          </table:table-cell>
          <table:table-cell office:value-type="float" office:value="38.0859375006191">
            <text:p>38.085937500619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f:=([.G322]/([.A322]*[.A322]))*100" office:value-type="float" office:value="25">
            <text:p>25</text:p>
          </table:table-cell>
          <table:table-cell office:value-type="float" office:value="17.3793103448276">
            <text:p>17.379310344827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.99609375">
            <text:p>5.99609375</text:p>
          </table:table-cell>
          <table:table-cell office:value-type="float" office:value="1497.0703125">
            <text:p>1497.0703125</text:p>
          </table:table-cell>
          <table:table-cell office:value-type="float" office:value="0.806640631193359">
            <text:p>0.806640631193359</text:p>
          </table:table-cell>
          <table:table-cell office:value-type="float" office:value="88.0859375001191">
            <text:p>88.0859375001191</text:p>
          </table:table-cell>
          <table:table-cell office:value-type="float" office:value="6.66666666666667">
            <text:p>6.66666666666667</text:p>
          </table:table-cell>
          <table:table-cell office:value-type="float" office:value="10.6666666666667">
            <text:p>10.6666666666667</text:p>
          </table:table-cell>
          <table:table-cell table:formula="of:=([.G323]/([.A323]*[.A323]))*100" office:value-type="float" office:value="21.7687074829932">
            <text:p>21.7687074829932</text:p>
          </table:table-cell>
          <table:table-cell office:value-type="float" office:value="3.01149425287356">
            <text:p>3.0114942528735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.49609375">
            <text:p>3.49609375</text:p>
          </table:table-cell>
          <table:table-cell office:value-type="float" office:value="372.070312500752">
            <text:p>372.070312500752</text:p>
          </table:table-cell>
          <table:table-cell office:value-type="float" office:value="8.65234375134766">
            <text:p>8.65234375134766</text:p>
          </table:table-cell>
          <table:table-cell office:value-type="float" office:value="63.0859375003691">
            <text:p>63.0859375003691</text:p>
          </table:table-cell>
          <table:table-cell office:value-type="float" office:value="17.3333333333333">
            <text:p>17.3333333333333</text:p>
          </table:table-cell>
          <table:table-cell office:value-type="float" office:value="30.7333333333333">
            <text:p>30.7333333333333</text:p>
          </table:table-cell>
          <table:table-cell table:formula="of:=([.G324]/([.A324]*[.A324]))*100" office:value-type="float" office:value="30.7333333333333">
            <text:p>30.7333333333333</text:p>
          </table:table-cell>
          <table:table-cell office:value-type="float" office:value="2.13793103448276">
            <text:p>2.1379310344827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.49609375">
            <text:p>8.49609375</text:p>
          </table:table-cell>
          <table:table-cell office:value-type="float" office:value="1122.07031250025">
            <text:p>1122.07031250025</text:p>
          </table:table-cell>
          <table:table-cell office:value-type="float" office:value="1.82617187817383">
            <text:p>1.82617187817383</text:p>
          </table:table-cell>
          <table:table-cell office:value-type="float" office:value="13.0859375008691">
            <text:p>13.0859375008691</text:p>
          </table:table-cell>
          <table:table-cell office:value-type="float" office:value="5.33333333333333">
            <text:p>5.33333333333333</text:p>
          </table:table-cell>
          <table:table-cell office:value-type="float" office:value="4.83333333333333">
            <text:p>4.83333333333333</text:p>
          </table:table-cell>
          <table:table-cell table:formula="of:=([.G325]/([.A325]*[.A325]))*100" office:value-type="float" office:value="19.3333333333333">
            <text:p>19.3333333333333</text:p>
          </table:table-cell>
          <table:table-cell office:value-type="float" office:value="3.5632183908046">
            <text:p>3.563218390804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.74609375">
            <text:p>4.74609375</text:p>
          </table:table-cell>
          <table:table-cell office:value-type="float" office:value="1309.57031250013">
            <text:p>1309.57031250013</text:p>
          </table:table-cell>
          <table:table-cell office:value-type="float" office:value="2.94140625305859">
            <text:p>2.94140625305859</text:p>
          </table:table-cell>
          <table:table-cell office:value-type="float" office:value="0.585937500994141">
            <text:p>0.585937500994141</text:p>
          </table:table-cell>
          <table:table-cell office:value-type="float" office:value="10">
            <text:p>10</text:p>
          </table:table-cell>
          <table:table-cell office:value-type="float" office:value="7.66666666666667">
            <text:p>7.66666666666667</text:p>
          </table:table-cell>
          <table:table-cell table:formula="of:=([.G326]/([.A326]*[.A326]))*100" office:value-type="float" office:value="21.2962962962963">
            <text:p>21.2962962962963</text:p>
          </table:table-cell>
          <table:table-cell office:value-type="float" office:value="3.24137931034483">
            <text:p>3.2413793103448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.74609375">
            <text:p>9.74609375</text:p>
          </table:table-cell>
          <table:table-cell office:value-type="float" office:value="559.570312500627">
            <text:p>559.570312500627</text:p>
          </table:table-cell>
          <table:table-cell office:value-type="float" office:value="10.8925781251074">
            <text:p>10.8925781251074</text:p>
          </table:table-cell>
          <table:table-cell office:value-type="float" office:value="50.5859375004941">
            <text:p>50.5859375004941</text:p>
          </table:table-cell>
          <table:table-cell office:value-type="float" office:value="16">
            <text:p>16</text:p>
          </table:table-cell>
          <table:table-cell office:value-type="float" office:value="52.1">
            <text:p>52.1</text:p>
          </table:table-cell>
          <table:table-cell table:formula="of:=([.G327]/([.A327]*[.A327]))*100" office:value-type="float" office:value="43.0578512396694">
            <text:p>43.0578512396694</text:p>
          </table:table-cell>
          <table:table-cell office:value-type="float" office:value="2.16091954022989">
            <text:p>2.1609195402298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.24609375">
            <text:p>2.24609375</text:p>
          </table:table-cell>
          <table:table-cell office:value-type="float" office:value="934.570312500377">
            <text:p>934.570312500377</text:p>
          </table:table-cell>
          <table:table-cell office:value-type="float" office:value="2.16210938183789">
            <text:p>2.16210938183789</text:p>
          </table:table-cell>
          <table:table-cell office:value-type="float" office:value="75.5859375002441">
            <text:p>75.5859375002441</text:p>
          </table:table-cell>
          <table:table-cell office:value-type="float" office:value="16">
            <text:p>16</text:p>
          </table:table-cell>
          <table:table-cell office:value-type="float" office:value="21.1333333333333">
            <text:p>21.1333333333333</text:p>
          </table:table-cell>
          <table:table-cell table:formula="of:=([.G328]/([.A328]*[.A328]))*100" office:value-type="float" office:value="26.0905349794239">
            <text:p>26.0905349794239</text:p>
          </table:table-cell>
          <table:table-cell office:value-type="float" office:value="2.04597701149425">
            <text:p>2.0459770114942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.24609375">
            <text:p>7.24609375</text:p>
          </table:table-cell>
          <table:table-cell office:value-type="float" office:value="184.570312500877">
            <text:p>184.570312500877</text:p>
          </table:table-cell>
          <table:table-cell office:value-type="float" office:value="2.96093750103906">
            <text:p>2.96093750103906</text:p>
          </table:table-cell>
          <table:table-cell office:value-type="float" office:value="25.5859375007441">
            <text:p>25.5859375007441</text:p>
          </table:table-cell>
          <table:table-cell office:value-type="float" office:value="6.66666666666667">
            <text:p>6.66666666666667</text:p>
          </table:table-cell>
          <table:table-cell office:value-type="float" office:value="2.53333333333333">
            <text:p>2.53333333333333</text:p>
          </table:table-cell>
          <table:table-cell table:formula="of:=([.G329]/([.A329]*[.A329]))*100" office:value-type="float" office:value="15.8333333333333">
            <text:p>15.8333333333333</text:p>
          </table:table-cell>
          <table:table-cell office:value-type="float" office:value="4.41379310344828">
            <text:p>4.4137931034482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.87109375">
            <text:p>2.87109375</text:p>
          </table:table-cell>
          <table:table-cell office:value-type="float" office:value="840.82031250044">
            <text:p>840.82031250044</text:p>
          </table:table-cell>
          <table:table-cell office:value-type="float" office:value="3.71093750028906">
            <text:p>3.71093750028906</text:p>
          </table:table-cell>
          <table:table-cell office:value-type="float" office:value="94.3359375000567">
            <text:p>94.3359375000567</text:p>
          </table:table-cell>
          <table:table-cell office:value-type="float" office:value="6.66666666666667">
            <text:p>6.66666666666667</text:p>
          </table:table-cell>
          <table:table-cell office:value-type="float" office:value="2.43333333333333">
            <text:p>2.43333333333333</text:p>
          </table:table-cell>
          <table:table-cell table:formula="of:=([.G330]/([.A330]*[.A330]))*100" office:value-type="float" office:value="15.2083333333333">
            <text:p>15.2083333333333</text:p>
          </table:table-cell>
          <table:table-cell office:value-type="float" office:value="4.66666666666667">
            <text:p>4.6666666666666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.87109375">
            <text:p>7.87109375</text:p>
          </table:table-cell>
          <table:table-cell office:value-type="float" office:value="90.8203125009395">
            <text:p>90.8203125009395</text:p>
          </table:table-cell>
          <table:table-cell office:value-type="float" office:value="3.84960938015039">
            <text:p>3.84960938015039</text:p>
          </table:table-cell>
          <table:table-cell office:value-type="float" office:value="44.3359375005566">
            <text:p>44.3359375005566</text:p>
          </table:table-cell>
          <table:table-cell office:value-type="float" office:value="14">
            <text:p>14</text:p>
          </table:table-cell>
          <table:table-cell office:value-type="float" office:value="22.4">
            <text:p>22.4</text:p>
          </table:table-cell>
          <table:table-cell table:formula="of:=([.G331]/([.A331]*[.A331]))*100" office:value-type="float" office:value="27.6543209876543">
            <text:p>27.6543209876543</text:p>
          </table:table-cell>
          <table:table-cell office:value-type="float" office:value="2.22988505747127">
            <text:p>2.2298850574712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37109375">
            <text:p>0.37109375</text:p>
          </table:table-cell>
          <table:table-cell office:value-type="float" office:value="1215.82031250019">
            <text:p>1215.82031250019</text:p>
          </table:table-cell>
          <table:table-cell office:value-type="float" office:value="8.13281250386719">
            <text:p>8.13281250386719</text:p>
          </table:table-cell>
          <table:table-cell office:value-type="float" office:value="19.3359375008066">
            <text:p>19.3359375008066</text:p>
          </table:table-cell>
          <table:table-cell office:value-type="float" office:value="25.3333333333333">
            <text:p>25.3333333333333</text:p>
          </table:table-cell>
          <table:table-cell office:value-type="float" office:value="58.1333333333333">
            <text:p>58.1333333333333</text:p>
          </table:table-cell>
          <table:table-cell table:formula="of:=([.G332]/([.A332]*[.A332]))*100" office:value-type="float" office:value="40.3703703703704">
            <text:p>40.3703703703704</text:p>
          </table:table-cell>
          <table:table-cell office:value-type="float" office:value="1.70114942528736">
            <text:p>1.7011494252873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.37109375">
            <text:p>5.37109375</text:p>
          </table:table-cell>
          <table:table-cell office:value-type="float" office:value="465.82031250069">
            <text:p>465.82031250069</text:p>
          </table:table-cell>
          <table:table-cell office:value-type="float" office:value="1.24414063075586">
            <text:p>1.24414063075586</text:p>
          </table:table-cell>
          <table:table-cell office:value-type="float" office:value="69.3359375003066">
            <text:p>69.3359375003066</text:p>
          </table:table-cell>
          <table:table-cell office:value-type="float" office:value="8.66666666666667">
            <text:p>8.66666666666667</text:p>
          </table:table-cell>
          <table:table-cell office:value-type="float" office:value="10.9333333333333">
            <text:p>10.9333333333333</text:p>
          </table:table-cell>
          <table:table-cell table:formula="of:=([.G333]/([.A333]*[.A333]))*100" office:value-type="float" office:value="22.312925170068">
            <text:p>22.312925170068</text:p>
          </table:table-cell>
          <table:table-cell office:value-type="float" office:value="3.08045977011494">
            <text:p>3.0804597701149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.62109375">
            <text:p>1.62109375</text:p>
          </table:table-cell>
          <table:table-cell office:value-type="float" office:value="278.320312500814">
            <text:p>278.320312500814</text:p>
          </table:table-cell>
          <table:table-cell office:value-type="float" office:value="0.263671879736328">
            <text:p>0.263671879736328</text:p>
          </table:table-cell>
          <table:table-cell office:value-type="float" office:value="56.8359375004316">
            <text:p>56.8359375004316</text:p>
          </table:table-cell>
          <table:table-cell office:value-type="float" office:value="5.33333333333333">
            <text:p>5.33333333333333</text:p>
          </table:table-cell>
          <table:table-cell office:value-type="float" office:value="5">
            <text:p>5</text:p>
          </table:table-cell>
          <table:table-cell table:formula="of:=([.G334]/([.A334]*[.A334]))*100" office:value-type="float" office:value="20">
            <text:p>20</text:p>
          </table:table-cell>
          <table:table-cell office:value-type="float" office:value="3.93103448275862">
            <text:p>3.9310344827586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.62109375">
            <text:p>6.62109375</text:p>
          </table:table-cell>
          <table:table-cell office:value-type="float" office:value="1028.32031250031">
            <text:p>1028.32031250031</text:p>
          </table:table-cell>
          <table:table-cell office:value-type="float" office:value="5.52734375447266">
            <text:p>5.52734375447266</text:p>
          </table:table-cell>
          <table:table-cell office:value-type="float" office:value="6.83593750093164">
            <text:p>6.83593750093164</text:p>
          </table:table-cell>
          <table:table-cell office:value-type="float" office:value="19.3333333333333">
            <text:p>19.3333333333333</text:p>
          </table:table-cell>
          <table:table-cell office:value-type="float" office:value="30.3">
            <text:p>30.3</text:p>
          </table:table-cell>
          <table:table-cell table:formula="of:=([.G335]/([.A335]*[.A335]))*100" office:value-type="float" office:value="30.3">
            <text:p>30.3</text:p>
          </table:table-cell>
          <table:table-cell office:value-type="float" office:value="2.13793103448276">
            <text:p>2.1379310344827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.12109375">
            <text:p>4.12109375</text:p>
          </table:table-cell>
          <table:table-cell office:value-type="float" office:value="653.320312500564">
            <text:p>653.320312500564</text:p>
          </table:table-cell>
          <table:table-cell office:value-type="float" office:value="2.42187500557812">
            <text:p>2.42187500557812</text:p>
          </table:table-cell>
          <table:table-cell office:value-type="float" office:value="31.8359375006816">
            <text:p>31.8359375006816</text:p>
          </table:table-cell>
          <table:table-cell office:value-type="float" office:value="11.3333333333333">
            <text:p>11.3333333333333</text:p>
          </table:table-cell>
          <table:table-cell office:value-type="float" office:value="14.6666666666667">
            <text:p>14.6666666666667</text:p>
          </table:table-cell>
          <table:table-cell table:formula="of:=([.G336]/([.A336]*[.A336]))*100" office:value-type="float" office:value="22.9166666666667">
            <text:p>22.9166666666667</text:p>
          </table:table-cell>
          <table:table-cell office:value-type="float" office:value="2.4367816091954">
            <text:p>2.436781609195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.12109375">
            <text:p>9.12109375</text:p>
          </table:table-cell>
          <table:table-cell office:value-type="float" office:value="1403.32031250006">
            <text:p>1403.32031250006</text:p>
          </table:table-cell>
          <table:table-cell office:value-type="float" office:value="2.4082031255918">
            <text:p>2.4082031255918</text:p>
          </table:table-cell>
          <table:table-cell office:value-type="float" office:value="81.8359375001817">
            <text:p>81.8359375001817</text:p>
          </table:table-cell>
          <table:table-cell office:value-type="float" office:value="9.33333333333333">
            <text:p>9.33333333333333</text:p>
          </table:table-cell>
          <table:table-cell office:value-type="float" office:value="2.56666666666667">
            <text:p>2.56666666666667</text:p>
          </table:table-cell>
          <table:table-cell table:formula="of:=([.G337]/([.A337]*[.A337]))*100" office:value-type="float" office:value="28.5185185185185">
            <text:p>28.5185185185185</text:p>
          </table:table-cell>
          <table:table-cell office:value-type="float" office:value="6.57471264367816">
            <text:p>6.5747126436781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.80859375">
            <text:p>3.80859375</text:p>
          </table:table-cell>
          <table:table-cell office:value-type="float" office:value="43.9453125009707">
            <text:p>43.9453125009707</text:p>
          </table:table-cell>
          <table:table-cell office:value-type="float" office:value="0.626953127373047">
            <text:p>0.626953127373047</text:p>
          </table:table-cell>
          <table:table-cell office:value-type="float" office:value="16.2109375008379">
            <text:p>16.2109375008379</text:p>
          </table:table-cell>
          <table:table-cell office:value-type="float" office:value="8.66666666666667">
            <text:p>8.66666666666667</text:p>
          </table:table-cell>
          <table:table-cell office:value-type="float" office:value="2.43333333333333">
            <text:p>2.43333333333333</text:p>
          </table:table-cell>
          <table:table-cell table:formula="of:=([.G338]/([.A338]*[.A338]))*100" office:value-type="float" office:value="27.037037037037">
            <text:p>27.037037037037</text:p>
          </table:table-cell>
          <table:table-cell office:value-type="float" office:value="5.81609195402299">
            <text:p>5.8160919540229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.80859375">
            <text:p>8.80859375</text:p>
          </table:table-cell>
          <table:table-cell office:value-type="float" office:value="793.945312500471">
            <text:p>793.945312500471</text:p>
          </table:table-cell>
          <table:table-cell office:value-type="float" office:value="5.67187500232813">
            <text:p>5.67187500232813</text:p>
          </table:table-cell>
          <table:table-cell office:value-type="float" office:value="66.2109375003379">
            <text:p>66.2109375003379</text:p>
          </table:table-cell>
          <table:table-cell office:value-type="float" office:value="11.3333333333333">
            <text:p>11.3333333333333</text:p>
          </table:table-cell>
          <table:table-cell office:value-type="float" office:value="14.6333333333333">
            <text:p>14.6333333333333</text:p>
          </table:table-cell>
          <table:table-cell table:formula="of:=([.G339]/([.A339]*[.A339]))*100" office:value-type="float" office:value="22.8645833333333">
            <text:p>22.8645833333333</text:p>
          </table:table-cell>
          <table:table-cell office:value-type="float" office:value="2.45977011494253">
            <text:p>2.4597701149425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.30859375">
            <text:p>1.30859375</text:p>
          </table:table-cell>
          <table:table-cell office:value-type="float" office:value="418.945312500721">
            <text:p>418.945312500721</text:p>
          </table:table-cell>
          <table:table-cell office:value-type="float" office:value="5.04882813095117">
            <text:p>5.04882813095117</text:p>
          </table:table-cell>
          <table:table-cell office:value-type="float" office:value="91.2109375000879">
            <text:p>91.2109375000879</text:p>
          </table:table-cell>
          <table:table-cell office:value-type="float" office:value="27.3333333333333">
            <text:p>27.3333333333333</text:p>
          </table:table-cell>
          <table:table-cell office:value-type="float" office:value="41.9666666666667">
            <text:p>41.9666666666667</text:p>
          </table:table-cell>
          <table:table-cell table:formula="of:=([.G340]/([.A340]*[.A340]))*100" office:value-type="float" office:value="34.6831955922865">
            <text:p>34.6831955922865</text:p>
          </table:table-cell>
          <table:table-cell office:value-type="float" office:value="1.79310344827586">
            <text:p>1.7931034482758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.30859375">
            <text:p>6.30859375</text:p>
          </table:table-cell>
          <table:table-cell office:value-type="float" office:value="1168.94531250022">
            <text:p>1168.94531250022</text:p>
          </table:table-cell>
          <table:table-cell office:value-type="float" office:value="5.7539062502461">
            <text:p>5.7539062502461</text:p>
          </table:table-cell>
          <table:table-cell office:value-type="float" office:value="41.2109375005879">
            <text:p>41.2109375005879</text:p>
          </table:table-cell>
          <table:table-cell office:value-type="float" office:value="8">
            <text:p>8</text:p>
          </table:table-cell>
          <table:table-cell office:value-type="float" office:value="7.2">
            <text:p>7.2</text:p>
          </table:table-cell>
          <table:table-cell table:formula="of:=([.G341]/([.A341]*[.A341]))*100" office:value-type="float" office:value="20">
            <text:p>20</text:p>
          </table:table-cell>
          <table:table-cell office:value-type="float" office:value="3.03448275862069">
            <text:p>3.0344827586206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5859375">
            <text:p>0.05859375</text:p>
          </table:table-cell>
          <table:table-cell office:value-type="float" office:value="981.445312500346">
            <text:p>981.445312500346</text:p>
          </table:table-cell>
          <table:table-cell office:value-type="float" office:value="5.83789062616211">
            <text:p>5.83789062616211</text:p>
          </table:table-cell>
          <table:table-cell office:value-type="float" office:value="28.7109375007129">
            <text:p>28.7109375007129</text:p>
          </table:table-cell>
          <table:table-cell office:value-type="float" office:value="12">
            <text:p>12</text:p>
          </table:table-cell>
          <table:table-cell office:value-type="float" office:value="12.1666666666667">
            <text:p>12.1666666666667</text:p>
          </table:table-cell>
          <table:table-cell table:formula="of:=([.G342]/([.A342]*[.A342]))*100" office:value-type="float" office:value="24.8299319727891">
            <text:p>24.8299319727891</text:p>
          </table:table-cell>
          <table:table-cell office:value-type="float" office:value="3.1264367816092">
            <text:p>3.126436781609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.05859375">
            <text:p>5.05859375</text:p>
          </table:table-cell>
          <table:table-cell office:value-type="float" office:value="231.445312500846">
            <text:p>231.445312500846</text:p>
          </table:table-cell>
          <table:table-cell office:value-type="float" office:value="4.00781250799219">
            <text:p>4.00781250799219</text:p>
          </table:table-cell>
          <table:table-cell office:value-type="float" office:value="78.7109375002129">
            <text:p>78.7109375002129</text:p>
          </table:table-cell>
          <table:table-cell office:value-type="float" office:value="32">
            <text:p>32</text:p>
          </table:table-cell>
          <table:table-cell office:value-type="float" office:value="59.0666666666667">
            <text:p>59.0666666666667</text:p>
          </table:table-cell>
          <table:table-cell table:formula="of:=([.G343]/([.A343]*[.A343]))*100" office:value-type="float" office:value="41.0185185185185">
            <text:p>41.0185185185185</text:p>
          </table:table-cell>
          <table:table-cell office:value-type="float" office:value="1.42528735632184">
            <text:p>1.4252873563218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.55859375">
            <text:p>2.55859375</text:p>
          </table:table-cell>
          <table:table-cell office:value-type="float" office:value="1356.4453125001">
            <text:p>1356.4453125001</text:p>
          </table:table-cell>
          <table:table-cell office:value-type="float" office:value="5.25585937874414">
            <text:p>5.25585937874414</text:p>
          </table:table-cell>
          <table:table-cell office:value-type="float" office:value="53.7109375004629">
            <text:p>53.7109375004629</text:p>
          </table:table-cell>
          <table:table-cell office:value-type="float" office:value="15.3333333333333">
            <text:p>15.3333333333333</text:p>
          </table:table-cell>
          <table:table-cell office:value-type="float" office:value="21.1666666666667">
            <text:p>21.1666666666667</text:p>
          </table:table-cell>
          <table:table-cell table:formula="of:=([.G344]/([.A344]*[.A344]))*100" office:value-type="float" office:value="26.1316872427984">
            <text:p>26.1316872427984</text:p>
          </table:table-cell>
          <table:table-cell office:value-type="float" office:value="2.29885057471264">
            <text:p>2.2988505747126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.55859375">
            <text:p>7.55859375</text:p>
          </table:table-cell>
          <table:table-cell office:value-type="float" office:value="606.445312500596">
            <text:p>606.445312500596</text:p>
          </table:table-cell>
          <table:table-cell office:value-type="float" office:value="0.335937503664062">
            <text:p>0.335937503664062</text:p>
          </table:table-cell>
          <table:table-cell office:value-type="float" office:value="3.71093750096289">
            <text:p>3.71093750096289</text:p>
          </table:table-cell>
          <table:table-cell office:value-type="float" office:value="5.33333333333333">
            <text:p>5.33333333333333</text:p>
          </table:table-cell>
          <table:table-cell office:value-type="float" office:value="2.7">
            <text:p>2.7</text:p>
          </table:table-cell>
          <table:table-cell table:formula="of:=([.G345]/([.A345]*[.A345]))*100" office:value-type="float" office:value="16.875">
            <text:p>16.875</text:p>
          </table:table-cell>
          <table:table-cell office:value-type="float" office:value="4.3448275862069">
            <text:p>4.344827586206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93359375">
            <text:p>1.93359375</text:p>
          </table:table-cell>
          <table:table-cell office:value-type="float" office:value="1450.19531250003">
            <text:p>1450.19531250003</text:p>
          </table:table-cell>
          <table:table-cell office:value-type="float" office:value="1.08593750291406">
            <text:p>1.08593750291406</text:p>
          </table:table-cell>
          <table:table-cell office:value-type="float" office:value="72.4609375002754">
            <text:p>72.4609375002754</text:p>
          </table:table-cell>
          <table:table-cell office:value-type="float" office:value="6">
            <text:p>6</text:p>
          </table:table-cell>
          <table:table-cell office:value-type="float" office:value="2.7">
            <text:p>2.7</text:p>
          </table:table-cell>
          <table:table-cell table:formula="of:=([.G346]/([.A346]*[.A346]))*100" office:value-type="float" office:value="16.875">
            <text:p>16.875</text:p>
          </table:table-cell>
          <table:table-cell office:value-type="float" office:value="4.20689655172414">
            <text:p>4.2068965517241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.93359375">
            <text:p>6.93359375</text:p>
          </table:table-cell>
          <table:table-cell office:value-type="float" office:value="700.195312500533">
            <text:p>700.195312500533</text:p>
          </table:table-cell>
          <table:table-cell office:value-type="float" office:value="6.94335937705664">
            <text:p>6.94335937705664</text:p>
          </table:table-cell>
          <table:table-cell office:value-type="float" office:value="22.4609375007754">
            <text:p>22.4609375007754</text:p>
          </table:table-cell>
          <table:table-cell office:value-type="float" office:value="14">
            <text:p>14</text:p>
          </table:table-cell>
          <table:table-cell office:value-type="float" office:value="20.7333333333333">
            <text:p>20.7333333333333</text:p>
          </table:table-cell>
          <table:table-cell table:formula="of:=([.G347]/([.A347]*[.A347]))*100" office:value-type="float" office:value="25.59670781893">
            <text:p>25.59670781893</text:p>
          </table:table-cell>
          <table:table-cell office:value-type="float" office:value="2.4367816091954">
            <text:p>2.436781609195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.43359375">
            <text:p>4.43359375</text:p>
          </table:table-cell>
          <table:table-cell office:value-type="float" office:value="1075.19531250028">
            <text:p>1075.19531250028</text:p>
          </table:table-cell>
          <table:table-cell office:value-type="float" office:value="0.236328135763672">
            <text:p>0.236328135763672</text:p>
          </table:table-cell>
          <table:table-cell office:value-type="float" office:value="47.4609375005254">
            <text:p>47.4609375005254</text:p>
          </table:table-cell>
          <table:table-cell office:value-type="float" office:value="28.6666666666667">
            <text:p>28.6666666666667</text:p>
          </table:table-cell>
          <table:table-cell office:value-type="float" office:value="42.6">
            <text:p>42.6</text:p>
          </table:table-cell>
          <table:table-cell table:formula="of:=([.G348]/([.A348]*[.A348]))*100" office:value-type="float" office:value="35.2066115702479">
            <text:p>35.2066115702479</text:p>
          </table:table-cell>
          <table:table-cell office:value-type="float" office:value="1.67816091954023">
            <text:p>1.6781609195402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.43359375">
            <text:p>9.43359375</text:p>
          </table:table-cell>
          <table:table-cell office:value-type="float" office:value="325.195312500783">
            <text:p>325.195312500783</text:p>
          </table:table-cell>
          <table:table-cell office:value-type="float" office:value="3.12890625287109">
            <text:p>3.12890625287109</text:p>
          </table:table-cell>
          <table:table-cell office:value-type="float" office:value="97.4609375000254">
            <text:p>97.4609375000254</text:p>
          </table:table-cell>
          <table:table-cell office:value-type="float" office:value="8.66666666666667">
            <text:p>8.66666666666667</text:p>
          </table:table-cell>
          <table:table-cell office:value-type="float" office:value="7.56666666666667">
            <text:p>7.56666666666667</text:p>
          </table:table-cell>
          <table:table-cell table:formula="of:=([.G349]/([.A349]*[.A349]))*100" office:value-type="float" office:value="21.0185185185185">
            <text:p>21.0185185185185</text:p>
          </table:table-cell>
          <table:table-cell office:value-type="float" office:value="3.1264367816092">
            <text:p>3.126436781609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.18359375">
            <text:p>3.18359375</text:p>
          </table:table-cell>
          <table:table-cell office:value-type="float" office:value="512.695312500658">
            <text:p>512.695312500658</text:p>
          </table:table-cell>
          <table:table-cell office:value-type="float" office:value="3.23242187676758">
            <text:p>3.23242187676758</text:p>
          </table:table-cell>
          <table:table-cell office:value-type="float" office:value="84.9609375001504">
            <text:p>84.9609375001504</text:p>
          </table:table-cell>
          <table:table-cell office:value-type="float" office:value="7.33333333333333">
            <text:p>7.33333333333333</text:p>
          </table:table-cell>
          <table:table-cell office:value-type="float" office:value="4.93333333333333">
            <text:p>4.93333333333333</text:p>
          </table:table-cell>
          <table:table-cell table:formula="of:=([.G350]/([.A350]*[.A350]))*100" office:value-type="float" office:value="19.7333333333333">
            <text:p>19.7333333333333</text:p>
          </table:table-cell>
          <table:table-cell office:value-type="float" office:value="3.58620689655172">
            <text:p>3.5862068965517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.18359375">
            <text:p>8.18359375</text:p>
          </table:table-cell>
          <table:table-cell office:value-type="float" office:value="1262.69531250016">
            <text:p>1262.69531250016</text:p>
          </table:table-cell>
          <table:table-cell office:value-type="float" office:value="1.46484375853516">
            <text:p>1.46484375853516</text:p>
          </table:table-cell>
          <table:table-cell office:value-type="float" office:value="34.9609375006504">
            <text:p>34.9609375006504</text:p>
          </table:table-cell>
          <table:table-cell office:value-type="float" office:value="17.3333333333333">
            <text:p>17.3333333333333</text:p>
          </table:table-cell>
          <table:table-cell office:value-type="float" office:value="30.5">
            <text:p>30.5</text:p>
          </table:table-cell>
          <table:table-cell table:formula="of:=([.G351]/([.A351]*[.A351]))*100" office:value-type="float" office:value="30.5">
            <text:p>30.5</text:p>
          </table:table-cell>
          <table:table-cell office:value-type="float" office:value="1.79310344827586">
            <text:p>1.7931034482758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68359375">
            <text:p>0.68359375</text:p>
          </table:table-cell>
          <table:table-cell office:value-type="float" office:value="137.695312500908">
            <text:p>137.695312500908</text:p>
          </table:table-cell>
          <table:table-cell office:value-type="float" office:value="7.17187500082813">
            <text:p>7.17187500082813</text:p>
          </table:table-cell>
          <table:table-cell office:value-type="float" office:value="9.96093750090039">
            <text:p>9.96093750090039</text:p>
          </table:table-cell>
          <table:table-cell office:value-type="float" office:value="16">
            <text:p>16</text:p>
          </table:table-cell>
          <table:table-cell office:value-type="float" office:value="15.3333333333333">
            <text:p>15.3333333333333</text:p>
          </table:table-cell>
          <table:table-cell table:formula="of:=([.G352]/([.A352]*[.A352]))*100" office:value-type="float" office:value="23.9583333333333">
            <text:p>23.9583333333333</text:p>
          </table:table-cell>
          <table:table-cell office:value-type="float" office:value="2.66666666666667">
            <text:p>2.6666666666666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.68359375">
            <text:p>5.68359375</text:p>
          </table:table-cell>
          <table:table-cell office:value-type="float" office:value="887.695312500408">
            <text:p>887.695312500408</text:p>
          </table:table-cell>
          <table:table-cell office:value-type="float" office:value="1.18945312681055">
            <text:p>1.18945312681055</text:p>
          </table:table-cell>
          <table:table-cell office:value-type="float" office:value="59.9609375004004">
            <text:p>59.9609375004004</text:p>
          </table:table-cell>
          <table:table-cell office:value-type="float" office:value="9.33333333333333">
            <text:p>9.33333333333333</text:p>
          </table:table-cell>
          <table:table-cell office:value-type="float" office:value="2.46666666666667">
            <text:p>2.46666666666667</text:p>
          </table:table-cell>
          <table:table-cell table:formula="of:=([.G353]/([.A353]*[.A353]))*100" office:value-type="float" office:value="27.4074074074074">
            <text:p>27.4074074074074</text:p>
          </table:table-cell>
          <table:table-cell office:value-type="float" office:value="5.90804597701149">
            <text:p>5.908045977011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.65234375">
            <text:p>3.65234375</text:p>
          </table:table-cell>
          <table:table-cell office:value-type="float" office:value="1192.38281250021">
            <text:p>1192.38281250021</text:p>
          </table:table-cell>
          <table:table-cell office:value-type="float" office:value="0.136718751863281">
            <text:p>0.136718751863281</text:p>
          </table:table-cell>
          <table:table-cell office:value-type="float" office:value="27.1484375007285">
            <text:p>27.1484375007285</text:p>
          </table:table-cell>
          <table:table-cell office:value-type="float" office:value="17.3333333333333">
            <text:p>17.3333333333333</text:p>
          </table:table-cell>
          <table:table-cell office:value-type="float" office:value="1">
            <text:p>1</text:p>
          </table:table-cell>
          <table:table-cell table:formula="of:=([.G354]/([.A354]*[.A354]))*100" office:value-type="float" office:value="25">
            <text:p>25</text:p>
          </table:table-cell>
          <table:table-cell office:value-type="float" office:value="17.264367816092">
            <text:p>17.26436781609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.65234375">
            <text:p>8.65234375</text:p>
          </table:table-cell>
          <table:table-cell office:value-type="float" office:value="442.382812500705">
            <text:p>442.382812500705</text:p>
          </table:table-cell>
          <table:table-cell office:value-type="float" office:value="3.97851562802148">
            <text:p>3.97851562802148</text:p>
          </table:table-cell>
          <table:table-cell office:value-type="float" office:value="77.1484375002285">
            <text:p>77.1484375002285</text:p>
          </table:table-cell>
          <table:table-cell office:value-type="float" office:value="6.66666666666667">
            <text:p>6.66666666666667</text:p>
          </table:table-cell>
          <table:table-cell office:value-type="float" office:value="10.3666666666667">
            <text:p>10.3666666666667</text:p>
          </table:table-cell>
          <table:table-cell table:formula="of:=([.G355]/([.A355]*[.A355]))*100" office:value-type="float" office:value="21.156462585034">
            <text:p>21.156462585034</text:p>
          </table:table-cell>
          <table:table-cell office:value-type="float" office:value="2.80459770114943">
            <text:p>2.8045977011494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.15234375">
            <text:p>1.15234375</text:p>
          </table:table-cell>
          <table:table-cell office:value-type="float" office:value="817.382812500455">
            <text:p>817.382812500455</text:p>
          </table:table-cell>
          <table:table-cell office:value-type="float" office:value="3.18359375681641">
            <text:p>3.18359375681641</text:p>
          </table:table-cell>
          <table:table-cell office:value-type="float" office:value="52.1484375004785">
            <text:p>52.1484375004785</text:p>
          </table:table-cell>
          <table:table-cell office:value-type="float" office:value="15.3333333333333">
            <text:p>15.3333333333333</text:p>
          </table:table-cell>
          <table:table-cell office:value-type="float" office:value="30.7333333333333">
            <text:p>30.7333333333333</text:p>
          </table:table-cell>
          <table:table-cell table:formula="of:=([.G356]/([.A356]*[.A356]))*100" office:value-type="float" office:value="30.7333333333333">
            <text:p>30.733333333333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.15234375">
            <text:p>6.15234375</text:p>
          </table:table-cell>
          <table:table-cell office:value-type="float" office:value="67.3828125009551">
            <text:p>67.3828125009551</text:p>
          </table:table-cell>
          <table:table-cell office:value-type="float" office:value="4.0917968759082">
            <text:p>4.0917968759082</text:p>
          </table:table-cell>
          <table:table-cell office:value-type="float" office:value="2.14843750097852">
            <text:p>2.14843750097852</text:p>
          </table:table-cell>
          <table:table-cell office:value-type="float" office:value="4.66666666666667">
            <text:p>4.66666666666667</text:p>
          </table:table-cell>
          <table:table-cell office:value-type="float" office:value="4.7">
            <text:p>4.7</text:p>
          </table:table-cell>
          <table:table-cell table:formula="of:=([.G357]/([.A357]*[.A357]))*100" office:value-type="float" office:value="18.8">
            <text:p>18.8</text:p>
          </table:table-cell>
          <table:table-cell office:value-type="float" office:value="3.88505747126437">
            <text:p>3.8850574712643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.40234375">
            <text:p>2.40234375</text:p>
          </table:table-cell>
          <table:table-cell office:value-type="float" office:value="629.88281250058">
            <text:p>629.88281250058</text:p>
          </table:table-cell>
          <table:table-cell office:value-type="float" office:value="5.66015625033984">
            <text:p>5.66015625033984</text:p>
          </table:table-cell>
          <table:table-cell office:value-type="float" office:value="14.6484375008535">
            <text:p>14.6484375008535</text:p>
          </table:table-cell>
          <table:table-cell table:number-columns-repeated="2" office:value-type="float" office:value="8">
            <text:p>8</text:p>
          </table:table-cell>
          <table:table-cell table:formula="of:=([.G358]/([.A358]*[.A358]))*100" office:value-type="float" office:value="22.2222222222222">
            <text:p>22.2222222222222</text:p>
          </table:table-cell>
          <table:table-cell office:value-type="float" office:value="3.05747126436782">
            <text:p>3.0574712643678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.40234375">
            <text:p>7.40234375</text:p>
          </table:table-cell>
          <table:table-cell office:value-type="float" office:value="1379.88281250008">
            <text:p>1379.88281250008</text:p>
          </table:table-cell>
          <table:table-cell office:value-type="float" office:value="4.87695313112305">
            <text:p>4.87695313112305</text:p>
          </table:table-cell>
          <table:table-cell office:value-type="float" office:value="64.6484375003535">
            <text:p>64.6484375003535</text:p>
          </table:table-cell>
          <table:table-cell office:value-type="float" office:value="24">
            <text:p>24</text:p>
          </table:table-cell>
          <table:table-cell office:value-type="float" office:value="41.6666666666667">
            <text:p>41.6666666666667</text:p>
          </table:table-cell>
          <table:table-cell table:formula="of:=([.G359]/([.A359]*[.A359]))*100" office:value-type="float" office:value="34.435261707989">
            <text:p>34.435261707989</text:p>
          </table:table-cell>
          <table:table-cell office:value-type="float" office:value="1.81609195402299">
            <text:p>1.8160919540229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.90234375">
            <text:p>4.90234375</text:p>
          </table:table-cell>
          <table:table-cell office:value-type="float" office:value="254.88281250083">
            <text:p>254.88281250083</text:p>
          </table:table-cell>
          <table:table-cell office:value-type="float" office:value="6.24023437775977">
            <text:p>6.24023437775977</text:p>
          </table:table-cell>
          <table:table-cell office:value-type="float" office:value="89.6484375001035">
            <text:p>89.6484375001035</text:p>
          </table:table-cell>
          <table:table-cell office:value-type="float" office:value="15.3333333333333">
            <text:p>15.3333333333333</text:p>
          </table:table-cell>
          <table:table-cell office:value-type="float" office:value="22">
            <text:p>22</text:p>
          </table:table-cell>
          <table:table-cell table:formula="of:=([.G360]/([.A360]*[.A360]))*100" office:value-type="float" office:value="27.1604938271605">
            <text:p>27.1604938271605</text:p>
          </table:table-cell>
          <table:table-cell office:value-type="float" office:value="2.27586206896552">
            <text:p>2.2758620689655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.90234375">
            <text:p>9.90234375</text:p>
          </table:table-cell>
          <table:table-cell office:value-type="float" office:value="1004.88281250033">
            <text:p>1004.88281250033</text:p>
          </table:table-cell>
          <table:table-cell office:value-type="float" office:value="0.773437503226563">
            <text:p>0.773437503226563</text:p>
          </table:table-cell>
          <table:table-cell office:value-type="float" office:value="39.6484375006035">
            <text:p>39.6484375006035</text:p>
          </table:table-cell>
          <table:table-cell office:value-type="float" office:value="6.66666666666667">
            <text:p>6.66666666666667</text:p>
          </table:table-cell>
          <table:table-cell office:value-type="float" office:value="2.36666666666667">
            <text:p>2.36666666666667</text:p>
          </table:table-cell>
          <table:table-cell table:formula="of:=([.G361]/([.A361]*[.A361]))*100" office:value-type="float" office:value="14.7916666666667">
            <text:p>14.7916666666667</text:p>
          </table:table-cell>
          <table:table-cell office:value-type="float" office:value="4.3448275862069">
            <text:p>4.344827586206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52734375">
            <text:p>0.52734375</text:p>
          </table:table-cell>
          <table:table-cell office:value-type="float" office:value="348.632812500768">
            <text:p>348.632812500768</text:p>
          </table:table-cell>
          <table:table-cell office:value-type="float" office:value="1.52343750247656">
            <text:p>1.52343750247656</text:p>
          </table:table-cell>
          <table:table-cell office:value-type="float" office:value="83.398437500166">
            <text:p>83.398437500166</text:p>
          </table:table-cell>
          <table:table-cell office:value-type="float" office:value="3.33333333333333">
            <text:p>3.33333333333333</text:p>
          </table:table-cell>
          <table:table-cell office:value-type="float" office:value="2.7">
            <text:p>2.7</text:p>
          </table:table-cell>
          <table:table-cell table:formula="of:=([.G362]/([.A362]*[.A362]))*100" office:value-type="float" office:value="16.875">
            <text:p>16.875</text:p>
          </table:table-cell>
          <table:table-cell office:value-type="float" office:value="4.29885057471265">
            <text:p>4.2988505747126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.52734375">
            <text:p>5.52734375</text:p>
          </table:table-cell>
          <table:table-cell office:value-type="float" office:value="1098.63281250027">
            <text:p>1098.63281250027</text:p>
          </table:table-cell>
          <table:table-cell office:value-type="float" office:value="7.92773437607227">
            <text:p>7.92773437607227</text:p>
          </table:table-cell>
          <table:table-cell office:value-type="float" office:value="33.398437500666">
            <text:p>33.398437500666</text:p>
          </table:table-cell>
          <table:table-cell office:value-type="float" office:value="17.3333333333333">
            <text:p>17.3333333333333</text:p>
          </table:table-cell>
          <table:table-cell office:value-type="float" office:value="21.2666666666667">
            <text:p>21.2666666666667</text:p>
          </table:table-cell>
          <table:table-cell table:formula="of:=([.G363]/([.A363]*[.A363]))*100" office:value-type="float" office:value="26.2551440329218">
            <text:p>26.2551440329218</text:p>
          </table:table-cell>
          <table:table-cell office:value-type="float" office:value="2.32183908045977">
            <text:p>2.3218390804597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.02734375">
            <text:p>3.02734375</text:p>
          </table:table-cell>
          <table:table-cell office:value-type="float" office:value="723.632812500518">
            <text:p>723.632812500518</text:p>
          </table:table-cell>
          <table:table-cell office:value-type="float" office:value="1.57031251042969">
            <text:p>1.57031251042969</text:p>
          </table:table-cell>
          <table:table-cell office:value-type="float" office:value="8.39843750091602">
            <text:p>8.39843750091602</text:p>
          </table:table-cell>
          <table:table-cell office:value-type="float" office:value="29.3333333333333">
            <text:p>29.3333333333333</text:p>
          </table:table-cell>
          <table:table-cell office:value-type="float" office:value="56.8">
            <text:p>56.8</text:p>
          </table:table-cell>
          <table:table-cell table:formula="of:=([.G364]/([.A364]*[.A364]))*100" office:value-type="float" office:value="39.4444444444444">
            <text:p>39.4444444444444</text:p>
          </table:table-cell>
          <table:table-cell office:value-type="float" office:value="1.44827586206897">
            <text:p>1.4482758620689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.02734375">
            <text:p>8.02734375</text:p>
          </table:table-cell>
          <table:table-cell office:value-type="float" office:value="1473.63281250002">
            <text:p>1473.63281250002</text:p>
          </table:table-cell>
          <table:table-cell office:value-type="float" office:value="4.41601562758398">
            <text:p>4.41601562758398</text:p>
          </table:table-cell>
          <table:table-cell office:value-type="float" office:value="58.398437500416">
            <text:p>58.398437500416</text:p>
          </table:table-cell>
          <table:table-cell office:value-type="float" office:value="9.33333333333333">
            <text:p>9.33333333333333</text:p>
          </table:table-cell>
          <table:table-cell office:value-type="float" office:value="10.2">
            <text:p>10.2</text:p>
          </table:table-cell>
          <table:table-cell table:formula="of:=([.G365]/([.A365]*[.A365]))*100" office:value-type="float" office:value="20.8163265306122">
            <text:p>20.8163265306122</text:p>
          </table:table-cell>
          <table:table-cell office:value-type="float" office:value="2.89655172413793">
            <text:p>2.8965517241379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.27734375">
            <text:p>4.27734375</text:p>
          </table:table-cell>
          <table:table-cell office:value-type="float" office:value="911.132812500393">
            <text:p>911.132812500393</text:p>
          </table:table-cell>
          <table:table-cell office:value-type="float" office:value="3.03515625296484">
            <text:p>3.03515625296484</text:p>
          </table:table-cell>
          <table:table-cell office:value-type="float" office:value="70.898437500291">
            <text:p>70.898437500291</text:p>
          </table:table-cell>
          <table:table-cell office:value-type="float" office:value="9.33333333333333">
            <text:p>9.33333333333333</text:p>
          </table:table-cell>
          <table:table-cell office:value-type="float" office:value="7.76666666666667">
            <text:p>7.76666666666667</text:p>
          </table:table-cell>
          <table:table-cell table:formula="of:=([.G366]/([.A366]*[.A366]))*100" office:value-type="float" office:value="21.5740740740741">
            <text:p>21.5740740740741</text:p>
          </table:table-cell>
          <table:table-cell office:value-type="float" office:value="3.28735632183908">
            <text:p>3.2873563218390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.27734375">
            <text:p>9.27734375</text:p>
          </table:table-cell>
          <table:table-cell office:value-type="float" office:value="161.132812500893">
            <text:p>161.132812500893</text:p>
          </table:table-cell>
          <table:table-cell office:value-type="float" office:value="0.0644531359355469">
            <text:p>0.0644531359355469</text:p>
          </table:table-cell>
          <table:table-cell office:value-type="float" office:value="20.898437500791">
            <text:p>20.898437500791</text:p>
          </table:table-cell>
          <table:table-cell office:value-type="float" office:value="24.6666666666667">
            <text:p>24.6666666666667</text:p>
          </table:table-cell>
          <table:table-cell office:value-type="float" office:value="45.2666666666667">
            <text:p>45.2666666666667</text:p>
          </table:table-cell>
          <table:table-cell table:formula="of:=([.G367]/([.A367]*[.A367]))*100" office:value-type="float" office:value="37.4104683195592">
            <text:p>37.4104683195592</text:p>
          </table:table-cell>
          <table:table-cell office:value-type="float" office:value="1.86206896551724">
            <text:p>1.8620689655172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.77734375">
            <text:p>1.77734375</text:p>
          </table:table-cell>
          <table:table-cell office:value-type="float" office:value="1286.13281250014">
            <text:p>1286.13281250014</text:p>
          </table:table-cell>
          <table:table-cell office:value-type="float" office:value="6.04687500195313">
            <text:p>6.04687500195313</text:p>
          </table:table-cell>
          <table:table-cell office:value-type="float" office:value="45.898437500541">
            <text:p>45.898437500541</text:p>
          </table:table-cell>
          <table:table-cell office:value-type="float" office:value="12">
            <text:p>12</text:p>
          </table:table-cell>
          <table:table-cell office:value-type="float" office:value="14.3666666666667">
            <text:p>14.3666666666667</text:p>
          </table:table-cell>
          <table:table-cell table:formula="of:=([.G368]/([.A368]*[.A368]))*100" office:value-type="float" office:value="22.4479166666667">
            <text:p>22.4479166666667</text:p>
          </table:table-cell>
          <table:table-cell office:value-type="float" office:value="2.62068965517241">
            <text:p>2.6206896551724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.77734375">
            <text:p>6.77734375</text:p>
          </table:table-cell>
          <table:table-cell office:value-type="float" office:value="536.132812500643">
            <text:p>536.132812500643</text:p>
          </table:table-cell>
          <table:table-cell office:value-type="float" office:value="0.767578127232422">
            <text:p>0.767578127232422</text:p>
          </table:table-cell>
          <table:table-cell office:value-type="float" office:value="95.898437500041">
            <text:p>95.898437500041</text:p>
          </table:table-cell>
          <table:table-cell office:value-type="float" office:value="9.33333333333333">
            <text:p>9.33333333333333</text:p>
          </table:table-cell>
          <table:table-cell office:value-type="float" office:value="2.56666666666667">
            <text:p>2.56666666666667</text:p>
          </table:table-cell>
          <table:table-cell table:formula="of:=([.G369]/([.A369]*[.A369]))*100" office:value-type="float" office:value="28.5185185185185">
            <text:p>28.5185185185185</text:p>
          </table:table-cell>
          <table:table-cell office:value-type="float" office:value="6.45977011494253">
            <text:p>6.4597701149425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46484375">
            <text:p>1.46484375</text:p>
          </table:table-cell>
          <table:table-cell office:value-type="float" office:value="1051.7578125003">
            <text:p>1051.7578125003</text:p>
          </table:table-cell>
          <table:table-cell office:value-type="float" office:value="2.17382812582617">
            <text:p>2.17382812582617</text:p>
          </table:table-cell>
          <table:table-cell office:value-type="float" office:value="5.27343750094727">
            <text:p>5.27343750094727</text:p>
          </table:table-cell>
          <table:table-cell office:value-type="float" office:value="8">
            <text:p>8</text:p>
          </table:table-cell>
          <table:table-cell office:value-type="float" office:value="2.5">
            <text:p>2.5</text:p>
          </table:table-cell>
          <table:table-cell table:formula="of:=([.G370]/([.A370]*[.A370]))*100" office:value-type="float" office:value="27.7777777777778">
            <text:p>27.7777777777778</text:p>
          </table:table-cell>
          <table:table-cell office:value-type="float" office:value="6.18390804597701">
            <text:p>6.1839080459770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.46484375">
            <text:p>6.46484375</text:p>
          </table:table-cell>
          <table:table-cell office:value-type="float" office:value="301.757812500799">
            <text:p>301.757812500799</text:p>
          </table:table-cell>
          <table:table-cell office:value-type="float" office:value="1.79687500620313">
            <text:p>1.79687500620313</text:p>
          </table:table-cell>
          <table:table-cell office:value-type="float" office:value="55.2734375004473">
            <text:p>55.2734375004473</text:p>
          </table:table-cell>
          <table:table-cell office:value-type="float" office:value="16">
            <text:p>16</text:p>
          </table:table-cell>
          <table:table-cell office:value-type="float" office:value="14.1333333333333">
            <text:p>14.1333333333333</text:p>
          </table:table-cell>
          <table:table-cell table:formula="of:=([.G371]/([.A371]*[.A371]))*100" office:value-type="float" office:value="22.0833333333333">
            <text:p>22.0833333333333</text:p>
          </table:table-cell>
          <table:table-cell office:value-type="float" office:value="2.62068965517241">
            <text:p>2.6206896551724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.96484375">
            <text:p>3.96484375</text:p>
          </table:table-cell>
          <table:table-cell office:value-type="float" office:value="1426.75781250005">
            <text:p>1426.75781250005</text:p>
          </table:table-cell>
          <table:table-cell office:value-type="float" office:value="9.74609375025391">
            <text:p>9.74609375025391</text:p>
          </table:table-cell>
          <table:table-cell office:value-type="float" office:value="80.2734375001973">
            <text:p>80.2734375001973</text:p>
          </table:table-cell>
          <table:table-cell office:value-type="float" office:value="15.3333333333333">
            <text:p>15.3333333333333</text:p>
          </table:table-cell>
          <table:table-cell office:value-type="float" office:value="31">
            <text:p>31</text:p>
          </table:table-cell>
          <table:table-cell table:formula="of:=([.G372]/([.A372]*[.A372]))*100" office:value-type="float" office:value="31">
            <text:p>31</text:p>
          </table:table-cell>
          <table:table-cell office:value-type="float" office:value="1.97701149425287">
            <text:p>1.9770114942528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.96484375">
            <text:p>8.96484375</text:p>
          </table:table-cell>
          <table:table-cell office:value-type="float" office:value="676.757812500549">
            <text:p>676.757812500549</text:p>
          </table:table-cell>
          <table:table-cell office:value-type="float" office:value="2.37304687762695">
            <text:p>2.37304687762695</text:p>
          </table:table-cell>
          <table:table-cell office:value-type="float" office:value="30.2734375006973">
            <text:p>30.2734375006973</text:p>
          </table:table-cell>
          <table:table-cell office:value-type="float" office:value="5.33333333333333">
            <text:p>5.33333333333333</text:p>
          </table:table-cell>
          <table:table-cell office:value-type="float" office:value="4.93333333333333">
            <text:p>4.93333333333333</text:p>
          </table:table-cell>
          <table:table-cell table:formula="of:=([.G373]/([.A373]*[.A373]))*100" office:value-type="float" office:value="19.7333333333333">
            <text:p>19.7333333333333</text:p>
          </table:table-cell>
          <table:table-cell office:value-type="float" office:value="3.51724137931035">
            <text:p>3.5172413793103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71484375">
            <text:p>2.71484375</text:p>
          </table:table-cell>
          <table:table-cell office:value-type="float" office:value="114.257812500924">
            <text:p>114.257812500924</text:p>
          </table:table-cell>
          <table:table-cell office:value-type="float" office:value="2.44726562955273">
            <text:p>2.44726562955273</text:p>
          </table:table-cell>
          <table:table-cell office:value-type="float" office:value="42.7734375005723">
            <text:p>42.7734375005723</text:p>
          </table:table-cell>
          <table:table-cell office:value-type="float" office:value="10">
            <text:p>10</text:p>
          </table:table-cell>
          <table:table-cell office:value-type="float" office:value="10.2">
            <text:p>10.2</text:p>
          </table:table-cell>
          <table:table-cell table:formula="of:=([.G374]/([.A374]*[.A374]))*100" office:value-type="float" office:value="20.8163265306122">
            <text:p>20.8163265306122</text:p>
          </table:table-cell>
          <table:table-cell office:value-type="float" office:value="2.91954022988506">
            <text:p>2.9195402298850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.71484375">
            <text:p>7.71484375</text:p>
          </table:table-cell>
          <table:table-cell office:value-type="float" office:value="864.257812500424">
            <text:p>864.257812500424</text:p>
          </table:table-cell>
          <table:table-cell office:value-type="float" office:value="10.1953125018047">
            <text:p>10.1953125018047</text:p>
          </table:table-cell>
          <table:table-cell office:value-type="float" office:value="92.7734375000723">
            <text:p>92.7734375000723</text:p>
          </table:table-cell>
          <table:table-cell office:value-type="float" office:value="22">
            <text:p>22</text:p>
          </table:table-cell>
          <table:table-cell office:value-type="float" office:value="67.6666666666667">
            <text:p>67.6666666666667</text:p>
          </table:table-cell>
          <table:table-cell table:formula="of:=([.G375]/([.A375]*[.A375]))*100" office:value-type="float" office:value="46.9907407407407">
            <text:p>46.9907407407407</text:p>
          </table:table-cell>
          <table:table-cell office:value-type="float" office:value="2.02298850574713">
            <text:p>2.0229885057471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21484375">
            <text:p>0.21484375</text:p>
          </table:table-cell>
          <table:table-cell office:value-type="float" office:value="489.257812500674">
            <text:p>489.257812500674</text:p>
          </table:table-cell>
          <table:table-cell office:value-type="float" office:value="0.896484383103516">
            <text:p>0.896484383103516</text:p>
          </table:table-cell>
          <table:table-cell office:value-type="float" office:value="67.7734375003223">
            <text:p>67.7734375003223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table:formula="of:=([.G376]/([.A376]*[.A376]))*100" office:value-type="float" office:value="28.3950617283951">
            <text:p>28.3950617283951</text:p>
          </table:table-cell>
          <table:table-cell office:value-type="float" office:value="2.55172413793104">
            <text:p>2.5517241379310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.21484375">
            <text:p>5.21484375</text:p>
          </table:table-cell>
          <table:table-cell office:value-type="float" office:value="1239.25781250017">
            <text:p>1239.25781250017</text:p>
          </table:table-cell>
          <table:table-cell office:value-type="float" office:value="2.39843750160156">
            <text:p>2.39843750160156</text:p>
          </table:table-cell>
          <table:table-cell office:value-type="float" office:value="17.7734375008223">
            <text:p>17.7734375008223</text:p>
          </table:table-cell>
          <table:table-cell office:value-type="float" office:value="8.66666666666667">
            <text:p>8.66666666666667</text:p>
          </table:table-cell>
          <table:table-cell office:value-type="float" office:value="2.73333333333333">
            <text:p>2.73333333333333</text:p>
          </table:table-cell>
          <table:table-cell table:formula="of:=([.G377]/([.A377]*[.A377]))*100" office:value-type="float" office:value="17.0833333333333">
            <text:p>17.0833333333333</text:p>
          </table:table-cell>
          <table:table-cell office:value-type="float" office:value="4.36781609195402">
            <text:p>4.3678160919540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.58984375">
            <text:p>4.58984375</text:p>
          </table:table-cell>
          <table:table-cell office:value-type="float" office:value="395.507812500736">
            <text:p>395.507812500736</text:p>
          </table:table-cell>
          <table:table-cell office:value-type="float" office:value="2.36132812563867">
            <text:p>2.36132812563867</text:p>
          </table:table-cell>
          <table:table-cell office:value-type="float" office:value="61.5234375003848">
            <text:p>61.5234375003848</text:p>
          </table:table-cell>
          <table:table-cell office:value-type="float" office:value="8.66666666666667">
            <text:p>8.66666666666667</text:p>
          </table:table-cell>
          <table:table-cell office:value-type="float" office:value="2.56666666666667">
            <text:p>2.56666666666667</text:p>
          </table:table-cell>
          <table:table-cell table:formula="of:=([.G378]/([.A378]*[.A378]))*100" office:value-type="float" office:value="28.5185185185185">
            <text:p>28.5185185185185</text:p>
          </table:table-cell>
          <table:table-cell office:value-type="float" office:value="6.64367816091954">
            <text:p>6.6436781609195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.58984375">
            <text:p>9.58984375</text:p>
          </table:table-cell>
          <table:table-cell office:value-type="float" office:value="1145.50781250024">
            <text:p>1145.50781250024</text:p>
          </table:table-cell>
          <table:table-cell office:value-type="float" office:value="2.29687500570312">
            <text:p>2.29687500570312</text:p>
          </table:table-cell>
          <table:table-cell office:value-type="float" office:value="11.5234375008848">
            <text:p>11.5234375008848</text:p>
          </table:table-cell>
          <table:table-cell office:value-type="float" office:value="14">
            <text:p>14</text:p>
          </table:table-cell>
          <table:table-cell office:value-type="float" office:value="14.4666666666667">
            <text:p>14.4666666666667</text:p>
          </table:table-cell>
          <table:table-cell table:formula="of:=([.G379]/([.A379]*[.A379]))*100" office:value-type="float" office:value="22.6041666666667">
            <text:p>22.6041666666667</text:p>
          </table:table-cell>
          <table:table-cell office:value-type="float" office:value="2.59770114942529">
            <text:p>2.5977011494252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.08984375">
            <text:p>2.08984375</text:p>
          </table:table-cell>
          <table:table-cell office:value-type="float" office:value="20.5078125009863">
            <text:p>20.5078125009863</text:p>
          </table:table-cell>
          <table:table-cell office:value-type="float" office:value="5.9082031300918">
            <text:p>5.9082031300918</text:p>
          </table:table-cell>
          <table:table-cell office:value-type="float" office:value="36.5234375006348">
            <text:p>36.5234375006348</text:p>
          </table:table-cell>
          <table:table-cell office:value-type="float" office:value="17.3333333333333">
            <text:p>17.3333333333333</text:p>
          </table:table-cell>
          <table:table-cell office:value-type="float" office:value="62.1333333333333">
            <text:p>62.1333333333333</text:p>
          </table:table-cell>
          <table:table-cell table:formula="of:=([.G380]/([.A380]*[.A380]))*100" office:value-type="float" office:value="51.3498622589532">
            <text:p>51.3498622589532</text:p>
          </table:table-cell>
          <table:table-cell office:value-type="float" office:value="2.20689655172414">
            <text:p>2.2068965517241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.08984375">
            <text:p>7.08984375</text:p>
          </table:table-cell>
          <table:table-cell office:value-type="float" office:value="770.507812500486">
            <text:p>770.507812500486</text:p>
          </table:table-cell>
          <table:table-cell office:value-type="float" office:value="0.222656255777344">
            <text:p>0.222656255777344</text:p>
          </table:table-cell>
          <table:table-cell office:value-type="float" office:value="86.5234375001348">
            <text:p>86.5234375001348</text:p>
          </table:table-cell>
          <table:table-cell office:value-type="float" office:value="7.33333333333333">
            <text:p>7.33333333333333</text:p>
          </table:table-cell>
          <table:table-cell office:value-type="float" office:value="7.5">
            <text:p>7.5</text:p>
          </table:table-cell>
          <table:table-cell table:formula="of:=([.G381]/([.A381]*[.A381]))*100" office:value-type="float" office:value="20.8333333333333">
            <text:p>20.8333333333333</text:p>
          </table:table-cell>
          <table:table-cell office:value-type="float" office:value="2.94252873563219">
            <text:p>2.9425287356321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3984375">
            <text:p>0.83984375</text:p>
          </table:table-cell>
          <table:table-cell office:value-type="float" office:value="1333.00781250011">
            <text:p>1333.00781250011</text:p>
          </table:table-cell>
          <table:table-cell office:value-type="float" office:value="0.810546879189453">
            <text:p>0.810546879189453</text:p>
          </table:table-cell>
          <table:table-cell office:value-type="float" office:value="99.0234375000098">
            <text:p>99.0234375000098</text:p>
          </table:table-cell>
          <table:table-cell office:value-type="float" office:value="6.66666666666667">
            <text:p>6.66666666666667</text:p>
          </table:table-cell>
          <table:table-cell office:value-type="float" office:value="5.2">
            <text:p>5.2</text:p>
          </table:table-cell>
          <table:table-cell table:formula="of:=([.G382]/([.A382]*[.A382]))*100" office:value-type="float" office:value="20.8">
            <text:p>20.8</text:p>
          </table:table-cell>
          <table:table-cell office:value-type="float" office:value="3.9080459770115">
            <text:p>3.908045977011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.83984375">
            <text:p>5.83984375</text:p>
          </table:table-cell>
          <table:table-cell office:value-type="float" office:value="583.007812500611">
            <text:p>583.007812500611</text:p>
          </table:table-cell>
          <table:table-cell office:value-type="float" office:value="6.62109375337891">
            <text:p>6.62109375337891</text:p>
          </table:table-cell>
          <table:table-cell office:value-type="float" office:value="49.0234375005098">
            <text:p>49.0234375005098</text:p>
          </table:table-cell>
          <table:table-cell office:value-type="float" office:value="24">
            <text:p>24</text:p>
          </table:table-cell>
          <table:table-cell office:value-type="float" office:value="30.4">
            <text:p>30.4</text:p>
          </table:table-cell>
          <table:table-cell table:formula="of:=([.G383]/([.A383]*[.A383]))*100" office:value-type="float" office:value="30.4">
            <text:p>30.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.33984375">
            <text:p>3.33984375</text:p>
          </table:table-cell>
          <table:table-cell office:value-type="float" office:value="958.007812500361">
            <text:p>958.007812500361</text:p>
          </table:table-cell>
          <table:table-cell office:value-type="float" office:value="2.88476562911523">
            <text:p>2.88476562911523</text:p>
          </table:table-cell>
          <table:table-cell office:value-type="float" office:value="24.0234375007598">
            <text:p>24.0234375007598</text:p>
          </table:table-cell>
          <table:table-cell office:value-type="float" office:value="7.33333333333333">
            <text:p>7.33333333333333</text:p>
          </table:table-cell>
          <table:table-cell office:value-type="float" office:value="9.56666666666667">
            <text:p>9.56666666666667</text:p>
          </table:table-cell>
          <table:table-cell table:formula="of:=([.G384]/([.A384]*[.A384]))*100" office:value-type="float" office:value="19.5238095238095">
            <text:p>19.5238095238095</text:p>
          </table:table-cell>
          <table:table-cell office:value-type="float" office:value="2.94252873563219">
            <text:p>2.942528735632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.33984375">
            <text:p>8.33984375</text:p>
          </table:table-cell>
          <table:table-cell office:value-type="float" office:value="208.007812500861">
            <text:p>208.007812500861</text:p>
          </table:table-cell>
          <table:table-cell office:value-type="float" office:value="1.82421875017578">
            <text:p>1.82421875017578</text:p>
          </table:table-cell>
          <table:table-cell office:value-type="float" office:value="74.0234375002598">
            <text:p>74.0234375002598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f:=([.G385]/([.A385]*[.A385]))*100" office:value-type="float" office:value="25">
            <text:p>25</text:p>
          </table:table-cell>
          <table:table-cell office:value-type="float" office:value="17.2413793103448">
            <text:p>17.24137931034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66015625">
            <text:p>1.66015625</text:p>
          </table:table-cell>
          <table:table-cell office:value-type="float" office:value="1350.5859375001">
            <text:p>1350.5859375001</text:p>
          </table:table-cell>
          <table:table-cell office:value-type="float" office:value="0.957031251042969">
            <text:p>0.957031251042969</text:p>
          </table:table-cell>
          <table:table-cell office:value-type="float" office:value="12.695312500873">
            <text:p>12.695312500873</text:p>
          </table:table-cell>
          <table:table-cell office:value-type="float" office:value="17.3333333333333">
            <text:p>17.3333333333333</text:p>
          </table:table-cell>
          <table:table-cell office:value-type="float" office:value="1">
            <text:p>1</text:p>
          </table:table-cell>
          <table:table-cell table:formula="of:=([.G386]/([.A386]*[.A386]))*100" office:value-type="float" office:value="25">
            <text:p>25</text:p>
          </table:table-cell>
          <table:table-cell office:value-type="float" office:value="17.3333333333333">
            <text:p>17.333333333333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.66015625">
            <text:p>6.66015625</text:p>
          </table:table-cell>
          <table:table-cell office:value-type="float" office:value="600.5859375006">
            <text:p>600.5859375006</text:p>
          </table:table-cell>
          <table:table-cell office:value-type="float" office:value="6.84960937515039">
            <text:p>6.84960937515039</text:p>
          </table:table-cell>
          <table:table-cell office:value-type="float" office:value="62.695312500373">
            <text:p>62.695312500373</text:p>
          </table:table-cell>
          <table:table-cell office:value-type="float" office:value="10">
            <text:p>10</text:p>
          </table:table-cell>
          <table:table-cell office:value-type="float" office:value="10.4">
            <text:p>10.4</text:p>
          </table:table-cell>
          <table:table-cell table:formula="of:=([.G387]/([.A387]*[.A387]))*100" office:value-type="float" office:value="21.2244897959184">
            <text:p>21.2244897959184</text:p>
          </table:table-cell>
          <table:table-cell office:value-type="float" office:value="2.64367816091954">
            <text:p>2.6436781609195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.16015625">
            <text:p>4.16015625</text:p>
          </table:table-cell>
          <table:table-cell office:value-type="float" office:value="975.58593750035">
            <text:p>975.58593750035</text:p>
          </table:table-cell>
          <table:table-cell office:value-type="float" office:value="2.28515625771484">
            <text:p>2.28515625771484</text:p>
          </table:table-cell>
          <table:table-cell office:value-type="float" office:value="87.6953125001231">
            <text:p>87.6953125001231</text:p>
          </table:table-cell>
          <table:table-cell office:value-type="float" office:value="20.6666666666667">
            <text:p>20.6666666666667</text:p>
          </table:table-cell>
          <table:table-cell office:value-type="float" office:value="30.8333333333333">
            <text:p>30.8333333333333</text:p>
          </table:table-cell>
          <table:table-cell table:formula="of:=([.G388]/([.A388]*[.A388]))*100" office:value-type="float" office:value="30.8333333333333">
            <text:p>30.8333333333333</text:p>
          </table:table-cell>
          <table:table-cell office:value-type="float" office:value="1.81609195402299">
            <text:p>1.8160919540229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.16015625">
            <text:p>9.16015625</text:p>
          </table:table-cell>
          <table:table-cell office:value-type="float" office:value="225.58593750085">
            <text:p>225.58593750085</text:p>
          </table:table-cell>
          <table:table-cell office:value-type="float" office:value="3.64257812635742">
            <text:p>3.64257812635742</text:p>
          </table:table-cell>
          <table:table-cell office:value-type="float" office:value="37.695312500623">
            <text:p>37.695312500623</text:p>
          </table:table-cell>
          <table:table-cell office:value-type="float" office:value="7.33333333333333">
            <text:p>7.33333333333333</text:p>
          </table:table-cell>
          <table:table-cell office:value-type="float" office:value="4.63333333333333">
            <text:p>4.63333333333333</text:p>
          </table:table-cell>
          <table:table-cell table:formula="of:=([.G389]/([.A389]*[.A389]))*100" office:value-type="float" office:value="18.5333333333333">
            <text:p>18.5333333333333</text:p>
          </table:table-cell>
          <table:table-cell office:value-type="float" office:value="3.77011494252874">
            <text:p>3.7701149425287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.91015625">
            <text:p>2.91015625</text:p>
          </table:table-cell>
          <table:table-cell office:value-type="float" office:value="413.085937500725">
            <text:p>413.085937500725</text:p>
          </table:table-cell>
          <table:table-cell office:value-type="float" office:value="3.62109375237891">
            <text:p>3.62109375237891</text:p>
          </table:table-cell>
          <table:table-cell office:value-type="float" office:value="25.195312500748">
            <text:p>25.195312500748</text:p>
          </table:table-cell>
          <table:table-cell office:value-type="float" office:value="6.66666666666667">
            <text:p>6.66666666666667</text:p>
          </table:table-cell>
          <table:table-cell office:value-type="float" office:value="7.06666666666667">
            <text:p>7.06666666666667</text:p>
          </table:table-cell>
          <table:table-cell table:formula="of:=([.G390]/([.A390]*[.A390]))*100" office:value-type="float" office:value="19.6296296296296">
            <text:p>19.6296296296296</text:p>
          </table:table-cell>
          <table:table-cell office:value-type="float" office:value="3.19540229885058">
            <text:p>3.1954022988505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.91015625">
            <text:p>7.91015625</text:p>
          </table:table-cell>
          <table:table-cell office:value-type="float" office:value="1163.08593750022">
            <text:p>1163.08593750022</text:p>
          </table:table-cell>
          <table:table-cell office:value-type="float" office:value="1.13867188486133">
            <text:p>1.13867188486133</text:p>
          </table:table-cell>
          <table:table-cell office:value-type="float" office:value="75.1953125002481">
            <text:p>75.1953125002481</text:p>
          </table:table-cell>
          <table:table-cell office:value-type="float" office:value="23.3333333333333">
            <text:p>23.3333333333333</text:p>
          </table:table-cell>
          <table:table-cell office:value-type="float" office:value="42.5666666666667">
            <text:p>42.5666666666667</text:p>
          </table:table-cell>
          <table:table-cell table:formula="of:=([.G391]/([.A391]*[.A391]))*100" office:value-type="float" office:value="35.1790633608815">
            <text:p>35.1790633608815</text:p>
          </table:table-cell>
          <table:table-cell office:value-type="float" office:value="1.86206896551724">
            <text:p>1.8620689655172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41015625">
            <text:p>0.41015625</text:p>
          </table:table-cell>
          <table:table-cell office:value-type="float" office:value="38.0859375009746">
            <text:p>38.0859375009746</text:p>
          </table:table-cell>
          <table:table-cell office:value-type="float" office:value="6.82812500117188">
            <text:p>6.82812500117188</text:p>
          </table:table-cell>
          <table:table-cell office:value-type="float" office:value="50.195312500498">
            <text:p>50.195312500498</text:p>
          </table:table-cell>
          <table:table-cell office:value-type="float" office:value="12.6666666666667">
            <text:p>12.6666666666667</text:p>
          </table:table-cell>
          <table:table-cell office:value-type="float" office:value="30.5666666666667">
            <text:p>30.5666666666667</text:p>
          </table:table-cell>
          <table:table-cell table:formula="of:=([.G392]/([.A392]*[.A392]))*100" office:value-type="float" office:value="47.7604166666667">
            <text:p>47.7604166666667</text:p>
          </table:table-cell>
          <table:table-cell office:value-type="float" office:value="2.4367816091954">
            <text:p>2.436781609195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.41015625">
            <text:p>5.41015625</text:p>
          </table:table-cell>
          <table:table-cell office:value-type="float" office:value="788.085937500475">
            <text:p>788.085937500475</text:p>
          </table:table-cell>
          <table:table-cell office:value-type="float" office:value="1.06054687693945">
            <text:p>1.06054687693945</text:p>
          </table:table-cell>
          <table:table-cell office:value-type="float" office:value="0.195312500998047">
            <text:p>0.195312500998047</text:p>
          </table:table-cell>
          <table:table-cell office:value-type="float" office:value="12.6666666666667">
            <text:p>12.6666666666667</text:p>
          </table:table-cell>
          <table:table-cell office:value-type="float" office:value="2.53333333333333">
            <text:p>2.53333333333333</text:p>
          </table:table-cell>
          <table:table-cell table:formula="of:=([.G393]/([.A393]*[.A393]))*100" office:value-type="float" office:value="28.1481481481481">
            <text:p>28.1481481481481</text:p>
          </table:table-cell>
          <table:table-cell office:value-type="float" office:value="6.39080459770115">
            <text:p>6.3908045977011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.78515625">
            <text:p>4.78515625</text:p>
          </table:table-cell>
          <table:table-cell office:value-type="float" office:value="131.835937500912">
            <text:p>131.835937500912</text:p>
          </table:table-cell>
          <table:table-cell office:value-type="float" office:value="0.164062503835938">
            <text:p>0.164062503835938</text:p>
          </table:table-cell>
          <table:table-cell office:value-type="float" office:value="68.9453125003106">
            <text:p>68.9453125003106</text:p>
          </table:table-cell>
          <table:table-cell office:value-type="float" office:value="7.33333333333333">
            <text:p>7.33333333333333</text:p>
          </table:table-cell>
          <table:table-cell office:value-type="float" office:value="2.63333333333333">
            <text:p>2.63333333333333</text:p>
          </table:table-cell>
          <table:table-cell table:formula="of:=([.G394]/([.A394]*[.A394]))*100" office:value-type="float" office:value="16.4583333333333">
            <text:p>16.4583333333333</text:p>
          </table:table-cell>
          <table:table-cell office:value-type="float" office:value="3.95402298850575">
            <text:p>3.9540229885057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.78515625">
            <text:p>9.78515625</text:p>
          </table:table-cell>
          <table:table-cell office:value-type="float" office:value="881.835937500412">
            <text:p>881.835937500412</text:p>
          </table:table-cell>
          <table:table-cell office:value-type="float" office:value="4.86914062913086">
            <text:p>4.86914062913086</text:p>
          </table:table-cell>
          <table:table-cell office:value-type="float" office:value="18.9453125008105">
            <text:p>18.9453125008105</text:p>
          </table:table-cell>
          <table:table-cell office:value-type="float" office:value="16">
            <text:p>16</text:p>
          </table:table-cell>
          <table:table-cell office:value-type="float" office:value="20.8333333333333">
            <text:p>20.8333333333333</text:p>
          </table:table-cell>
          <table:table-cell table:formula="of:=([.G395]/([.A395]*[.A395]))*100" office:value-type="float" office:value="25.7201646090535">
            <text:p>25.7201646090535</text:p>
          </table:table-cell>
          <table:table-cell office:value-type="float" office:value="2.18390804597701">
            <text:p>2.1839080459770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.28515625">
            <text:p>2.28515625</text:p>
          </table:table-cell>
          <table:table-cell office:value-type="float" office:value="506.835937500662">
            <text:p>506.835937500662</text:p>
          </table:table-cell>
          <table:table-cell office:value-type="float" office:value="3.20117188279883">
            <text:p>3.20117188279883</text:p>
          </table:table-cell>
          <table:table-cell office:value-type="float" office:value="43.9453125005605">
            <text:p>43.9453125005605</text:p>
          </table:table-cell>
          <table:table-cell office:value-type="float" office:value="28.6666666666667">
            <text:p>28.6666666666667</text:p>
          </table:table-cell>
          <table:table-cell office:value-type="float" office:value="43.1333333333333">
            <text:p>43.1333333333333</text:p>
          </table:table-cell>
          <table:table-cell table:formula="of:=([.G396]/([.A396]*[.A396]))*100" office:value-type="float" office:value="35.6473829201102">
            <text:p>35.6473829201102</text:p>
          </table:table-cell>
          <table:table-cell office:value-type="float" office:value="2.02298850574713">
            <text:p>2.0229885057471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.28515625">
            <text:p>7.28515625</text:p>
          </table:table-cell>
          <table:table-cell office:value-type="float" office:value="1256.83593750016">
            <text:p>1256.83593750016</text:p>
          </table:table-cell>
          <table:table-cell office:value-type="float" office:value="4.74609375125391">
            <text:p>4.74609375125391</text:p>
          </table:table-cell>
          <table:table-cell office:value-type="float" office:value="93.9453125000606">
            <text:p>93.9453125000606</text:p>
          </table:table-cell>
          <table:table-cell office:value-type="float" office:value="7.33333333333333">
            <text:p>7.33333333333333</text:p>
          </table:table-cell>
          <table:table-cell office:value-type="float" office:value="7.5">
            <text:p>7.5</text:p>
          </table:table-cell>
          <table:table-cell table:formula="of:=([.G397]/([.A397]*[.A397]))*100" office:value-type="float" office:value="20.8333333333333">
            <text:p>20.8333333333333</text:p>
          </table:table-cell>
          <table:table-cell office:value-type="float" office:value="3.28735632183908">
            <text:p>3.2873563218390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.03515625">
            <text:p>1.03515625</text:p>
          </table:table-cell>
          <table:table-cell office:value-type="float" office:value="1069.33593750029">
            <text:p>1069.33593750029</text:p>
          </table:table-cell>
          <table:table-cell office:value-type="float" office:value="4.58007812541992">
            <text:p>4.58007812541992</text:p>
          </table:table-cell>
          <table:table-cell office:value-type="float" office:value="81.4453125001856">
            <text:p>81.4453125001856</text:p>
          </table:table-cell>
          <table:table-cell office:value-type="float" office:value="6.66666666666667">
            <text:p>6.66666666666667</text:p>
          </table:table-cell>
          <table:table-cell office:value-type="float" office:value="4.8">
            <text:p>4.8</text:p>
          </table:table-cell>
          <table:table-cell table:formula="of:=([.G398]/([.A398]*[.A398]))*100" office:value-type="float" office:value="19.2">
            <text:p>19.2</text:p>
          </table:table-cell>
          <table:table-cell office:value-type="float" office:value="3.86206896551724">
            <text:p>3.8620689655172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.03515625">
            <text:p>6.03515625</text:p>
          </table:table-cell>
          <table:table-cell office:value-type="float" office:value="319.335937500787">
            <text:p>319.335937500787</text:p>
          </table:table-cell>
          <table:table-cell office:value-type="float" office:value="4.16015625583984">
            <text:p>4.16015625583984</text:p>
          </table:table-cell>
          <table:table-cell office:value-type="float" office:value="31.4453125006855">
            <text:p>31.4453125006855</text:p>
          </table:table-cell>
          <table:table-cell office:value-type="float" office:value="19.3333333333333">
            <text:p>19.3333333333333</text:p>
          </table:table-cell>
          <table:table-cell office:value-type="float" office:value="30.7333333333333">
            <text:p>30.7333333333333</text:p>
          </table:table-cell>
          <table:table-cell table:formula="of:=([.G399]/([.A399]*[.A399]))*100" office:value-type="float" office:value="30.7333333333333">
            <text:p>30.733333333333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.53515625">
            <text:p>3.53515625</text:p>
          </table:table-cell>
          <table:table-cell office:value-type="float" office:value="1444.33593750004">
            <text:p>1444.33593750004</text:p>
          </table:table-cell>
          <table:table-cell office:value-type="float" office:value="5.32812500267188">
            <text:p>5.32812500267188</text:p>
          </table:table-cell>
          <table:table-cell office:value-type="float" office:value="6.44531250093555">
            <text:p>6.44531250093555</text:p>
          </table:table-cell>
          <table:table-cell office:value-type="float" office:value="9.33333333333333">
            <text:p>9.33333333333333</text:p>
          </table:table-cell>
          <table:table-cell office:value-type="float" office:value="14.1">
            <text:p>14.1</text:p>
          </table:table-cell>
          <table:table-cell table:formula="of:=([.G400]/([.A400]*[.A400]))*100" office:value-type="float" office:value="22.03125">
            <text:p>22.03125</text:p>
          </table:table-cell>
          <table:table-cell office:value-type="float" office:value="2.36781609195402">
            <text:p>2.3678160919540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.53515625">
            <text:p>8.53515625</text:p>
          </table:table-cell>
          <table:table-cell office:value-type="float" office:value="694.335937500537">
            <text:p>694.335937500537</text:p>
          </table:table-cell>
          <table:table-cell office:value-type="float" office:value="0.498046877501953">
            <text:p>0.498046877501953</text:p>
          </table:table-cell>
          <table:table-cell office:value-type="float" office:value="56.4453125004355">
            <text:p>56.4453125004355</text:p>
          </table:table-cell>
          <table:table-cell office:value-type="float" office:value="5.33333333333333">
            <text:p>5.33333333333333</text:p>
          </table:table-cell>
          <table:table-cell office:value-type="float" office:value="2.46666666666667">
            <text:p>2.46666666666667</text:p>
          </table:table-cell>
          <table:table-cell table:formula="of:=([.G401]/([.A401]*[.A401]))*100" office:value-type="float" office:value="27.4074074074074">
            <text:p>27.4074074074074</text:p>
          </table:table-cell>
          <table:table-cell office:value-type="float" office:value="6.02298850574713">
            <text:p>6.0229885057471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.22265625">
            <text:p>3.22265625</text:p>
          </table:table-cell>
          <table:table-cell office:value-type="float" office:value="928.710937500381">
            <text:p>928.710937500381</text:p>
          </table:table-cell>
          <table:table-cell office:value-type="float" office:value="2.4667968755332">
            <text:p>2.4667968755332</text:p>
          </table:table-cell>
          <table:table-cell office:value-type="float" office:value="40.8203125005918">
            <text:p>40.8203125005918</text:p>
          </table:table-cell>
          <table:table-cell office:value-type="float" office:value="6">
            <text:p>6</text:p>
          </table:table-cell>
          <table:table-cell office:value-type="float" office:value="2.46666666666667">
            <text:p>2.46666666666667</text:p>
          </table:table-cell>
          <table:table-cell table:formula="of:=([.G402]/([.A402]*[.A402]))*100" office:value-type="float" office:value="27.4074074074074">
            <text:p>27.407407407407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.22265625">
            <text:p>8.22265625</text:p>
          </table:table-cell>
          <table:table-cell office:value-type="float" office:value="178.710937500881">
            <text:p>178.710937500881</text:p>
          </table:table-cell>
          <table:table-cell office:value-type="float" office:value="2.57812500542188">
            <text:p>2.57812500542188</text:p>
          </table:table-cell>
          <table:table-cell office:value-type="float" office:value="90.8203125000918">
            <text:p>90.8203125000918</text:p>
          </table:table-cell>
          <table:table-cell office:value-type="float" office:value="14.6666666666667">
            <text:p>14.6666666666667</text:p>
          </table:table-cell>
          <table:table-cell office:value-type="float" office:value="15.0333333333333">
            <text:p>15.0333333333333</text:p>
          </table:table-cell>
          <table:table-cell table:formula="of:=([.G403]/([.A403]*[.A403]))*100" office:value-type="float" office:value="23.4895833333333">
            <text:p>23.4895833333333</text:p>
          </table:table-cell>
          <table:table-cell office:value-type="float" office:value="2.32183908045977">
            <text:p>2.3218390804597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72265625">
            <text:p>0.72265625</text:p>
          </table:table-cell>
          <table:table-cell office:value-type="float" office:value="1303.71093750013">
            <text:p>1303.71093750013</text:p>
          </table:table-cell>
          <table:table-cell office:value-type="float" office:value="6.29492187970508">
            <text:p>6.29492187970508</text:p>
          </table:table-cell>
          <table:table-cell office:value-type="float" office:value="65.8203125003418">
            <text:p>65.8203125003418</text:p>
          </table:table-cell>
          <table:table-cell office:value-type="float" office:value="24.6666666666667">
            <text:p>24.6666666666667</text:p>
          </table:table-cell>
          <table:table-cell office:value-type="float" office:value="41.5333333333333">
            <text:p>41.5333333333333</text:p>
          </table:table-cell>
          <table:table-cell table:formula="of:=([.G404]/([.A404]*[.A404]))*100" office:value-type="float" office:value="34.3250688705234">
            <text:p>34.3250688705234</text:p>
          </table:table-cell>
          <table:table-cell office:value-type="float" office:value="1.70114942528736">
            <text:p>1.7011494252873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.72265625">
            <text:p>5.72265625</text:p>
          </table:table-cell>
          <table:table-cell office:value-type="float" office:value="553.710937500631">
            <text:p>553.710937500631</text:p>
          </table:table-cell>
          <table:table-cell office:value-type="float" office:value="0.433593755566406">
            <text:p>0.433593755566406</text:p>
          </table:table-cell>
          <table:table-cell office:value-type="float" office:value="15.8203125008418">
            <text:p>15.8203125008418</text:p>
          </table:table-cell>
          <table:table-cell office:value-type="float" office:value="8.66666666666667">
            <text:p>8.66666666666667</text:p>
          </table:table-cell>
          <table:table-cell office:value-type="float" office:value="7.06666666666667">
            <text:p>7.06666666666667</text:p>
          </table:table-cell>
          <table:table-cell table:formula="of:=([.G405]/([.A405]*[.A405]))*100" office:value-type="float" office:value="19.6296296296296">
            <text:p>19.6296296296296</text:p>
          </table:table-cell>
          <table:table-cell office:value-type="float" office:value="3.1264367816092">
            <text:p>3.126436781609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.97265625">
            <text:p>1.97265625</text:p>
          </table:table-cell>
          <table:table-cell office:value-type="float" office:value="366.210937500756">
            <text:p>366.210937500756</text:p>
          </table:table-cell>
          <table:table-cell office:value-type="float" office:value="1.38085938061914">
            <text:p>1.38085938061914</text:p>
          </table:table-cell>
          <table:table-cell office:value-type="float" office:value="3.3203125009668">
            <text:p>3.3203125009668</text:p>
          </table:table-cell>
          <table:table-cell office:value-type="float" office:value="10">
            <text:p>10</text:p>
          </table:table-cell>
          <table:table-cell office:value-type="float" office:value="10.2666666666667">
            <text:p>10.2666666666667</text:p>
          </table:table-cell>
          <table:table-cell table:formula="of:=([.G406]/([.A406]*[.A406]))*100" office:value-type="float" office:value="20.952380952381">
            <text:p>20.952380952381</text:p>
          </table:table-cell>
          <table:table-cell office:value-type="float" office:value="3.03448275862069">
            <text:p>3.0344827586206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.97265625">
            <text:p>6.97265625</text:p>
          </table:table-cell>
          <table:table-cell office:value-type="float" office:value="1116.21093750026">
            <text:p>1116.21093750026</text:p>
          </table:table-cell>
          <table:table-cell office:value-type="float" office:value="8.36718750363281">
            <text:p>8.36718750363281</text:p>
          </table:table-cell>
          <table:table-cell office:value-type="float" office:value="53.3203125004668">
            <text:p>53.3203125004668</text:p>
          </table:table-cell>
          <table:table-cell office:value-type="float" office:value="30">
            <text:p>30</text:p>
          </table:table-cell>
          <table:table-cell office:value-type="float" office:value="57.5">
            <text:p>57.5</text:p>
          </table:table-cell>
          <table:table-cell table:formula="of:=([.G407]/([.A407]*[.A407]))*100" office:value-type="float" office:value="39.9305555555556">
            <text:p>39.9305555555556</text:p>
          </table:table-cell>
          <table:table-cell office:value-type="float" office:value="1.63218390804598">
            <text:p>1.6321839080459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.47265625">
            <text:p>4.47265625</text:p>
          </table:table-cell>
          <table:table-cell office:value-type="float" office:value="741.210937500506">
            <text:p>741.210937500506</text:p>
          </table:table-cell>
          <table:table-cell office:value-type="float" office:value="4.02539062997461">
            <text:p>4.02539062997461</text:p>
          </table:table-cell>
          <table:table-cell office:value-type="float" office:value="78.3203125002168">
            <text:p>78.3203125002168</text:p>
          </table:table-cell>
          <table:table-cell office:value-type="float" office:value="12">
            <text:p>12</text:p>
          </table:table-cell>
          <table:table-cell office:value-type="float" office:value="21.2333333333333">
            <text:p>21.2333333333333</text:p>
          </table:table-cell>
          <table:table-cell table:formula="of:=([.G408]/([.A408]*[.A408]))*100" office:value-type="float" office:value="26.2139917695473">
            <text:p>26.2139917695473</text:p>
          </table:table-cell>
          <table:table-cell office:value-type="float" office:value="2.29885057471264">
            <text:p>2.2988505747126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.47265625">
            <text:p>9.47265625</text:p>
          </table:table-cell>
          <table:table-cell office:value-type="float" office:value="1491.21093750001">
            <text:p>1491.21093750001</text:p>
          </table:table-cell>
          <table:table-cell office:value-type="float" office:value="3.78906250021094">
            <text:p>3.78906250021094</text:p>
          </table:table-cell>
          <table:table-cell office:value-type="float" office:value="28.3203125007168">
            <text:p>28.3203125007168</text:p>
          </table:table-cell>
          <table:table-cell office:value-type="float" office:value="6.66666666666667">
            <text:p>6.66666666666667</text:p>
          </table:table-cell>
          <table:table-cell office:value-type="float" office:value="2.73333333333333">
            <text:p>2.73333333333333</text:p>
          </table:table-cell>
          <table:table-cell table:formula="of:=([.G409]/([.A409]*[.A409]))*100" office:value-type="float" office:value="17.0833333333333">
            <text:p>17.0833333333333</text:p>
          </table:table-cell>
          <table:table-cell office:value-type="float" office:value="3.95402298850575">
            <text:p>3.9540229885057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9765625">
            <text:p>0.09765625</text:p>
          </table:table-cell>
          <table:table-cell office:value-type="float" office:value="647.460937500568">
            <text:p>647.460937500568</text:p>
          </table:table-cell>
          <table:table-cell office:value-type="float" office:value="2.53906250146094">
            <text:p>2.53906250146094</text:p>
          </table:table-cell>
          <table:table-cell office:value-type="float" office:value="97.0703125000293">
            <text:p>97.0703125000293</text:p>
          </table:table-cell>
          <table:table-cell office:value-type="float" office:value="8">
            <text:p>8</text:p>
          </table:table-cell>
          <table:table-cell office:value-type="float" office:value="2.4">
            <text:p>2.4</text:p>
          </table:table-cell>
          <table:table-cell table:formula="of:=([.G410]/([.A410]*[.A410]))*100" office:value-type="float" office:value="15">
            <text:p>15</text:p>
          </table:table-cell>
          <table:table-cell office:value-type="float" office:value="4.16091954022989">
            <text:p>4.1609195402298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.09765625">
            <text:p>5.09765625</text:p>
          </table:table-cell>
          <table:table-cell office:value-type="float" office:value="1397.46093750007">
            <text:p>1397.46093750007</text:p>
          </table:table-cell>
          <table:table-cell office:value-type="float" office:value="1.21289063278711">
            <text:p>1.21289063278711</text:p>
          </table:table-cell>
          <table:table-cell office:value-type="float" office:value="47.0703125005293">
            <text:p>47.0703125005293</text:p>
          </table:table-cell>
          <table:table-cell office:value-type="float" office:value="14.6666666666667">
            <text:p>14.6666666666667</text:p>
          </table:table-cell>
          <table:table-cell office:value-type="float" office:value="21.7666666666667">
            <text:p>21.7666666666667</text:p>
          </table:table-cell>
          <table:table-cell table:formula="of:=([.G411]/([.A411]*[.A411]))*100" office:value-type="float" office:value="26.8724279835391">
            <text:p>26.8724279835391</text:p>
          </table:table-cell>
          <table:table-cell office:value-type="float" office:value="2.25287356321839">
            <text:p>2.2528735632183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.59765625">
            <text:p>2.59765625</text:p>
          </table:table-cell>
          <table:table-cell office:value-type="float" office:value="272.460937500818">
            <text:p>272.460937500818</text:p>
          </table:table-cell>
          <table:table-cell office:value-type="float" office:value="9.73242187626758">
            <text:p>9.73242187626758</text:p>
          </table:table-cell>
          <table:table-cell office:value-type="float" office:value="22.0703125007793">
            <text:p>22.0703125007793</text:p>
          </table:table-cell>
          <table:table-cell office:value-type="float" office:value="26.6666666666667">
            <text:p>26.6666666666667</text:p>
          </table:table-cell>
          <table:table-cell office:value-type="float" office:value="42.5666666666667">
            <text:p>42.5666666666667</text:p>
          </table:table-cell>
          <table:table-cell table:formula="of:=([.G412]/([.A412]*[.A412]))*100" office:value-type="float" office:value="35.1790633608815">
            <text:p>35.1790633608815</text:p>
          </table:table-cell>
          <table:table-cell office:value-type="float" office:value="1.88505747126437">
            <text:p>1.8850574712643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.59765625">
            <text:p>7.59765625</text:p>
          </table:table-cell>
          <table:table-cell office:value-type="float" office:value="1022.46093750032">
            <text:p>1022.46093750032</text:p>
          </table:table-cell>
          <table:table-cell office:value-type="float" office:value="2.30859375369141">
            <text:p>2.30859375369141</text:p>
          </table:table-cell>
          <table:table-cell office:value-type="float" office:value="72.0703125002793">
            <text:p>72.0703125002793</text:p>
          </table:table-cell>
          <table:table-cell office:value-type="float" office:value="5.33333333333333">
            <text:p>5.33333333333333</text:p>
          </table:table-cell>
          <table:table-cell office:value-type="float" office:value="7.8">
            <text:p>7.8</text:p>
          </table:table-cell>
          <table:table-cell table:formula="of:=([.G413]/([.A413]*[.A413]))*100" office:value-type="float" office:value="21.6666666666667">
            <text:p>21.6666666666667</text:p>
          </table:table-cell>
          <table:table-cell office:value-type="float" office:value="3.05747126436782">
            <text:p>3.0574712643678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.84765625">
            <text:p>3.84765625</text:p>
          </table:table-cell>
          <table:table-cell office:value-type="float" office:value="1209.96093750019">
            <text:p>1209.96093750019</text:p>
          </table:table-cell>
          <table:table-cell office:value-type="float" office:value="1.29882812870117">
            <text:p>1.29882812870117</text:p>
          </table:table-cell>
          <table:table-cell office:value-type="float" office:value="59.5703125004043">
            <text:p>59.5703125004043</text:p>
          </table:table-cell>
          <table:table-cell office:value-type="float" office:value="7.33333333333333">
            <text:p>7.33333333333333</text:p>
          </table:table-cell>
          <table:table-cell office:value-type="float" office:value="4.76666666666667">
            <text:p>4.76666666666667</text:p>
          </table:table-cell>
          <table:table-cell table:formula="of:=([.G414]/([.A414]*[.A414]))*100" office:value-type="float" office:value="19.0666666666667">
            <text:p>19.0666666666667</text:p>
          </table:table-cell>
          <table:table-cell office:value-type="float" office:value="3.54022988505747">
            <text:p>3.5402298850574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.84765625">
            <text:p>8.84765625</text:p>
          </table:table-cell>
          <table:table-cell office:value-type="float" office:value="459.960937500693">
            <text:p>459.960937500693</text:p>
          </table:table-cell>
          <table:table-cell office:value-type="float" office:value="7.59765625240234">
            <text:p>7.59765625240234</text:p>
          </table:table-cell>
          <table:table-cell office:value-type="float" office:value="9.5703125009043">
            <text:p>9.5703125009043</text:p>
          </table:table-cell>
          <table:table-cell office:value-type="float" office:value="20">
            <text:p>20</text:p>
          </table:table-cell>
          <table:table-cell office:value-type="float" office:value="30.8">
            <text:p>30.8</text:p>
          </table:table-cell>
          <table:table-cell table:formula="of:=([.G415]/([.A415]*[.A415]))*100" office:value-type="float" office:value="30.8">
            <text:p>30.8</text:p>
          </table:table-cell>
          <table:table-cell office:value-type="float" office:value="2.02298850574713">
            <text:p>2.0229885057471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.34765625">
            <text:p>1.34765625</text:p>
          </table:table-cell>
          <table:table-cell office:value-type="float" office:value="834.960937500443">
            <text:p>834.960937500443</text:p>
          </table:table-cell>
          <table:table-cell office:value-type="float" office:value="0.0683593819316406">
            <text:p>0.0683593819316406</text:p>
          </table:table-cell>
          <table:table-cell office:value-type="float" office:value="34.5703125006543">
            <text:p>34.5703125006543</text:p>
          </table:table-cell>
          <table:table-cell office:value-type="float" office:value="10">
            <text:p>10</text:p>
          </table:table-cell>
          <table:table-cell office:value-type="float" office:value="9.96666666666667">
            <text:p>9.96666666666667</text:p>
          </table:table-cell>
          <table:table-cell table:formula="of:=([.G416]/([.A416]*[.A416]))*100" office:value-type="float" office:value="20.3401360544218">
            <text:p>20.3401360544218</text:p>
          </table:table-cell>
          <table:table-cell office:value-type="float" office:value="3.08045977011494">
            <text:p>3.080459770114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.34765625">
            <text:p>6.34765625</text:p>
          </table:table-cell>
          <table:table-cell office:value-type="float" office:value="84.9609375009434">
            <text:p>84.9609375009434</text:p>
          </table:table-cell>
          <table:table-cell office:value-type="float" office:value="1.01953125098047">
            <text:p>1.01953125098047</text:p>
          </table:table-cell>
          <table:table-cell office:value-type="float" office:value="84.5703125001543">
            <text:p>84.5703125001543</text:p>
          </table:table-cell>
          <table:table-cell office:value-type="float" office:value="17.3333333333333">
            <text:p>17.3333333333333</text:p>
          </table:table-cell>
          <table:table-cell office:value-type="float" office:value="1">
            <text:p>1</text:p>
          </table:table-cell>
          <table:table-cell table:formula="of:=([.G417]/([.A417]*[.A417]))*100" office:value-type="float" office:value="25">
            <text:p>25</text:p>
          </table:table-cell>
          <table:table-cell office:value-type="float" office:value="17.3793103448276">
            <text:p>17.379310344827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.31640625">
            <text:p>4.31640625</text:p>
          </table:table-cell>
          <table:table-cell office:value-type="float" office:value="483.398437500678">
            <text:p>483.398437500678</text:p>
          </table:table-cell>
          <table:table-cell office:value-type="float" office:value="2.88867187511133">
            <text:p>2.88867187511133</text:p>
          </table:table-cell>
          <table:table-cell office:value-type="float" office:value="1.75781250098242">
            <text:p>1.75781250098242</text:p>
          </table:table-cell>
          <table:table-cell office:value-type="float" office:value="8">
            <text:p>8</text:p>
          </table:table-cell>
          <table:table-cell office:value-type="float" office:value="2.5">
            <text:p>2.5</text:p>
          </table:table-cell>
          <table:table-cell table:formula="of:=([.G418]/([.A418]*[.A418]))*100" office:value-type="float" office:value="27.7777777777778">
            <text:p>27.7777777777778</text:p>
          </table:table-cell>
          <table:table-cell office:value-type="float" office:value="6.13793103448276">
            <text:p>6.1379310344827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.31640625">
            <text:p>9.31640625</text:p>
          </table:table-cell>
          <table:table-cell office:value-type="float" office:value="1233.39843750018">
            <text:p>1233.39843750018</text:p>
          </table:table-cell>
          <table:table-cell office:value-type="float" office:value="3.70312500429688">
            <text:p>3.70312500429688</text:p>
          </table:table-cell>
          <table:table-cell office:value-type="float" office:value="51.7578125004824">
            <text:p>51.7578125004824</text:p>
          </table:table-cell>
          <table:table-cell office:value-type="float" office:value="11.3333333333333">
            <text:p>11.3333333333333</text:p>
          </table:table-cell>
          <table:table-cell office:value-type="float" office:value="14.1333333333333">
            <text:p>14.1333333333333</text:p>
          </table:table-cell>
          <table:table-cell table:formula="of:=([.G419]/([.A419]*[.A419]))*100" office:value-type="float" office:value="22.0833333333333">
            <text:p>22.0833333333333</text:p>
          </table:table-cell>
          <table:table-cell office:value-type="float" office:value="2.4367816091954">
            <text:p>2.436781609195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.81640625">
            <text:p>1.81640625</text:p>
          </table:table-cell>
          <table:table-cell office:value-type="float" office:value="108.398437500928">
            <text:p>108.398437500928</text:p>
          </table:table-cell>
          <table:table-cell office:value-type="float" office:value="7.12890625287109">
            <text:p>7.12890625287109</text:p>
          </table:table-cell>
          <table:table-cell office:value-type="float" office:value="76.7578125002324">
            <text:p>76.7578125002324</text:p>
          </table:table-cell>
          <table:table-cell office:value-type="float" office:value="18">
            <text:p>18</text:p>
          </table:table-cell>
          <table:table-cell office:value-type="float" office:value="31.4666666666667">
            <text:p>31.4666666666667</text:p>
          </table:table-cell>
          <table:table-cell table:formula="of:=([.G420]/([.A420]*[.A420]))*100" office:value-type="float" office:value="31.4666666666667">
            <text:p>31.4666666666667</text:p>
          </table:table-cell>
          <table:table-cell office:value-type="float" office:value="2.13793103448276">
            <text:p>2.1379310344827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.81640625">
            <text:p>6.81640625</text:p>
          </table:table-cell>
          <table:table-cell office:value-type="float" office:value="858.398437500428">
            <text:p>858.398437500428</text:p>
          </table:table-cell>
          <table:table-cell office:value-type="float" office:value="1.06445312893555">
            <text:p>1.06445312893555</text:p>
          </table:table-cell>
          <table:table-cell office:value-type="float" office:value="26.7578125007324">
            <text:p>26.7578125007324</text:p>
          </table:table-cell>
          <table:table-cell office:value-type="float" office:value="6.66666666666667">
            <text:p>6.66666666666667</text:p>
          </table:table-cell>
          <table:table-cell office:value-type="float" office:value="4.8">
            <text:p>4.8</text:p>
          </table:table-cell>
          <table:table-cell table:formula="of:=([.G421]/([.A421]*[.A421]))*100" office:value-type="float" office:value="19.2">
            <text:p>19.2</text:p>
          </table:table-cell>
          <table:table-cell office:value-type="float" office:value="3.49425287356322">
            <text:p>3.494252873563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56640625">
            <text:p>0.56640625</text:p>
          </table:table-cell>
          <table:table-cell office:value-type="float" office:value="1420.89843750005">
            <text:p>1420.89843750005</text:p>
          </table:table-cell>
          <table:table-cell office:value-type="float" office:value="0.527343755472656">
            <text:p>0.527343755472656</text:p>
          </table:table-cell>
          <table:table-cell office:value-type="float" office:value="39.2578125006074">
            <text:p>39.2578125006074</text:p>
          </table:table-cell>
          <table:table-cell office:value-type="float" office:value="7.33333333333333">
            <text:p>7.33333333333333</text:p>
          </table:table-cell>
          <table:table-cell office:value-type="float" office:value="6.76666666666667">
            <text:p>6.76666666666667</text:p>
          </table:table-cell>
          <table:table-cell table:formula="of:=([.G422]/([.A422]*[.A422]))*100" office:value-type="float" office:value="18.7962962962963">
            <text:p>18.7962962962963</text:p>
          </table:table-cell>
          <table:table-cell office:value-type="float" office:value="3.19540229885058">
            <text:p>3.1954022988505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.56640625">
            <text:p>5.56640625</text:p>
          </table:table-cell>
          <table:table-cell office:value-type="float" office:value="670.898437500553">
            <text:p>670.898437500553</text:p>
          </table:table-cell>
          <table:table-cell office:value-type="float" office:value="6.4667968795332">
            <text:p>6.4667968795332</text:p>
          </table:table-cell>
          <table:table-cell office:value-type="float" office:value="89.2578125001074">
            <text:p>89.2578125001074</text:p>
          </table:table-cell>
          <table:table-cell office:value-type="float" office:value="30.6666666666667">
            <text:p>30.6666666666667</text:p>
          </table:table-cell>
          <table:table-cell office:value-type="float" office:value="43.1666666666667">
            <text:p>43.1666666666667</text:p>
          </table:table-cell>
          <table:table-cell table:formula="of:=([.G423]/([.A423]*[.A423]))*100" office:value-type="float" office:value="35.6749311294766">
            <text:p>35.6749311294766</text:p>
          </table:table-cell>
          <table:table-cell office:value-type="float" office:value="1.86206896551724">
            <text:p>1.8620689655172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.06640625">
            <text:p>3.06640625</text:p>
          </table:table-cell>
          <table:table-cell office:value-type="float" office:value="1045.8984375003">
            <text:p>1045.8984375003</text:p>
          </table:table-cell>
          <table:table-cell office:value-type="float" office:value="3.04101563095898">
            <text:p>3.04101563095898</text:p>
          </table:table-cell>
          <table:table-cell office:value-type="float" office:value="64.2578125003574">
            <text:p>64.2578125003574</text:p>
          </table:table-cell>
          <table:table-cell office:value-type="float" office:value="14">
            <text:p>14</text:p>
          </table:table-cell>
          <table:table-cell office:value-type="float" office:value="20.8333333333333">
            <text:p>20.8333333333333</text:p>
          </table:table-cell>
          <table:table-cell table:formula="of:=([.G424]/([.A424]*[.A424]))*100" office:value-type="float" office:value="25.7201646090535">
            <text:p>25.7201646090535</text:p>
          </table:table-cell>
          <table:table-cell office:value-type="float" office:value="2.20689655172414">
            <text:p>2.2068965517241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.06640625">
            <text:p>8.06640625</text:p>
          </table:table-cell>
          <table:table-cell office:value-type="float" office:value="295.898437500803">
            <text:p>295.898437500803</text:p>
          </table:table-cell>
          <table:table-cell office:value-type="float" office:value="3.35156250064844">
            <text:p>3.35156250064844</text:p>
          </table:table-cell>
          <table:table-cell office:value-type="float" office:value="14.2578125008574">
            <text:p>14.2578125008574</text:p>
          </table:table-cell>
          <table:table-cell office:value-type="float" office:value="2">
            <text:p>2</text:p>
          </table:table-cell>
          <table:table-cell office:value-type="float" office:value="2.6">
            <text:p>2.6</text:p>
          </table:table-cell>
          <table:table-cell table:formula="of:=([.G425]/([.A425]*[.A425]))*100" office:value-type="float" office:value="16.25">
            <text:p>16.25</text:p>
          </table:table-cell>
          <table:table-cell office:value-type="float" office:value="4.62068965517241">
            <text:p>4.6206896551724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.44140625">
            <text:p>2.44140625</text:p>
          </table:table-cell>
          <table:table-cell office:value-type="float" office:value="952.148437500365">
            <text:p>952.148437500365</text:p>
          </table:table-cell>
          <table:table-cell office:value-type="float" office:value="2.10156250189844">
            <text:p>2.10156250189844</text:p>
          </table:table-cell>
          <table:table-cell office:value-type="float" office:value="58.0078125004199">
            <text:p>58.0078125004199</text:p>
          </table:table-cell>
          <table:table-cell office:value-type="float" office:value="6.66666666666667">
            <text:p>6.66666666666667</text:p>
          </table:table-cell>
          <table:table-cell office:value-type="float" office:value="2.66666666666667">
            <text:p>2.66666666666667</text:p>
          </table:table-cell>
          <table:table-cell table:formula="of:=([.G426]/([.A426]*[.A426]))*100" office:value-type="float" office:value="16.6666666666667">
            <text:p>16.6666666666667</text:p>
          </table:table-cell>
          <table:table-cell office:value-type="float" office:value="4.3448275862069">
            <text:p>4.344827586206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.44140625">
            <text:p>7.44140625</text:p>
          </table:table-cell>
          <table:table-cell office:value-type="float" office:value="202.148437500865">
            <text:p>202.148437500865</text:p>
          </table:table-cell>
          <table:table-cell office:value-type="float" office:value="0.228515633771484">
            <text:p>0.228515633771484</text:p>
          </table:table-cell>
          <table:table-cell office:value-type="float" office:value="8.00781250091992">
            <text:p>8.00781250091992</text:p>
          </table:table-cell>
          <table:table-cell office:value-type="float" office:value="11.3333333333333">
            <text:p>11.3333333333333</text:p>
          </table:table-cell>
          <table:table-cell office:value-type="float" office:value="21.4">
            <text:p>21.4</text:p>
          </table:table-cell>
          <table:table-cell table:formula="of:=([.G427]/([.A427]*[.A427]))*100" office:value-type="float" office:value="26.4197530864197">
            <text:p>26.4197530864197</text:p>
          </table:table-cell>
          <table:table-cell office:value-type="float" office:value="2.11494252873563">
            <text:p>2.1149425287356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.94140625">
            <text:p>4.94140625</text:p>
          </table:table-cell>
          <table:table-cell office:value-type="float" office:value="1327.14843750012">
            <text:p>1327.14843750012</text:p>
          </table:table-cell>
          <table:table-cell office:value-type="float" office:value="9.30468750269531">
            <text:p>9.30468750269531</text:p>
          </table:table-cell>
          <table:table-cell office:value-type="float" office:value="33.0078125006699">
            <text:p>33.0078125006699</text:p>
          </table:table-cell>
          <table:table-cell office:value-type="float" office:value="24.6666666666667">
            <text:p>24.6666666666667</text:p>
          </table:table-cell>
          <table:table-cell office:value-type="float" office:value="57.1333333333333">
            <text:p>57.1333333333333</text:p>
          </table:table-cell>
          <table:table-cell table:formula="of:=([.G428]/([.A428]*[.A428]))*100" office:value-type="float" office:value="39.6759259259259">
            <text:p>39.6759259259259</text:p>
          </table:table-cell>
          <table:table-cell office:value-type="float" office:value="1.44827586206897">
            <text:p>1.4482758620689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.94140625">
            <text:p>9.94140625</text:p>
          </table:table-cell>
          <table:table-cell office:value-type="float" office:value="577.148437500615">
            <text:p>577.148437500615</text:p>
          </table:table-cell>
          <table:table-cell office:value-type="float" office:value="1.92773438007227">
            <text:p>1.92773438007227</text:p>
          </table:table-cell>
          <table:table-cell office:value-type="float" office:value="83.0078125001699">
            <text:p>83.0078125001699</text:p>
          </table:table-cell>
          <table:table-cell office:value-type="float" office:value="6.66666666666667">
            <text:p>6.66666666666667</text:p>
          </table:table-cell>
          <table:table-cell office:value-type="float" office:value="10.0666666666667">
            <text:p>10.0666666666667</text:p>
          </table:table-cell>
          <table:table-cell table:formula="of:=([.G429]/([.A429]*[.A429]))*100" office:value-type="float" office:value="20.5442176870748">
            <text:p>20.5442176870748</text:p>
          </table:table-cell>
          <table:table-cell office:value-type="float" office:value="3.10344827586207">
            <text:p>3.1034482758620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.69140625">
            <text:p>3.69140625</text:p>
          </table:table-cell>
          <table:table-cell office:value-type="float" office:value="14.6484375009902">
            <text:p>14.6484375009902</text:p>
          </table:table-cell>
          <table:table-cell office:value-type="float" office:value="2.40234375359766">
            <text:p>2.40234375359766</text:p>
          </table:table-cell>
          <table:table-cell office:value-type="float" office:value="95.5078125000449">
            <text:p>95.5078125000449</text:p>
          </table:table-cell>
          <table:table-cell office:value-type="float" office:value="9.33333333333333">
            <text:p>9.33333333333333</text:p>
          </table:table-cell>
          <table:table-cell office:value-type="float" office:value="10.6666666666667">
            <text:p>10.6666666666667</text:p>
          </table:table-cell>
          <table:table-cell table:formula="of:=([.G430]/([.A430]*[.A430]))*100" office:value-type="float" office:value="29.6296296296296">
            <text:p>29.6296296296296</text:p>
          </table:table-cell>
          <table:table-cell office:value-type="float" office:value="3.47126436781609">
            <text:p>3.4712643678160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.69140625">
            <text:p>8.69140625</text:p>
          </table:table-cell>
          <table:table-cell office:value-type="float" office:value="764.64843750049">
            <text:p>764.64843750049</text:p>
          </table:table-cell>
          <table:table-cell office:value-type="float" office:value="9.9042968760957">
            <text:p>9.9042968760957</text:p>
          </table:table-cell>
          <table:table-cell office:value-type="float" office:value="45.5078125005449">
            <text:p>45.5078125005449</text:p>
          </table:table-cell>
          <table:table-cell office:value-type="float" office:value="22">
            <text:p>22</text:p>
          </table:table-cell>
          <table:table-cell office:value-type="float" office:value="42.9">
            <text:p>42.9</text:p>
          </table:table-cell>
          <table:table-cell table:formula="of:=([.G431]/([.A431]*[.A431]))*100" office:value-type="float" office:value="35.4545454545455">
            <text:p>35.4545454545455</text:p>
          </table:table-cell>
          <table:table-cell office:value-type="float" office:value="2.13793103448276">
            <text:p>2.1379310344827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.19140625">
            <text:p>1.19140625</text:p>
          </table:table-cell>
          <table:table-cell office:value-type="float" office:value="389.64843750074">
            <text:p>389.64843750074</text:p>
          </table:table-cell>
          <table:table-cell office:value-type="float" office:value="1.20312500679688">
            <text:p>1.20312500679688</text:p>
          </table:table-cell>
          <table:table-cell office:value-type="float" office:value="20.5078125007949">
            <text:p>20.5078125007949</text:p>
          </table:table-cell>
          <table:table-cell office:value-type="float" office:value="10.6666666666667">
            <text:p>10.6666666666667</text:p>
          </table:table-cell>
          <table:table-cell office:value-type="float" office:value="14.3333333333333">
            <text:p>14.3333333333333</text:p>
          </table:table-cell>
          <table:table-cell table:formula="of:=([.G432]/([.A432]*[.A432]))*100" office:value-type="float" office:value="22.3958333333333">
            <text:p>22.3958333333333</text:p>
          </table:table-cell>
          <table:table-cell office:value-type="float" office:value="2.57471264367816">
            <text:p>2.5747126436781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.19140625">
            <text:p>6.19140625</text:p>
          </table:table-cell>
          <table:table-cell office:value-type="float" office:value="1139.64843750024">
            <text:p>1139.64843750024</text:p>
          </table:table-cell>
          <table:table-cell office:value-type="float" office:value="1.95117187604883">
            <text:p>1.95117187604883</text:p>
          </table:table-cell>
          <table:table-cell office:value-type="float" office:value="70.5078125002949">
            <text:p>70.5078125002949</text:p>
          </table:table-cell>
          <table:table-cell office:value-type="float" office:value="8.66666666666667">
            <text:p>8.66666666666667</text:p>
          </table:table-cell>
          <table:table-cell office:value-type="float" office:value="2.63333333333333">
            <text:p>2.63333333333333</text:p>
          </table:table-cell>
          <table:table-cell table:formula="of:=([.G433]/([.A433]*[.A433]))*100" office:value-type="float" office:value="29.2592592592593">
            <text:p>29.2592592592593</text:p>
          </table:table-cell>
          <table:table-cell office:value-type="float" office:value="6.8735632183908">
            <text:p>6.873563218390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87890625">
            <text:p>0.87890625</text:p>
          </table:table-cell>
          <table:table-cell office:value-type="float" office:value="249.023437500834">
            <text:p>249.023437500834</text:p>
          </table:table-cell>
          <table:table-cell office:value-type="float" office:value="1.10742187689258">
            <text:p>1.10742187689258</text:p>
          </table:table-cell>
          <table:table-cell office:value-type="float" office:value="29.8828125007012">
            <text:p>29.88281250070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([.G434]/([.A434]*[.A434]))*100" office:value-type="float" office:value="22.2222222222222">
            <text:p>22.2222222222222</text:p>
          </table:table-cell>
          <table:table-cell office:value-type="float" office:value="3.2183908045977">
            <text:p>3.218390804597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.87890625">
            <text:p>5.87890625</text:p>
          </table:table-cell>
          <table:table-cell office:value-type="float" office:value="999.023437500334">
            <text:p>999.023437500334</text:p>
          </table:table-cell>
          <table:table-cell office:value-type="float" office:value="6.95312500104687">
            <text:p>6.95312500104687</text:p>
          </table:table-cell>
          <table:table-cell office:value-type="float" office:value="79.8828125002012">
            <text:p>79.8828125002012</text:p>
          </table:table-cell>
          <table:table-cell office:value-type="float" office:value="14.6666666666667">
            <text:p>14.6666666666667</text:p>
          </table:table-cell>
          <table:table-cell office:value-type="float" office:value="14.7666666666667">
            <text:p>14.7666666666667</text:p>
          </table:table-cell>
          <table:table-cell table:formula="of:=([.G435]/([.A435]*[.A435]))*100" office:value-type="float" office:value="23.0729166666667">
            <text:p>23.0729166666667</text:p>
          </table:table-cell>
          <table:table-cell office:value-type="float" office:value="2.64367816091954">
            <text:p>2.6436781609195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.37890625">
            <text:p>3.37890625</text:p>
          </table:table-cell>
          <table:table-cell office:value-type="float" office:value="624.023437500584">
            <text:p>624.023437500584</text:p>
          </table:table-cell>
          <table:table-cell office:value-type="float" office:value="1.19140625880859">
            <text:p>1.19140625880859</text:p>
          </table:table-cell>
          <table:table-cell office:value-type="float" office:value="54.8828125004512">
            <text:p>54.8828125004512</text:p>
          </table:table-cell>
          <table:table-cell office:value-type="float" office:value="20.6666666666667">
            <text:p>20.6666666666667</text:p>
          </table:table-cell>
          <table:table-cell office:value-type="float" office:value="30">
            <text:p>30</text:p>
          </table:table-cell>
          <table:table-cell table:formula="of:=([.G436]/([.A436]*[.A436]))*100" office:value-type="float" office:value="30">
            <text:p>30</text:p>
          </table:table-cell>
          <table:table-cell office:value-type="float" office:value="2.18390804597701">
            <text:p>2.1839080459770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.37890625">
            <text:p>8.37890625</text:p>
          </table:table-cell>
          <table:table-cell office:value-type="float" office:value="1374.02343750008">
            <text:p>1374.02343750008</text:p>
          </table:table-cell>
          <table:table-cell office:value-type="float" office:value="3.0957031269043">
            <text:p>3.0957031269043</text:p>
          </table:table-cell>
          <table:table-cell office:value-type="float" office:value="4.88281250095117">
            <text:p>4.88281250095117</text:p>
          </table:table-cell>
          <table:table-cell office:value-type="float" office:value="4">
            <text:p>4</text:p>
          </table:table-cell>
          <table:table-cell office:value-type="float" office:value="5.1">
            <text:p>5.1</text:p>
          </table:table-cell>
          <table:table-cell table:formula="of:=([.G437]/([.A437]*[.A437]))*100" office:value-type="float" office:value="20.4">
            <text:p>20.4</text:p>
          </table:table-cell>
          <table:table-cell office:value-type="float" office:value="3.6551724137931">
            <text:p>3.655172413793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.62890625">
            <text:p>4.62890625</text:p>
          </table:table-cell>
          <table:table-cell office:value-type="float" office:value="811.523437500459">
            <text:p>811.523437500459</text:p>
          </table:table-cell>
          <table:table-cell office:value-type="float" office:value="5.20898437679102">
            <text:p>5.20898437679102</text:p>
          </table:table-cell>
          <table:table-cell office:value-type="float" office:value="17.3828125008262">
            <text:p>17.3828125008262</text:p>
          </table:table-cell>
          <table:table-cell office:value-type="float" office:value="8">
            <text:p>8</text:p>
          </table:table-cell>
          <table:table-cell office:value-type="float" office:value="10.3">
            <text:p>10.3</text:p>
          </table:table-cell>
          <table:table-cell table:formula="of:=([.G438]/([.A438]*[.A438]))*100" office:value-type="float" office:value="21.0204081632653">
            <text:p>21.0204081632653</text:p>
          </table:table-cell>
          <table:table-cell office:value-type="float" office:value="2.91954022988506">
            <text:p>2.9195402298850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.62890625">
            <text:p>9.62890625</text:p>
          </table:table-cell>
          <table:table-cell office:value-type="float" office:value="61.523437500959">
            <text:p>61.523437500959</text:p>
          </table:table-cell>
          <table:table-cell office:value-type="float" office:value="2.92968750907031">
            <text:p>2.92968750907031</text:p>
          </table:table-cell>
          <table:table-cell office:value-type="float" office:value="67.3828125003262">
            <text:p>67.3828125003262</text:p>
          </table:table-cell>
          <table:table-cell office:value-type="float" office:value="29.3333333333333">
            <text:p>29.3333333333333</text:p>
          </table:table-cell>
          <table:table-cell office:value-type="float" office:value="64.3333333333333">
            <text:p>64.3333333333333</text:p>
          </table:table-cell>
          <table:table-cell table:formula="of:=([.G439]/([.A439]*[.A439]))*100" office:value-type="float" office:value="44.6759259259259">
            <text:p>44.6759259259259</text:p>
          </table:table-cell>
          <table:table-cell office:value-type="float" office:value="1.5632183908046">
            <text:p>1.563218390804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.12890625">
            <text:p>2.12890625</text:p>
          </table:table-cell>
          <table:table-cell office:value-type="float" office:value="1186.52343750021">
            <text:p>1186.52343750021</text:p>
          </table:table-cell>
          <table:table-cell office:value-type="float" office:value="8.94726562505274">
            <text:p>8.94726562505274</text:p>
          </table:table-cell>
          <table:table-cell office:value-type="float" office:value="92.3828125000762">
            <text:p>92.3828125000762</text:p>
          </table:table-cell>
          <table:table-cell office:value-type="float" office:value="14.6666666666667">
            <text:p>14.6666666666667</text:p>
          </table:table-cell>
          <table:table-cell office:value-type="float" office:value="20.5">
            <text:p>20.5</text:p>
          </table:table-cell>
          <table:table-cell table:formula="of:=([.G440]/([.A440]*[.A440]))*100" office:value-type="float" office:value="25.3086419753086">
            <text:p>25.3086419753086</text:p>
          </table:table-cell>
          <table:table-cell office:value-type="float" office:value="2.18390804597701">
            <text:p>2.1839080459770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.12890625">
            <text:p>7.12890625</text:p>
          </table:table-cell>
          <table:table-cell office:value-type="float" office:value="436.523437500709">
            <text:p>436.523437500709</text:p>
          </table:table-cell>
          <table:table-cell office:value-type="float" office:value="1.97656250202344">
            <text:p>1.97656250202344</text:p>
          </table:table-cell>
          <table:table-cell office:value-type="float" office:value="42.3828125005762">
            <text:p>42.3828125005762</text:p>
          </table:table-cell>
          <table:table-cell office:value-type="float" office:value="7.33333333333333">
            <text:p>7.33333333333333</text:p>
          </table:table-cell>
          <table:table-cell office:value-type="float" office:value="2.66666666666667">
            <text:p>2.66666666666667</text:p>
          </table:table-cell>
          <table:table-cell table:formula="of:=([.G441]/([.A441]*[.A441]))*100" office:value-type="float" office:value="16.6666666666667">
            <text:p>16.6666666666667</text:p>
          </table:table-cell>
          <table:table-cell office:value-type="float" office:value="4.11494252873563">
            <text:p>4.1149425287356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.75390625">
            <text:p>2.75390625</text:p>
          </table:table-cell>
          <table:table-cell office:value-type="float" office:value="1280.27343750015">
            <text:p>1280.27343750015</text:p>
          </table:table-cell>
          <table:table-cell office:value-type="float" office:value="0.726562503273438">
            <text:p>0.726562503273438</text:p>
          </table:table-cell>
          <table:table-cell office:value-type="float" office:value="86.1328125001387">
            <text:p>86.1328125001387</text:p>
          </table:table-cell>
          <table:table-cell office:value-type="float" office:value="4.66666666666667">
            <text:p>4.66666666666667</text:p>
          </table:table-cell>
          <table:table-cell office:value-type="float" office:value="2.53333333333333">
            <text:p>2.53333333333333</text:p>
          </table:table-cell>
          <table:table-cell table:formula="of:=([.G442]/([.A442]*[.A442]))*100" office:value-type="float" office:value="15.8333333333333">
            <text:p>15.8333333333333</text:p>
          </table:table-cell>
          <table:table-cell office:value-type="float" office:value="4.85057471264368">
            <text:p>4.8505747126436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.75390625">
            <text:p>7.75390625</text:p>
          </table:table-cell>
          <table:table-cell office:value-type="float" office:value="530.273437500646">
            <text:p>530.273437500646</text:p>
          </table:table-cell>
          <table:table-cell office:value-type="float" office:value="6.13476562786523">
            <text:p>6.13476562786523</text:p>
          </table:table-cell>
          <table:table-cell office:value-type="float" office:value="36.1328125006387">
            <text:p>36.1328125006387</text:p>
          </table:table-cell>
          <table:table-cell office:value-type="float" office:value="20">
            <text:p>20</text:p>
          </table:table-cell>
          <table:table-cell office:value-type="float" office:value="21.2">
            <text:p>21.2</text:p>
          </table:table-cell>
          <table:table-cell table:formula="of:=([.G443]/([.A443]*[.A443]))*100" office:value-type="float" office:value="26.1728395061728">
            <text:p>26.1728395061728</text:p>
          </table:table-cell>
          <table:table-cell office:value-type="float" office:value="2.3448275862069">
            <text:p>2.344827586206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25390625">
            <text:p>0.25390625</text:p>
          </table:table-cell>
          <table:table-cell office:value-type="float" office:value="905.273437500397">
            <text:p>905.273437500397</text:p>
          </table:table-cell>
          <table:table-cell office:value-type="float" office:value="4.74804688125195">
            <text:p>4.74804688125195</text:p>
          </table:table-cell>
          <table:table-cell office:value-type="float" office:value="11.1328125008887">
            <text:p>11.1328125008887</text:p>
          </table:table-cell>
          <table:table-cell office:value-type="float" office:value="17.3333333333333">
            <text:p>17.3333333333333</text:p>
          </table:table-cell>
          <table:table-cell office:value-type="float" office:value="43.8666666666667">
            <text:p>43.8666666666667</text:p>
          </table:table-cell>
          <table:table-cell table:formula="of:=([.G444]/([.A444]*[.A444]))*100" office:value-type="float" office:value="36.2534435261708">
            <text:p>36.2534435261708</text:p>
          </table:table-cell>
          <table:table-cell office:value-type="float" office:value="1.97701149425287">
            <text:p>1.9770114942528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.25390625">
            <text:p>5.25390625</text:p>
          </table:table-cell>
          <table:table-cell office:value-type="float" office:value="155.273437500896">
            <text:p>155.273437500896</text:p>
          </table:table-cell>
          <table:table-cell office:value-type="float" office:value="5.58984375041016">
            <text:p>5.58984375041016</text:p>
          </table:table-cell>
          <table:table-cell office:value-type="float" office:value="61.1328125003887">
            <text:p>61.1328125003887</text:p>
          </table:table-cell>
          <table:table-cell office:value-type="float" office:value="7.33333333333333">
            <text:p>7.33333333333333</text:p>
          </table:table-cell>
          <table:table-cell office:value-type="float" office:value="7.53333333333333">
            <text:p>7.53333333333333</text:p>
          </table:table-cell>
          <table:table-cell table:formula="of:=([.G445]/([.A445]*[.A445]))*100" office:value-type="float" office:value="20.9259259259259">
            <text:p>20.9259259259259</text:p>
          </table:table-cell>
          <table:table-cell office:value-type="float" office:value="3.24137931034483">
            <text:p>3.2413793103448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.50390625">
            <text:p>1.50390625</text:p>
          </table:table-cell>
          <table:table-cell office:value-type="float" office:value="717.773437500522">
            <text:p>717.773437500522</text:p>
          </table:table-cell>
          <table:table-cell office:value-type="float" office:value="4.0332031259668">
            <text:p>4.0332031259668</text:p>
          </table:table-cell>
          <table:table-cell office:value-type="float" office:value="73.6328125002637">
            <text:p>73.6328125002637</text:p>
          </table:table-cell>
          <table:table-cell office:value-type="float" office:value="7.33333333333333">
            <text:p>7.33333333333333</text:p>
          </table:table-cell>
          <table:table-cell office:value-type="float" office:value="5.06666666666667">
            <text:p>5.06666666666667</text:p>
          </table:table-cell>
          <table:table-cell table:formula="of:=([.G446]/([.A446]*[.A446]))*100" office:value-type="float" office:value="20.2666666666667">
            <text:p>20.2666666666667</text:p>
          </table:table-cell>
          <table:table-cell office:value-type="float" office:value="3.35632183908046">
            <text:p>3.3563218390804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.50390625">
            <text:p>6.50390625</text:p>
          </table:table-cell>
          <table:table-cell office:value-type="float" office:value="1467.77343750002">
            <text:p>1467.77343750002</text:p>
          </table:table-cell>
          <table:table-cell office:value-type="float" office:value="3.06640625693359">
            <text:p>3.06640625693359</text:p>
          </table:table-cell>
          <table:table-cell office:value-type="float" office:value="23.6328125007637">
            <text:p>23.6328125007637</text:p>
          </table:table-cell>
          <table:table-cell office:value-type="float" office:value="19.3333333333333">
            <text:p>19.3333333333333</text:p>
          </table:table-cell>
          <table:table-cell office:value-type="float" office:value="29.9">
            <text:p>29.9</text:p>
          </table:table-cell>
          <table:table-cell table:formula="of:=([.G447]/([.A447]*[.A447]))*100" office:value-type="float" office:value="29.9">
            <text:p>29.9</text:p>
          </table:table-cell>
          <table:table-cell office:value-type="float" office:value="2.02298850574713">
            <text:p>2.0229885057471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.00390625">
            <text:p>4.00390625</text:p>
          </table:table-cell>
          <table:table-cell office:value-type="float" office:value="342.773437500772">
            <text:p>342.773437500772</text:p>
          </table:table-cell>
          <table:table-cell office:value-type="float" office:value="3.89648437810352">
            <text:p>3.89648437810352</text:p>
          </table:table-cell>
          <table:table-cell office:value-type="float" office:value="48.6328125005137">
            <text:p>48.6328125005137</text:p>
          </table:table-cell>
          <table:table-cell office:value-type="float" office:value="9.33333333333333">
            <text:p>9.33333333333333</text:p>
          </table:table-cell>
          <table:table-cell office:value-type="float" office:value="10.1">
            <text:p>10.1</text:p>
          </table:table-cell>
          <table:table-cell table:formula="of:=([.G448]/([.A448]*[.A448]))*100" office:value-type="float" office:value="20.6122448979592">
            <text:p>20.6122448979592</text:p>
          </table:table-cell>
          <table:table-cell office:value-type="float" office:value="2.89655172413793">
            <text:p>2.896551724137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.00390625">
            <text:p>9.00390625</text:p>
          </table:table-cell>
          <table:table-cell office:value-type="float" office:value="1092.77343750027">
            <text:p>1092.77343750027</text:p>
          </table:table-cell>
          <table:table-cell office:value-type="float" office:value="0.113281251886719">
            <text:p>0.113281251886719</text:p>
          </table:table-cell>
          <table:table-cell office:value-type="float" office:value="98.6328125000137">
            <text:p>98.6328125000137</text:p>
          </table:table-cell>
          <table:table-cell office:value-type="float" office:value="32">
            <text:p>32</text:p>
          </table:table-cell>
          <table:table-cell office:value-type="float" office:value="0.133333333333333">
            <text:p>0.133333333333333</text:p>
          </table:table-cell>
          <table:table-cell table:formula="of:=([.G449]/([.A449]*[.A449]))*100" office:value-type="float" office:value="3.33333333333333">
            <text:p>3.33333333333333</text:p>
          </table:table-cell>
          <table:table-cell office:value-type="float" office:value="32.551724137931">
            <text:p>32.5517241379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.98828125">
            <text:p>2.98828125</text:p>
          </table:table-cell>
          <table:table-cell office:value-type="float" office:value="307.617187500795">
            <text:p>307.617187500795</text:p>
          </table:table-cell>
          <table:table-cell office:value-type="float" office:value="1.34765625065234">
            <text:p>1.34765625065234</text:p>
          </table:table-cell>
          <table:table-cell office:value-type="float" office:value="52.5390625004746">
            <text:p>52.5390625004746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f:=([.G450]/([.A450]*[.A450]))*100" office:value-type="float" office:value="25">
            <text:p>25</text:p>
          </table:table-cell>
          <table:table-cell office:value-type="float" office:value="17.4022988505747">
            <text:p>17.402298850574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.98828125">
            <text:p>7.98828125</text:p>
          </table:table-cell>
          <table:table-cell office:value-type="float" office:value="1057.61718750029">
            <text:p>1057.61718750029</text:p>
          </table:table-cell>
          <table:table-cell office:value-type="float" office:value="1.2167968807832">
            <text:p>1.2167968807832</text:p>
          </table:table-cell>
          <table:table-cell office:value-type="float" office:value="2.53906250097461">
            <text:p>2.53906250097461</text:p>
          </table:table-cell>
          <table:table-cell office:value-type="float" office:value="11.3333333333333">
            <text:p>11.3333333333333</text:p>
          </table:table-cell>
          <table:table-cell office:value-type="float" office:value="10.4333333333333">
            <text:p>10.4333333333333</text:p>
          </table:table-cell>
          <table:table-cell table:formula="of:=([.G451]/([.A451]*[.A451]))*100" office:value-type="float" office:value="21.2925170068027">
            <text:p>21.2925170068027</text:p>
          </table:table-cell>
          <table:table-cell office:value-type="float" office:value="3.03448275862069">
            <text:p>3.0344827586206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48828125">
            <text:p>0.48828125</text:p>
          </table:table-cell>
          <table:table-cell office:value-type="float" office:value="682.617187500545">
            <text:p>682.617187500545</text:p>
          </table:table-cell>
          <table:table-cell office:value-type="float" office:value="9.23828125076172">
            <text:p>9.23828125076172</text:p>
          </table:table-cell>
          <table:table-cell office:value-type="float" office:value="27.5390625007246">
            <text:p>27.5390625007246</text:p>
          </table:table-cell>
          <table:table-cell office:value-type="float" office:value="21.3333333333333">
            <text:p>21.3333333333333</text:p>
          </table:table-cell>
          <table:table-cell office:value-type="float" office:value="30.1333333333333">
            <text:p>30.1333333333333</text:p>
          </table:table-cell>
          <table:table-cell table:formula="of:=([.G452]/([.A452]*[.A452]))*100" office:value-type="float" office:value="30.1333333333333">
            <text:p>30.1333333333333</text:p>
          </table:table-cell>
          <table:table-cell office:value-type="float" office:value="2.27586206896552">
            <text:p>2.2758620689655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.48828125">
            <text:p>5.48828125</text:p>
          </table:table-cell>
          <table:table-cell office:value-type="float" office:value="1432.61718750005">
            <text:p>1432.61718750005</text:p>
          </table:table-cell>
          <table:table-cell office:value-type="float" office:value="2.11914062788086">
            <text:p>2.11914062788086</text:p>
          </table:table-cell>
          <table:table-cell office:value-type="float" office:value="77.5390625002246">
            <text:p>77.5390625002246</text:p>
          </table:table-cell>
          <table:table-cell office:value-type="float" office:value="5.33333333333333">
            <text:p>5.33333333333333</text:p>
          </table:table-cell>
          <table:table-cell office:value-type="float" office:value="4.83333333333333">
            <text:p>4.83333333333333</text:p>
          </table:table-cell>
          <table:table-cell table:formula="of:=([.G453]/([.A453]*[.A453]))*100" office:value-type="float" office:value="19.3333333333333">
            <text:p>19.3333333333333</text:p>
          </table:table-cell>
          <table:table-cell office:value-type="float" office:value="3.5632183908046">
            <text:p>3.563218390804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.73828125">
            <text:p>1.73828125</text:p>
          </table:table-cell>
          <table:table-cell office:value-type="float" office:value="870.11718750042">
            <text:p>870.11718750042</text:p>
          </table:table-cell>
          <table:table-cell office:value-type="float" office:value="1.79296875420703">
            <text:p>1.79296875420703</text:p>
          </table:table-cell>
          <table:table-cell office:value-type="float" office:value="90.0390625000996">
            <text:p>90.0390625000996</text:p>
          </table:table-cell>
          <table:table-cell office:value-type="float" office:value="8">
            <text:p>8</text:p>
          </table:table-cell>
          <table:table-cell office:value-type="float" office:value="7.26666666666667">
            <text:p>7.26666666666667</text:p>
          </table:table-cell>
          <table:table-cell table:formula="of:=([.G454]/([.A454]*[.A454]))*100" office:value-type="float" office:value="20.1851851851852">
            <text:p>20.1851851851852</text:p>
          </table:table-cell>
          <table:table-cell office:value-type="float" office:value="3.1264367816092">
            <text:p>3.126436781609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.73828125">
            <text:p>6.73828125</text:p>
          </table:table-cell>
          <table:table-cell office:value-type="float" office:value="120.11718750092">
            <text:p>120.11718750092</text:p>
          </table:table-cell>
          <table:table-cell office:value-type="float" office:value="8.78710937721289">
            <text:p>8.78710937721289</text:p>
          </table:table-cell>
          <table:table-cell office:value-type="float" office:value="40.0390625005996">
            <text:p>40.0390625005996</text:p>
          </table:table-cell>
          <table:table-cell office:value-type="float" office:value="21.3333333333333">
            <text:p>21.3333333333333</text:p>
          </table:table-cell>
          <table:table-cell office:value-type="float" office:value="49.3">
            <text:p>49.3</text:p>
          </table:table-cell>
          <table:table-cell table:formula="of:=([.G455]/([.A455]*[.A455]))*100" office:value-type="float" office:value="40.7438016528926">
            <text:p>40.7438016528926</text:p>
          </table:table-cell>
          <table:table-cell office:value-type="float" office:value="1.97701149425287">
            <text:p>1.9770114942528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.23828125">
            <text:p>4.23828125</text:p>
          </table:table-cell>
          <table:table-cell office:value-type="float" office:value="1245.11718750017">
            <text:p>1245.11718750017</text:p>
          </table:table-cell>
          <table:table-cell office:value-type="float" office:value="0.390625007609375">
            <text:p>0.390625007609375</text:p>
          </table:table-cell>
          <table:table-cell office:value-type="float" office:value="15.0390625008496">
            <text:p>15.0390625008496</text:p>
          </table:table-cell>
          <table:table-cell office:value-type="float" office:value="12">
            <text:p>12</text:p>
          </table:table-cell>
          <table:table-cell office:value-type="float" office:value="14.3333333333333">
            <text:p>14.3333333333333</text:p>
          </table:table-cell>
          <table:table-cell table:formula="of:=([.G456]/([.A456]*[.A456]))*100" office:value-type="float" office:value="22.3958333333333">
            <text:p>22.3958333333333</text:p>
          </table:table-cell>
          <table:table-cell office:value-type="float" office:value="2.41379310344828">
            <text:p>2.4137931034482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.23828125">
            <text:p>9.23828125</text:p>
          </table:table-cell>
          <table:table-cell office:value-type="float" office:value="495.11718750067">
            <text:p>495.11718750067</text:p>
          </table:table-cell>
          <table:table-cell office:value-type="float" office:value="1.64648437635352">
            <text:p>1.64648437635352</text:p>
          </table:table-cell>
          <table:table-cell office:value-type="float" office:value="65.0390625003496">
            <text:p>65.0390625003496</text:p>
          </table:table-cell>
          <table:table-cell office:value-type="float" office:value="8">
            <text:p>8</text:p>
          </table:table-cell>
          <table:table-cell office:value-type="float" office:value="2.4">
            <text:p>2.4</text:p>
          </table:table-cell>
          <table:table-cell table:formula="of:=([.G457]/([.A457]*[.A457]))*100" office:value-type="float" office:value="26.6666666666667">
            <text:p>26.6666666666667</text:p>
          </table:table-cell>
          <table:table-cell office:value-type="float" office:value="5.54022988505747">
            <text:p>5.5402298850574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11328125">
            <text:p>1.11328125</text:p>
          </table:table-cell>
          <table:table-cell office:value-type="float" office:value="1151.36718750023">
            <text:p>1151.36718750023</text:p>
          </table:table-cell>
          <table:table-cell office:value-type="float" office:value="3.44531250055469">
            <text:p>3.44531250055469</text:p>
          </table:table-cell>
          <table:table-cell office:value-type="float" office:value="8.78906250091211">
            <text:p>8.78906250091211</text:p>
          </table:table-cell>
          <table:table-cell office:value-type="float" office:value="6">
            <text:p>6</text:p>
          </table:table-cell>
          <table:table-cell office:value-type="float" office:value="2.53333333333333">
            <text:p>2.53333333333333</text:p>
          </table:table-cell>
          <table:table-cell table:formula="of:=([.G458]/([.A458]*[.A458]))*100" office:value-type="float" office:value="15.8333333333333">
            <text:p>15.8333333333333</text:p>
          </table:table-cell>
          <table:table-cell office:value-type="float" office:value="4.57471264367816">
            <text:p>4.5747126436781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.11328125">
            <text:p>6.11328125</text:p>
          </table:table-cell>
          <table:table-cell office:value-type="float" office:value="401.367187500732">
            <text:p>401.367187500732</text:p>
          </table:table-cell>
          <table:table-cell office:value-type="float" office:value="3.25195313074805">
            <text:p>3.25195313074805</text:p>
          </table:table-cell>
          <table:table-cell office:value-type="float" office:value="58.7890625004121">
            <text:p>58.7890625004121</text:p>
          </table:table-cell>
          <table:table-cell office:value-type="float" office:value="15.3333333333333">
            <text:p>15.3333333333333</text:p>
          </table:table-cell>
          <table:table-cell office:value-type="float" office:value="21.1">
            <text:p>21.1</text:p>
          </table:table-cell>
          <table:table-cell table:formula="of:=([.G459]/([.A459]*[.A459]))*100" office:value-type="float" office:value="26.0493827160494">
            <text:p>26.0493827160494</text:p>
          </table:table-cell>
          <table:table-cell office:value-type="float" office:value="2.04597701149425">
            <text:p>2.0459770114942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.61328125">
            <text:p>3.61328125</text:p>
          </table:table-cell>
          <table:table-cell office:value-type="float" office:value="776.367187500482">
            <text:p>776.367187500482</text:p>
          </table:table-cell>
          <table:table-cell office:value-type="float" office:value="7.33593750466406">
            <text:p>7.33593750466406</text:p>
          </table:table-cell>
          <table:table-cell office:value-type="float" office:value="83.7890625001621">
            <text:p>83.7890625001621</text:p>
          </table:table-cell>
          <table:table-cell office:value-type="float" office:value="28">
            <text:p>28</text:p>
          </table:table-cell>
          <table:table-cell office:value-type="float" office:value="57.0333333333333">
            <text:p>57.0333333333333</text:p>
          </table:table-cell>
          <table:table-cell table:formula="of:=([.G460]/([.A460]*[.A460]))*100" office:value-type="float" office:value="39.6064814814815">
            <text:p>39.6064814814815</text:p>
          </table:table-cell>
          <table:table-cell office:value-type="float" office:value="1.42528735632184">
            <text:p>1.4252873563218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.61328125">
            <text:p>8.61328125</text:p>
          </table:table-cell>
          <table:table-cell office:value-type="float" office:value="26.3671875009824">
            <text:p>26.3671875009824</text:p>
          </table:table-cell>
          <table:table-cell office:value-type="float" office:value="0.779296881220703">
            <text:p>0.779296881220703</text:p>
          </table:table-cell>
          <table:table-cell office:value-type="float" office:value="33.7890625006621">
            <text:p>33.7890625006621</text:p>
          </table:table-cell>
          <table:table-cell office:value-type="float" office:value="11.3333333333333">
            <text:p>11.3333333333333</text:p>
          </table:table-cell>
          <table:table-cell office:value-type="float" office:value="11.3666666666667">
            <text:p>11.3666666666667</text:p>
          </table:table-cell>
          <table:table-cell table:formula="of:=([.G461]/([.A461]*[.A461]))*100" office:value-type="float" office:value="23.1972789115646">
            <text:p>23.1972789115646</text:p>
          </table:table-cell>
          <table:table-cell office:value-type="float" office:value="3.10344827586207">
            <text:p>3.1034482758620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.86328125">
            <text:p>4.86328125</text:p>
          </table:table-cell>
          <table:table-cell office:value-type="float" office:value="588.867187500607">
            <text:p>588.867187500607</text:p>
          </table:table-cell>
          <table:table-cell office:value-type="float" office:value="1.18164062881836">
            <text:p>1.18164062881836</text:p>
          </table:table-cell>
          <table:table-cell office:value-type="float" office:value="46.2890625005371">
            <text:p>46.2890625005371</text:p>
          </table:table-cell>
          <table:table-cell office:value-type="float" office:value="6.66666666666667">
            <text:p>6.66666666666667</text:p>
          </table:table-cell>
          <table:table-cell office:value-type="float" office:value="5.03333333333333">
            <text:p>5.03333333333333</text:p>
          </table:table-cell>
          <table:table-cell table:formula="of:=([.G462]/([.A462]*[.A462]))*100" office:value-type="float" office:value="20.1333333333333">
            <text:p>20.1333333333333</text:p>
          </table:table-cell>
          <table:table-cell office:value-type="float" office:value="3.72413793103448">
            <text:p>3.7241379310344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.86328125">
            <text:p>9.86328125</text:p>
          </table:table-cell>
          <table:table-cell office:value-type="float" office:value="1338.86718750011">
            <text:p>1338.86718750011</text:p>
          </table:table-cell>
          <table:table-cell office:value-type="float" office:value="7.36328125263672">
            <text:p>7.36328125263672</text:p>
          </table:table-cell>
          <table:table-cell office:value-type="float" office:value="96.2890625000371">
            <text:p>96.2890625000371</text:p>
          </table:table-cell>
          <table:table-cell office:value-type="float" office:value="24.6666666666667">
            <text:p>24.6666666666667</text:p>
          </table:table-cell>
          <table:table-cell office:value-type="float" office:value="30.1">
            <text:p>30.1</text:p>
          </table:table-cell>
          <table:table-cell table:formula="of:=([.G463]/([.A463]*[.A463]))*100" office:value-type="float" office:value="30.1">
            <text:p>30.1</text:p>
          </table:table-cell>
          <table:table-cell office:value-type="float" office:value="1.97701149425287">
            <text:p>1.9770114942528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.36328125">
            <text:p>2.36328125</text:p>
          </table:table-cell>
          <table:table-cell office:value-type="float" office:value="213.867187500857">
            <text:p>213.867187500857</text:p>
          </table:table-cell>
          <table:table-cell office:value-type="float" office:value="3.89062500410938">
            <text:p>3.89062500410938</text:p>
          </table:table-cell>
          <table:table-cell office:value-type="float" office:value="71.2890625002871">
            <text:p>71.2890625002871</text:p>
          </table:table-cell>
          <table:table-cell office:value-type="float" office:value="15.3333333333333">
            <text:p>15.3333333333333</text:p>
          </table:table-cell>
          <table:table-cell office:value-type="float" office:value="14.5333333333333">
            <text:p>14.5333333333333</text:p>
          </table:table-cell>
          <table:table-cell table:formula="of:=([.G464]/([.A464]*[.A464]))*100" office:value-type="float" office:value="22.7083333333333">
            <text:p>22.7083333333333</text:p>
          </table:table-cell>
          <table:table-cell office:value-type="float" office:value="2.57471264367816">
            <text:p>2.5747126436781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.36328125">
            <text:p>7.36328125</text:p>
          </table:table-cell>
          <table:table-cell office:value-type="float" office:value="963.867187500357">
            <text:p>963.867187500357</text:p>
          </table:table-cell>
          <table:table-cell office:value-type="float" office:value="2.95898437504102">
            <text:p>2.95898437504102</text:p>
          </table:table-cell>
          <table:table-cell office:value-type="float" office:value="21.2890625007871">
            <text:p>21.2890625007871</text:p>
          </table:table-cell>
          <table:table-cell office:value-type="float" office:value="9.33333333333333">
            <text:p>9.33333333333333</text:p>
          </table:table-cell>
          <table:table-cell office:value-type="float" office:value="2.53333333333333">
            <text:p>2.53333333333333</text:p>
          </table:table-cell>
          <table:table-cell table:formula="of:=([.G465]/([.A465]*[.A465]))*100" office:value-type="float" office:value="28.1481481481481">
            <text:p>28.1481481481481</text:p>
          </table:table-cell>
          <table:table-cell office:value-type="float" office:value="6.16091954022988">
            <text:p>6.1609195402298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.05078125">
            <text:p>2.05078125</text:p>
          </table:table-cell>
          <table:table-cell office:value-type="float" office:value="448.242187500701">
            <text:p>448.242187500701</text:p>
          </table:table-cell>
          <table:table-cell office:value-type="float" office:value="0.0527343779472656">
            <text:p>0.0527343779472656</text:p>
          </table:table-cell>
          <table:table-cell office:value-type="float" office:value="80.6640625001934">
            <text:p>80.6640625001934</text:p>
          </table:table-cell>
          <table:table-cell office:value-type="float" office:value="7.33333333333333">
            <text:p>7.33333333333333</text:p>
          </table:table-cell>
          <table:table-cell office:value-type="float" office:value="2.5">
            <text:p>2.5</text:p>
          </table:table-cell>
          <table:table-cell table:formula="of:=([.G466]/([.A466]*[.A466]))*100" office:value-type="float" office:value="27.7777777777778">
            <text:p>27.7777777777778</text:p>
          </table:table-cell>
          <table:table-cell office:value-type="float" office:value="6.22988505747126">
            <text:p>6.2298850574712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.05078125">
            <text:p>7.05078125</text:p>
          </table:table-cell>
          <table:table-cell office:value-type="float" office:value="1198.2421875002">
            <text:p>1198.2421875002</text:p>
          </table:table-cell>
          <table:table-cell office:value-type="float" office:value="4.14062500385938">
            <text:p>4.14062500385938</text:p>
          </table:table-cell>
          <table:table-cell office:value-type="float" office:value="30.6640625006934">
            <text:p>30.6640625006934</text:p>
          </table:table-cell>
          <table:table-cell office:value-type="float" office:value="9.33333333333333">
            <text:p>9.33333333333333</text:p>
          </table:table-cell>
          <table:table-cell office:value-type="float" office:value="14.1">
            <text:p>14.1</text:p>
          </table:table-cell>
          <table:table-cell table:formula="of:=([.G467]/([.A467]*[.A467]))*100" office:value-type="float" office:value="22.03125">
            <text:p>22.03125</text:p>
          </table:table-cell>
          <table:table-cell office:value-type="float" office:value="2.66666666666667">
            <text:p>2.6666666666666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.55078125">
            <text:p>4.55078125</text:p>
          </table:table-cell>
          <table:table-cell office:value-type="float" office:value="73.2421875009512">
            <text:p>73.2421875009512</text:p>
          </table:table-cell>
          <table:table-cell office:value-type="float" office:value="2.94335938305664">
            <text:p>2.94335938305664</text:p>
          </table:table-cell>
          <table:table-cell office:value-type="float" office:value="5.66406250094336">
            <text:p>5.66406250094336</text:p>
          </table:table-cell>
          <table:table-cell office:value-type="float" office:value="22">
            <text:p>22</text:p>
          </table:table-cell>
          <table:table-cell office:value-type="float" office:value="46.5666666666667">
            <text:p>46.5666666666667</text:p>
          </table:table-cell>
          <table:table-cell table:formula="of:=([.G468]/([.A468]*[.A468]))*100" office:value-type="float" office:value="38.4848484848485">
            <text:p>38.4848484848485</text:p>
          </table:table-cell>
          <table:table-cell office:value-type="float" office:value="1.47126436781609">
            <text:p>1.4712643678160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.55078125">
            <text:p>9.55078125</text:p>
          </table:table-cell>
          <table:table-cell office:value-type="float" office:value="823.242187500451">
            <text:p>823.242187500451</text:p>
          </table:table-cell>
          <table:table-cell office:value-type="float" office:value="4.60546875139453">
            <text:p>4.60546875139453</text:p>
          </table:table-cell>
          <table:table-cell office:value-type="float" office:value="55.6640625004434">
            <text:p>55.6640625004434</text:p>
          </table:table-cell>
          <table:table-cell office:value-type="float" office:value="6">
            <text:p>6</text:p>
          </table:table-cell>
          <table:table-cell office:value-type="float" office:value="7.53333333333333">
            <text:p>7.53333333333333</text:p>
          </table:table-cell>
          <table:table-cell table:formula="of:=([.G469]/([.A469]*[.A469]))*100" office:value-type="float" office:value="20.9259259259259">
            <text:p>20.9259259259259</text:p>
          </table:table-cell>
          <table:table-cell office:value-type="float" office:value="3.10344827586207">
            <text:p>3.1034482758620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.30078125">
            <text:p>3.30078125</text:p>
          </table:table-cell>
          <table:table-cell office:value-type="float" office:value="1385.74218750008">
            <text:p>1385.74218750008</text:p>
          </table:table-cell>
          <table:table-cell office:value-type="float" office:value="6.24804687575195">
            <text:p>6.24804687575195</text:p>
          </table:table-cell>
          <table:table-cell office:value-type="float" office:value="68.1640625003184">
            <text:p>68.1640625003184</text:p>
          </table:table-cell>
          <table:table-cell office:value-type="float" office:value="11.3333333333333">
            <text:p>11.3333333333333</text:p>
          </table:table-cell>
          <table:table-cell office:value-type="float" office:value="10.1">
            <text:p>10.1</text:p>
          </table:table-cell>
          <table:table-cell table:formula="of:=([.G470]/([.A470]*[.A470]))*100" office:value-type="float" office:value="20.6122448979592">
            <text:p>20.6122448979592</text:p>
          </table:table-cell>
          <table:table-cell office:value-type="float" office:value="3.08045977011494">
            <text:p>3.0804597701149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.30078125">
            <text:p>8.30078125</text:p>
          </table:table-cell>
          <table:table-cell office:value-type="float" office:value="635.742187500576">
            <text:p>635.742187500576</text:p>
          </table:table-cell>
          <table:table-cell office:value-type="float" office:value="4.71093750728906">
            <text:p>4.71093750728906</text:p>
          </table:table-cell>
          <table:table-cell office:value-type="float" office:value="18.1640625008184">
            <text:p>18.1640625008184</text:p>
          </table:table-cell>
          <table:table-cell office:value-type="float" office:value="28">
            <text:p>28</text:p>
          </table:table-cell>
          <table:table-cell office:value-type="float" office:value="58.0666666666667">
            <text:p>58.0666666666667</text:p>
          </table:table-cell>
          <table:table-cell table:formula="of:=([.G471]/([.A471]*[.A471]))*100" office:value-type="float" office:value="40.3240740740741">
            <text:p>40.3240740740741</text:p>
          </table:table-cell>
          <table:table-cell office:value-type="float" office:value="1.42528735632184">
            <text:p>1.4252873563218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80078125">
            <text:p>0.80078125</text:p>
          </table:table-cell>
          <table:table-cell office:value-type="float" office:value="1010.74218750033">
            <text:p>1010.74218750033</text:p>
          </table:table-cell>
          <table:table-cell office:value-type="float" office:value="5.7832031282168">
            <text:p>5.7832031282168</text:p>
          </table:table-cell>
          <table:table-cell office:value-type="float" office:value="43.1640625005684">
            <text:p>43.1640625005684</text:p>
          </table:table-cell>
          <table:table-cell office:value-type="float" office:value="21.3333333333333">
            <text:p>21.3333333333333</text:p>
          </table:table-cell>
          <table:table-cell office:value-type="float" office:value="21">
            <text:p>21</text:p>
          </table:table-cell>
          <table:table-cell table:formula="of:=([.G472]/([.A472]*[.A472]))*100" office:value-type="float" office:value="25.9259259259259">
            <text:p>25.9259259259259</text:p>
          </table:table-cell>
          <table:table-cell office:value-type="float" office:value="2.55172413793104">
            <text:p>2.5517241379310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.80078125">
            <text:p>5.80078125</text:p>
          </table:table-cell>
          <table:table-cell office:value-type="float" office:value="260.742187500826">
            <text:p>260.742187500826</text:p>
          </table:table-cell>
          <table:table-cell office:value-type="float" office:value="0.570312503429688">
            <text:p>0.570312503429688</text:p>
          </table:table-cell>
          <table:table-cell office:value-type="float" office:value="93.1640625000684">
            <text:p>93.1640625000684</text:p>
          </table:table-cell>
          <table:table-cell office:value-type="float" office:value="8.66666666666667">
            <text:p>8.66666666666667</text:p>
          </table:table-cell>
          <table:table-cell office:value-type="float" office:value="2.6">
            <text:p>2.6</text:p>
          </table:table-cell>
          <table:table-cell table:formula="of:=([.G473]/([.A473]*[.A473]))*100" office:value-type="float" office:value="16.25">
            <text:p>16.25</text:p>
          </table:table-cell>
          <table:table-cell office:value-type="float" office:value="4.64367816091954">
            <text:p>4.6436781609195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.92578125">
            <text:p>3.92578125</text:p>
          </table:table-cell>
          <table:table-cell office:value-type="float" office:value="1104.49218750026">
            <text:p>1104.49218750026</text:p>
          </table:table-cell>
          <table:table-cell office:value-type="float" office:value="1.82031250217969">
            <text:p>1.82031250217969</text:p>
          </table:table-cell>
          <table:table-cell office:value-type="float" office:value="36.9140625006309">
            <text:p>36.9140625006309</text:p>
          </table:table-cell>
          <table:table-cell office:value-type="float" office:value="6">
            <text:p>6</text:p>
          </table:table-cell>
          <table:table-cell office:value-type="float" office:value="2.66666666666667">
            <text:p>2.66666666666667</text:p>
          </table:table-cell>
          <table:table-cell table:formula="of:=([.G474]/([.A474]*[.A474]))*100" office:value-type="float" office:value="16.6666666666667">
            <text:p>16.6666666666667</text:p>
          </table:table-cell>
          <table:table-cell office:value-type="float" office:value="4.32183908045977">
            <text:p>4.3218390804597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.92578125">
            <text:p>8.92578125</text:p>
          </table:table-cell>
          <table:table-cell office:value-type="float" office:value="354.492187500764">
            <text:p>354.492187500764</text:p>
          </table:table-cell>
          <table:table-cell office:value-type="float" office:value="8.5957031254043">
            <text:p>8.5957031254043</text:p>
          </table:table-cell>
          <table:table-cell office:value-type="float" office:value="86.9140625001308">
            <text:p>86.9140625001308</text:p>
          </table:table-cell>
          <table:table-cell office:value-type="float" office:value="8">
            <text:p>8</text:p>
          </table:table-cell>
          <table:table-cell office:value-type="float" office:value="38.0333333333333">
            <text:p>38.0333333333333</text:p>
          </table:table-cell>
          <table:table-cell table:formula="of:=([.G475]/([.A475]*[.A475]))*100" office:value-type="float" office:value="46.9547325102881">
            <text:p>46.9547325102881</text:p>
          </table:table-cell>
          <table:table-cell office:value-type="float" office:value="2.50574712643678">
            <text:p>2.5057471264367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.42578125">
            <text:p>1.42578125</text:p>
          </table:table-cell>
          <table:table-cell office:value-type="float" office:value="1479.49218750001">
            <text:p>1479.49218750001</text:p>
          </table:table-cell>
          <table:table-cell office:value-type="float" office:value="2.25585938374414">
            <text:p>2.25585938374414</text:p>
          </table:table-cell>
          <table:table-cell office:value-type="float" office:value="61.9140625003809">
            <text:p>61.9140625003809</text:p>
          </table:table-cell>
          <table:table-cell office:value-type="float" office:value="22">
            <text:p>22</text:p>
          </table:table-cell>
          <table:table-cell office:value-type="float" office:value="42.7666666666667">
            <text:p>42.7666666666667</text:p>
          </table:table-cell>
          <table:table-cell table:formula="of:=([.G476]/([.A476]*[.A476]))*100" office:value-type="float" office:value="35.3443526170799">
            <text:p>35.3443526170799</text:p>
          </table:table-cell>
          <table:table-cell office:value-type="float" office:value="1.88505747126437">
            <text:p>1.8850574712643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.42578125">
            <text:p>6.42578125</text:p>
          </table:table-cell>
          <table:table-cell office:value-type="float" office:value="729.492187500514">
            <text:p>729.492187500514</text:p>
          </table:table-cell>
          <table:table-cell office:value-type="float" office:value="4.23046875176953">
            <text:p>4.23046875176953</text:p>
          </table:table-cell>
          <table:table-cell office:value-type="float" office:value="11.9140625008809">
            <text:p>11.9140625008809</text:p>
          </table:table-cell>
          <table:table-cell office:value-type="float" office:value="5.33333333333333">
            <text:p>5.33333333333333</text:p>
          </table:table-cell>
          <table:table-cell office:value-type="float" office:value="7.63333333333333">
            <text:p>7.63333333333333</text:p>
          </table:table-cell>
          <table:table-cell table:formula="of:=([.G477]/([.A477]*[.A477]))*100" office:value-type="float" office:value="21.2037037037037">
            <text:p>21.2037037037037</text:p>
          </table:table-cell>
          <table:table-cell office:value-type="float" office:value="2.89655172413793">
            <text:p>2.8965517241379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17578125">
            <text:p>0.17578125</text:p>
          </table:table-cell>
          <table:table-cell office:value-type="float" office:value="166.992187500889">
            <text:p>166.992187500889</text:p>
          </table:table-cell>
          <table:table-cell office:value-type="float" office:value="2.90039062709961">
            <text:p>2.90039062709961</text:p>
          </table:table-cell>
          <table:table-cell office:value-type="float" office:value="24.4140625007559">
            <text:p>24.4140625007559</text:p>
          </table:table-cell>
          <table:table-cell office:value-type="float" office:value="7.33333333333333">
            <text:p>7.33333333333333</text:p>
          </table:table-cell>
          <table:table-cell office:value-type="float" office:value="5.13333333333333">
            <text:p>5.13333333333333</text:p>
          </table:table-cell>
          <table:table-cell table:formula="of:=([.G478]/([.A478]*[.A478]))*100" office:value-type="float" office:value="20.5333333333333">
            <text:p>20.5333333333333</text:p>
          </table:table-cell>
          <table:table-cell office:value-type="float" office:value="3.83908045977012">
            <text:p>3.8390804597701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.17578125">
            <text:p>5.17578125</text:p>
          </table:table-cell>
          <table:table-cell office:value-type="float" office:value="916.992187500389">
            <text:p>916.992187500389</text:p>
          </table:table-cell>
          <table:table-cell office:value-type="float" office:value="0.800781259199219">
            <text:p>0.800781259199219</text:p>
          </table:table-cell>
          <table:table-cell office:value-type="float" office:value="74.4140625002559">
            <text:p>74.4140625002559</text:p>
          </table:table-cell>
          <table:table-cell office:value-type="float" office:value="22.6666666666667">
            <text:p>22.6666666666667</text:p>
          </table:table-cell>
          <table:table-cell office:value-type="float" office:value="31.0666666666667">
            <text:p>31.0666666666667</text:p>
          </table:table-cell>
          <table:table-cell table:formula="of:=([.G479]/([.A479]*[.A479]))*100" office:value-type="float" office:value="31.0666666666667">
            <text:p>31.0666666666667</text:p>
          </table:table-cell>
          <table:table-cell office:value-type="float" office:value="2.06896551724138">
            <text:p>2.0689655172413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67578125">
            <text:p>2.67578125</text:p>
          </table:table-cell>
          <table:table-cell office:value-type="float" office:value="541.992187500639">
            <text:p>541.992187500639</text:p>
          </table:table-cell>
          <table:table-cell office:value-type="float" office:value="5.81054687618945">
            <text:p>5.81054687618945</text:p>
          </table:table-cell>
          <table:table-cell office:value-type="float" office:value="99.4140625000059">
            <text:p>99.4140625000059</text:p>
          </table:table-cell>
          <table:table-cell office:value-type="float" office:value="12">
            <text:p>12</text:p>
          </table:table-cell>
          <table:table-cell office:value-type="float" office:value="10.2666666666667">
            <text:p>10.2666666666667</text:p>
          </table:table-cell>
          <table:table-cell table:formula="of:=([.G480]/([.A480]*[.A480]))*100" office:value-type="float" office:value="20.952380952381">
            <text:p>20.952380952381</text:p>
          </table:table-cell>
          <table:table-cell office:value-type="float" office:value="3.05747126436782">
            <text:p>3.057471264367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.67578125">
            <text:p>7.67578125</text:p>
          </table:table-cell>
          <table:table-cell office:value-type="float" office:value="1291.99218750014">
            <text:p>1291.99218750014</text:p>
          </table:table-cell>
          <table:table-cell office:value-type="float" office:value="0.660156251339844">
            <text:p>0.660156251339844</text:p>
          </table:table-cell>
          <table:table-cell office:value-type="float" office:value="49.4140625005059">
            <text:p>49.4140625005059</text:p>
          </table:table-cell>
          <table:table-cell office:value-type="float" office:value="32">
            <text:p>32</text:p>
          </table:table-cell>
          <table:table-cell office:value-type="float" office:value="0.133333333333333">
            <text:p>0.133333333333333</text:p>
          </table:table-cell>
          <table:table-cell table:formula="of:=([.G481]/([.A481]*[.A481]))*100" office:value-type="float" office:value="3.33333333333333">
            <text:p>3.33333333333333</text:p>
          </table:table-cell>
          <table:table-cell office:value-type="float" office:value="32.551724137931">
            <text:p>32.5517241379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33203125">
            <text:p>0.33203125</text:p>
          </table:table-cell>
          <table:table-cell office:value-type="float" office:value="752.929687500498">
            <text:p>752.929687500498</text:p>
          </table:table-cell>
          <table:table-cell office:value-type="float" office:value="0.253906251746094">
            <text:p>0.253906251746094</text:p>
          </table:table-cell>
          <table:table-cell office:value-type="float" office:value="63.4765625003652">
            <text:p>63.4765625003652</text:p>
          </table:table-cell>
          <table:table-cell office:value-type="float" office:value="17.3333333333333">
            <text:p>17.3333333333333</text:p>
          </table:table-cell>
          <table:table-cell office:value-type="float" office:value="1">
            <text:p>1</text:p>
          </table:table-cell>
          <table:table-cell table:formula="of:=([.G482]/([.A482]*[.A482]))*100" office:value-type="float" office:value="25">
            <text:p>25</text:p>
          </table:table-cell>
          <table:table-cell office:value-type="float" office:value="17.3333333333333">
            <text:p>17.333333333333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.33203125">
            <text:p>5.33203125</text:p>
          </table:table-cell>
          <table:table-cell office:value-type="float" office:value="2.92968750099805">
            <text:p>2.92968750099805</text:p>
          </table:table-cell>
          <table:table-cell office:value-type="float" office:value="4.38867187761133">
            <text:p>4.38867187761133</text:p>
          </table:table-cell>
          <table:table-cell office:value-type="float" office:value="13.4765625008652">
            <text:p>13.4765625008652</text:p>
          </table:table-cell>
          <table:table-cell office:value-type="float" office:value="13.3333333333333">
            <text:p>13.3333333333333</text:p>
          </table:table-cell>
          <table:table-cell office:value-type="float" office:value="25.7">
            <text:p>25.7</text:p>
          </table:table-cell>
          <table:table-cell table:formula="of:=([.G483]/([.A483]*[.A483]))*100" office:value-type="float" office:value="52.4489795918367">
            <text:p>52.4489795918367</text:p>
          </table:table-cell>
          <table:table-cell office:value-type="float" office:value="5.88505747126437">
            <text:p>5.8850574712643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.83203125">
            <text:p>2.83203125</text:p>
          </table:table-cell>
          <table:table-cell office:value-type="float" office:value="1127.92968750025">
            <text:p>1127.92968750025</text:p>
          </table:table-cell>
          <table:table-cell office:value-type="float" office:value="3.76953125623047">
            <text:p>3.76953125623047</text:p>
          </table:table-cell>
          <table:table-cell office:value-type="float" office:value="38.4765625006152">
            <text:p>38.4765625006152</text:p>
          </table:table-cell>
          <table:table-cell office:value-type="float" office:value="18.6666666666667">
            <text:p>18.6666666666667</text:p>
          </table:table-cell>
          <table:table-cell office:value-type="float" office:value="29.6333333333333">
            <text:p>29.6333333333333</text:p>
          </table:table-cell>
          <table:table-cell table:formula="of:=([.G484]/([.A484]*[.A484]))*100" office:value-type="float" office:value="29.6333333333333">
            <text:p>29.6333333333333</text:p>
          </table:table-cell>
          <table:table-cell office:value-type="float" office:value="2.13793103448276">
            <text:p>2.1379310344827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.83203125">
            <text:p>7.83203125</text:p>
          </table:table-cell>
          <table:table-cell office:value-type="float" office:value="377.929687500748">
            <text:p>377.929687500748</text:p>
          </table:table-cell>
          <table:table-cell office:value-type="float" office:value="4.38476562561523">
            <text:p>4.38476562561523</text:p>
          </table:table-cell>
          <table:table-cell office:value-type="float" office:value="88.4765625001152">
            <text:p>88.4765625001152</text:p>
          </table:table-cell>
          <table:table-cell office:value-type="float" office:value="8.66666666666667">
            <text:p>8.66666666666667</text:p>
          </table:table-cell>
          <table:table-cell office:value-type="float" office:value="4.8">
            <text:p>4.8</text:p>
          </table:table-cell>
          <table:table-cell table:formula="of:=([.G485]/([.A485]*[.A485]))*100" office:value-type="float" office:value="19.2">
            <text:p>19.2</text:p>
          </table:table-cell>
          <table:table-cell office:value-type="float" office:value="3.72413793103448">
            <text:p>3.7241379310344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.08203125">
            <text:p>4.08203125</text:p>
          </table:table-cell>
          <table:table-cell office:value-type="float" office:value="190.429687500873">
            <text:p>190.429687500873</text:p>
          </table:table-cell>
          <table:table-cell office:value-type="float" office:value="4.51171875148828">
            <text:p>4.51171875148828</text:p>
          </table:table-cell>
          <table:table-cell office:value-type="float" office:value="75.9765625002402">
            <text:p>75.9765625002402</text:p>
          </table:table-cell>
          <table:table-cell office:value-type="float" office:value="9.33333333333333">
            <text:p>9.33333333333333</text:p>
          </table:table-cell>
          <table:table-cell office:value-type="float" office:value="7.3">
            <text:p>7.3</text:p>
          </table:table-cell>
          <table:table-cell table:formula="of:=([.G486]/([.A486]*[.A486]))*100" office:value-type="float" office:value="20.2777777777778">
            <text:p>20.2777777777778</text:p>
          </table:table-cell>
          <table:table-cell office:value-type="float" office:value="3.17241379310345">
            <text:p>3.1724137931034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.08203125">
            <text:p>9.08203125</text:p>
          </table:table-cell>
          <table:table-cell office:value-type="float" office:value="940.429687500373">
            <text:p>940.429687500373</text:p>
          </table:table-cell>
          <table:table-cell office:value-type="float" office:value="2.77148438322852">
            <text:p>2.77148438322852</text:p>
          </table:table-cell>
          <table:table-cell office:value-type="float" office:value="25.9765625007402">
            <text:p>25.9765625007402</text:p>
          </table:table-cell>
          <table:table-cell office:value-type="float" office:value="24.6666666666667">
            <text:p>24.6666666666667</text:p>
          </table:table-cell>
          <table:table-cell office:value-type="float" office:value="42.7">
            <text:p>42.7</text:p>
          </table:table-cell>
          <table:table-cell table:formula="of:=([.G487]/([.A487]*[.A487]))*100" office:value-type="float" office:value="35.2892561983471">
            <text:p>35.2892561983471</text:p>
          </table:table-cell>
          <table:table-cell office:value-type="float" office:value="1.81609195402299">
            <text:p>1.8160919540229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.58203125">
            <text:p>1.58203125</text:p>
          </table:table-cell>
          <table:table-cell office:value-type="float" office:value="565.429687500623">
            <text:p>565.429687500623</text:p>
          </table:table-cell>
          <table:table-cell office:value-type="float" office:value="4.51757812948242">
            <text:p>4.51757812948242</text:p>
          </table:table-cell>
          <table:table-cell office:value-type="float" office:value="0.976562500990234">
            <text:p>0.976562500990234</text:p>
          </table:table-cell>
          <table:table-cell office:value-type="float" office:value="16.6666666666667">
            <text:p>16.6666666666667</text:p>
          </table:table-cell>
          <table:table-cell office:value-type="float" office:value="20.8333333333333">
            <text:p>20.8333333333333</text:p>
          </table:table-cell>
          <table:table-cell table:formula="of:=([.G488]/([.A488]*[.A488]))*100" office:value-type="float" office:value="25.7201646090535">
            <text:p>25.7201646090535</text:p>
          </table:table-cell>
          <table:table-cell office:value-type="float" office:value="2.3448275862069">
            <text:p>2.344827586206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.58203125">
            <text:p>6.58203125</text:p>
          </table:table-cell>
          <table:table-cell office:value-type="float" office:value="1315.42968750012">
            <text:p>1315.42968750012</text:p>
          </table:table-cell>
          <table:table-cell office:value-type="float" office:value="0.0078125039921875">
            <text:p>0.0078125039921875</text:p>
          </table:table-cell>
          <table:table-cell office:value-type="float" office:value="50.9765625004902">
            <text:p>50.9765625004902</text:p>
          </table:table-cell>
          <table:table-cell office:value-type="float" office:value="8">
            <text:p>8</text:p>
          </table:table-cell>
          <table:table-cell office:value-type="float" office:value="2.7">
            <text:p>2.7</text:p>
          </table:table-cell>
          <table:table-cell table:formula="of:=([.G489]/([.A489]*[.A489]))*100" office:value-type="float" office:value="16.875">
            <text:p>16.875</text:p>
          </table:table-cell>
          <table:table-cell office:value-type="float" office:value="4.55172413793104">
            <text:p>4.5517241379310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.45703125">
            <text:p>3.45703125</text:p>
          </table:table-cell>
          <table:table-cell office:value-type="float" office:value="659.179687500561">
            <text:p>659.179687500561</text:p>
          </table:table-cell>
          <table:table-cell office:value-type="float" office:value="1.25781250274219">
            <text:p>1.25781250274219</text:p>
          </table:table-cell>
          <table:table-cell office:value-type="float" office:value="19.7265625008027">
            <text:p>19.7265625008027</text:p>
          </table:table-cell>
          <table:table-cell office:value-type="float" office:value="6">
            <text:p>6</text:p>
          </table:table-cell>
          <table:table-cell office:value-type="float" office:value="2.76666666666667">
            <text:p>2.76666666666667</text:p>
          </table:table-cell>
          <table:table-cell table:formula="of:=([.G490]/([.A490]*[.A490]))*100" office:value-type="float" office:value="17.2916666666667">
            <text:p>17.2916666666667</text:p>
          </table:table-cell>
          <table:table-cell office:value-type="float" office:value="3.95402298850575">
            <text:p>3.9540229885057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.45703125">
            <text:p>8.45703125</text:p>
          </table:table-cell>
          <table:table-cell office:value-type="float" office:value="1409.17968750006">
            <text:p>1409.17968750006</text:p>
          </table:table-cell>
          <table:table-cell office:value-type="float" office:value="7.33007812666992">
            <text:p>7.33007812666992</text:p>
          </table:table-cell>
          <table:table-cell office:value-type="float" office:value="69.7265625003027">
            <text:p>69.7265625003027</text:p>
          </table:table-cell>
          <table:table-cell office:value-type="float" office:value="16">
            <text:p>16</text:p>
          </table:table-cell>
          <table:table-cell office:value-type="float" office:value="21.3333333333333">
            <text:p>21.3333333333333</text:p>
          </table:table-cell>
          <table:table-cell table:formula="of:=([.G491]/([.A491]*[.A491]))*100" office:value-type="float" office:value="26.3374485596708">
            <text:p>26.3374485596708</text:p>
          </table:table-cell>
          <table:table-cell office:value-type="float" office:value="2.16091954022989">
            <text:p>2.1609195402298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95703125">
            <text:p>0.95703125</text:p>
          </table:table-cell>
          <table:table-cell office:value-type="float" office:value="284.179687500811">
            <text:p>284.179687500811</text:p>
          </table:table-cell>
          <table:table-cell office:value-type="float" office:value="0.773437511226563">
            <text:p>0.773437511226563</text:p>
          </table:table-cell>
          <table:table-cell office:value-type="float" office:value="94.7265625000528">
            <text:p>94.7265625000528</text:p>
          </table:table-cell>
          <table:table-cell office:value-type="float" office:value="25.3333333333333">
            <text:p>25.3333333333333</text:p>
          </table:table-cell>
          <table:table-cell office:value-type="float" office:value="58.0666666666667">
            <text:p>58.0666666666667</text:p>
          </table:table-cell>
          <table:table-cell table:formula="of:=([.G492]/([.A492]*[.A492]))*100" office:value-type="float" office:value="40.3240740740741">
            <text:p>40.3240740740741</text:p>
          </table:table-cell>
          <table:table-cell office:value-type="float" office:value="1.95402298850575">
            <text:p>1.9540229885057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.95703125">
            <text:p>5.95703125</text:p>
          </table:table-cell>
          <table:table-cell office:value-type="float" office:value="1034.17968750031">
            <text:p>1034.17968750031</text:p>
          </table:table-cell>
          <table:table-cell office:value-type="float" office:value="3.95117187804883">
            <text:p>3.95117187804883</text:p>
          </table:table-cell>
          <table:table-cell office:value-type="float" office:value="44.7265625005527">
            <text:p>44.7265625005527</text:p>
          </table:table-cell>
          <table:table-cell office:value-type="float" office:value="8">
            <text:p>8</text:p>
          </table:table-cell>
          <table:table-cell office:value-type="float" office:value="9.9">
            <text:p>9.9</text:p>
          </table:table-cell>
          <table:table-cell table:formula="of:=([.G493]/([.A493]*[.A493]))*100" office:value-type="float" office:value="20.2040816326531">
            <text:p>20.2040816326531</text:p>
          </table:table-cell>
          <table:table-cell office:value-type="float" office:value="2.85057471264368">
            <text:p>2.8505747126436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.20703125">
            <text:p>2.20703125</text:p>
          </table:table-cell>
          <table:table-cell office:value-type="float" office:value="1221.67968750019">
            <text:p>1221.67968750019</text:p>
          </table:table-cell>
          <table:table-cell office:value-type="float" office:value="3.44726562655273">
            <text:p>3.44726562655273</text:p>
          </table:table-cell>
          <table:table-cell office:value-type="float" office:value="32.2265625006777">
            <text:p>32.2265625006777</text:p>
          </table:table-cell>
          <table:table-cell office:value-type="float" office:value="6">
            <text:p>6</text:p>
          </table:table-cell>
          <table:table-cell office:value-type="float" office:value="4.86666666666667">
            <text:p>4.86666666666667</text:p>
          </table:table-cell>
          <table:table-cell table:formula="of:=([.G494]/([.A494]*[.A494]))*100" office:value-type="float" office:value="19.4666666666667">
            <text:p>19.4666666666667</text:p>
          </table:table-cell>
          <table:table-cell office:value-type="float" office:value="3.67816091954023">
            <text:p>3.6781609195402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.20703125">
            <text:p>7.20703125</text:p>
          </table:table-cell>
          <table:table-cell office:value-type="float" office:value="471.679687500686">
            <text:p>471.679687500686</text:p>
          </table:table-cell>
          <table:table-cell office:value-type="float" office:value="1.89453125810547">
            <text:p>1.89453125810547</text:p>
          </table:table-cell>
          <table:table-cell office:value-type="float" office:value="82.2265625001777">
            <text:p>82.2265625001777</text:p>
          </table:table-cell>
          <table:table-cell office:value-type="float" office:value="22.6666666666667">
            <text:p>22.6666666666667</text:p>
          </table:table-cell>
          <table:table-cell office:value-type="float" office:value="30.9">
            <text:p>30.9</text:p>
          </table:table-cell>
          <table:table-cell table:formula="of:=([.G495]/([.A495]*[.A495]))*100" office:value-type="float" office:value="30.9">
            <text:p>30.9</text:p>
          </table:table-cell>
          <table:table-cell office:value-type="float" office:value="1.95402298850575">
            <text:p>1.9540229885057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.70703125">
            <text:p>4.70703125</text:p>
          </table:table-cell>
          <table:table-cell office:value-type="float" office:value="846.679687500436">
            <text:p>846.679687500436</text:p>
          </table:table-cell>
          <table:table-cell office:value-type="float" office:value="7.51562500048438">
            <text:p>7.51562500048438</text:p>
          </table:table-cell>
          <table:table-cell office:value-type="float" office:value="57.2265625004277">
            <text:p>57.2265625004277</text:p>
          </table:table-cell>
          <table:table-cell office:value-type="float" office:value="11.3333333333333">
            <text:p>11.3333333333333</text:p>
          </table:table-cell>
          <table:table-cell office:value-type="float" office:value="14.1">
            <text:p>14.1</text:p>
          </table:table-cell>
          <table:table-cell table:formula="of:=([.G496]/([.A496]*[.A496]))*100" office:value-type="float" office:value="22.03125">
            <text:p>22.03125</text:p>
          </table:table-cell>
          <table:table-cell office:value-type="float" office:value="2.41379310344828">
            <text:p>2.4137931034482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.70703125">
            <text:p>9.70703125</text:p>
          </table:table-cell>
          <table:table-cell office:value-type="float" office:value="96.6796875009356">
            <text:p>96.6796875009356</text:p>
          </table:table-cell>
          <table:table-cell office:value-type="float" office:value="1.31835937668164">
            <text:p>1.31835937668164</text:p>
          </table:table-cell>
          <table:table-cell office:value-type="float" office:value="7.22656250092773">
            <text:p>7.22656250092773</text:p>
          </table:table-cell>
          <table:table-cell office:value-type="float" office:value="6.66666666666667">
            <text:p>6.66666666666667</text:p>
          </table:table-cell>
          <table:table-cell office:value-type="float" office:value="2.33333333333333">
            <text:p>2.33333333333333</text:p>
          </table:table-cell>
          <table:table-cell table:formula="of:=([.G497]/([.A497]*[.A497]))*100" office:value-type="float" office:value="25.9259259259259">
            <text:p>25.9259259259259</text:p>
          </table:table-cell>
          <table:table-cell office:value-type="float" office:value="5.63218390804598">
            <text:p>5.6321839080459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.39453125">
            <text:p>4.39453125</text:p>
          </table:table-cell>
          <table:table-cell office:value-type="float" office:value="1456.05468750003">
            <text:p>1456.05468750003</text:p>
          </table:table-cell>
          <table:table-cell office:value-type="float" office:value="1.59960937640039">
            <text:p>1.59960937640039</text:p>
          </table:table-cell>
          <table:table-cell office:value-type="float" office:value="91.601562500084">
            <text:p>91.601562500084</text:p>
          </table:table-cell>
          <table:table-cell office:value-type="float" office:value="9.33333333333333">
            <text:p>9.33333333333333</text:p>
          </table:table-cell>
          <table:table-cell office:value-type="float" office:value="2.5">
            <text:p>2.5</text:p>
          </table:table-cell>
          <table:table-cell table:formula="of:=([.G498]/([.A498]*[.A498]))*100" office:value-type="float" office:value="27.7777777777778">
            <text:p>27.7777777777778</text:p>
          </table:table-cell>
          <table:table-cell office:value-type="float" office:value="6.06896551724138">
            <text:p>6.0689655172413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.39453125">
            <text:p>9.39453125</text:p>
          </table:table-cell>
          <table:table-cell office:value-type="float" office:value="706.054687500529">
            <text:p>706.054687500529</text:p>
          </table:table-cell>
          <table:table-cell office:value-type="float" office:value="0.265625007734375">
            <text:p>0.265625007734375</text:p>
          </table:table-cell>
          <table:table-cell office:value-type="float" office:value="41.601562500584">
            <text:p>41.601562500584</text:p>
          </table:table-cell>
          <table:table-cell office:value-type="float" office:value="13.3333333333333">
            <text:p>13.3333333333333</text:p>
          </table:table-cell>
          <table:table-cell office:value-type="float" office:value="13.9666666666667">
            <text:p>13.9666666666667</text:p>
          </table:table-cell>
          <table:table-cell table:formula="of:=([.G499]/([.A499]*[.A499]))*100" office:value-type="float" office:value="21.8229166666667">
            <text:p>21.8229166666667</text:p>
          </table:table-cell>
          <table:table-cell office:value-type="float" office:value="2.39080459770115">
            <text:p>2.3908045977011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.89453125">
            <text:p>1.89453125</text:p>
          </table:table-cell>
          <table:table-cell office:value-type="float" office:value="1081.05468750028">
            <text:p>1081.05468750028</text:p>
          </table:table-cell>
          <table:table-cell office:value-type="float" office:value="7.83203125216797">
            <text:p>7.83203125216797</text:p>
          </table:table-cell>
          <table:table-cell office:value-type="float" office:value="16.601562500834">
            <text:p>16.601562500834</text:p>
          </table:table-cell>
          <table:table-cell office:value-type="float" office:value="22">
            <text:p>22</text:p>
          </table:table-cell>
          <table:table-cell office:value-type="float" office:value="30.7666666666667">
            <text:p>30.7666666666667</text:p>
          </table:table-cell>
          <table:table-cell table:formula="of:=([.G500]/([.A500]*[.A500]))*100" office:value-type="float" office:value="30.7666666666667">
            <text:p>30.7666666666667</text:p>
          </table:table-cell>
          <table:table-cell office:value-type="float" office:value="2.29885057471264">
            <text:p>2.2988505747126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.89453125">
            <text:p>6.89453125</text:p>
          </table:table-cell>
          <table:table-cell office:value-type="float" office:value="331.054687500779">
            <text:p>331.054687500779</text:p>
          </table:table-cell>
          <table:table-cell office:value-type="float" office:value="1.41601562858398">
            <text:p>1.41601562858398</text:p>
          </table:table-cell>
          <table:table-cell office:value-type="float" office:value="66.601562500334">
            <text:p>66.601562500334</text:p>
          </table:table-cell>
          <table:table-cell office:value-type="float" office:value="6">
            <text:p>6</text:p>
          </table:table-cell>
          <table:table-cell office:value-type="float" office:value="4.86666666666667">
            <text:p>4.86666666666667</text:p>
          </table:table-cell>
          <table:table-cell table:formula="of:=([.G501]/([.A501]*[.A501]))*100" office:value-type="float" office:value="19.4666666666667">
            <text:p>19.4666666666667</text:p>
          </table:table-cell>
          <table:table-cell office:value-type="float" office:value="3.86206896551724">
            <text:p>3.8620689655172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64453125">
            <text:p>0.64453125</text:p>
          </table:table-cell>
          <table:table-cell office:value-type="float" office:value="518.554687500654">
            <text:p>518.554687500654</text:p>
          </table:table-cell>
          <table:table-cell office:value-type="float" office:value="2.44921875355078">
            <text:p>2.44921875355078</text:p>
          </table:table-cell>
          <table:table-cell office:value-type="float" office:value="54.101562500459">
            <text:p>54.101562500459</text:p>
          </table:table-cell>
          <table:table-cell office:value-type="float" office:value="10.6666666666667">
            <text:p>10.6666666666667</text:p>
          </table:table-cell>
          <table:table-cell office:value-type="float" office:value="7.1">
            <text:p>7.1</text:p>
          </table:table-cell>
          <table:table-cell table:formula="of:=([.G502]/([.A502]*[.A502]))*100" office:value-type="float" office:value="19.7222222222222">
            <text:p>19.7222222222222</text:p>
          </table:table-cell>
          <table:table-cell office:value-type="float" office:value="3.26436781609196">
            <text:p>3.2643678160919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.64453125">
            <text:p>5.64453125</text:p>
          </table:table-cell>
          <table:table-cell office:value-type="float" office:value="1268.55468750015">
            <text:p>1268.55468750015</text:p>
          </table:table-cell>
          <table:table-cell office:value-type="float" office:value="9.99023437600977">
            <text:p>9.99023437600977</text:p>
          </table:table-cell>
          <table:table-cell office:value-type="float" office:value="4.10156250095898">
            <text:p>4.10156250095898</text:p>
          </table:table-cell>
          <table:table-cell office:value-type="float" office:value="21.3333333333333">
            <text:p>21.3333333333333</text:p>
          </table:table-cell>
          <table:table-cell office:value-type="float" office:value="42.1666666666667">
            <text:p>42.1666666666667</text:p>
          </table:table-cell>
          <table:table-cell table:formula="of:=([.G503]/([.A503]*[.A503]))*100" office:value-type="float" office:value="34.8484848484848">
            <text:p>34.8484848484848</text:p>
          </table:table-cell>
          <table:table-cell office:value-type="float" office:value="1.74712643678161">
            <text:p>1.7471264367816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.14453125">
            <text:p>3.14453125</text:p>
          </table:table-cell>
          <table:table-cell office:value-type="float" office:value="143.554687500904">
            <text:p>143.554687500904</text:p>
          </table:table-cell>
          <table:table-cell office:value-type="float" office:value="1.42382813257617">
            <text:p>1.42382813257617</text:p>
          </table:table-cell>
          <table:table-cell office:value-type="float" office:value="29.101562500709">
            <text:p>29.101562500709</text:p>
          </table:table-cell>
          <table:table-cell office:value-type="float" office:value="14">
            <text:p>14</text:p>
          </table:table-cell>
          <table:table-cell office:value-type="float" office:value="22.2">
            <text:p>22.2</text:p>
          </table:table-cell>
          <table:table-cell table:formula="of:=([.G504]/([.A504]*[.A504]))*100" office:value-type="float" office:value="27.4074074074074">
            <text:p>27.4074074074074</text:p>
          </table:table-cell>
          <table:table-cell office:value-type="float" office:value="2.27586206896552">
            <text:p>2.2758620689655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.14453125">
            <text:p>8.14453125</text:p>
          </table:table-cell>
          <table:table-cell office:value-type="float" office:value="893.554687500404">
            <text:p>893.554687500404</text:p>
          </table:table-cell>
          <table:table-cell office:value-type="float" office:value="2.63281250136719">
            <text:p>2.63281250136719</text:p>
          </table:table-cell>
          <table:table-cell office:value-type="float" office:value="79.101562500209">
            <text:p>79.101562500209</text:p>
          </table:table-cell>
          <table:table-cell office:value-type="float" office:value="8.66666666666667">
            <text:p>8.66666666666667</text:p>
          </table:table-cell>
          <table:table-cell office:value-type="float" office:value="2.76666666666667">
            <text:p>2.76666666666667</text:p>
          </table:table-cell>
          <table:table-cell table:formula="of:=([.G505]/([.A505]*[.A505]))*100" office:value-type="float" office:value="17.2916666666667">
            <text:p>17.2916666666667</text:p>
          </table:table-cell>
          <table:table-cell office:value-type="float" office:value="4.55172413793104">
            <text:p>4.5517241379310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26953125">
            <text:p>1.26953125</text:p>
          </table:table-cell>
          <table:table-cell office:value-type="float" office:value="49.8046875009668">
            <text:p>49.8046875009668</text:p>
          </table:table-cell>
          <table:table-cell office:value-type="float" office:value="2.91210937508789">
            <text:p>2.91210937508789</text:p>
          </table:table-cell>
          <table:table-cell office:value-type="float" office:value="47.8515625005215">
            <text:p>47.8515625005215</text:p>
          </table:table-cell>
          <table:table-cell office:value-type="float" office:value="4.66666666666667">
            <text:p>4.66666666666667</text:p>
          </table:table-cell>
          <table:table-cell office:value-type="float" office:value="2.23333333333333">
            <text:p>2.23333333333333</text:p>
          </table:table-cell>
          <table:table-cell table:formula="of:=([.G506]/([.A506]*[.A506]))*100" office:value-type="float" office:value="24.8148148148148">
            <text:p>24.8148148148148</text:p>
          </table:table-cell>
          <table:table-cell office:value-type="float" office:value="5.49425287356322">
            <text:p>5.4942528735632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.26953125">
            <text:p>6.26953125</text:p>
          </table:table-cell>
          <table:table-cell office:value-type="float" office:value="799.804687500467">
            <text:p>799.804687500467</text:p>
          </table:table-cell>
          <table:table-cell office:value-type="float" office:value="3.76562500423438">
            <text:p>3.76562500423438</text:p>
          </table:table-cell>
          <table:table-cell office:value-type="float" office:value="97.8515625000215">
            <text:p>97.8515625000215</text:p>
          </table:table-cell>
          <table:table-cell office:value-type="float" office:value="10.6666666666667">
            <text:p>10.6666666666667</text:p>
          </table:table-cell>
          <table:table-cell office:value-type="float" office:value="13.9">
            <text:p>13.9</text:p>
          </table:table-cell>
          <table:table-cell table:formula="of:=([.G507]/([.A507]*[.A507]))*100" office:value-type="float" office:value="21.71875">
            <text:p>21.71875</text:p>
          </table:table-cell>
          <table:table-cell office:value-type="float" office:value="2.50574712643678">
            <text:p>2.5057471264367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.76953125">
            <text:p>3.76953125</text:p>
          </table:table-cell>
          <table:table-cell office:value-type="float" office:value="424.804687500717">
            <text:p>424.804687500717</text:p>
          </table:table-cell>
          <table:table-cell office:value-type="float" office:value="7.92773437807227">
            <text:p>7.92773437807227</text:p>
          </table:table-cell>
          <table:table-cell office:value-type="float" office:value="72.8515625002715">
            <text:p>72.8515625002715</text:p>
          </table:table-cell>
          <table:table-cell office:value-type="float" office:value="24.6666666666667">
            <text:p>24.6666666666667</text:p>
          </table:table-cell>
          <table:table-cell office:value-type="float" office:value="42.9333333333333">
            <text:p>42.9333333333333</text:p>
          </table:table-cell>
          <table:table-cell table:formula="of:=([.G508]/([.A508]*[.A508]))*100" office:value-type="float" office:value="35.4820936639118">
            <text:p>35.4820936639118</text:p>
          </table:table-cell>
          <table:table-cell office:value-type="float" office:value="1.70114942528736">
            <text:p>1.7011494252873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.76953125">
            <text:p>8.76953125</text:p>
          </table:table-cell>
          <table:table-cell office:value-type="float" office:value="1174.80468750022">
            <text:p>1174.80468750022</text:p>
          </table:table-cell>
          <table:table-cell office:value-type="float" office:value="1.32421875467578">
            <text:p>1.32421875467578</text:p>
          </table:table-cell>
          <table:table-cell office:value-type="float" office:value="22.8515625007715">
            <text:p>22.8515625007715</text:p>
          </table:table-cell>
          <table:table-cell office:value-type="float" office:value="11.3333333333333">
            <text:p>11.3333333333333</text:p>
          </table:table-cell>
          <table:table-cell office:value-type="float" office:value="7.26666666666667">
            <text:p>7.26666666666667</text:p>
          </table:table-cell>
          <table:table-cell table:formula="of:=([.G509]/([.A509]*[.A509]))*100" office:value-type="float" office:value="20.1851851851852">
            <text:p>20.1851851851852</text:p>
          </table:table-cell>
          <table:table-cell office:value-type="float" office:value="3.33333333333333">
            <text:p>3.3333333333333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.51953125">
            <text:p>2.51953125</text:p>
          </table:table-cell>
          <table:table-cell office:value-type="float" office:value="987.304687500342">
            <text:p>987.304687500342</text:p>
          </table:table-cell>
          <table:table-cell office:value-type="float" office:value="0.478515629521484">
            <text:p>0.478515629521484</text:p>
          </table:table-cell>
          <table:table-cell office:value-type="float" office:value="10.3515625008965">
            <text:p>10.3515625008965</text:p>
          </table:table-cell>
          <table:table-cell office:value-type="float" office:value="6.66666666666667">
            <text:p>6.66666666666667</text:p>
          </table:table-cell>
          <table:table-cell office:value-type="float" office:value="4.5">
            <text:p>4.5</text:p>
          </table:table-cell>
          <table:table-cell table:formula="of:=([.G510]/([.A510]*[.A510]))*100" office:value-type="float" office:value="18">
            <text:p>18</text:p>
          </table:table-cell>
          <table:table-cell office:value-type="float" office:value="3.51724137931035">
            <text:p>3.5172413793103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.51953125">
            <text:p>7.51953125</text:p>
          </table:table-cell>
          <table:table-cell office:value-type="float" office:value="237.304687500842">
            <text:p>237.304687500842</text:p>
          </table:table-cell>
          <table:table-cell office:value-type="float" office:value="5.95703125404297">
            <text:p>5.95703125404297</text:p>
          </table:table-cell>
          <table:table-cell office:value-type="float" office:value="60.3515625003965">
            <text:p>60.3515625003965</text:p>
          </table:table-cell>
          <table:table-cell office:value-type="float" office:value="14.6666666666667">
            <text:p>14.6666666666667</text:p>
          </table:table-cell>
          <table:table-cell office:value-type="float" office:value="30.5333333333333">
            <text:p>30.5333333333333</text:p>
          </table:table-cell>
          <table:table-cell table:formula="of:=([.G511]/([.A511]*[.A511]))*100" office:value-type="float" office:value="30.5333333333333">
            <text:p>30.5333333333333</text:p>
          </table:table-cell>
          <table:table-cell office:value-type="float" office:value="1.88505747126437">
            <text:p>1.8850574712643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1953125">
            <text:p>0.01953125</text:p>
          </table:table-cell>
          <table:table-cell office:value-type="float" office:value="1362.30468750009">
            <text:p>1362.30468750009</text:p>
          </table:table-cell>
          <table:table-cell office:value-type="float" office:value="2.41992187958008">
            <text:p>2.41992187958008</text:p>
          </table:table-cell>
          <table:table-cell office:value-type="float" office:value="85.3515625001465">
            <text:p>85.3515625001465</text:p>
          </table:table-cell>
          <table:table-cell office:value-type="float" office:value="8">
            <text:p>8</text:p>
          </table:table-cell>
          <table:table-cell office:value-type="float" office:value="15.8">
            <text:p>15.8</text:p>
          </table:table-cell>
          <table:table-cell table:formula="of:=([.G512]/([.A512]*[.A512]))*100" office:value-type="float" office:value="32.2448979591837">
            <text:p>32.2448979591837</text:p>
          </table:table-cell>
          <table:table-cell office:value-type="float" office:value="3.42528735632184">
            <text:p>3.425287356321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.01953125">
            <text:p>5.01953125</text:p>
          </table:table-cell>
          <table:table-cell office:value-type="float" office:value="612.304687500592">
            <text:p>612.304687500592</text:p>
          </table:table-cell>
          <table:table-cell office:value-type="float" office:value="1.69140625030859">
            <text:p>1.69140625030859</text:p>
          </table:table-cell>
          <table:table-cell office:value-type="float" office:value="35.3515625006465">
            <text:p>35.3515625006465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f:=([.G513]/([.A513]*[.A513]))*100" office:value-type="float" office:value="25">
            <text:p>25</text:p>
          </table:table-cell>
          <table:table-cell office:value-type="float" office:value="17.3103448275862">
            <text:p>17.3103448275862</text:p>
          </table:table-cell>
        </table:table-row>
      </table:table>
      <table:database-ranges>
        <table:database-range table:target-range-address="Sheet1.A1:Sheet1.I513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3">2012/02/13</text:date>, <text:time>20:58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2-13T20:58:46</dc:date>
    <dc:creator>Will Heerden</dc:creator>
    <meta:generator>OpenOffice.org/3.2$Unix OpenOffice.org_project/320m12$Build-9483</meta:generator>
    <meta:editing-duration>PT04H06M25S</meta:editing-duration>
    <meta:editing-cycles>2</meta:editing-cycles>
    <meta:document-statistic meta:table-count="1" meta:cell-count="4617" meta:object-count="0"/>
  </office:meta>
</office:document-meta>
</file>